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65cm"/>
    </style:style>
    <style:style style:name="co3" style:family="table-column">
      <style:table-column-properties fo:break-before="auto" style:column-width="43.171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516-1528</text:p>
          </table:table-cell>
          <table:table-cell office:value-type="string">
            <text:p>MEDICINA II <text:s text:c="38"/></text:p>
          </table:table-cell>
          <table:table-cell office:value-type="string">
            <text:p>@rquivos da Fundação Otorrinolaring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30</text:p>
          </table:table-cell>
          <table:table-cell office:value-type="string">
            <text:p>MEDICINA II <text:s text:c="38"/></text:p>
          </table:table-cell>
          <table:table-cell office:value-type="string">
            <text:p>@rquivos de Otorrinolaringologia (Cessou em 2005. Cont. 1809-4872 @rquivos Internacionais de Otorrinolaringolog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872</text:p>
          </table:table-cell>
          <table:table-cell office:value-type="string">
            <text:p>MEDICINA II <text:s text:c="38"/></text:p>
          </table:table-cell>
          <table:table-cell office:value-type="string">
            <text:p>@rquivos internacionais de otorrinolaring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856</text:p>
          </table:table-cell>
          <table:table-cell office:value-type="string">
            <text:p>MEDICINA II <text:s text:c="38"/></text:p>
          </table:table-cell>
          <table:table-cell office:value-type="string">
            <text:p>@rquivos internacionais de otorrinolaringolog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9932</text:p>
          </table:table-cell>
          <table:table-cell office:value-type="string">
            <text:p>MEDICINA II <text:s text:c="38"/></text:p>
          </table:table-cell>
          <table:table-cell office:value-type="string">
            <text:p>AAPS PharmSciTe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7-0088</text:p>
          </table:table-cell>
          <table:table-cell office:value-type="string">
            <text:p>MEDICINA II <text:s text:c="38"/></text:p>
          </table:table-cell>
          <table:table-cell office:value-type="string">
            <text:p>ABA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20</text:p>
          </table:table-cell>
          <table:table-cell office:value-type="string">
            <text:p>MEDICINA II <text:s text:c="38"/></text:p>
          </table:table-cell>
          <table:table-cell office:value-type="string">
            <text:p>ABCD. Arquivos Brasileiros de Cirurgia Diges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9280</text:p>
          </table:table-cell>
          <table:table-cell office:value-type="string">
            <text:p>MEDICINA II <text:s text:c="38"/></text:p>
          </table:table-cell>
          <table:table-cell office:value-type="string">
            <text:p>Abstract Book (Groninge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5857</text:p>
          </table:table-cell>
          <table:table-cell office:value-type="string">
            <text:p>MEDICINA II <text:s text:c="38"/></text:p>
          </table:table-cell>
          <table:table-cell office:value-type="string">
            <text:p>Abstracts of Papers Presented to the American Mathematical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2011</text:p>
          </table:table-cell>
          <table:table-cell office:value-type="string">
            <text:p>MEDICINA II <text:s text:c="38"/></text:p>
          </table:table-cell>
          <table:table-cell office:value-type="string">
            <text:p>Abstracts of the General Meeting of the American Society for Micr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6332</text:p>
          </table:table-cell>
          <table:table-cell office:value-type="string">
            <text:p>MEDICINA II <text:s text:c="38"/></text:p>
          </table:table-cell>
          <table:table-cell office:value-type="string">
            <text:p>Academic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436</text:p>
          </table:table-cell>
          <table:table-cell office:value-type="string">
            <text:p>MEDICINA II <text:s text:c="38"/></text:p>
          </table:table-cell>
          <table:table-cell office:value-type="string">
            <text:p>Ação &amp; Moviment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MEDICINA II <text:s text:c="38"/></text:p>
          </table:table-cell>
          <table:table-cell office:value-type="string">
            <text:p>Acta Amazo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5X</text:p>
          </table:table-cell>
          <table:table-cell office:value-type="string">
            <text:p>MEDICINA II <text:s text:c="38"/></text:p>
          </table:table-cell>
          <table:table-cell office:value-type="string">
            <text:p>Acta AWHO (Impresso) (Cessou em 2001. Cont. ISSN 1678-2143 Acta AWHO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906</text:p>
          </table:table-cell>
          <table:table-cell office:value-type="string">
            <text:p>MEDICINA II <text:s text:c="38"/></text:p>
          </table:table-cell>
          <table:table-cell office:value-type="string">
            <text:p>Acta Bioethic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383</text:p>
          </table:table-cell>
          <table:table-cell office:value-type="string">
            <text:p>MEDICINA II <text:s text:c="38"/></text:p>
          </table:table-cell>
          <table:table-cell office:value-type="string">
            <text:p>Acta Biologica Hungar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23</text:p>
          </table:table-cell>
          <table:table-cell office:value-type="string">
            <text:p>MEDICINA II <text:s text:c="38"/></text:p>
          </table:table-cell>
          <table:table-cell office:value-type="string">
            <text:p>Acta Biológica Parana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2957</text:p>
          </table:table-cell>
          <table:table-cell office:value-type="string">
            <text:p>MEDICINA II <text:s text:c="38"/></text:p>
          </table:table-cell>
          <table:table-cell office:value-type="string">
            <text:p>Acta Bioquímica Clínic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13X</text:p>
          </table:table-cell>
          <table:table-cell office:value-type="string">
            <text:p>MEDICINA II <text:s text:c="38"/></text:p>
          </table:table-cell>
          <table:table-cell office:value-type="string">
            <text:p>Acta Chemica Scandinavica (Copenhagen) (Cessou em 1999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8-0207</text:p>
          </table:table-cell>
          <table:table-cell office:value-type="string">
            <text:p>MEDICINA II <text:s text:c="38"/></text:p>
          </table:table-cell>
          <table:table-cell office:value-type="string">
            <text:p>Acta Chimica Slovenica (Print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MEDICINA II <text:s text:c="38"/></text:p>
          </table:table-cell>
          <table:table-cell office:value-type="string">
            <text:p>Acta Cirúrgic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674</text:p>
          </table:table-cell>
          <table:table-cell office:value-type="string">
            <text:p>MEDICINA II <text:s text:c="38"/></text:p>
          </table:table-cell>
          <table:table-cell office:value-type="string">
            <text:p>Acta Cirúrgica Brasileir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4449</text:p>
          </table:table-cell>
          <table:table-cell office:value-type="string">
            <text:p>MEDICINA II <text:s text:c="38"/></text:p>
          </table:table-cell>
          <table:table-cell office:value-type="string">
            <text:p>Acta Crystallographica. Section D, Biological Crystall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MEDICINA II <text:s text:c="38"/></text:p>
          </table:table-cell>
          <table:table-cell office:value-type="string">
            <text:p>Acta Crystallographica. Section 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47</text:p>
          </table:table-cell>
          <table:table-cell office:value-type="string">
            <text:p>MEDICINA II <text:s text:c="38"/></text:p>
          </table:table-cell>
          <table:table-cell office:value-type="string">
            <text:p>Acta Cyt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55</text:p>
          </table:table-cell>
          <table:table-cell office:value-type="string">
            <text:p>MEDICINA II <text:s text:c="38"/></text:p>
          </table:table-cell>
          <table:table-cell office:value-type="string">
            <text:p>Acta Dermato-Venereolog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027X</text:p>
          </table:table-cell>
          <table:table-cell office:value-type="string">
            <text:p>MEDICINA II <text:s text:c="38"/></text:p>
          </table:table-cell>
          <table:table-cell office:value-type="string">
            <text:p>Acta Dermatovenerologica Croa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MEDICINA II <text:s text:c="38"/></text:p>
          </table:table-cell>
          <table:table-cell office:value-type="string">
            <text:p>Acta Farmacéutica Bonaeren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95</text:p>
          </table:table-cell>
          <table:table-cell office:value-type="string">
            <text:p>MEDICINA II <text:s text:c="38"/></text:p>
          </table:table-cell>
          <table:table-cell office:value-type="string">
            <text:p>Acta Fisiatric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33</text:p>
          </table:table-cell>
          <table:table-cell office:value-type="string">
            <text:p>MEDICINA II <text:s text:c="38"/></text:p>
          </table:table-cell>
          <table:table-cell office:value-type="string">
            <text:p>Acta Gastroenterológic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792</text:p>
          </table:table-cell>
          <table:table-cell office:value-type="string">
            <text:p>MEDICINA II <text:s text:c="38"/></text:p>
          </table:table-cell>
          <table:table-cell office:value-type="string">
            <text:p>Acta Haemat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281</text:p>
          </table:table-cell>
          <table:table-cell office:value-type="string">
            <text:p>MEDICINA II <text:s text:c="38"/></text:p>
          </table:table-cell>
          <table:table-cell office:value-type="string">
            <text:p>Acta Histochemic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MEDICINA II <text:s text:c="38"/></text:p>
          </table:table-cell>
          <table:table-cell office:value-type="string">
            <text:p>Acta Horticultura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938</text:p>
          </table:table-cell>
          <table:table-cell office:value-type="string">
            <text:p>MEDICINA II <text:s text:c="38"/></text:p>
          </table:table-cell>
          <table:table-cell office:value-type="string">
            <text:p>Acta Leprol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37</text:p>
          </table:table-cell>
          <table:table-cell office:value-type="string">
            <text:p>MEDICINA II <text:s text:c="38"/></text:p>
          </table:table-cell>
          <table:table-cell office:value-type="string">
            <text:p>Acta Médica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99X</text:p>
          </table:table-cell>
          <table:table-cell office:value-type="string">
            <text:p>MEDICINA II <text:s text:c="38"/></text:p>
          </table:table-cell>
          <table:table-cell office:value-type="string">
            <text:p>Acta Médica Portugues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268</text:p>
          </table:table-cell>
          <table:table-cell office:value-type="string">
            <text:p>MEDICINA II <text:s text:c="38"/></text:p>
          </table:table-cell>
          <table:table-cell office:value-type="string">
            <text:p>Acta Neurochirur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14</text:p>
          </table:table-cell>
          <table:table-cell office:value-type="string">
            <text:p>MEDICINA II <text:s text:c="38"/></text:p>
          </table:table-cell>
          <table:table-cell office:value-type="string">
            <text:p>Acta Neur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22</text:p>
          </table:table-cell>
          <table:table-cell office:value-type="string">
            <text:p>MEDICINA II <text:s text:c="38"/></text:p>
          </table:table-cell>
          <table:table-cell office:value-type="string">
            <text:p>Acta Neuropatholog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708</text:p>
          </table:table-cell>
          <table:table-cell office:value-type="string">
            <text:p>MEDICINA II <text:s text:c="38"/></text:p>
          </table:table-cell>
          <table:table-cell office:value-type="string">
            <text:p>Acta Neuropsychiat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49</text:p>
          </table:table-cell>
          <table:table-cell office:value-type="string">
            <text:p>MEDICINA II <text:s text:c="38"/></text:p>
          </table:table-cell>
          <table:table-cell office:value-type="string">
            <text:p>Acta Obstetricia et Gynec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4815</text:p>
          </table:table-cell>
          <table:table-cell office:value-type="string">
            <text:p>MEDICINA II <text:s text:c="38"/></text:p>
          </table:table-cell>
          <table:table-cell office:value-type="string">
            <text:p>Acta Odontológic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57</text:p>
          </table:table-cell>
          <table:table-cell office:value-type="string">
            <text:p>MEDICINA II <text:s text:c="38"/></text:p>
          </table:table-cell>
          <table:table-cell office:value-type="string">
            <text:p>Acta Odontologica Scandinavica (Trykt utg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65</text:p>
          </table:table-cell>
          <table:table-cell office:value-type="string">
            <text:p>MEDICINA II <text:s text:c="38"/></text:p>
          </table:table-cell>
          <table:table-cell office:value-type="string">
            <text:p>Acta Odontológica Venezol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4-186X</text:p>
          </table:table-cell>
          <table:table-cell office:value-type="string">
            <text:p>MEDICINA II <text:s text:c="38"/></text:p>
          </table:table-cell>
          <table:table-cell office:value-type="string">
            <text:p>Acta Oncologica (Stockhol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27</text:p>
          </table:table-cell>
          <table:table-cell office:value-type="string">
            <text:p>MEDICINA II <text:s text:c="38"/></text:p>
          </table:table-cell>
          <table:table-cell office:value-type="string">
            <text:p>Acta Oncologica Brasileira (Cessou em 2004. Cont. ISSN 1808-5512 Applied Cancer Research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5-3907</text:p>
          </table:table-cell>
          <table:table-cell office:value-type="string">
            <text:p>MEDICINA II <text:s text:c="38"/></text:p>
          </table:table-cell>
          <table:table-cell office:value-type="string">
            <text:p>Acta Ophthalmologica Scandinavica (Cessou em 2007. Cont. ISSN 1755-375X Acta Ophthalmologica (2008. 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MEDICINA II <text:s text:c="38"/></text:p>
          </table:table-cell>
          <table:table-cell office:value-type="string">
            <text:p>Acta Ortopédic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489</text:p>
          </table:table-cell>
          <table:table-cell office:value-type="string">
            <text:p>MEDICINA II <text:s text:c="38"/></text:p>
          </table:table-cell>
          <table:table-cell office:value-type="string">
            <text:p>Acta Oto-Laryng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5253</text:p>
          </table:table-cell>
          <table:table-cell office:value-type="string">
            <text:p>MEDICINA II <text:s text:c="38"/></text:p>
          </table:table-cell>
          <table:table-cell office:value-type="string">
            <text:p>Acta Paediatrica (Os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56X</text:p>
          </table:table-cell>
          <table:table-cell office:value-type="string">
            <text:p>MEDICINA II <text:s text:c="38"/></text:p>
          </table:table-cell>
          <table:table-cell office:value-type="string">
            <text:p>Acta Paediatrica Scandinav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2821</text:p>
          </table:table-cell>
          <table:table-cell office:value-type="string">
            <text:p>MEDICINA II <text:s text:c="38"/></text:p>
          </table:table-cell>
          <table:table-cell office:value-type="string">
            <text:p>Acta Parasit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MEDICINA II <text:s text:c="38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9781</text:p>
          </table:table-cell>
          <table:table-cell office:value-type="string">
            <text:p>MEDICINA II <text:s text:c="38"/></text:p>
          </table:table-cell>
          <table:table-cell office:value-type="string">
            <text:p>Acta Pediatrica Portugue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1708</text:p>
          </table:table-cell>
          <table:table-cell office:value-type="string">
            <text:p>MEDICINA II <text:s text:c="38"/></text:p>
          </table:table-cell>
          <table:table-cell office:value-type="string">
            <text:p>Acta Physiologic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1-424X</text:p>
          </table:table-cell>
          <table:table-cell office:value-type="string">
            <text:p>MEDICINA II <text:s text:c="38"/></text:p>
          </table:table-cell>
          <table:table-cell office:value-type="string">
            <text:p>Acta Physiologica Hungar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90X</text:p>
          </table:table-cell>
          <table:table-cell office:value-type="string">
            <text:p>MEDICINA II <text:s text:c="38"/></text:p>
          </table:table-cell>
          <table:table-cell office:value-type="string">
            <text:p>Acta Psychiatrica Scandinav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91</text:p>
          </table:table-cell>
          <table:table-cell office:value-type="string">
            <text:p>MEDICINA II <text:s text:c="38"/></text:p>
          </table:table-cell>
          <table:table-cell office:value-type="string">
            <text:p>Acta Psychiatrica Scandinavica. Supplement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4-1851</text:p>
          </table:table-cell>
          <table:table-cell office:value-type="string">
            <text:p>MEDICINA II <text:s text:c="38"/></text:p>
          </table:table-cell>
          <table:table-cell office:value-type="string">
            <text:p>Acta Radiologica (198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64X</text:p>
          </table:table-cell>
          <table:table-cell office:value-type="string">
            <text:p>MEDICINA II <text:s text:c="38"/></text:p>
          </table:table-cell>
          <table:table-cell office:value-type="string">
            <text:p>Acta Reumatológica Portugues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16</text:p>
          </table:table-cell>
          <table:table-cell office:value-type="string">
            <text:p>MEDICINA II <text:s text:c="38"/></text:p>
          </table:table-cell>
          <table:table-cell office:value-type="string">
            <text:p>Acta Scientiae Veterinaria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MEDICINA II <text:s text:c="38"/></text:p>
          </table:table-cell>
          <table:table-cell office:value-type="string">
            <text:p>Acta Scientiae Veterinariae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MEDICINA II <text:s text:c="38"/></text:p>
          </table:table-cell>
          <table:table-cell office:value-type="string">
            <text:p>Acta Scientiarum (UEM)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MEDICINA II <text:s text:c="38"/></text:p>
          </table:table-cell>
          <table:table-cell office:value-type="string">
            <text:p>Acta Scientiarum. Health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MEDICINA II <text:s text:c="38"/></text:p>
          </table:table-cell>
          <table:table-cell office:value-type="string">
            <text:p>Acta Trop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9287</text:p>
          </table:table-cell>
          <table:table-cell office:value-type="string">
            <text:p>MEDICINA II <text:s text:c="38"/></text:p>
          </table:table-cell>
          <table:table-cell office:value-type="string">
            <text:p>Actas Espanõlas de Psiquiatr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93</text:p>
          </table:table-cell>
          <table:table-cell office:value-type="string">
            <text:p>MEDICINA II <text:s text:c="38"/></text:p>
          </table:table-cell>
          <table:table-cell office:value-type="string">
            <text:p>Acupuncture &amp; Electro-Therapeutic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0071</text:p>
          </table:table-cell>
          <table:table-cell office:value-type="string">
            <text:p>MEDICINA II <text:s text:c="38"/></text:p>
          </table:table-cell>
          <table:table-cell office:value-type="string">
            <text:p>Acute Pa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2140</text:p>
          </table:table-cell>
          <table:table-cell office:value-type="string">
            <text:p>MEDICINA II <text:s text:c="38"/></text:p>
          </table:table-cell>
          <table:table-cell office:value-type="string">
            <text:p>Addiction (Abing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082</text:p>
          </table:table-cell>
          <table:table-cell office:value-type="string">
            <text:p>MEDICINA II <text:s text:c="38"/></text:p>
          </table:table-cell>
          <table:table-cell office:value-type="string">
            <text:p>Addiction (Toron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603</text:p>
          </table:table-cell>
          <table:table-cell office:value-type="string">
            <text:p>MEDICINA II <text:s text:c="38"/></text:p>
          </table:table-cell>
          <table:table-cell office:value-type="string">
            <text:p>Addictive Behavio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9648</text:p>
          </table:table-cell>
          <table:table-cell office:value-type="string">
            <text:p>MEDICINA II <text:s text:c="38"/></text:p>
          </table:table-cell>
          <table:table-cell office:value-type="string">
            <text:p>Advanced Materials (Weinheim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4109</text:p>
          </table:table-cell>
          <table:table-cell office:value-type="string">
            <text:p>MEDICINA II <text:s text:c="38"/></text:p>
          </table:table-cell>
          <table:table-cell office:value-type="string">
            <text:p>Advances in Anatomic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30X</text:p>
          </table:table-cell>
          <table:table-cell office:value-type="string">
            <text:p>MEDICINA II <text:s text:c="38"/></text:p>
          </table:table-cell>
          <table:table-cell office:value-type="string">
            <text:p>Advances in Cancer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5595</text:p>
          </table:table-cell>
          <table:table-cell office:value-type="string">
            <text:p>MEDICINA II <text:s text:c="38"/></text:p>
          </table:table-cell>
          <table:table-cell office:value-type="string">
            <text:p>Advances in Chronic Kidney Diseas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776</text:p>
          </table:table-cell>
          <table:table-cell office:value-type="string">
            <text:p>MEDICINA II <text:s text:c="38"/></text:p>
          </table:table-cell>
          <table:table-cell office:value-type="string">
            <text:p>Advances in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952</text:p>
          </table:table-cell>
          <table:table-cell office:value-type="string">
            <text:p>MEDICINA II <text:s text:c="38"/></text:p>
          </table:table-cell>
          <table:table-cell office:value-type="string">
            <text:p>Advances in Neu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046</text:p>
          </table:table-cell>
          <table:table-cell office:value-type="string">
            <text:p>MEDICINA II <text:s text:c="38"/></text:p>
          </table:table-cell>
          <table:table-cell office:value-type="string">
            <text:p>Advances in Physiology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1229</text:p>
          </table:table-cell>
          <table:table-cell office:value-type="string">
            <text:p>MEDICINA II <text:s text:c="38"/></text:p>
          </table:table-cell>
          <table:table-cell office:value-type="string">
            <text:p>Advances in Physiology Education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16X</text:p>
          </table:table-cell>
          <table:table-cell office:value-type="string">
            <text:p>MEDICINA II <text:s text:c="38"/></text:p>
          </table:table-cell>
          <table:table-cell office:value-type="string">
            <text:p>Aesthetic Plast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140X</text:p>
          </table:table-cell>
          <table:table-cell office:value-type="string">
            <text:p>MEDICINA II <text:s text:c="38"/></text:p>
          </table:table-cell>
          <table:table-cell office:value-type="string">
            <text:p>Aggressive Behavio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7863</text:p>
          </table:table-cell>
          <table:table-cell office:value-type="string">
            <text:p>MEDICINA II <text:s text:c="38"/></text:p>
          </table:table-cell>
          <table:table-cell office:value-type="string">
            <text:p>Aging &amp; Mental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0667</text:p>
          </table:table-cell>
          <table:table-cell office:value-type="string">
            <text:p>MEDICINA II <text:s text:c="38"/></text:p>
          </table:table-cell>
          <table:table-cell office:value-type="string">
            <text:p>Aging Clinical and Experimental Research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370</text:p>
          </table:table-cell>
          <table:table-cell office:value-type="string">
            <text:p>MEDICINA II <text:s text:c="38"/></text:p>
          </table:table-cell>
          <table:table-cell office:value-type="string">
            <text:p>AIDS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840</text:p>
          </table:table-cell>
          <table:table-cell office:value-type="string">
            <text:p>MEDICINA II <text:s text:c="38"/></text:p>
          </table:table-cell>
          <table:table-cell office:value-type="string">
            <text:p>AIDS (Suppleme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165</text:p>
          </table:table-cell>
          <table:table-cell office:value-type="string">
            <text:p>MEDICINA II <text:s text:c="38"/></text:p>
          </table:table-cell>
          <table:table-cell office:value-type="string">
            <text:p>AIDS and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21</text:p>
          </table:table-cell>
          <table:table-cell office:value-type="string">
            <text:p>MEDICINA II <text:s text:c="38"/></text:p>
          </table:table-cell>
          <table:table-cell office:value-type="string">
            <text:p>AIDS Ca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2914</text:p>
          </table:table-cell>
          <table:table-cell office:value-type="string">
            <text:p>MEDICINA II <text:s text:c="38"/></text:p>
          </table:table-cell>
          <table:table-cell office:value-type="string">
            <text:p>AIDS patient care and ST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MEDICINA II <text:s text:c="38"/></text:p>
          </table:table-cell>
          <table:table-cell office:value-type="string">
            <text:p>AIDS Research and Human Retroviru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405</text:p>
          </table:table-cell>
          <table:table-cell office:value-type="string">
            <text:p>MEDICINA II <text:s text:c="38"/></text:p>
          </table:table-cell>
          <table:table-cell office:value-type="string">
            <text:p>AIDS Research and Thera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3X</text:p>
          </table:table-cell>
          <table:table-cell office:value-type="string">
            <text:p>MEDICINA II <text:s text:c="38"/></text:p>
          </table:table-cell>
          <table:table-cell office:value-type="string">
            <text:p>AIP Conference Proceedin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4055</text:p>
          </table:table-cell>
          <table:table-cell office:value-type="string">
            <text:p>MEDICINA II <text:s text:c="38"/></text:p>
          </table:table-cell>
          <table:table-cell office:value-type="string">
            <text:p>ALASBIMN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8329</text:p>
          </table:table-cell>
          <table:table-cell office:value-type="string">
            <text:p>MEDICINA II <text:s text:c="38"/></text:p>
          </table:table-cell>
          <table:table-cell office:value-type="string">
            <text:p>Alcohol (Fayetteville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0414</text:p>
          </table:table-cell>
          <table:table-cell office:value-type="string">
            <text:p>MEDICINA II <text:s text:c="38"/></text:p>
          </table:table-cell>
          <table:table-cell office:value-type="string">
            <text:p>Alcohol and Alcoholism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6008</text:p>
          </table:table-cell>
          <table:table-cell office:value-type="string">
            <text:p>MEDICINA II <text:s text:c="38"/></text:p>
          </table:table-cell>
          <table:table-cell office:value-type="string">
            <text:p>Alcoholism, Clinical and Experim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MEDICINA II <text:s text:c="38"/></text:p>
          </table:table-cell>
          <table:table-cell office:value-type="string">
            <text:p>Aletheia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MEDICINA II <text:s text:c="38"/></text:p>
          </table:table-cell>
          <table:table-cell office:value-type="string">
            <text:p>Alimentos e Nutrição (UNESP. Mari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546</text:p>
          </table:table-cell>
          <table:table-cell office:value-type="string">
            <text:p>MEDICINA II <text:s text:c="38"/></text:p>
          </table:table-cell>
          <table:table-cell office:value-type="string">
            <text:p>Allergologia et Immunopathologia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8-1925</text:p>
          </table:table-cell>
          <table:table-cell office:value-type="string">
            <text:p>MEDICINA II <text:s text:c="38"/></text:p>
          </table:table-cell>
          <table:table-cell office:value-type="string">
            <text:p>Allergy &amp; Clinical Immunology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5-4538</text:p>
          </table:table-cell>
          <table:table-cell office:value-type="string">
            <text:p>MEDICINA II <text:s text:c="38"/></text:p>
          </table:table-cell>
          <table:table-cell office:value-type="string">
            <text:p>Allergy (Copenhage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5412</text:p>
          </table:table-cell>
          <table:table-cell office:value-type="string">
            <text:p>MEDICINA II <text:s text:c="38"/></text:p>
          </table:table-cell>
          <table:table-cell office:value-type="string">
            <text:p>Allergy and Asthma Proceeding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0411</text:p>
          </table:table-cell>
          <table:table-cell office:value-type="string">
            <text:p>MEDICINA II <text:s text:c="38"/></text:p>
          </table:table-cell>
          <table:table-cell office:value-type="string">
            <text:p>Alternatives to Animal Testing and Experiment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0341</text:p>
          </table:table-cell>
          <table:table-cell office:value-type="string">
            <text:p>MEDICINA II <text:s text:c="38"/></text:p>
          </table:table-cell>
          <table:table-cell office:value-type="string">
            <text:p>Alzheimer Disease and Associated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5260</text:p>
          </table:table-cell>
          <table:table-cell office:value-type="string">
            <text:p>MEDICINA II <text:s text:c="38"/></text:p>
          </table:table-cell>
          <table:table-cell office:value-type="string">
            <text:p>Alzheimer's &amp; Dement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6755</text:p>
          </table:table-cell>
          <table:table-cell office:value-type="string">
            <text:p>MEDICINA II <text:s text:c="38"/></text:p>
          </table:table-cell>
          <table:table-cell office:value-type="string">
            <text:p>Amazoniana (Ki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992</text:p>
          </table:table-cell>
          <table:table-cell office:value-type="string">
            <text:p>MEDICINA II <text:s text:c="38"/></text:p>
          </table:table-cell>
          <table:table-cell office:value-type="string">
            <text:p>Ambito Hopita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9239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Applied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161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Bioeth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0561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Clinical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65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Clinical Nutr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32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Clinical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73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Clinical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264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Critical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275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62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4571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Foo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7214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Geriatric Psychia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8609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He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533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Human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97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061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Hyperten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619X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Immu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586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Industrial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553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Infection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6203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Infectious Diseas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6386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Kidney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6838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Kidney Diseas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299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Medical Genetics (Print) (Cessou em 2002. Foi desdobrado em três: ISSN 1552-4825, 1552-4841 e 1552-486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Medical Genetics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41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Medical Genetics. Part B, Neuropsychiatric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095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Neph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108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Neurorad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6868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Obstetrics and Gynec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78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Obstetrics and Gyn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94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Ophthal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5406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Orthodontics and Dentofacial Orthoped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0709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Otolaryng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2203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armacogenomics (Cessou em 2005. Cont. ISSN 1084-8592 Molecular Diagnosis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83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ysical Anthrop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9115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ysical Medicine &amp;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05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43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ysiology. Cel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605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ysiology. Lung Cellular and Molecular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19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ysiology. Regulatory, Integrative and Comparativ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857X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ysiology. Rena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27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ysiology. Renal, Fluid and Electrolyte Physiology (Cessou em 1996. Cont. ISSN 1931-857X American Journal of Physiology. Renal Physiology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1849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ysiology: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1857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hysiology: Gastrointestinal and Liver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2565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ri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0036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Public Health (197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7408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Reproductive Immunology (198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449X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Respiratory and 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1549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Respiratory Cell and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586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Rhinology (Cessou em 2008. Cont. ISSN 1945-8924 American Journal of Rhinology &amp; Aller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803X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Roentgenology (197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6135</text:p>
          </table:table-cell>
          <table:table-cell office:value-type="string">
            <text:p>MEDICINA II <text:s text:c="38"/></text:p>
          </table:table-cell>
          <table:table-cell office:value-type="string">
            <text:p>American Journal of Transplant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6129</text:p>
          </table:table-cell>
          <table:table-cell office:value-type="string">
            <text:p>MEDICINA II <text:s text:c="38"/></text:p>
          </table:table-cell>
          <table:table-cell office:value-type="string">
            <text:p>Amyloid (Carnfort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0822</text:p>
          </table:table-cell>
          <table:table-cell office:value-type="string">
            <text:p>MEDICINA II <text:s text:c="38"/></text:p>
          </table:table-cell>
          <table:table-cell office:value-type="string">
            <text:p>Amyotrophic Lateral Sclerosis and other Motor Neuron Disorders (Cessou em 2005. Cont. ISSN 1748-2968 Amyotrophic Lateral Sclerosis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MEDICINA II <text:s text:c="38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MEDICINA II <text:s text:c="38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85</text:p>
          </table:table-cell>
          <table:table-cell office:value-type="string">
            <text:p>MEDICINA II <text:s text:c="38"/></text:p>
          </table:table-cell>
          <table:table-cell office:value-type="string">
            <text:p>Anais da Academia Nacional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2416</text:p>
          </table:table-cell>
          <table:table-cell office:value-type="string">
            <text:p>MEDICINA II <text:s text:c="38"/></text:p>
          </table:table-cell>
          <table:table-cell office:value-type="string">
            <text:p>Anais da Faculdade de Medicina (Universidade Federal de Pernambuc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680</text:p>
          </table:table-cell>
          <table:table-cell office:value-type="string">
            <text:p>MEDICINA II <text:s text:c="38"/></text:p>
          </table:table-cell>
          <table:table-cell office:value-type="string">
            <text:p>Anais da Jornada de Iniciação Científica da UFRRJ (Cessou em 2004. Cont. ISSN 1809-1342 Anais da ... Jornada de Iniciação Científica, Universidade Federal Rural do 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55</text:p>
          </table:table-cell>
          <table:table-cell office:value-type="string">
            <text:p>MEDICINA II <text:s text:c="38"/></text:p>
          </table:table-cell>
          <table:table-cell office:value-type="string">
            <text:p>Anais da Sociedade Brasileira de Pesquisas Odont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997</text:p>
          </table:table-cell>
          <table:table-cell office:value-type="string">
            <text:p>MEDICINA II <text:s text:c="38"/></text:p>
          </table:table-cell>
          <table:table-cell office:value-type="string">
            <text:p>Anais do Conselho Regional de Medicina do Estado do Piauí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6627</text:p>
          </table:table-cell>
          <table:table-cell office:value-type="string">
            <text:p>MEDICINA II <text:s text:c="38"/></text:p>
          </table:table-cell>
          <table:table-cell office:value-type="string">
            <text:p>Anales del Sistema Sanitario de Navar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MEDICINA II <text:s text:c="38"/></text:p>
          </table:table-cell>
          <table:table-cell office:value-type="string">
            <text:p>Analytic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MEDICINA II <text:s text:c="38"/></text:p>
          </table:table-cell>
          <table:table-cell office:value-type="string">
            <text:p>Analyt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6812</text:p>
          </table:table-cell>
          <table:table-cell office:value-type="string">
            <text:p>MEDICINA II <text:s text:c="38"/></text:p>
          </table:table-cell>
          <table:table-cell office:value-type="string">
            <text:p>Analytical and Quantitative Cytology and His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MEDICINA II <text:s text:c="38"/></text:p>
          </table:table-cell>
          <table:table-cell office:value-type="string">
            <text:p>Analytical Bio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MEDICINA II <text:s text:c="38"/></text:p>
          </table:table-cell>
          <table:table-cell office:value-type="string">
            <text:p>Analytical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6340</text:p>
          </table:table-cell>
          <table:table-cell office:value-type="string">
            <text:p>MEDICINA II <text:s text:c="38"/></text:p>
          </table:table-cell>
          <table:table-cell office:value-type="string">
            <text:p>Analy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096</text:p>
          </table:table-cell>
          <table:table-cell office:value-type="string">
            <text:p>MEDICINA II <text:s text:c="38"/></text:p>
          </table:table-cell>
          <table:table-cell office:value-type="string">
            <text:p>Anatomia, Histologia, Embry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92</text:p>
          </table:table-cell>
          <table:table-cell office:value-type="string">
            <text:p>MEDICINA II <text:s text:c="38"/></text:p>
          </table:table-cell>
          <table:table-cell office:value-type="string">
            <text:p>Anatomical Record. Part A, Discoveries in Molecular, Cellular, and Evolutionary Biology (Online) (Cessou em 2006. Fundiu-se com ISSN 1552-4914 e 1932-849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6959</text:p>
          </table:table-cell>
          <table:table-cell office:value-type="string">
            <text:p>MEDICINA II <text:s text:c="38"/></text:p>
          </table:table-cell>
          <table:table-cell office:value-type="string">
            <text:p>Anatomical Sci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582</text:p>
          </table:table-cell>
          <table:table-cell office:value-type="string">
            <text:p>MEDICINA II <text:s text:c="38"/></text:p>
          </table:table-cell>
          <table:table-cell office:value-type="string">
            <text:p>Anclivep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999</text:p>
          </table:table-cell>
          <table:table-cell office:value-type="string">
            <text:p>MEDICINA II <text:s text:c="38"/></text:p>
          </table:table-cell>
          <table:table-cell office:value-type="string">
            <text:p>Anesthesia and Analges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197</text:p>
          </table:table-cell>
          <table:table-cell office:value-type="string">
            <text:p>MEDICINA II <text:s text:c="38"/></text:p>
          </table:table-cell>
          <table:table-cell office:value-type="string">
            <text:p>Angiology (Roslyn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06</text:p>
          </table:table-cell>
          <table:table-cell office:value-type="string">
            <text:p>MEDICINA II <text:s text:c="38"/></text:p>
          </table:table-cell>
          <table:table-cell office:value-type="string">
            <text:p>Animador Sociocult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7311</text:p>
          </table:table-cell>
          <table:table-cell office:value-type="string">
            <text:p>MEDICINA II <text:s text:c="38"/></text:p>
          </table:table-cell>
          <table:table-cell office:value-type="string">
            <text:p>Animal (Cambridge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14</text:p>
          </table:table-cell>
          <table:table-cell office:value-type="string">
            <text:p>MEDICINA II <text:s text:c="38"/></text:p>
          </table:table-cell>
          <table:table-cell office:value-type="string">
            <text:p>Animal Reproduc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20</text:p>
          </table:table-cell>
          <table:table-cell office:value-type="string">
            <text:p>MEDICINA II <text:s text:c="38"/></text:p>
          </table:table-cell>
          <table:table-cell office:value-type="string">
            <text:p>Animal Reproduction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206</text:p>
          </table:table-cell>
          <table:table-cell office:value-type="string">
            <text:p>MEDICINA II <text:s text:c="38"/></text:p>
          </table:table-cell>
          <table:table-cell office:value-type="string">
            <text:p>Annals of Allergy, Asthma &amp;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7370</text:p>
          </table:table-cell>
          <table:table-cell office:value-type="string">
            <text:p>MEDICINA II <text:s text:c="38"/></text:p>
          </table:table-cell>
          <table:table-cell office:value-type="string">
            <text:p>Annals of Clinical and Laborato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711</text:p>
          </table:table-cell>
          <table:table-cell office:value-type="string">
            <text:p>MEDICINA II <text:s text:c="38"/></text:p>
          </table:table-cell>
          <table:table-cell office:value-type="string">
            <text:p>Annals of Clinical Microbiology and Antimicrob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1237</text:p>
          </table:table-cell>
          <table:table-cell office:value-type="string">
            <text:p>MEDICINA II <text:s text:c="38"/></text:p>
          </table:table-cell>
          <table:table-cell office:value-type="string">
            <text:p>Annals of Clinical Psychia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9134</text:p>
          </table:table-cell>
          <table:table-cell office:value-type="string">
            <text:p>MEDICINA II <text:s text:c="38"/></text:p>
          </table:table-cell>
          <table:table-cell office:value-type="string">
            <text:p>Annals of Diagnostic Pat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0644</text:p>
          </table:table-cell>
          <table:table-cell office:value-type="string">
            <text:p>MEDICINA II <text:s text:c="38"/></text:p>
          </table:table-cell>
          <table:table-cell office:value-type="string">
            <text:p>Annals of Emergency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2797</text:p>
          </table:table-cell>
          <table:table-cell office:value-type="string">
            <text:p>MEDICINA II <text:s text:c="38"/></text:p>
          </table:table-cell>
          <table:table-cell office:value-type="string">
            <text:p>Annals of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555</text:p>
          </table:table-cell>
          <table:table-cell office:value-type="string">
            <text:p>MEDICINA II <text:s text:c="38"/></text:p>
          </table:table-cell>
          <table:table-cell office:value-type="string">
            <text:p>Annals of Hema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2681</text:p>
          </table:table-cell>
          <table:table-cell office:value-type="string">
            <text:p>MEDICINA II <text:s text:c="38"/></text:p>
          </table:table-cell>
          <table:table-cell office:value-type="string">
            <text:p>Annals of hep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00</text:p>
          </table:table-cell>
          <table:table-cell office:value-type="string">
            <text:p>MEDICINA II <text:s text:c="38"/></text:p>
          </table:table-cell>
          <table:table-cell office:value-type="string">
            <text:p>Annals of Human 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19</text:p>
          </table:table-cell>
          <table:table-cell office:value-type="string">
            <text:p>MEDICINA II <text:s text:c="38"/></text:p>
          </table:table-cell>
          <table:table-cell office:value-type="string">
            <text:p>Annals of Internal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85-3890</text:p>
          </table:table-cell>
          <table:table-cell office:value-type="string">
            <text:p>MEDICINA II <text:s text:c="38"/></text:p>
          </table:table-cell>
          <table:table-cell office:value-type="string">
            <text:p>Annals of Medicine (Helsinki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4261</text:p>
          </table:table-cell>
          <table:table-cell office:value-type="string">
            <text:p>MEDICINA II <text:s text:c="38"/></text:p>
          </table:table-cell>
          <table:table-cell office:value-type="string">
            <text:p>Annals of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5134</text:p>
          </table:table-cell>
          <table:table-cell office:value-type="string">
            <text:p>MEDICINA II <text:s text:c="38"/></text:p>
          </table:table-cell>
          <table:table-cell office:value-type="string">
            <text:p>Annals of Ne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720X</text:p>
          </table:table-cell>
          <table:table-cell office:value-type="string">
            <text:p>MEDICINA II <text:s text:c="38"/></text:p>
          </table:table-cell>
          <table:table-cell office:value-type="string">
            <text:p>Annals of Noninvasive Electrocar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4-7187</text:p>
          </table:table-cell>
          <table:table-cell office:value-type="string">
            <text:p>MEDICINA II <text:s text:c="38"/></text:p>
          </table:table-cell>
          <table:table-cell office:value-type="string">
            <text:p>Annals of Nuclear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6807</text:p>
          </table:table-cell>
          <table:table-cell office:value-type="string">
            <text:p>MEDICINA II <text:s text:c="38"/></text:p>
          </table:table-cell>
          <table:table-cell office:value-type="string">
            <text:p>Annals of Nutrition &amp; Metabolis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78</text:p>
          </table:table-cell>
          <table:table-cell office:value-type="string">
            <text:p>MEDICINA II <text:s text:c="38"/></text:p>
          </table:table-cell>
          <table:table-cell office:value-type="string">
            <text:p>Annals of Occupational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3162</text:p>
          </table:table-cell>
          <table:table-cell office:value-type="string">
            <text:p>MEDICINA II <text:s text:c="38"/></text:p>
          </table:table-cell>
          <table:table-cell office:value-type="string">
            <text:p>Annals of Occupational Hygie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7534</text:p>
          </table:table-cell>
          <table:table-cell office:value-type="string">
            <text:p>MEDICINA II <text:s text:c="38"/></text:p>
          </table:table-cell>
          <table:table-cell office:value-type="string">
            <text:p>Annals of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043</text:p>
          </table:table-cell>
          <table:table-cell office:value-type="string">
            <text:p>MEDICINA II <text:s text:c="38"/></text:p>
          </table:table-cell>
          <table:table-cell office:value-type="string">
            <text:p>Annals of Plastic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32</text:p>
          </table:table-cell>
          <table:table-cell office:value-type="string">
            <text:p>MEDICINA II <text:s text:c="38"/></text:p>
          </table:table-cell>
          <table:table-cell office:value-type="string">
            <text:p>Annals of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265</text:p>
          </table:table-cell>
          <table:table-cell office:value-type="string">
            <text:p>MEDICINA II <text:s text:c="38"/></text:p>
          </table:table-cell>
          <table:table-cell office:value-type="string">
            <text:p>Annals of Surg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46</text:p>
          </table:table-cell>
          <table:table-cell office:value-type="string">
            <text:p>MEDICINA II <text:s text:c="38"/></text:p>
          </table:table-cell>
          <table:table-cell office:value-type="string">
            <text:p>Annals of the Entomological Society of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MEDICINA II <text:s text:c="38"/></text:p>
          </table:table-cell>
          <table:table-cell office:value-type="string">
            <text:p>Annals of the New York Academy of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67</text:p>
          </table:table-cell>
          <table:table-cell office:value-type="string">
            <text:p>MEDICINA II <text:s text:c="38"/></text:p>
          </table:table-cell>
          <table:table-cell office:value-type="string">
            <text:p>Annals of the Rheumatic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MEDICINA II <text:s text:c="38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36</text:p>
          </table:table-cell>
          <table:table-cell office:value-type="string">
            <text:p>MEDICINA II <text:s text:c="38"/></text:p>
          </table:table-cell>
          <table:table-cell office:value-type="string">
            <text:p>Annals of Tropical Pa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7331</text:p>
          </table:table-cell>
          <table:table-cell office:value-type="string">
            <text:p>MEDICINA II <text:s text:c="38"/></text:p>
          </table:table-cell>
          <table:table-cell office:value-type="string">
            <text:p>Annual Review of Materials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9-5431</text:p>
          </table:table-cell>
          <table:table-cell office:value-type="string">
            <text:p>MEDICINA II <text:s text:c="38"/></text:p>
          </table:table-cell>
          <table:table-cell office:value-type="string">
            <text:p>Anthropology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73</text:p>
          </table:table-cell>
          <table:table-cell office:value-type="string">
            <text:p>MEDICINA II <text:s text:c="38"/></text:p>
          </table:table-cell>
          <table:table-cell office:value-type="string">
            <text:p>Anti-Cancer Dru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4-5501</text:p>
          </table:table-cell>
          <table:table-cell office:value-type="string">
            <text:p>MEDICINA II <text:s text:c="38"/></text:p>
          </table:table-cell>
          <table:table-cell office:value-type="string">
            <text:p>Antibiotiques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005</text:p>
          </table:table-cell>
          <table:table-cell office:value-type="string">
            <text:p>MEDICINA II <text:s text:c="38"/></text:p>
          </table:table-cell>
          <table:table-cell office:value-type="string">
            <text:p>Anticance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MEDICINA II <text:s text:c="38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0864</text:p>
          </table:table-cell>
          <table:table-cell office:value-type="string">
            <text:p>MEDICINA II <text:s text:c="38"/></text:p>
          </table:table-cell>
          <table:table-cell office:value-type="string">
            <text:p>Antioxidants &amp; Redox Signa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542</text:p>
          </table:table-cell>
          <table:table-cell office:value-type="string">
            <text:p>MEDICINA II <text:s text:c="38"/></text:p>
          </table:table-cell>
          <table:table-cell office:value-type="string">
            <text:p>Antivir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535</text:p>
          </table:table-cell>
          <table:table-cell office:value-type="string">
            <text:p>MEDICINA II <text:s text:c="38"/></text:p>
          </table:table-cell>
          <table:table-cell office:value-type="string">
            <text:p>Antiviral Therapy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4974</text:p>
          </table:table-cell>
          <table:table-cell office:value-type="string">
            <text:p>MEDICINA II <text:s text:c="38"/></text:p>
          </table:table-cell>
          <table:table-cell office:value-type="string">
            <text:p>Anuario de Derecho Constitucional Latinoamerica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797</text:p>
          </table:table-cell>
          <table:table-cell office:value-type="string">
            <text:p>MEDICINA II <text:s text:c="38"/></text:p>
          </table:table-cell>
          <table:table-cell office:value-type="string">
            <text:p>Anxiety (New York) (Cessou em 1996. Fundiu-se com ISSN 1062-6417 Depression (New York, N.Y.) e ISSN 1091-4269 Depression and Anxiety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4641</text:p>
          </table:table-cell>
          <table:table-cell office:value-type="string">
            <text:p>MEDICINA II <text:s text:c="38"/></text:p>
          </table:table-cell>
          <table:table-cell office:value-type="string">
            <text:p>APMIS. Acta Pathologica, Microbiologica et Immun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63</text:p>
          </table:table-cell>
          <table:table-cell office:value-type="string">
            <text:p>MEDICINA II <text:s text:c="38"/></text:p>
          </table:table-cell>
          <table:table-cell office:value-type="string">
            <text:p>Appetite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MEDICINA II <text:s text:c="38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591</text:p>
          </table:table-cell>
          <table:table-cell office:value-type="string">
            <text:p>MEDICINA II <text:s text:c="38"/></text:p>
          </table:table-cell>
          <table:table-cell office:value-type="string">
            <text:p>Applied Animal Behaviour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MEDICINA II <text:s text:c="38"/></text:p>
          </table:table-cell>
          <table:table-cell office:value-type="string">
            <text:p>Applied Biochemistry an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12</text:p>
          </table:table-cell>
          <table:table-cell office:value-type="string">
            <text:p>MEDICINA II <text:s text:c="38"/></text:p>
          </table:table-cell>
          <table:table-cell office:value-type="string">
            <text:p>Applied Cancer Research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78</text:p>
          </table:table-cell>
          <table:table-cell office:value-type="string">
            <text:p>MEDICINA II <text:s text:c="38"/></text:p>
          </table:table-cell>
          <table:table-cell office:value-type="string">
            <text:p>Applied Cancer Research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39</text:p>
          </table:table-cell>
          <table:table-cell office:value-type="string">
            <text:p>MEDICINA II <text:s text:c="38"/></text:p>
          </table:table-cell>
          <table:table-cell office:value-type="string">
            <text:p>Applied Cancer Research. Suppl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2016</text:p>
          </table:table-cell>
          <table:table-cell office:value-type="string">
            <text:p>MEDICINA II <text:s text:c="38"/></text:p>
          </table:table-cell>
          <table:table-cell office:value-type="string">
            <text:p>Applied Immunohistochemistry &amp; Molecular Morp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345</text:p>
          </table:table-cell>
          <table:table-cell office:value-type="string">
            <text:p>MEDICINA II <text:s text:c="38"/></text:p>
          </table:table-cell>
          <table:table-cell office:value-type="string">
            <text:p>Applied Immunohistochemistry (Cessou em 1998. Fundiu-se com ISSN 1073-1180 Cell Vision e Applied Immunohistochemistry &amp; Molecular Morph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MEDICINA II <text:s text:c="38"/></text:p>
          </table:table-cell>
          <table:table-cell office:value-type="string">
            <text:p>Applied Mathematics and Compu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MEDICINA II <text:s text:c="38"/></text:p>
          </table:table-cell>
          <table:table-cell office:value-type="string">
            <text:p>Applied Microbiology and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MEDICINA II <text:s text:c="38"/></text:p>
          </table:table-cell>
          <table:table-cell office:value-type="string">
            <text:p>Applied Phys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630</text:p>
          </table:table-cell>
          <table:table-cell office:value-type="string">
            <text:p>MEDICINA II <text:s text:c="38"/></text:p>
          </table:table-cell>
          <table:table-cell office:value-type="string">
            <text:p>Applied Physics. A, Materials Science &amp; Processing (Interne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15-5312</text:p>
          </table:table-cell>
          <table:table-cell office:value-type="string">
            <text:p>MEDICINA II <text:s text:c="38"/></text:p>
          </table:table-cell>
          <table:table-cell office:value-type="string">
            <text:p>Applied Physiology, Nutrition, and Metabolis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586</text:p>
          </table:table-cell>
          <table:table-cell office:value-type="string">
            <text:p>MEDICINA II <text:s text:c="38"/></text:p>
          </table:table-cell>
          <table:table-cell office:value-type="string">
            <text:p>Applied Psychophysiology and Biofeedback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MEDICINA II <text:s text:c="38"/></text:p>
          </table:table-cell>
          <table:table-cell office:value-type="string">
            <text:p>Applied Radiation and Isotop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0-4928</text:p>
          </table:table-cell>
          <table:table-cell office:value-type="string">
            <text:p>MEDICINA II <text:s text:c="38"/></text:p>
          </table:table-cell>
          <table:table-cell office:value-type="string">
            <text:p>Applied Spectroscopy Reviews (Softcove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54</text:p>
          </table:table-cell>
          <table:table-cell office:value-type="string">
            <text:p>MEDICINA II <text:s text:c="38"/></text:p>
          </table:table-cell>
          <table:table-cell office:value-type="string">
            <text:p>Applied Statis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MEDICINA II <text:s text:c="38"/></text:p>
          </table:table-cell>
          <table:table-cell office:value-type="string">
            <text:p>Applied Surf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MEDICINA II <text:s text:c="38"/></text:p>
          </table:table-cell>
          <table:table-cell office:value-type="string">
            <text:p>Aquacultur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6120</text:p>
          </table:table-cell>
          <table:table-cell office:value-type="string">
            <text:p>MEDICINA II <text:s text:c="38"/></text:p>
          </table:table-cell>
          <table:table-cell office:value-type="string">
            <text:p>Aquacultur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774</text:p>
          </table:table-cell>
          <table:table-cell office:value-type="string">
            <text:p>MEDICINA II <text:s text:c="38"/></text:p>
          </table:table-cell>
          <table:table-cell office:value-type="string">
            <text:p>ARBS. Annual Review of Biomedical Scien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8622</text:p>
          </table:table-cell>
          <table:table-cell office:value-type="string">
            <text:p>MEDICINA II <text:s text:c="38"/></text:p>
          </table:table-cell>
          <table:table-cell office:value-type="string">
            <text:p>Archaeolog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6-1009</text:p>
          </table:table-cell>
          <table:table-cell office:value-type="string">
            <text:p>MEDICINA II <text:s text:c="38"/></text:p>
          </table:table-cell>
          <table:table-cell office:value-type="string">
            <text:p>Archiv fUr Deutsches Wechselrecht und Handelsrecht (1858) (Cessou em 1869. Cont. ISSN 1866-1017 Dr. Siebenhaars Archiv fur Deutsches Wechselrecht und Handelsrech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5016</text:p>
          </table:table-cell>
          <table:table-cell office:value-type="string">
            <text:p>MEDICINA II <text:s text:c="38"/></text:p>
          </table:table-cell>
          <table:table-cell office:value-type="string">
            <text:p>Archives of And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61</text:p>
          </table:table-cell>
          <table:table-cell office:value-type="string">
            <text:p>MEDICINA II <text:s text:c="38"/></text:p>
          </table:table-cell>
          <table:table-cell office:value-type="string">
            <text:p>Archives of Biochemistry and Bio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177</text:p>
          </table:table-cell>
          <table:table-cell office:value-type="string">
            <text:p>MEDICINA II <text:s text:c="38"/></text:p>
          </table:table-cell>
          <table:table-cell office:value-type="string">
            <text:p>Archives of Clinical Neuro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3696</text:p>
          </table:table-cell>
          <table:table-cell office:value-type="string">
            <text:p>MEDICINA II <text:s text:c="38"/></text:p>
          </table:table-cell>
          <table:table-cell office:value-type="string">
            <text:p>Archives of Dermat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7X</text:p>
          </table:table-cell>
          <table:table-cell office:value-type="string">
            <text:p>MEDICINA II <text:s text:c="38"/></text:p>
          </table:table-cell>
          <table:table-cell office:value-type="string">
            <text:p>Archives of Dermatology (196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88</text:p>
          </table:table-cell>
          <table:table-cell office:value-type="string">
            <text:p>MEDICINA II <text:s text:c="38"/></text:p>
          </table:table-cell>
          <table:table-cell office:value-type="string">
            <text:p>Archives of Disease in Childhood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MEDICINA II <text:s text:c="38"/></text:p>
          </table:table-cell>
          <table:table-cell office:value-type="string">
            <text:p>Archives of Environmental Contamination and Toxi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0X</text:p>
          </table:table-cell>
          <table:table-cell office:value-type="string">
            <text:p>MEDICINA II <text:s text:c="38"/></text:p>
          </table:table-cell>
          <table:table-cell office:value-type="string">
            <text:p>Archives of General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943</text:p>
          </table:table-cell>
          <table:table-cell office:value-type="string">
            <text:p>MEDICINA II <text:s text:c="38"/></text:p>
          </table:table-cell>
          <table:table-cell office:value-type="string">
            <text:p>Archives of Gerontology and Ger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067</text:p>
          </table:table-cell>
          <table:table-cell office:value-type="string">
            <text:p>MEDICINA II <text:s text:c="38"/></text:p>
          </table:table-cell>
          <table:table-cell office:value-type="string">
            <text:p>Archives of Gynecology and Obste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26</text:p>
          </table:table-cell>
          <table:table-cell office:value-type="string">
            <text:p>MEDICINA II <text:s text:c="38"/></text:p>
          </table:table-cell>
          <table:table-cell office:value-type="string">
            <text:p>Archives of Internal Medicine (196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409</text:p>
          </table:table-cell>
          <table:table-cell office:value-type="string">
            <text:p>MEDICINA II <text:s text:c="38"/></text:p>
          </table:table-cell>
          <table:table-cell office:value-type="string">
            <text:p>Archives of Med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42</text:p>
          </table:table-cell>
          <table:table-cell office:value-type="string">
            <text:p>MEDICINA II <text:s text:c="38"/></text:p>
          </table:table-cell>
          <table:table-cell office:value-type="string">
            <text:p>Archives of Neurology (Chicag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50</text:p>
          </table:table-cell>
          <table:table-cell office:value-type="string">
            <text:p>MEDICINA II <text:s text:c="38"/></text:p>
          </table:table-cell>
          <table:table-cell office:value-type="string">
            <text:p>Archives of Ophthalmology (196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MEDICINA II <text:s text:c="38"/></text:p>
          </table:table-cell>
          <table:table-cell office:value-type="string">
            <text:p>Archives of Or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4470</text:p>
          </table:table-cell>
          <table:table-cell office:value-type="string">
            <text:p>MEDICINA II <text:s text:c="38"/></text:p>
          </table:table-cell>
          <table:table-cell office:value-type="string">
            <text:p>Archives of Otolaryngology, Head &amp; Neck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85</text:p>
          </table:table-cell>
          <table:table-cell office:value-type="string">
            <text:p>MEDICINA II <text:s text:c="38"/></text:p>
          </table:table-cell>
          <table:table-cell office:value-type="string">
            <text:p>Archives of Pathology &amp; Laboratory Medicine (197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153</text:p>
          </table:table-cell>
          <table:table-cell office:value-type="string">
            <text:p>MEDICINA II <text:s text:c="38"/></text:p>
          </table:table-cell>
          <table:table-cell office:value-type="string">
            <text:p>Archives of Pathology (1960) (Cessou em 1975. Cont. 0003-9985 Archives of Pathology &amp; Laboratory Medic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93</text:p>
          </table:table-cell>
          <table:table-cell office:value-type="string">
            <text:p>MEDICINA II <text:s text:c="38"/></text:p>
          </table:table-cell>
          <table:table-cell office:value-type="string">
            <text:p>Archives of Physical Medicine and Rehabili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010</text:p>
          </table:table-cell>
          <table:table-cell office:value-type="string">
            <text:p>MEDICINA II <text:s text:c="38"/></text:p>
          </table:table-cell>
          <table:table-cell office:value-type="string">
            <text:p>Archives of Surgery (Chicago. 196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761</text:p>
          </table:table-cell>
          <table:table-cell office:value-type="string">
            <text:p>MEDICINA II <text:s text:c="38"/></text:p>
          </table:table-cell>
          <table:table-cell office:value-type="string">
            <text:p>Archives of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608</text:p>
          </table:table-cell>
          <table:table-cell office:value-type="string">
            <text:p>MEDICINA II <text:s text:c="38"/></text:p>
          </table:table-cell>
          <table:table-cell office:value-type="string">
            <text:p>Archives of 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2896</text:p>
          </table:table-cell>
          <table:table-cell office:value-type="string">
            <text:p>MEDICINA II <text:s text:c="38"/></text:p>
          </table:table-cell>
          <table:table-cell office:value-type="string">
            <text:p>Archivos de Bronconeumología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732X</text:p>
          </table:table-cell>
          <table:table-cell office:value-type="string">
            <text:p>MEDICINA II <text:s text:c="38"/></text:p>
          </table:table-cell>
          <table:table-cell office:value-type="string">
            <text:p>Archivos de Medicina Veterinaria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5938</text:p>
          </table:table-cell>
          <table:table-cell office:value-type="string">
            <text:p>MEDICINA II <text:s text:c="38"/></text:p>
          </table:table-cell>
          <table:table-cell office:value-type="string">
            <text:p>Archivos de Neurocie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84</text:p>
          </table:table-cell>
          <table:table-cell office:value-type="string">
            <text:p>MEDICINA II <text:s text:c="38"/></text:p>
          </table:table-cell>
          <table:table-cell office:value-type="string">
            <text:p>Archivos de Pediatría del Uruguay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MEDICINA II <text:s text:c="38"/></text:p>
          </table:table-cell>
          <table:table-cell office:value-type="string">
            <text:p>Archivos de Zootec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4170</text:p>
          </table:table-cell>
          <table:table-cell office:value-type="string">
            <text:p>MEDICINA II <text:s text:c="38"/></text:p>
          </table:table-cell>
          <table:table-cell office:value-type="string">
            <text:p>Archivos Latinoamericanos de Nefrología Pediátr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MEDICINA II <text:s text:c="38"/></text:p>
          </table:table-cell>
          <table:table-cell office:value-type="string">
            <text:p>Archivos Latinoamericanos de Nutri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9X</text:p>
          </table:table-cell>
          <table:table-cell office:value-type="string">
            <text:p>MEDICINA II <text:s text:c="38"/></text:p>
          </table:table-cell>
          <table:table-cell office:value-type="string">
            <text:p>Archivum Immunologiae et Therapiae Experimental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MEDICINA II <text:s text:c="38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MEDICINA II <text:s text:c="38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451</text:p>
          </table:table-cell>
          <table:table-cell office:value-type="string">
            <text:p>MEDICINA II <text:s text:c="38"/></text:p>
          </table:table-cell>
          <table:table-cell office:value-type="string">
            <text:p>Arquivos Brasileiros de Ciências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MEDICINA II <text:s text:c="38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600</text:p>
          </table:table-cell>
          <table:table-cell office:value-type="string">
            <text:p>MEDICINA II <text:s text:c="38"/></text:p>
          </table:table-cell>
          <table:table-cell office:value-type="string">
            <text:p>Arquivos Brasileiros de Fitomedicina Científic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55</text:p>
          </table:table-cell>
          <table:table-cell office:value-type="string">
            <text:p>MEDICINA II <text:s text:c="38"/></text:p>
          </table:table-cell>
          <table:table-cell office:value-type="string">
            <text:p>Arquivos Brasileiros de Neurociru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MEDICINA II <text:s text:c="38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456</text:p>
          </table:table-cell>
          <table:table-cell office:value-type="string">
            <text:p>MEDICINA II <text:s text:c="38"/></text:p>
          </table:table-cell>
          <table:table-cell office:value-type="string">
            <text:p>Arquivos Brasileiros de Paralisia Cereb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52</text:p>
          </table:table-cell>
          <table:table-cell office:value-type="string">
            <text:p>MEDICINA II <text:s text:c="38"/></text:p>
          </table:table-cell>
          <table:table-cell office:value-type="string">
            <text:p>Arquivos Brasileiros de Ped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27</text:p>
          </table:table-cell>
          <table:table-cell office:value-type="string">
            <text:p>MEDICINA II <text:s text:c="38"/></text:p>
          </table:table-cell>
          <table:table-cell office:value-type="string">
            <text:p>Arquivos Brasileiros de Psiquiatria, Neurologia e Medicina Legal (1999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73</text:p>
          </table:table-cell>
          <table:table-cell office:value-type="string">
            <text:p>MEDICINA II <text:s text:c="38"/></text:p>
          </table:table-cell>
          <table:table-cell office:value-type="string">
            <text:p>Arquivos Catarinenses de Medicin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MEDICINA II <text:s text:c="38"/></text:p>
          </table:table-cell>
          <table:table-cell office:value-type="string">
            <text:p>Arquivos da APADEC (Cessou em 2005. Cont. ISSN 1980-959X Arquivos do Mud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979</text:p>
          </table:table-cell>
          <table:table-cell office:value-type="string">
            <text:p>MEDICINA II <text:s text:c="38"/></text:p>
          </table:table-cell>
          <table:table-cell office:value-type="string">
            <text:p>Arquivos de Biologia e Tecnologia (Cessou em 1997. Cont. ISSN 1516-8913 Brazilian Archives of Biology and Technolog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25</text:p>
          </table:table-cell>
          <table:table-cell office:value-type="string">
            <text:p>MEDICINA II <text:s text:c="38"/></text:p>
          </table:table-cell>
          <table:table-cell office:value-type="string">
            <text:p>Arquivos de Ciências da Saúde (FAMER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76X</text:p>
          </table:table-cell>
          <table:table-cell office:value-type="string">
            <text:p>MEDICINA II <text:s text:c="38"/></text:p>
          </table:table-cell>
          <table:table-cell office:value-type="string">
            <text:p>Arquivos de Ciências da Saúde da UNIP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03</text:p>
          </table:table-cell>
          <table:table-cell office:value-type="string">
            <text:p>MEDICINA II <text:s text:c="38"/></text:p>
          </table:table-cell>
          <table:table-cell office:value-type="string">
            <text:p>Arquivos de Gastroenter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219</text:p>
          </table:table-cell>
          <table:table-cell office:value-type="string">
            <text:p>MEDICINA II <text:s text:c="38"/></text:p>
          </table:table-cell>
          <table:table-cell office:value-type="string">
            <text:p>Arquivos de Gastroenter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615</text:p>
          </table:table-cell>
          <table:table-cell office:value-type="string">
            <text:p>MEDICINA II <text:s text:c="38"/></text:p>
          </table:table-cell>
          <table:table-cell office:value-type="string">
            <text:p>Arquivos de Geriatria e Ger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MEDICINA II <text:s text:c="38"/></text:p>
          </table:table-cell>
          <table:table-cell office:value-type="string">
            <text:p>Arquivos de Neuro-Psiqu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MEDICINA II <text:s text:c="38"/></text:p>
          </table:table-cell>
          <table:table-cell office:value-type="string">
            <text:p>Arquivos do Instituto Biológic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657</text:p>
          </table:table-cell>
          <table:table-cell office:value-type="string">
            <text:p>MEDICINA II <text:s text:c="38"/></text:p>
          </table:table-cell>
          <table:table-cell office:value-type="string">
            <text:p>Arquivos do Instituto Biológic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4508</text:p>
          </table:table-cell>
          <table:table-cell office:value-type="string">
            <text:p>MEDICINA II <text:s text:c="38"/></text:p>
          </table:table-cell>
          <table:table-cell office:value-type="string">
            <text:p>Arquivos do Museu 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939</text:p>
          </table:table-cell>
          <table:table-cell office:value-type="string">
            <text:p>MEDICINA II <text:s text:c="38"/></text:p>
          </table:table-cell>
          <table:table-cell office:value-type="string">
            <text:p>Arquivos em Odontologia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92</text:p>
          </table:table-cell>
          <table:table-cell office:value-type="string">
            <text:p>MEDICINA II <text:s text:c="38"/></text:p>
          </table:table-cell>
          <table:table-cell office:value-type="string">
            <text:p>Arquivos Médicos do ABC (Cessou em 2007. Cont. ISSN 1983-2451 Arquivos Brasileiros de Ciências da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67</text:p>
          </table:table-cell>
          <table:table-cell office:value-type="string">
            <text:p>MEDICINA II <text:s text:c="38"/></text:p>
          </table:table-cell>
          <table:table-cell office:value-type="string">
            <text:p>Arquivos Médicos dos Hospitais e da Faculdade de Ciências Médicas da Santa Casa de São Paul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1-1320</text:p>
          </table:table-cell>
          <table:table-cell office:value-type="string">
            <text:p>MEDICINA II <text:s text:c="38"/></text:p>
          </table:table-cell>
          <table:table-cell office:value-type="string">
            <text:p>Ars Cvran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380</text:p>
          </table:table-cell>
          <table:table-cell office:value-type="string">
            <text:p>MEDICINA II <text:s text:c="38"/></text:p>
          </table:table-cell>
          <table:table-cell office:value-type="string">
            <text:p>ARS Veteriná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591</text:p>
          </table:table-cell>
          <table:table-cell office:value-type="string">
            <text:p>MEDICINA II <text:s text:c="38"/></text:p>
          </table:table-cell>
          <table:table-cell office:value-type="string">
            <text:p>Arthritis and Rheumat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039</text:p>
          </table:table-cell>
          <table:table-cell office:value-type="string">
            <text:p>MEDICINA II <text:s text:c="38"/></text:p>
          </table:table-cell>
          <table:table-cell office:value-type="string">
            <text:p>Arthropod Structure &amp;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1199</text:p>
          </table:table-cell>
          <table:table-cell office:value-type="string">
            <text:p>MEDICINA II <text:s text:c="38"/></text:p>
          </table:table-cell>
          <table:table-cell office:value-type="string">
            <text:p>Artificial Cells, Blood Substitutes, and Immobilization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MEDICINA II <text:s text:c="38"/></text:p>
          </table:table-cell>
          <table:table-cell office:value-type="string">
            <text:p>Artificial Orga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9584</text:p>
          </table:table-cell>
          <table:table-cell office:value-type="string">
            <text:p>MEDICINA II <text:s text:c="38"/></text:p>
          </table:table-cell>
          <table:table-cell office:value-type="string">
            <text:p>Asian Journal of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6-991X</text:p>
          </table:table-cell>
          <table:table-cell office:value-type="string">
            <text:p>MEDICINA II <text:s text:c="38"/></text:p>
          </table:table-cell>
          <table:table-cell office:value-type="string">
            <text:p>Asian Wild Pig New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53X</text:p>
          </table:table-cell>
          <table:table-cell office:value-type="string">
            <text:p>MEDICINA II <text:s text:c="38"/></text:p>
          </table:table-cell>
          <table:table-cell office:value-type="string">
            <text:p>ASLIB Proceed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6567</text:p>
          </table:table-cell>
          <table:table-cell office:value-type="string">
            <text:p>MEDICINA II <text:s text:c="38"/></text:p>
          </table:table-cell>
          <table:table-cell office:value-type="string">
            <text:p>Atención Primaria (Barcelona. 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50</text:p>
          </table:table-cell>
          <table:table-cell office:value-type="string">
            <text:p>MEDICINA II <text:s text:c="38"/></text:p>
          </table:table-cell>
          <table:table-cell office:value-type="string">
            <text:p>Atherosclerosis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MEDICINA II <text:s text:c="38"/></text:p>
          </table:table-cell>
          <table:table-cell office:value-type="string">
            <text:p>Atmospheric Environment (199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979</text:p>
          </table:table-cell>
          <table:table-cell office:value-type="string">
            <text:p>MEDICINA II <text:s text:c="38"/></text:p>
          </table:table-cell>
          <table:table-cell office:value-type="string">
            <text:p>AU. Arquitetura e Urban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30</text:p>
          </table:table-cell>
          <table:table-cell office:value-type="string">
            <text:p>MEDICINA II <text:s text:c="38"/></text:p>
          </table:table-cell>
          <table:table-cell office:value-type="string">
            <text:p>Audiology &amp; Neuro-O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1473</text:p>
          </table:table-cell>
          <table:table-cell office:value-type="string">
            <text:p>MEDICINA II <text:s text:c="38"/></text:p>
          </table:table-cell>
          <table:table-cell office:value-type="string">
            <text:p>Australian &amp; New Zealand Journal of Statis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674</text:p>
          </table:table-cell>
          <table:table-cell office:value-type="string">
            <text:p>MEDICINA II <text:s text:c="38"/></text:p>
          </table:table-cell>
          <table:table-cell office:value-type="string">
            <text:p>Australian and New Zealand Journal of Psychia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0423</text:p>
          </table:table-cell>
          <table:table-cell office:value-type="string">
            <text:p>MEDICINA II <text:s text:c="38"/></text:p>
          </table:table-cell>
          <table:table-cell office:value-type="string">
            <text:p>Australian Veterinar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613</text:p>
          </table:table-cell>
          <table:table-cell office:value-type="string">
            <text:p>MEDICINA II <text:s text:c="38"/></text:p>
          </table:table-cell>
          <table:table-cell office:value-type="string">
            <text:p>Autism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6934</text:p>
          </table:table-cell>
          <table:table-cell office:value-type="string">
            <text:p>MEDICINA II <text:s text:c="38"/></text:p>
          </table:table-cell>
          <table:table-cell office:value-type="string">
            <text:p>Autoimmunity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9972</text:p>
          </table:table-cell>
          <table:table-cell office:value-type="string">
            <text:p>MEDICINA II <text:s text:c="38"/></text:p>
          </table:table-cell>
          <table:table-cell office:value-type="string">
            <text:p>Autoimmunit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MEDICINA II <text:s text:c="38"/></text:p>
          </table:table-cell>
          <table:table-cell office:value-type="string">
            <text:p>Autonomic Neuroscience: Basic &amp; Clin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8627</text:p>
          </table:table-cell>
          <table:table-cell office:value-type="string">
            <text:p>MEDICINA II <text:s text:c="38"/></text:p>
          </table:table-cell>
          <table:table-cell office:value-type="string">
            <text:p>Autophagy (Georgetown, TX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71</text:p>
          </table:table-cell>
          <table:table-cell office:value-type="string">
            <text:p>MEDICINA II <text:s text:c="38"/></text:p>
          </table:table-cell>
          <table:table-cell office:value-type="string">
            <text:p>Avaliação Psicológ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1285</text:p>
          </table:table-cell>
          <table:table-cell office:value-type="string">
            <text:p>MEDICINA II <text:s text:c="38"/></text:p>
          </table:table-cell>
          <table:table-cell office:value-type="string">
            <text:p>Avances en Odontoestomat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6562</text:p>
          </table:table-cell>
          <table:table-cell office:value-type="string">
            <text:p>MEDICINA II <text:s text:c="38"/></text:p>
          </table:table-cell>
          <table:table-cell office:value-type="string">
            <text:p>Aviation, Space, and Environmental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845</text:p>
          </table:table-cell>
          <table:table-cell office:value-type="string">
            <text:p>MEDICINA II <text:s text:c="38"/></text:p>
          </table:table-cell>
          <table:table-cell office:value-type="string">
            <text:p>Banas Qualidade (Cessou em 2003. Cont. ISSN 1679-9690 Falando em Qualida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MEDICINA II <text:s text:c="38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9294</text:p>
          </table:table-cell>
          <table:table-cell office:value-type="string">
            <text:p>MEDICINA II <text:s text:c="38"/></text:p>
          </table:table-cell>
          <table:table-cell office:value-type="string">
            <text:p>Basic and Applied Pa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244</text:p>
          </table:table-cell>
          <table:table-cell office:value-type="string">
            <text:p>MEDICINA II <text:s text:c="38"/></text:p>
          </table:table-cell>
          <table:table-cell office:value-type="string">
            <text:p>Behavior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9081</text:p>
          </table:table-cell>
          <table:table-cell office:value-type="string">
            <text:p>MEDICINA II <text:s text:c="38"/></text:p>
          </table:table-cell>
          <table:table-cell office:value-type="string">
            <text:p>Behavioral and Brain Fun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2249</text:p>
          </table:table-cell>
          <table:table-cell office:value-type="string">
            <text:p>MEDICINA II <text:s text:c="38"/></text:p>
          </table:table-cell>
          <table:table-cell office:value-type="string">
            <text:p>Behavioral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7044</text:p>
          </table:table-cell>
          <table:table-cell office:value-type="string">
            <text:p>MEDICINA II <text:s text:c="38"/></text:p>
          </table:table-cell>
          <table:table-cell office:value-type="string">
            <text:p>Behavior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7967</text:p>
          </table:table-cell>
          <table:table-cell office:value-type="string">
            <text:p>MEDICINA II <text:s text:c="38"/></text:p>
          </table:table-cell>
          <table:table-cell office:value-type="string">
            <text:p>Behaviour Research and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MEDICINA II <text:s text:c="38"/></text:p>
          </table:table-cell>
          <table:table-cell office:value-type="string">
            <text:p>Behavioural 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4180</text:p>
          </table:table-cell>
          <table:table-cell office:value-type="string">
            <text:p>MEDICINA II <text:s text:c="38"/></text:p>
          </table:table-cell>
          <table:table-cell office:value-type="string">
            <text:p>Behavioural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10</text:p>
          </table:table-cell>
          <table:table-cell office:value-type="string">
            <text:p>MEDICINA II <text:s text:c="38"/></text:p>
          </table:table-cell>
          <table:table-cell office:value-type="string">
            <text:p>Behaviour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6357</text:p>
          </table:table-cell>
          <table:table-cell office:value-type="string">
            <text:p>MEDICINA II <text:s text:c="38"/></text:p>
          </table:table-cell>
          <table:table-cell office:value-type="string">
            <text:p>Behavioural Process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7-6276</text:p>
          </table:table-cell>
          <table:table-cell office:value-type="string">
            <text:p>MEDICINA II <text:s text:c="38"/></text:p>
          </table:table-cell>
          <table:table-cell office:value-type="string">
            <text:p>Belgian Journal of Zo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3X</text:p>
          </table:table-cell>
          <table:table-cell office:value-type="string">
            <text:p>MEDICINA II <text:s text:c="38"/></text:p>
          </table:table-cell>
          <table:table-cell office:value-type="string">
            <text:p>BEPA. Boletim Epidemiológico Paulist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72</text:p>
          </table:table-cell>
          <table:table-cell office:value-type="string">
            <text:p>MEDICINA II <text:s text:c="38"/></text:p>
          </table:table-cell>
          <table:table-cell office:value-type="string">
            <text:p>BEPA. Boletim Epidemiológico Paulist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77</text:p>
          </table:table-cell>
          <table:table-cell office:value-type="string">
            <text:p>MEDICINA II <text:s text:c="38"/></text:p>
          </table:table-cell>
          <table:table-cell office:value-type="string">
            <text:p>Bio Far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545</text:p>
          </table:table-cell>
          <table:table-cell office:value-type="string">
            <text:p>MEDICINA II <text:s text:c="38"/></text:p>
          </table:table-cell>
          <table:table-cell office:value-type="string">
            <text:p>Biocell (Mendoz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MEDICINA II <text:s text:c="38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MEDICINA II <text:s text:c="38"/></text:p>
          </table:table-cell>
          <table:table-cell office:value-type="string">
            <text:p>Biochemical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6021</text:p>
          </table:table-cell>
          <table:table-cell office:value-type="string">
            <text:p>MEDICINA II <text:s text:c="38"/></text:p>
          </table:table-cell>
          <table:table-cell office:value-type="string">
            <text:p>Biochemical Journal (London. 198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MEDICINA II <text:s text:c="38"/></text:p>
          </table:table-cell>
          <table:table-cell office:value-type="string">
            <text:p>Biochemical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MEDICINA II <text:s text:c="38"/></text:p>
          </table:table-cell>
          <table:table-cell office:value-type="string">
            <text:p>Biochemical Systematics and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60</text:p>
          </table:table-cell>
          <table:table-cell office:value-type="string">
            <text:p>MEDICINA II <text:s text:c="38"/></text:p>
          </table:table-cell>
          <table:table-cell office:value-type="string">
            <text:p>Biochemistry (Eas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MEDICINA II <text:s text:c="38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02</text:p>
          </table:table-cell>
          <table:table-cell office:value-type="string">
            <text:p>MEDICINA II <text:s text:c="38"/></text:p>
          </table:table-cell>
          <table:table-cell office:value-type="string">
            <text:p>Biochimica et Biophysica Acta (Print) (Cessou em 1963. Desmembrado em 2: ISSN 0926-6526 Biochimica et Biophysica Acta. Specialized Section on Mucoproteins and Mucopolysaccharides e ISSN 0304-4165 Biochimica et Biophysica Acta. G, General Subjec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28</text:p>
          </table:table-cell>
          <table:table-cell office:value-type="string">
            <text:p>MEDICINA II <text:s text:c="38"/></text:p>
          </table:table-cell>
          <table:table-cell office:value-type="string">
            <text:p>Biochimica et Biophysica Acta. Bioenerg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65</text:p>
          </table:table-cell>
          <table:table-cell office:value-type="string">
            <text:p>MEDICINA II <text:s text:c="38"/></text:p>
          </table:table-cell>
          <table:table-cell office:value-type="string">
            <text:p>Biochimica et Biophysica Acta. G, General Subje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MEDICINA II <text:s text:c="38"/></text:p>
          </table:table-cell>
          <table:table-cell office:value-type="string">
            <text:p>Biochimie (Pari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MEDICINA II <text:s text:c="38"/></text:p>
          </table:table-cell>
          <table:table-cell office:value-type="string">
            <text:p>Bioética (Brasília) (Cessou em 2006. Cont. ISSN 1983-8042 Revista Bioética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6433</text:p>
          </table:table-cell>
          <table:table-cell office:value-type="string">
            <text:p>MEDICINA II <text:s text:c="38"/></text:p>
          </table:table-cell>
          <table:table-cell office:value-type="string">
            <text:p>BioFactor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561</text:p>
          </table:table-cell>
          <table:table-cell office:value-type="string">
            <text:p>MEDICINA II <text:s text:c="38"/></text:p>
          </table:table-cell>
          <table:table-cell office:value-type="string">
            <text:p>Biogenic Amin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34</text:p>
          </table:table-cell>
          <table:table-cell office:value-type="string">
            <text:p>MEDICINA II <text:s text:c="38"/></text:p>
          </table:table-cell>
          <table:table-cell office:value-type="string">
            <text:p>Biologia Plantarum (Prah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MEDICINA II <text:s text:c="38"/></text:p>
          </table:table-cell>
          <table:table-cell office:value-type="string">
            <text:p>Biological &amp; Pharmaceutical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1200</text:p>
          </table:table-cell>
          <table:table-cell office:value-type="string">
            <text:p>MEDICINA II <text:s text:c="38"/></text:p>
          </table:table-cell>
          <table:table-cell office:value-type="string">
            <text:p>Biological Cyber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23</text:p>
          </table:table-cell>
          <table:table-cell office:value-type="string">
            <text:p>MEDICINA II <text:s text:c="38"/></text:p>
          </table:table-cell>
          <table:table-cell office:value-type="string">
            <text:p>Biological Psychiatry (196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511</text:p>
          </table:table-cell>
          <table:table-cell office:value-type="string">
            <text:p>MEDICINA II <text:s text:c="38"/></text:p>
          </table:table-cell>
          <table:table-cell office:value-type="string">
            <text:p>Biological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760</text:p>
          </table:table-cell>
          <table:table-cell office:value-type="string">
            <text:p>MEDICINA II <text:s text:c="38"/></text:p>
          </table:table-cell>
          <table:table-cell office:value-type="string">
            <text:p>Bi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8004</text:p>
          </table:table-cell>
          <table:table-cell office:value-type="string">
            <text:p>MEDICINA II <text:s text:c="38"/></text:p>
          </table:table-cell>
          <table:table-cell office:value-type="string">
            <text:p>Biological Research for Nur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016</text:p>
          </table:table-cell>
          <table:table-cell office:value-type="string">
            <text:p>MEDICINA II <text:s text:c="38"/></text:p>
          </table:table-cell>
          <table:table-cell office:value-type="string">
            <text:p>Biological Rhythm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MEDICINA II <text:s text:c="38"/></text:p>
          </table:table-cell>
          <table:table-cell office:value-type="string">
            <text:p>Biological Trace Element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1056</text:p>
          </table:table-cell>
          <table:table-cell office:value-type="string">
            <text:p>MEDICINA II <text:s text:c="38"/></text:p>
          </table:table-cell>
          <table:table-cell office:value-type="string">
            <text:p>Biologicals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8791</text:p>
          </table:table-cell>
          <table:table-cell office:value-type="string">
            <text:p>MEDICINA II <text:s text:c="38"/></text:p>
          </table:table-cell>
          <table:table-cell office:value-type="string">
            <text:p>Biology of Blood and Marrow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363</text:p>
          </table:table-cell>
          <table:table-cell office:value-type="string">
            <text:p>MEDICINA II <text:s text:c="38"/></text:p>
          </table:table-cell>
          <table:table-cell office:value-type="string">
            <text:p>Biology of Reprodu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021X</text:p>
          </table:table-cell>
          <table:table-cell office:value-type="string">
            <text:p>MEDICINA II <text:s text:c="38"/></text:p>
          </table:table-cell>
          <table:table-cell office:value-type="string">
            <text:p>Biology of Spor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26</text:p>
          </table:table-cell>
          <table:table-cell office:value-type="string">
            <text:p>MEDICINA II <text:s text:c="38"/></text:p>
          </table:table-cell>
          <table:table-cell office:value-type="string">
            <text:p>Biology of the Neonat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19</text:p>
          </table:table-cell>
          <table:table-cell office:value-type="string">
            <text:p>MEDICINA II <text:s text:c="38"/></text:p>
          </table:table-cell>
          <table:table-cell office:value-type="string">
            <text:p>BioMed Central (London) (Cessou em 2001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4157</text:p>
          </table:table-cell>
          <table:table-cell office:value-type="string">
            <text:p>MEDICINA II <text:s text:c="38"/></text:p>
          </table:table-cell>
          <table:table-cell office:value-type="string">
            <text:p>Biomédica (Bogotá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3-3322</text:p>
          </table:table-cell>
          <table:table-cell office:value-type="string">
            <text:p>MEDICINA II <text:s text:c="38"/></text:p>
          </table:table-cell>
          <table:table-cell office:value-type="string">
            <text:p>Biomedicine &amp; Pharmac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5585</text:p>
          </table:table-cell>
          <table:table-cell office:value-type="string">
            <text:p>MEDICINA II <text:s text:c="38"/></text:p>
          </table:table-cell>
          <table:table-cell office:value-type="string">
            <text:p>Biomedizinische Technik (Berlin. Zeitschrif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0844</text:p>
          </table:table-cell>
          <table:table-cell office:value-type="string">
            <text:p>MEDICINA II <text:s text:c="38"/></text:p>
          </table:table-cell>
          <table:table-cell office:value-type="string">
            <text:p>BioMetals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3-3847</text:p>
          </table:table-cell>
          <table:table-cell office:value-type="string">
            <text:p>MEDICINA II <text:s text:c="38"/></text:p>
          </table:table-cell>
          <table:table-cell office:value-type="string">
            <text:p>Biometrical Journal (197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MEDICINA II <text:s text:c="38"/></text:p>
          </table:table-cell>
          <table:table-cell office:value-type="string">
            <text:p>Bioorganic &amp; Medicin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MEDICINA II <text:s text:c="38"/></text:p>
          </table:table-cell>
          <table:table-cell office:value-type="string">
            <text:p>Bioorganic &amp; Medicinal Chemistry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MEDICINA II <text:s text:c="38"/></text:p>
          </table:table-cell>
          <table:table-cell office:value-type="string">
            <text:p>Biophysic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95</text:p>
          </table:table-cell>
          <table:table-cell office:value-type="string">
            <text:p>MEDICINA II <text:s text:c="38"/></text:p>
          </table:table-cell>
          <table:table-cell office:value-type="string">
            <text:p>Biophysical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25</text:p>
          </table:table-cell>
          <table:table-cell office:value-type="string">
            <text:p>MEDICINA II <text:s text:c="38"/></text:p>
          </table:table-cell>
          <table:table-cell office:value-type="string">
            <text:p>Biopolymers (New York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MEDICINA II <text:s text:c="38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5X</text:p>
          </table:table-cell>
          <table:table-cell office:value-type="string">
            <text:p>MEDICINA II <text:s text:c="38"/></text:p>
          </table:table-cell>
          <table:table-cell office:value-type="string">
            <text:p>Biorheology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2392</text:p>
          </table:table-cell>
          <table:table-cell office:value-type="string">
            <text:p>MEDICINA II <text:s text:c="38"/></text:p>
          </table:table-cell>
          <table:table-cell office:value-type="string">
            <text:p>Bioscience Hypothe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MEDICINA II <text:s text:c="38"/></text:p>
          </table:table-cell>
          <table:table-cell office:value-type="string">
            <text:p>Bioscience Journal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MEDICINA II <text:s text:c="38"/></text:p>
          </table:table-cell>
          <table:table-cell office:value-type="string">
            <text:p>Biosensors &amp; Bio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2647</text:p>
          </table:table-cell>
          <table:table-cell office:value-type="string">
            <text:p>MEDICINA II <text:s text:c="38"/></text:p>
          </table:table-cell>
          <table:table-cell office:value-type="string">
            <text:p>Biosystems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9750</text:p>
          </table:table-cell>
          <table:table-cell office:value-type="string">
            <text:p>MEDICINA II <text:s text:c="38"/></text:p>
          </table:table-cell>
          <table:table-cell office:value-type="string">
            <text:p>Biotechnology Adva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MEDICINA II <text:s text:c="38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3568</text:p>
          </table:table-cell>
          <table:table-cell office:value-type="string">
            <text:p>MEDICINA II <text:s text:c="38"/></text:p>
          </table:table-cell>
          <table:table-cell office:value-type="string">
            <text:p>Bipolar Disorders (Ed. Española. Ed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8-5647</text:p>
          </table:table-cell>
          <table:table-cell office:value-type="string">
            <text:p>MEDICINA II <text:s text:c="38"/></text:p>
          </table:table-cell>
          <table:table-cell office:value-type="string">
            <text:p>Bipolar Disord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659</text:p>
          </table:table-cell>
          <table:table-cell office:value-type="string">
            <text:p>MEDICINA II <text:s text:c="38"/></text:p>
          </table:table-cell>
          <table:table-cell office:value-type="string">
            <text:p>Birth (Berkeley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0752</text:p>
          </table:table-cell>
          <table:table-cell office:value-type="string">
            <text:p>MEDICINA II <text:s text:c="38"/></text:p>
          </table:table-cell>
          <table:table-cell office:value-type="string">
            <text:p>Birth Defects Research. Clinical and Molecular Ter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12</text:p>
          </table:table-cell>
          <table:table-cell office:value-type="string">
            <text:p>MEDICINA II <text:s text:c="38"/></text:p>
          </table:table-cell>
          <table:table-cell office:value-type="string">
            <text:p>BIS. Boletim do Instituto de Saú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0328</text:p>
          </table:table-cell>
          <table:table-cell office:value-type="string">
            <text:p>MEDICINA II <text:s text:c="38"/></text:p>
          </table:table-cell>
          <table:table-cell office:value-type="string">
            <text:p>BJOG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MEDICINA II <text:s text:c="38"/></text:p>
          </table:table-cell>
          <table:table-cell office:value-type="string">
            <text:p>BJU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4971</text:p>
          </table:table-cell>
          <table:table-cell office:value-type="string">
            <text:p>MEDICINA II <text:s text:c="38"/></text:p>
          </table:table-cell>
          <table:table-cell office:value-type="string">
            <text:p>Blood (Philadelphia, P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0020</text:p>
          </table:table-cell>
          <table:table-cell office:value-type="string">
            <text:p>MEDICINA II <text:s text:c="38"/></text:p>
          </table:table-cell>
          <table:table-cell office:value-type="string">
            <text:p>Blood (Philadelphia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796</text:p>
          </table:table-cell>
          <table:table-cell office:value-type="string">
            <text:p>MEDICINA II <text:s text:c="38"/></text:p>
          </table:table-cell>
          <table:table-cell office:value-type="string">
            <text:p>Blood Cells, Molecules &amp; Disea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235</text:p>
          </table:table-cell>
          <table:table-cell office:value-type="string">
            <text:p>MEDICINA II <text:s text:c="38"/></text:p>
          </table:table-cell>
          <table:table-cell office:value-type="string">
            <text:p>Blood Coagulation &amp; Fibrino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05</text:p>
          </table:table-cell>
          <table:table-cell office:value-type="string">
            <text:p>MEDICINA II <text:s text:c="38"/></text:p>
          </table:table-cell>
          <table:table-cell office:value-type="string">
            <text:p>BMC Bio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750</text:p>
          </table:table-cell>
          <table:table-cell office:value-type="string">
            <text:p>MEDICINA II <text:s text:c="38"/></text:p>
          </table:table-cell>
          <table:table-cell office:value-type="string">
            <text:p>BMC Biotechn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MEDICINA II <text:s text:c="38"/></text:p>
          </table:table-cell>
          <table:table-cell office:value-type="string">
            <text:p>BMC Cancer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21</text:p>
          </table:table-cell>
          <table:table-cell office:value-type="string">
            <text:p>MEDICINA II <text:s text:c="38"/></text:p>
          </table:table-cell>
          <table:table-cell office:value-type="string">
            <text:p>BMC Cell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23</text:p>
          </table:table-cell>
          <table:table-cell office:value-type="string">
            <text:p>MEDICINA II <text:s text:c="38"/></text:p>
          </table:table-cell>
          <table:table-cell office:value-type="string">
            <text:p>BMC Endocrine Disorder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96</text:p>
          </table:table-cell>
          <table:table-cell office:value-type="string">
            <text:p>MEDICINA II <text:s text:c="38"/></text:p>
          </table:table-cell>
          <table:table-cell office:value-type="string">
            <text:p>BMC Family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MEDICINA II <text:s text:c="38"/></text:p>
          </table:table-cell>
          <table:table-cell office:value-type="string">
            <text:p>BMC Ge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72</text:p>
          </table:table-cell>
          <table:table-cell office:value-type="string">
            <text:p>MEDICINA II <text:s text:c="38"/></text:p>
          </table:table-cell>
          <table:table-cell office:value-type="string">
            <text:p>BMC Immun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34</text:p>
          </table:table-cell>
          <table:table-cell office:value-type="string">
            <text:p>MEDICINA II <text:s text:c="38"/></text:p>
          </table:table-cell>
          <table:table-cell office:value-type="string">
            <text:p>BMC Infectious Disease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98X</text:p>
          </table:table-cell>
          <table:table-cell office:value-type="string">
            <text:p>MEDICINA II <text:s text:c="38"/></text:p>
          </table:table-cell>
          <table:table-cell office:value-type="string">
            <text:p>BMC International Health and Human Right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920</text:p>
          </table:table-cell>
          <table:table-cell office:value-type="string">
            <text:p>MEDICINA II <text:s text:c="38"/></text:p>
          </table:table-cell>
          <table:table-cell office:value-type="string">
            <text:p>BMC Medical Educat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8794</text:p>
          </table:table-cell>
          <table:table-cell office:value-type="string">
            <text:p>MEDICINA II <text:s text:c="38"/></text:p>
          </table:table-cell>
          <table:table-cell office:value-type="string">
            <text:p>BMC Medical Ge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88</text:p>
          </table:table-cell>
          <table:table-cell office:value-type="string">
            <text:p>MEDICINA II <text:s text:c="38"/></text:p>
          </table:table-cell>
          <table:table-cell office:value-type="string">
            <text:p>BMC Medical Research Method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7015</text:p>
          </table:table-cell>
          <table:table-cell office:value-type="string">
            <text:p>MEDICINA II <text:s text:c="38"/></text:p>
          </table:table-cell>
          <table:table-cell office:value-type="string">
            <text:p>BMC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80</text:p>
          </table:table-cell>
          <table:table-cell office:value-type="string">
            <text:p>MEDICINA II <text:s text:c="38"/></text:p>
          </table:table-cell>
          <table:table-cell office:value-type="string">
            <text:p>BMC Micro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99</text:p>
          </table:table-cell>
          <table:table-cell office:value-type="string">
            <text:p>MEDICINA II <text:s text:c="38"/></text:p>
          </table:table-cell>
          <table:table-cell office:value-type="string">
            <text:p>BMC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02</text:p>
          </table:table-cell>
          <table:table-cell office:value-type="string">
            <text:p>MEDICINA II <text:s text:c="38"/></text:p>
          </table:table-cell>
          <table:table-cell office:value-type="string">
            <text:p>BMC Neuroscience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31</text:p>
          </table:table-cell>
          <table:table-cell office:value-type="string">
            <text:p>MEDICINA II <text:s text:c="38"/></text:p>
          </table:table-cell>
          <table:table-cell office:value-type="string">
            <text:p>BMC Pediatric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4X</text:p>
          </table:table-cell>
          <table:table-cell office:value-type="string">
            <text:p>MEDICINA II <text:s text:c="38"/></text:p>
          </table:table-cell>
          <table:table-cell office:value-type="string">
            <text:p>BMC Psychia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58</text:p>
          </table:table-cell>
          <table:table-cell office:value-type="string">
            <text:p>MEDICINA II <text:s text:c="38"/></text:p>
          </table:table-cell>
          <table:table-cell office:value-type="string">
            <text:p>BMC Public Healt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66</text:p>
          </table:table-cell>
          <table:table-cell office:value-type="string">
            <text:p>MEDICINA II <text:s text:c="38"/></text:p>
          </table:table-cell>
          <table:table-cell office:value-type="string">
            <text:p>BMC Pulmonary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0500</text:p>
          </table:table-cell>
          <table:table-cell office:value-type="string">
            <text:p>MEDICINA II <text:s text:c="38"/></text:p>
          </table:table-cell>
          <table:table-cell office:value-type="string">
            <text:p>BMC Research No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07</text:p>
          </table:table-cell>
          <table:table-cell office:value-type="string">
            <text:p>MEDICINA II <text:s text:c="38"/></text:p>
          </table:table-cell>
          <table:table-cell office:value-type="string">
            <text:p>BMC Structural Bi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6148</text:p>
          </table:table-cell>
          <table:table-cell office:value-type="string">
            <text:p>MEDICINA II <text:s text:c="38"/></text:p>
          </table:table-cell>
          <table:table-cell office:value-type="string">
            <text:p>BMC Veterinary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3879</text:p>
          </table:table-cell>
          <table:table-cell office:value-type="string">
            <text:p>MEDICINA II <text:s text:c="38"/></text:p>
          </table:table-cell>
          <table:table-cell office:value-type="string">
            <text:p>BMC. Biomedical Chromat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535X</text:p>
          </table:table-cell>
          <table:table-cell office:value-type="string">
            <text:p>MEDICINA II <text:s text:c="38"/></text:p>
          </table:table-cell>
          <table:table-cell office:value-type="string">
            <text:p>BMJ. British Medic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11X</text:p>
          </table:table-cell>
          <table:table-cell office:value-type="string">
            <text:p>MEDICINA II <text:s text:c="38"/></text:p>
          </table:table-cell>
          <table:table-cell office:value-type="string">
            <text:p>Boletim - Academia Paulista de Ps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243</text:p>
          </table:table-cell>
          <table:table-cell office:value-type="string">
            <text:p>MEDICINA II <text:s text:c="38"/></text:p>
          </table:table-cell>
          <table:table-cell office:value-type="string">
            <text:p>Boletim ABRAS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848</text:p>
          </table:table-cell>
          <table:table-cell office:value-type="string">
            <text:p>MEDICINA II <text:s text:c="38"/></text:p>
          </table:table-cell>
          <table:table-cell office:value-type="string">
            <text:p>Boletim da Associação Brasileira de Educação Mé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001</text:p>
          </table:table-cell>
          <table:table-cell office:value-type="string">
            <text:p>MEDICINA II <text:s text:c="38"/></text:p>
          </table:table-cell>
          <table:table-cell office:value-type="string">
            <text:p>Boletim da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943</text:p>
          </table:table-cell>
          <table:table-cell office:value-type="string">
            <text:p>MEDICINA II <text:s text:c="38"/></text:p>
          </table:table-cell>
          <table:table-cell office:value-type="string">
            <text:p>Boletim de Ps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83</text:p>
          </table:table-cell>
          <table:table-cell office:value-type="string">
            <text:p>MEDICINA II <text:s text:c="38"/></text:p>
          </table:table-cell>
          <table:table-cell office:value-type="string">
            <text:p>Boletim do Centro da Biologia da Reprodução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MEDICINA II <text:s text:c="38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MEDICINA II <text:s text:c="38"/></text:p>
          </table:table-cell>
          <table:table-cell office:value-type="string">
            <text:p>Boletim do Instituto de Pesca (Impresso) (Cessou em 198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159</text:p>
          </table:table-cell>
          <table:table-cell office:value-type="string">
            <text:p>MEDICINA II <text:s text:c="38"/></text:p>
          </table:table-cell>
          <table:table-cell office:value-type="string">
            <text:p>Boletim Epidemiológico AID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408</text:p>
          </table:table-cell>
          <table:table-cell office:value-type="string">
            <text:p>MEDICINA II <text:s text:c="38"/></text:p>
          </table:table-cell>
          <table:table-cell office:value-type="string">
            <text:p>Boletim Sobravim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18-9160</text:p>
          </table:table-cell>
          <table:table-cell office:value-type="string">
            <text:p>MEDICINA II <text:s text:c="38"/></text:p>
          </table:table-cell>
          <table:table-cell office:value-type="string">
            <text:p>Boletín de la Asociación Argentina de Odontología para Niñ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0632</text:p>
          </table:table-cell>
          <table:table-cell office:value-type="string">
            <text:p>MEDICINA II <text:s text:c="38"/></text:p>
          </table:table-cell>
          <table:table-cell office:value-type="string">
            <text:p>Boletín de la Oficina Sanitaria Panamericana. (Cessou em 1996. Cont. 1020-4989 Revista Panamericana de Salud Públic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6094</text:p>
          </table:table-cell>
          <table:table-cell office:value-type="string">
            <text:p>MEDICINA II <text:s text:c="38"/></text:p>
          </table:table-cell>
          <table:table-cell office:value-type="string">
            <text:p>Boletín de la SE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917</text:p>
          </table:table-cell>
          <table:table-cell office:value-type="string">
            <text:p>MEDICINA II <text:s text:c="38"/></text:p>
          </table:table-cell>
          <table:table-cell office:value-type="string">
            <text:p>Boletín Latinoamericano y del Caribe de Plantas Medicinales y Aromát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6648</text:p>
          </table:table-cell>
          <table:table-cell office:value-type="string">
            <text:p>MEDICINA II <text:s text:c="38"/></text:p>
          </table:table-cell>
          <table:table-cell office:value-type="string">
            <text:p>Bollettino Chimico Farmaceutico (Milan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3282</text:p>
          </table:table-cell>
          <table:table-cell office:value-type="string">
            <text:p>MEDICINA II <text:s text:c="38"/></text:p>
          </table:table-cell>
          <table:table-cell office:value-type="string">
            <text:p>Bon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369</text:p>
          </table:table-cell>
          <table:table-cell office:value-type="string">
            <text:p>MEDICINA II <text:s text:c="38"/></text:p>
          </table:table-cell>
          <table:table-cell office:value-type="string">
            <text:p>Bone Marrow Transplantation (Basingstok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055</text:p>
          </table:table-cell>
          <table:table-cell office:value-type="string">
            <text:p>MEDICINA II <text:s text:c="38"/></text:p>
          </table:table-cell>
          <table:table-cell office:value-type="string">
            <text:p>Botanica Marin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4721</text:p>
          </table:table-cell>
          <table:table-cell office:value-type="string">
            <text:p>MEDICINA II <text:s text:c="38"/></text:p>
          </table:table-cell>
          <table:table-cell office:value-type="string">
            <text:p>Brachytherapy (New York, N.Y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7604</text:p>
          </table:table-cell>
          <table:table-cell office:value-type="string">
            <text:p>MEDICINA II <text:s text:c="38"/></text:p>
          </table:table-cell>
          <table:table-cell office:value-type="string">
            <text:p>Brain &amp; Development (Tokyo. 197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50</text:p>
          </table:table-cell>
          <table:table-cell office:value-type="string">
            <text:p>MEDICINA II <text:s text:c="38"/></text:p>
          </table:table-cell>
          <table:table-cell office:value-type="string">
            <text:p>Brain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626</text:p>
          </table:table-cell>
          <table:table-cell office:value-type="string">
            <text:p>MEDICINA II <text:s text:c="38"/></text:p>
          </table:table-cell>
          <table:table-cell office:value-type="string">
            <text:p>Brain and Cogn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01X</text:p>
          </table:table-cell>
          <table:table-cell office:value-type="string">
            <text:p>MEDICINA II <text:s text:c="38"/></text:p>
          </table:table-cell>
          <table:table-cell office:value-type="string">
            <text:p>Brain Injury (London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052</text:p>
          </table:table-cell>
          <table:table-cell office:value-type="string">
            <text:p>MEDICINA II <text:s text:c="38"/></text:p>
          </table:table-cell>
          <table:table-cell office:value-type="string">
            <text:p>Brain Injury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6305</text:p>
          </table:table-cell>
          <table:table-cell office:value-type="string">
            <text:p>MEDICINA II <text:s text:c="38"/></text:p>
          </table:table-cell>
          <table:table-cell office:value-type="string">
            <text:p>Brain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MEDICINA II <text:s text:c="38"/></text:p>
          </table:table-cell>
          <table:table-cell office:value-type="string">
            <text:p>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MEDICINA II <text:s text:c="38"/></text:p>
          </table:table-cell>
          <table:table-cell office:value-type="string">
            <text:p>Brain Research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299X</text:p>
          </table:table-cell>
          <table:table-cell office:value-type="string">
            <text:p>MEDICINA II <text:s text:c="38"/></text:p>
          </table:table-cell>
          <table:table-cell office:value-type="string">
            <text:p>Brain Research Protocols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173</text:p>
          </table:table-cell>
          <table:table-cell office:value-type="string">
            <text:p>MEDICINA II <text:s text:c="38"/></text:p>
          </table:table-cell>
          <table:table-cell office:value-type="string">
            <text:p>Brain Research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0267</text:p>
          </table:table-cell>
          <table:table-cell office:value-type="string">
            <text:p>MEDICINA II <text:s text:c="38"/></text:p>
          </table:table-cell>
          <table:table-cell office:value-type="string">
            <text:p>Brain Top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398</text:p>
          </table:table-cell>
          <table:table-cell office:value-type="string">
            <text:p>MEDICINA II <text:s text:c="38"/></text:p>
          </table:table-cell>
          <table:table-cell office:value-type="string">
            <text:p>Brain Tumor Pathology (1997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91</text:p>
          </table:table-cell>
          <table:table-cell office:value-type="string">
            <text:p>MEDICINA II <text:s text:c="38"/></text:p>
          </table:table-cell>
          <table:table-cell office:value-type="string">
            <text:p>Brain, Behavior, and Immun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2053</text:p>
          </table:table-cell>
          <table:table-cell office:value-type="string">
            <text:p>MEDICINA II <text:s text:c="38"/></text:p>
          </table:table-cell>
          <table:table-cell office:value-type="string">
            <text:p>Brasília Mé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MEDICINA II <text:s text:c="38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MEDICINA II <text:s text:c="38"/></text:p>
          </table:table-cell>
          <table:table-cell office:value-type="string">
            <text:p>Brazilian Dental Jour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741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Cardiovascular Surge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87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Craniomaxillofacial Surge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75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Epilepsy and Clinical Neurophysiology (Cessou em 2001. Cont. ISSN 1676-2649 Journal of Epilepsy and Clinical Neurophysiology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45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Food Technology. Preprint Ser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92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Investigative Pathology, Morphology and Morphome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86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Motor Behavi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25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Oral Scien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86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Otorhinolaryng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Physic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878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Urology (Cessou em 2002. Cont. ISSN 1677-5538 International Braz J Urol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246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Veterinary Pa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MEDICINA II <text:s text:c="38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MEDICINA II <text:s text:c="38"/></text:p>
          </table:table-cell>
          <table:table-cell office:value-type="string">
            <text:p>Brazilian Oral Research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447</text:p>
          </table:table-cell>
          <table:table-cell office:value-type="string">
            <text:p>MEDICINA II <text:s text:c="38"/></text:p>
          </table:table-cell>
          <table:table-cell office:value-type="string">
            <text:p>Brazilian Review of Econometr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9776</text:p>
          </table:table-cell>
          <table:table-cell office:value-type="string">
            <text:p>MEDICINA II <text:s text:c="38"/></text:p>
          </table:table-cell>
          <table:table-cell office:value-type="string">
            <text:p>Breast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5411</text:p>
          </table:table-cell>
          <table:table-cell office:value-type="string">
            <text:p>MEDICINA II <text:s text:c="38"/></text:p>
          </table:table-cell>
          <table:table-cell office:value-type="string">
            <text:p>Breast Cancer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06</text:p>
          </table:table-cell>
          <table:table-cell office:value-type="string">
            <text:p>MEDICINA II <text:s text:c="38"/></text:p>
          </table:table-cell>
          <table:table-cell office:value-type="string">
            <text:p>Breast Cancer Research and Treat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9550</text:p>
          </table:table-cell>
          <table:table-cell office:value-type="string">
            <text:p>MEDICINA II <text:s text:c="38"/></text:p>
          </table:table-cell>
          <table:table-cell office:value-type="string">
            <text:p>Briefings in Functional Genomics &amp; Proteom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610</text:p>
          </table:table-cell>
          <table:table-cell office:value-type="string">
            <text:p>MEDICINA II <text:s text:c="38"/></text:p>
          </table:table-cell>
          <table:table-cell office:value-type="string">
            <text:p>British Dent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70X</text:p>
          </table:table-cell>
          <table:table-cell office:value-type="string">
            <text:p>MEDICINA II <text:s text:c="38"/></text:p>
          </table:table-cell>
          <table:table-cell office:value-type="string">
            <text:p>British Food Journal (196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12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Anaesthes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5251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Clinical 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63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Dermatology (1951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048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Haemat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1860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Haematology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697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Neuro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61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Ophthal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356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Oral &amp; Maxillofacial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226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Plastic Surgery (Print) (Cessou em 2005. Cont. ISSN 1748-6815 Journal of Plastic, Reconstructive &amp; Aesthetic Surger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1465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Psychia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250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Psychia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285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Rad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572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Sexual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3674</text:p>
          </table:table-cell>
          <table:table-cell office:value-type="string">
            <text:p>MEDICINA II <text:s text:c="38"/></text:p>
          </table:table-cell>
          <table:table-cell office:value-type="string">
            <text:p>British Journal of Sports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085</text:p>
          </table:table-cell>
          <table:table-cell office:value-type="string">
            <text:p>MEDICINA II <text:s text:c="38"/></text:p>
          </table:table-cell>
          <table:table-cell office:value-type="string">
            <text:p>Bulletin de la Société de Pathologie Exotiqu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403</text:p>
          </table:table-cell>
          <table:table-cell office:value-type="string">
            <text:p>MEDICINA II <text:s text:c="38"/></text:p>
          </table:table-cell>
          <table:table-cell office:value-type="string">
            <text:p>Bulletin de Psycholog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MEDICINA II <text:s text:c="38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240</text:p>
          </table:table-cell>
          <table:table-cell office:value-type="string">
            <text:p>MEDICINA II <text:s text:c="38"/></text:p>
          </table:table-cell>
          <table:table-cell office:value-type="string">
            <text:p>Bulletin of Mathematical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686</text:p>
          </table:table-cell>
          <table:table-cell office:value-type="string">
            <text:p>MEDICINA II <text:s text:c="38"/></text:p>
          </table:table-cell>
          <table:table-cell office:value-type="string">
            <text:p>Bulletin of the World Health Organ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9758</text:p>
          </table:table-cell>
          <table:table-cell office:value-type="string">
            <text:p>MEDICINA II <text:s text:c="38"/></text:p>
          </table:table-cell>
          <table:table-cell office:value-type="string">
            <text:p>Bulletin of Tropical Medicine and International Healt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179</text:p>
          </table:table-cell>
          <table:table-cell office:value-type="string">
            <text:p>MEDICINA II <text:s text:c="38"/></text:p>
          </table:table-cell>
          <table:table-cell office:value-type="string">
            <text:p>Burn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33</text:p>
          </table:table-cell>
          <table:table-cell office:value-type="string">
            <text:p>MEDICINA II <text:s text:c="38"/></text:p>
          </table:table-cell>
          <table:table-cell office:value-type="string">
            <text:p>Caderno de Educação Física (UNIO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492</text:p>
          </table:table-cell>
          <table:table-cell office:value-type="string">
            <text:p>MEDICINA II <text:s text:c="38"/></text:p>
          </table:table-cell>
          <table:table-cell office:value-type="string">
            <text:p>Caderno Pós Ciências Sociais (UFMA) (Cessou em 2005. Cont. 1983-4527 Revista Pós Ciências Sociais (UFMA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865</text:p>
          </table:table-cell>
          <table:table-cell office:value-type="string">
            <text:p>MEDICINA II <text:s text:c="38"/></text:p>
          </table:table-cell>
          <table:table-cell office:value-type="string">
            <text:p>Cadernos - Faculdades Integradas Sao Camilo (Cessou em 1997. Cont. ISSN 1980-329X Cadernos - Centro Universitário São Cami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MEDICINA II <text:s text:c="38"/></text:p>
          </table:table-cell>
          <table:table-cell office:value-type="string">
            <text:p>Cadernos Camillian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58</text:p>
          </table:table-cell>
          <table:table-cell office:value-type="string">
            <text:p>MEDICINA II <text:s text:c="38"/></text:p>
          </table:table-cell>
          <table:table-cell office:value-type="string">
            <text:p>Cadernos de Estudos - Secretaria de Avaliação e Gestão da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893</text:p>
          </table:table-cell>
          <table:table-cell office:value-type="string">
            <text:p>MEDICINA II <text:s text:c="38"/></text:p>
          </table:table-cell>
          <table:table-cell office:value-type="string">
            <text:p>Cadernos de Estudos Avanç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272</text:p>
          </table:table-cell>
          <table:table-cell office:value-type="string">
            <text:p>MEDICINA II <text:s text:c="38"/></text:p>
          </table:table-cell>
          <table:table-cell office:value-type="string">
            <text:p>Cadernos de Ética em Pesquis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175</text:p>
          </table:table-cell>
          <table:table-cell office:value-type="string">
            <text:p>MEDICINA II <text:s text:c="38"/></text:p>
          </table:table-cell>
          <table:table-cell office:value-type="string">
            <text:p>Cadernos de Pesquisa - Universidade Federal do Maranh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25</text:p>
          </table:table-cell>
          <table:table-cell office:value-type="string">
            <text:p>MEDICINA II <text:s text:c="38"/></text:p>
          </table:table-cell>
          <table:table-cell office:value-type="string">
            <text:p>Cadernos de Psicologia (SB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MEDICINA II <text:s text:c="38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MEDICINA II <text:s text:c="38"/></text:p>
          </table:table-cell>
          <table:table-cell office:value-type="string">
            <text:p>Cadernos do CEAM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60</text:p>
          </table:table-cell>
          <table:table-cell office:value-type="string">
            <text:p>MEDICINA II <text:s text:c="38"/></text:p>
          </table:table-cell>
          <table:table-cell office:value-type="string">
            <text:p>Cadernos IPUB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22</text:p>
          </table:table-cell>
          <table:table-cell office:value-type="string">
            <text:p>MEDICINA II <text:s text:c="38"/></text:p>
          </table:table-cell>
          <table:table-cell office:value-type="string">
            <text:p>Cadernos Metrópole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MEDICINA II <text:s text:c="38"/></text:p>
          </table:table-cell>
          <table:table-cell office:value-type="string">
            <text:p>Cadernos Saúde Coletiv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7-5949</text:p>
          </table:table-cell>
          <table:table-cell office:value-type="string">
            <text:p>MEDICINA II <text:s text:c="38"/></text:p>
          </table:table-cell>
          <table:table-cell office:value-type="string">
            <text:p>Cahiers Agricultu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967X</text:p>
          </table:table-cell>
          <table:table-cell office:value-type="string">
            <text:p>MEDICINA II <text:s text:c="38"/></text:p>
          </table:table-cell>
          <table:table-cell office:value-type="string">
            <text:p>Calcified Tissue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MEDICINA II <text:s text:c="38"/></text:p>
          </table:table-cell>
          <table:table-cell office:value-type="string">
            <text:p>Caminhos de Geografia (UF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347X</text:p>
          </table:table-cell>
          <table:table-cell office:value-type="string">
            <text:p>MEDICINA II <text:s text:c="38"/></text:p>
          </table:table-cell>
          <table:table-cell office:value-type="string">
            <text:p>Canadian Entomologis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350X</text:p>
          </table:table-cell>
          <table:table-cell office:value-type="string">
            <text:p>MEDICINA II <text:s text:c="38"/></text:p>
          </table:table-cell>
          <table:table-cell office:value-type="string">
            <text:p>Canadian Family Physicia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MEDICINA II <text:s text:c="38"/></text:p>
          </table:table-cell>
          <table:table-cell office:value-type="string">
            <text:p>Canadian Journal of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74</text:p>
          </table:table-cell>
          <table:table-cell office:value-type="string">
            <text:p>MEDICINA II <text:s text:c="38"/></text:p>
          </table:table-cell>
          <table:table-cell office:value-type="string">
            <text:p>Canadian Journal of Occupational Therapy (1939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82</text:p>
          </table:table-cell>
          <table:table-cell office:value-type="string">
            <text:p>MEDICINA II <text:s text:c="38"/></text:p>
          </table:table-cell>
          <table:table-cell office:value-type="string">
            <text:p>Canadian Journal of Ophthalm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MEDICINA II <text:s text:c="38"/></text:p>
          </table:table-cell>
          <table:table-cell office:value-type="string">
            <text:p>Canadian Journal of Physiology and 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6-7437</text:p>
          </table:table-cell>
          <table:table-cell office:value-type="string">
            <text:p>MEDICINA II <text:s text:c="38"/></text:p>
          </table:table-cell>
          <table:table-cell office:value-type="string">
            <text:p>Canadian Journal of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7-0015</text:p>
          </table:table-cell>
          <table:table-cell office:value-type="string">
            <text:p>MEDICINA II <text:s text:c="38"/></text:p>
          </table:table-cell>
          <table:table-cell office:value-type="string">
            <text:p>Canadian Journal of Psychia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0-9000</text:p>
          </table:table-cell>
          <table:table-cell office:value-type="string">
            <text:p>MEDICINA II <text:s text:c="38"/></text:p>
          </table:table-cell>
          <table:table-cell office:value-type="string">
            <text:p>Canadian Journal of Veterinar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301</text:p>
          </table:table-cell>
          <table:table-cell office:value-type="string">
            <text:p>MEDICINA II <text:s text:c="38"/></text:p>
          </table:table-cell>
          <table:table-cell office:value-type="string">
            <text:p>Canadian Journal of Zo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3X</text:p>
          </table:table-cell>
          <table:table-cell office:value-type="string">
            <text:p>MEDICINA II <text:s text:c="38"/></text:p>
          </table:table-cell>
          <table:table-cell office:value-type="string">
            <text:p>Cancer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704</text:p>
          </table:table-cell>
          <table:table-cell office:value-type="string">
            <text:p>MEDICINA II <text:s text:c="38"/></text:p>
          </table:table-cell>
          <table:table-cell office:value-type="string">
            <text:p>Cancer Chemotherap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0X</text:p>
          </table:table-cell>
          <table:table-cell office:value-type="string">
            <text:p>MEDICINA II <text:s text:c="38"/></text:p>
          </table:table-cell>
          <table:table-cell office:value-type="string">
            <text:p>Cancer Detection and Preven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9965</text:p>
          </table:table-cell>
          <table:table-cell office:value-type="string">
            <text:p>MEDICINA II <text:s text:c="38"/></text:p>
          </table:table-cell>
          <table:table-cell office:value-type="string">
            <text:p>Cancer Epidemiology, Biomarkers &amp; Preven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903</text:p>
          </table:table-cell>
          <table:table-cell office:value-type="string">
            <text:p>MEDICINA II <text:s text:c="38"/></text:p>
          </table:table-cell>
          <table:table-cell office:value-type="string">
            <text:p>Cancer Gene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4608</text:p>
          </table:table-cell>
          <table:table-cell office:value-type="string">
            <text:p>MEDICINA II <text:s text:c="38"/></text:p>
          </table:table-cell>
          <table:table-cell office:value-type="string">
            <text:p>Cancer Genetics and Cyto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9634</text:p>
          </table:table-cell>
          <table:table-cell office:value-type="string">
            <text:p>MEDICINA II <text:s text:c="38"/></text:p>
          </table:table-cell>
          <table:table-cell office:value-type="string">
            <text:p>Cancer Immun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7004</text:p>
          </table:table-cell>
          <table:table-cell office:value-type="string">
            <text:p>MEDICINA II <text:s text:c="38"/></text:p>
          </table:table-cell>
          <table:table-cell office:value-type="string">
            <text:p>Cancer Immunology and Immunothera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7907</text:p>
          </table:table-cell>
          <table:table-cell office:value-type="string">
            <text:p>MEDICINA II <text:s text:c="38"/></text:p>
          </table:table-cell>
          <table:table-cell office:value-type="string">
            <text:p>Cancer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35</text:p>
          </table:table-cell>
          <table:table-cell office:value-type="string">
            <text:p>MEDICINA II <text:s text:c="38"/></text:p>
          </table:table-cell>
          <table:table-cell office:value-type="string">
            <text:p>Cancer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220X</text:p>
          </table:table-cell>
          <table:table-cell office:value-type="string">
            <text:p>MEDICINA II <text:s text:c="38"/></text:p>
          </table:table-cell>
          <table:table-cell office:value-type="string">
            <text:p>Cancer Nur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MEDICINA II <text:s text:c="38"/></text:p>
          </table:table-cell>
          <table:table-cell office:value-type="string">
            <text:p>Cancer Research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7-9032</text:p>
          </table:table-cell>
          <table:table-cell office:value-type="string">
            <text:p>MEDICINA II <text:s text:c="38"/></text:p>
          </table:table-cell>
          <table:table-cell office:value-type="string">
            <text:p>Cancer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MEDICINA II <text:s text:c="38"/></text:p>
          </table:table-cell>
          <table:table-cell office:value-type="string">
            <text:p>Carbohydrate Polym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MEDICINA II <text:s text:c="38"/></text:p>
          </table:table-cell>
          <table:table-cell office:value-type="string">
            <text:p>Carbohydrate Research (Chicago, Ill.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334</text:p>
          </table:table-cell>
          <table:table-cell office:value-type="string">
            <text:p>MEDICINA II <text:s text:c="38"/></text:p>
          </table:table-cell>
          <table:table-cell office:value-type="string">
            <text:p>Carcinogenesi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9511</text:p>
          </table:table-cell>
          <table:table-cell office:value-type="string">
            <text:p>MEDICINA II <text:s text:c="38"/></text:p>
          </table:table-cell>
          <table:table-cell office:value-type="string">
            <text:p>Cardiology in the You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1551</text:p>
          </table:table-cell>
          <table:table-cell office:value-type="string">
            <text:p>MEDICINA II <text:s text:c="38"/></text:p>
          </table:table-cell>
          <table:table-cell office:value-type="string">
            <text:p>Cardiovascular and Interventional Rad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40</text:p>
          </table:table-cell>
          <table:table-cell office:value-type="string">
            <text:p>MEDICINA II <text:s text:c="38"/></text:p>
          </table:table-cell>
          <table:table-cell office:value-type="string">
            <text:p>Cardiovascular Diabet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8807</text:p>
          </table:table-cell>
          <table:table-cell office:value-type="string">
            <text:p>MEDICINA II <text:s text:c="38"/></text:p>
          </table:table-cell>
          <table:table-cell office:value-type="string">
            <text:p>Cardiovascular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7120</text:p>
          </table:table-cell>
          <table:table-cell office:value-type="string">
            <text:p>MEDICINA II <text:s text:c="38"/></text:p>
          </table:table-cell>
          <table:table-cell office:value-type="string">
            <text:p>Cardiovascular Ultrasoun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MEDICINA II <text:s text:c="38"/></text:p>
          </table:table-cell>
          <table:table-cell office:value-type="string">
            <text:p>Carie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7-6164</text:p>
          </table:table-cell>
          <table:table-cell office:value-type="string">
            <text:p>MEDICINA II <text:s text:c="38"/></text:p>
          </table:table-cell>
          <table:table-cell office:value-type="string">
            <text:p>Case Reports &amp; Clinical Practice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7-1626</text:p>
          </table:table-cell>
          <table:table-cell office:value-type="string">
            <text:p>MEDICINA II <text:s text:c="38"/></text:p>
          </table:table-cell>
          <table:table-cell office:value-type="string">
            <text:p>Cases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839</text:p>
          </table:table-cell>
          <table:table-cell office:value-type="string">
            <text:p>MEDICINA II <text:s text:c="38"/></text:p>
          </table:table-cell>
          <table:table-cell office:value-type="string">
            <text:p>CBM. Cadernos Brasileiros de Medicin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9664</text:p>
          </table:table-cell>
          <table:table-cell office:value-type="string">
            <text:p>MEDICINA II <text:s text:c="38"/></text:p>
          </table:table-cell>
          <table:table-cell office:value-type="string">
            <text:p>CBMH. Criminal Behaviour and Mental Healt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243</text:p>
          </table:table-cell>
          <table:table-cell office:value-type="string">
            <text:p>MEDICINA II <text:s text:c="38"/></text:p>
          </table:table-cell>
          <table:table-cell office:value-type="string">
            <text:p>CCC. Cancer Causes &amp;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5385</text:p>
          </table:table-cell>
          <table:table-cell office:value-type="string">
            <text:p>MEDICINA II <text:s text:c="38"/></text:p>
          </table:table-cell>
          <table:table-cell office:value-type="string">
            <text:p>Cell Adhesion and Communication (Softbac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333</text:p>
          </table:table-cell>
          <table:table-cell office:value-type="string">
            <text:p>MEDICINA II <text:s text:c="38"/></text:p>
          </table:table-cell>
          <table:table-cell office:value-type="string">
            <text:p>Cell and Tissue Bank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766X</text:p>
          </table:table-cell>
          <table:table-cell office:value-type="string">
            <text:p>MEDICINA II <text:s text:c="38"/></text:p>
          </table:table-cell>
          <table:table-cell office:value-type="string">
            <text:p>Cell and Tissue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195</text:p>
          </table:table-cell>
          <table:table-cell office:value-type="string">
            <text:p>MEDICINA II <text:s text:c="38"/></text:p>
          </table:table-cell>
          <table:table-cell office:value-type="string">
            <text:p>Cell Biochemistry and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MEDICINA II <text:s text:c="38"/></text:p>
          </table:table-cell>
          <table:table-cell office:value-type="string">
            <text:p>Cell Biochemistry and Fun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2091</text:p>
          </table:table-cell>
          <table:table-cell office:value-type="string">
            <text:p>MEDICINA II <text:s text:c="38"/></text:p>
          </table:table-cell>
          <table:table-cell office:value-type="string">
            <text:p>Cell Biology an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MEDICINA II <text:s text:c="38"/></text:p>
          </table:table-cell>
          <table:table-cell office:value-type="string">
            <text:p>Cell Bi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9047</text:p>
          </table:table-cell>
          <table:table-cell office:value-type="string">
            <text:p>MEDICINA II <text:s text:c="38"/></text:p>
          </table:table-cell>
          <table:table-cell office:value-type="string">
            <text:p>Cell Death and Differenti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722</text:p>
          </table:table-cell>
          <table:table-cell office:value-type="string">
            <text:p>MEDICINA II <text:s text:c="38"/></text:p>
          </table:table-cell>
          <table:table-cell office:value-type="string">
            <text:p>Cell Prolifer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909</text:p>
          </table:table-cell>
          <table:table-cell office:value-type="string">
            <text:p>MEDICINA II <text:s text:c="38"/></text:p>
          </table:table-cell>
          <table:table-cell office:value-type="string">
            <text:p>Cell Stem Cel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1268</text:p>
          </table:table-cell>
          <table:table-cell office:value-type="string">
            <text:p>MEDICINA II <text:s text:c="38"/></text:p>
          </table:table-cell>
          <table:table-cell office:value-type="string">
            <text:p>Cell Stress &amp; Chaperon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8145</text:p>
          </table:table-cell>
          <table:table-cell office:value-type="string">
            <text:p>MEDICINA II <text:s text:c="38"/></text:p>
          </table:table-cell>
          <table:table-cell office:value-type="string">
            <text:p>Cell Stress &amp; Chaperon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6897</text:p>
          </table:table-cell>
          <table:table-cell office:value-type="string">
            <text:p>MEDICINA II <text:s text:c="38"/></text:p>
          </table:table-cell>
          <table:table-cell office:value-type="string">
            <text:p>Cell 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5-158X</text:p>
          </table:table-cell>
          <table:table-cell office:value-type="string">
            <text:p>MEDICINA II <text:s text:c="38"/></text:p>
          </table:table-cell>
          <table:table-cell office:value-type="string">
            <text:p>Cellular and Molecular Bi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5680</text:p>
          </table:table-cell>
          <table:table-cell office:value-type="string">
            <text:p>MEDICINA II <text:s text:c="38"/></text:p>
          </table:table-cell>
          <table:table-cell office:value-type="string">
            <text:p>Cellular and Molecular Biology (Print) (Cessou em 200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682X</text:p>
          </table:table-cell>
          <table:table-cell office:value-type="string">
            <text:p>MEDICINA II <text:s text:c="38"/></text:p>
          </table:table-cell>
          <table:table-cell office:value-type="string">
            <text:p>Cellular and Molecular Life Sciences (Printed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MEDICINA II <text:s text:c="38"/></text:p>
          </table:table-cell>
          <table:table-cell office:value-type="string">
            <text:p>Cellular and Molecular Neu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5814</text:p>
          </table:table-cell>
          <table:table-cell office:value-type="string">
            <text:p>MEDICINA II <text:s text:c="38"/></text:p>
          </table:table-cell>
          <table:table-cell office:value-type="string">
            <text:p>Cell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5870</text:p>
          </table:table-cell>
          <table:table-cell office:value-type="string">
            <text:p>MEDICINA II <text:s text:c="38"/></text:p>
          </table:table-cell>
          <table:table-cell office:value-type="string">
            <text:p>Cellular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8987</text:p>
          </table:table-cell>
          <table:table-cell office:value-type="string">
            <text:p>MEDICINA II <text:s text:c="38"/></text:p>
          </table:table-cell>
          <table:table-cell office:value-type="string">
            <text:p>Cellular Physiology and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49</text:p>
          </table:table-cell>
          <table:table-cell office:value-type="string">
            <text:p>MEDICINA II <text:s text:c="38"/></text:p>
          </table:table-cell>
          <table:table-cell office:value-type="string">
            <text:p>Central Nervous System Agents in Medicin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3-1024</text:p>
          </table:table-cell>
          <table:table-cell office:value-type="string">
            <text:p>MEDICINA II <text:s text:c="38"/></text:p>
          </table:table-cell>
          <table:table-cell office:value-type="string">
            <text:p>Cephalalgia (Os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0352</text:p>
          </table:table-cell>
          <table:table-cell office:value-type="string">
            <text:p>MEDICINA II <text:s text:c="38"/></text:p>
          </table:table-cell>
          <table:table-cell office:value-type="string">
            <text:p>Cere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11</text:p>
          </table:table-cell>
          <table:table-cell office:value-type="string">
            <text:p>MEDICINA II <text:s text:c="38"/></text:p>
          </table:table-cell>
          <table:table-cell office:value-type="string">
            <text:p>Cerebral Cortex (New York, N.Y. 199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9770</text:p>
          </table:table-cell>
          <table:table-cell office:value-type="string">
            <text:p>MEDICINA II <text:s text:c="38"/></text:p>
          </table:table-cell>
          <table:table-cell office:value-type="string">
            <text:p>Cerebrovascular Diseases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2-9568</text:p>
          </table:table-cell>
          <table:table-cell office:value-type="string">
            <text:p>MEDICINA II <text:s text:c="38"/></text:p>
          </table:table-cell>
          <table:table-cell office:value-type="string">
            <text:p>Chemical and Biochemical Engineering Quarterl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363</text:p>
          </table:table-cell>
          <table:table-cell office:value-type="string">
            <text:p>MEDICINA II <text:s text:c="38"/></text:p>
          </table:table-cell>
          <table:table-cell office:value-type="string">
            <text:p>Chemical and Pharmaceutical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345</text:p>
          </table:table-cell>
          <table:table-cell office:value-type="string">
            <text:p>MEDICINA II <text:s text:c="38"/></text:p>
          </table:table-cell>
          <table:table-cell office:value-type="string">
            <text:p>Chemical Communications (London. 1996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MEDICINA II <text:s text:c="38"/></text:p>
          </table:table-cell>
          <table:table-cell office:value-type="string">
            <text:p>Chemical 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MEDICINA II <text:s text:c="38"/></text:p>
          </table:table-cell>
          <table:table-cell office:value-type="string">
            <text:p>Chemico-Biological Interac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MEDICINA II <text:s text:c="38"/></text:p>
          </table:table-cell>
          <table:table-cell office:value-type="string">
            <text:p>Chemistry &amp; Biodivers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4756</text:p>
          </table:table-cell>
          <table:table-cell office:value-type="string">
            <text:p>MEDICINA II <text:s text:c="38"/></text:p>
          </table:table-cell>
          <table:table-cell office:value-type="string">
            <text:p>Chemistry of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30</text:p>
          </table:table-cell>
          <table:table-cell office:value-type="string">
            <text:p>MEDICINA II <text:s text:c="38"/></text:p>
          </table:table-cell>
          <table:table-cell office:value-type="string">
            <text:p>Chemistry of Natural Compoun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MEDICINA II <text:s text:c="38"/></text:p>
          </table:table-cell>
          <table:table-cell office:value-type="string">
            <text:p>Chemosphere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57</text:p>
          </table:table-cell>
          <table:table-cell office:value-type="string">
            <text:p>MEDICINA II <text:s text:c="38"/></text:p>
          </table:table-cell>
          <table:table-cell office:value-type="string">
            <text:p>Chemotherap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692</text:p>
          </table:table-cell>
          <table:table-cell office:value-type="string">
            <text:p>MEDICINA II <text:s text:c="38"/></text:p>
          </table:table-cell>
          <table:table-cell office:value-type="string">
            <text:p>Chest (American College of Chest Physician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34</text:p>
          </table:table-cell>
          <table:table-cell office:value-type="string">
            <text:p>MEDICINA II <text:s text:c="38"/></text:p>
          </table:table-cell>
          <table:table-cell office:value-type="string">
            <text:p>Child Abuse &amp; Neglec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4993</text:p>
          </table:table-cell>
          <table:table-cell office:value-type="string">
            <text:p>MEDICINA II <text:s text:c="38"/></text:p>
          </table:table-cell>
          <table:table-cell office:value-type="string">
            <text:p>Child and Adolescent Psychiatric Clinics of North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7040</text:p>
          </table:table-cell>
          <table:table-cell office:value-type="string">
            <text:p>MEDICINA II <text:s text:c="38"/></text:p>
          </table:table-cell>
          <table:table-cell office:value-type="string">
            <text:p>Child's Nervous Syste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0042</text:p>
          </table:table-cell>
          <table:table-cell office:value-type="string">
            <text:p>MEDICINA II <text:s text:c="38"/></text:p>
          </table:table-cell>
          <table:table-cell office:value-type="string">
            <text:p>Chirality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0528</text:p>
          </table:table-cell>
          <table:table-cell office:value-type="string">
            <text:p>MEDICINA II <text:s text:c="38"/></text:p>
          </table:table-cell>
          <table:table-cell office:value-type="string">
            <text:p>Chronobiolog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MEDICINA II <text:s text:c="38"/></text:p>
          </table:table-cell>
          <table:table-cell office:value-type="string">
            <text:p>Ciência &amp; Saúde Coletiv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99</text:p>
          </table:table-cell>
          <table:table-cell office:value-type="string">
            <text:p>MEDICINA II <text:s text:c="38"/></text:p>
          </table:table-cell>
          <table:table-cell office:value-type="string">
            <text:p>Ciencia Agricola (UF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MEDICINA II <text:s text:c="38"/></text:p>
          </table:table-cell>
          <table:table-cell office:value-type="string">
            <text:p>Ciência Animal Brasileira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MEDICINA II <text:s text:c="38"/></text:p>
          </table:table-cell>
          <table:table-cell office:value-type="string">
            <text:p>Ciência e Agrotecnologia (UF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MEDICINA II <text:s text:c="38"/></text:p>
          </table:table-cell>
          <table:table-cell office:value-type="string">
            <text:p>Ciência e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MEDICINA II <text:s text:c="38"/></text:p>
          </table:table-cell>
          <table:table-cell office:value-type="string">
            <text:p>Ciência e Educação (UNE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580</text:p>
          </table:table-cell>
          <table:table-cell office:value-type="string">
            <text:p>MEDICINA II <text:s text:c="38"/></text:p>
          </table:table-cell>
          <table:table-cell office:value-type="string">
            <text:p>Ciência e Saúde (Salvado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MEDICINA II <text:s text:c="38"/></text:p>
          </table:table-cell>
          <table:table-cell office:value-type="string">
            <text:p>Ciência e Saúde Cole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MEDICINA II <text:s text:c="38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7X</text:p>
          </table:table-cell>
          <table:table-cell office:value-type="string">
            <text:p>MEDICINA II <text:s text:c="38"/></text:p>
          </table:table-cell>
          <table:table-cell office:value-type="string">
            <text:p>Ciência e Tecnologia de Alimento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MEDICINA II <text:s text:c="38"/></text:p>
          </table:table-cell>
          <table:table-cell office:value-type="string">
            <text:p>Ciênc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MEDICINA II <text:s text:c="38"/></text:p>
          </table:table-cell>
          <table:table-cell office:value-type="string">
            <text:p>Ciência Odontológica Brasil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MEDICINA II <text:s text:c="38"/></text:p>
          </table:table-cell>
          <table:table-cell office:value-type="string">
            <text:p>Ciência Rural (UFSM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8122</text:p>
          </table:table-cell>
          <table:table-cell office:value-type="string">
            <text:p>MEDICINA II <text:s text:c="38"/></text:p>
          </table:table-cell>
          <table:table-cell office:value-type="string">
            <text:p>Ciencia y Tecnología Alimenta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MEDICINA II <text:s text:c="38"/></text:p>
          </table:table-cell>
          <table:table-cell office:value-type="string">
            <text:p>Ciência, Cuidado &amp;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MEDICINA II <text:s text:c="38"/></text:p>
          </table:table-cell>
          <table:table-cell office:value-type="string">
            <text:p>Ciências &amp; Cogniçã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MEDICINA II <text:s text:c="38"/></text:p>
          </table:table-cell>
          <table:table-cell office:value-type="string">
            <text:p>Ciências Humanas em Revist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22</text:p>
          </table:table-cell>
          <table:table-cell office:value-type="string">
            <text:p>MEDICINA II <text:s text:c="38"/></text:p>
          </table:table-cell>
          <table:table-cell office:value-type="string">
            <text:p>Circulation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9843</text:p>
          </table:table-cell>
          <table:table-cell office:value-type="string">
            <text:p>MEDICINA II <text:s text:c="38"/></text:p>
          </table:table-cell>
          <table:table-cell office:value-type="string">
            <text:p>Circulation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137</text:p>
          </table:table-cell>
          <table:table-cell office:value-type="string">
            <text:p>MEDICINA II <text:s text:c="38"/></text:p>
          </table:table-cell>
          <table:table-cell office:value-type="string">
            <text:p>Climacteric (Carnfort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MEDICINA II <text:s text:c="38"/></text:p>
          </table:table-cell>
          <table:table-cell office:value-type="string">
            <text:p>Clin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630</text:p>
          </table:table-cell>
          <table:table-cell office:value-type="string">
            <text:p>MEDICINA II <text:s text:c="38"/></text:p>
          </table:table-cell>
          <table:table-cell office:value-type="string">
            <text:p>Clínica Mé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MEDICINA II <text:s text:c="38"/></text:p>
          </table:table-cell>
          <table:table-cell office:value-type="string">
            <text:p>Clínica Veteriná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2522</text:p>
          </table:table-cell>
          <table:table-cell office:value-type="string">
            <text:p>MEDICINA II <text:s text:c="38"/></text:p>
          </table:table-cell>
          <table:table-cell office:value-type="string">
            <text:p>Clinical &amp; Developmental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0898</text:p>
          </table:table-cell>
          <table:table-cell office:value-type="string">
            <text:p>MEDICINA II <text:s text:c="38"/></text:p>
          </table:table-cell>
          <table:table-cell office:value-type="string">
            <text:p>Clinical &amp; Experimental Metasta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6404</text:p>
          </table:table-cell>
          <table:table-cell office:value-type="string">
            <text:p>MEDICINA II <text:s text:c="38"/></text:p>
          </table:table-cell>
          <table:table-cell office:value-type="string">
            <text:p>Clinical &amp; Experimental 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3806</text:p>
          </table:table-cell>
          <table:table-cell office:value-type="string">
            <text:p>MEDICINA II <text:s text:c="38"/></text:p>
          </table:table-cell>
          <table:table-cell office:value-type="string">
            <text:p>Clinical Anatomy (New York, N.Y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0296</text:p>
          </table:table-cell>
          <table:table-cell office:value-type="string">
            <text:p>MEDICINA II <text:s text:c="38"/></text:p>
          </table:table-cell>
          <table:table-cell office:value-type="string">
            <text:p>Clinical and Applied Thrombosis/Hemosta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412X</text:p>
          </table:table-cell>
          <table:table-cell office:value-type="string">
            <text:p>MEDICINA II <text:s text:c="38"/></text:p>
          </table:table-cell>
          <table:table-cell office:value-type="string">
            <text:p>Clinical and Diagnostic Laboratory Immunology (Cessou em 2005. Cont. ISSN 1556-6811 Clinical and Vaccine Immun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7894</text:p>
          </table:table-cell>
          <table:table-cell office:value-type="string">
            <text:p>MEDICINA II <text:s text:c="38"/></text:p>
          </table:table-cell>
          <table:table-cell office:value-type="string">
            <text:p>Clinical and Experimental Aller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38</text:p>
          </table:table-cell>
          <table:table-cell office:value-type="string">
            <text:p>MEDICINA II <text:s text:c="38"/></text:p>
          </table:table-cell>
          <table:table-cell office:value-type="string">
            <text:p>Clinical and Experimental Der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MEDICINA II <text:s text:c="38"/></text:p>
          </table:table-cell>
          <table:table-cell office:value-type="string">
            <text:p>Clinical and Experimental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2536</text:p>
          </table:table-cell>
          <table:table-cell office:value-type="string">
            <text:p>MEDICINA II <text:s text:c="38"/></text:p>
          </table:table-cell>
          <table:table-cell office:value-type="string">
            <text:p>Clinical and Experimental Immunology. Suppl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8890</text:p>
          </table:table-cell>
          <table:table-cell office:value-type="string">
            <text:p>MEDICINA II <text:s text:c="38"/></text:p>
          </table:table-cell>
          <table:table-cell office:value-type="string">
            <text:p>Clinical and Experimental Medicine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663</text:p>
          </table:table-cell>
          <table:table-cell office:value-type="string">
            <text:p>MEDICINA II <text:s text:c="38"/></text:p>
          </table:table-cell>
          <table:table-cell office:value-type="string">
            <text:p>Clinical and Experimental Obstetrics &amp; Gyne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MEDICINA II <text:s text:c="38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56X</text:p>
          </table:table-cell>
          <table:table-cell office:value-type="string">
            <text:p>MEDICINA II <text:s text:c="38"/></text:p>
          </table:table-cell>
          <table:table-cell office:value-type="string">
            <text:p>Clinical and Experimental Rheumatology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8X</text:p>
          </table:table-cell>
          <table:table-cell office:value-type="string">
            <text:p>MEDICINA II <text:s text:c="38"/></text:p>
          </table:table-cell>
          <table:table-cell office:value-type="string">
            <text:p>Clinical and Investigative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854</text:p>
          </table:table-cell>
          <table:table-cell office:value-type="string">
            <text:p>MEDICINA II <text:s text:c="38"/></text:p>
          </table:table-cell>
          <table:table-cell office:value-type="string">
            <text:p>Clinical and Laboratory Haematology (Print) (Cessou em 2006. Cont. ISSN 1751-5521 International Journal of Laboratory He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811</text:p>
          </table:table-cell>
          <table:table-cell office:value-type="string">
            <text:p>MEDICINA II <text:s text:c="38"/></text:p>
          </table:table-cell>
          <table:table-cell office:value-type="string">
            <text:p>Clinical and Vaccine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79X</text:p>
          </table:table-cell>
          <table:table-cell office:value-type="string">
            <text:p>MEDICINA II <text:s text:c="38"/></text:p>
          </table:table-cell>
          <table:table-cell office:value-type="string">
            <text:p>Clinical and Vaccine Immu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851</text:p>
          </table:table-cell>
          <table:table-cell office:value-type="string">
            <text:p>MEDICINA II <text:s text:c="38"/></text:p>
          </table:table-cell>
          <table:table-cell office:value-type="string">
            <text:p>Clinical Autonom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MEDICINA II <text:s text:c="38"/></text:p>
          </table:table-cell>
          <table:table-cell office:value-type="string">
            <text:p>Clinical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33</text:p>
          </table:table-cell>
          <table:table-cell office:value-type="string">
            <text:p>MEDICINA II <text:s text:c="38"/></text:p>
          </table:table-cell>
          <table:table-cell office:value-type="string">
            <text:p>Clinical Biomechanics (Bristo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9289</text:p>
          </table:table-cell>
          <table:table-cell office:value-type="string">
            <text:p>MEDICINA II <text:s text:c="38"/></text:p>
          </table:table-cell>
          <table:table-cell office:value-type="string">
            <text:p>Clinical Cardiology (Mahwah, N.J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47</text:p>
          </table:table-cell>
          <table:table-cell office:value-type="string">
            <text:p>MEDICINA II <text:s text:c="38"/></text:p>
          </table:table-cell>
          <table:table-cell office:value-type="string">
            <text:p>Clinical Chemistr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621</text:p>
          </table:table-cell>
          <table:table-cell office:value-type="string">
            <text:p>MEDICINA II <text:s text:c="38"/></text:p>
          </table:table-cell>
          <table:table-cell office:value-type="string">
            <text:p>Clinical Chemistry and Laborato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3-2563</text:p>
          </table:table-cell>
          <table:table-cell office:value-type="string">
            <text:p>MEDICINA II <text:s text:c="38"/></text:p>
          </table:table-cell>
          <table:table-cell office:value-type="string">
            <text:p>Clinical Drug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827</text:p>
          </table:table-cell>
          <table:table-cell office:value-type="string">
            <text:p>MEDICINA II <text:s text:c="38"/></text:p>
          </table:table-cell>
          <table:table-cell office:value-type="string">
            <text:p>Clinical Dysmorp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0594</text:p>
          </table:table-cell>
          <table:table-cell office:value-type="string">
            <text:p>MEDICINA II <text:s text:c="38"/></text:p>
          </table:table-cell>
          <table:table-cell office:value-type="string">
            <text:p>Clinical EEG and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2265</text:p>
          </table:table-cell>
          <table:table-cell office:value-type="string">
            <text:p>MEDICINA II <text:s text:c="38"/></text:p>
          </table:table-cell>
          <table:table-cell office:value-type="string">
            <text:p>Clinical Endocrinology (Oxford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664</text:p>
          </table:table-cell>
          <table:table-cell office:value-type="string">
            <text:p>MEDICINA II <text:s text:c="38"/></text:p>
          </table:table-cell>
          <table:table-cell office:value-type="string">
            <text:p>Clinical Endocrin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63</text:p>
          </table:table-cell>
          <table:table-cell office:value-type="string">
            <text:p>MEDICINA II <text:s text:c="38"/></text:p>
          </table:table-cell>
          <table:table-cell office:value-type="string">
            <text:p>Clinical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7673</text:p>
          </table:table-cell>
          <table:table-cell office:value-type="string">
            <text:p>MEDICINA II <text:s text:c="38"/></text:p>
          </table:table-cell>
          <table:table-cell office:value-type="string">
            <text:p>Clinical Genitourinary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115</text:p>
          </table:table-cell>
          <table:table-cell office:value-type="string">
            <text:p>MEDICINA II <text:s text:c="38"/></text:p>
          </table:table-cell>
          <table:table-cell office:value-type="string">
            <text:p>Clinical Gerontologis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7071</text:p>
          </table:table-cell>
          <table:table-cell office:value-type="string">
            <text:p>MEDICINA II <text:s text:c="38"/></text:p>
          </table:table-cell>
          <table:table-cell office:value-type="string">
            <text:p>Clinical Imag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8-9995</text:p>
          </table:table-cell>
          <table:table-cell office:value-type="string">
            <text:p>MEDICINA II <text:s text:c="38"/></text:p>
          </table:table-cell>
          <table:table-cell office:value-type="string">
            <text:p>Clinical Immu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616</text:p>
          </table:table-cell>
          <table:table-cell office:value-type="string">
            <text:p>MEDICINA II <text:s text:c="38"/></text:p>
          </table:table-cell>
          <table:table-cell office:value-type="string">
            <text:p>Clinical Immunology (Orlando, Fl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MEDICINA II <text:s text:c="38"/></text:p>
          </table:table-cell>
          <table:table-cell office:value-type="string">
            <text:p>Clinical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2X</text:p>
          </table:table-cell>
          <table:table-cell office:value-type="string">
            <text:p>MEDICINA II <text:s text:c="38"/></text:p>
          </table:table-cell>
          <table:table-cell office:value-type="string">
            <text:p>Clinical Journal of Sport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041</text:p>
          </table:table-cell>
          <table:table-cell office:value-type="string">
            <text:p>MEDICINA II <text:s text:c="38"/></text:p>
          </table:table-cell>
          <table:table-cell office:value-type="string">
            <text:p>Clinical Journal of the American Society of Neph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05X</text:p>
          </table:table-cell>
          <table:table-cell office:value-type="string">
            <text:p>MEDICINA II <text:s text:c="38"/></text:p>
          </table:table-cell>
          <table:table-cell office:value-type="string">
            <text:p>Clinical Journal of the American Society of Nephr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9655</text:p>
          </table:table-cell>
          <table:table-cell office:value-type="string">
            <text:p>MEDICINA II <text:s text:c="38"/></text:p>
          </table:table-cell>
          <table:table-cell office:value-type="string">
            <text:p>Clinical Lymphoma (Cessou em 2005. Cont. ISSN 1557-9190 Clinical lymphoma &amp; Myeloma e ISSN 1938-0712 Clinical lymphoma &amp; Myeloma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4182</text:p>
          </table:table-cell>
          <table:table-cell office:value-type="string">
            <text:p>MEDICINA II <text:s text:c="38"/></text:p>
          </table:table-cell>
          <table:table-cell office:value-type="string">
            <text:p>Clinical Medicine &amp;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118</text:p>
          </table:table-cell>
          <table:table-cell office:value-type="string">
            <text:p>MEDICINA II <text:s text:c="38"/></text:p>
          </table:table-cell>
          <table:table-cell office:value-type="string">
            <text:p>Clinical Medicine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MEDICINA II <text:s text:c="38"/></text:p>
          </table:table-cell>
          <table:table-cell office:value-type="string">
            <text:p>Clinical Microbiology and Inf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6618</text:p>
          </table:table-cell>
          <table:table-cell office:value-type="string">
            <text:p>MEDICINA II <text:s text:c="38"/></text:p>
          </table:table-cell>
          <table:table-cell office:value-type="string">
            <text:p>Clinical Microbiology Review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8512</text:p>
          </table:table-cell>
          <table:table-cell office:value-type="string">
            <text:p>MEDICINA II <text:s text:c="38"/></text:p>
          </table:table-cell>
          <table:table-cell office:value-type="string">
            <text:p>Clinical Microbiolog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30</text:p>
          </table:table-cell>
          <table:table-cell office:value-type="string">
            <text:p>MEDICINA II <text:s text:c="38"/></text:p>
          </table:table-cell>
          <table:table-cell office:value-type="string">
            <text:p>Clinical Neph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8467</text:p>
          </table:table-cell>
          <table:table-cell office:value-type="string">
            <text:p>MEDICINA II <text:s text:c="38"/></text:p>
          </table:table-cell>
          <table:table-cell office:value-type="string">
            <text:p>Clinical Neurology and Neurosurgery (Dutch-Flemish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5091</text:p>
          </table:table-cell>
          <table:table-cell office:value-type="string">
            <text:p>MEDICINA II <text:s text:c="38"/></text:p>
          </table:table-cell>
          <table:table-cell office:value-type="string">
            <text:p>Clinical Neuro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664</text:p>
          </table:table-cell>
          <table:table-cell office:value-type="string">
            <text:p>MEDICINA II <text:s text:c="38"/></text:p>
          </table:table-cell>
          <table:table-cell office:value-type="string">
            <text:p>Clinical Neur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2457</text:p>
          </table:table-cell>
          <table:table-cell office:value-type="string">
            <text:p>MEDICINA II <text:s text:c="38"/></text:p>
          </table:table-cell>
          <table:table-cell office:value-type="string">
            <text:p>Clinical Neuro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762</text:p>
          </table:table-cell>
          <table:table-cell office:value-type="string">
            <text:p>MEDICINA II <text:s text:c="38"/></text:p>
          </table:table-cell>
          <table:table-cell office:value-type="string">
            <text:p>Clinical Nuclear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MEDICINA II <text:s text:c="38"/></text:p>
          </table:table-cell>
          <table:table-cell office:value-type="string">
            <text:p>Clinical Nutrition (Edinburg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161</text:p>
          </table:table-cell>
          <table:table-cell office:value-type="string">
            <text:p>MEDICINA II <text:s text:c="38"/></text:p>
          </table:table-cell>
          <table:table-cell office:value-type="string">
            <text:p>Clinical Nutrition Supplemen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7-5467</text:p>
          </table:table-cell>
          <table:table-cell office:value-type="string">
            <text:p>MEDICINA II <text:s text:c="38"/></text:p>
          </table:table-cell>
          <table:table-cell office:value-type="string">
            <text:p>Clinical Ophthalmology (Cessou em 2008. Cont. ISSN 1177-5483 Clinical Ophthalmology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61</text:p>
          </table:table-cell>
          <table:table-cell office:value-type="string">
            <text:p>MEDICINA II <text:s text:c="38"/></text:p>
          </table:table-cell>
          <table:table-cell office:value-type="string">
            <text:p>Clinical Oral Implant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1X</text:p>
          </table:table-cell>
          <table:table-cell office:value-type="string">
            <text:p>MEDICINA II <text:s text:c="38"/></text:p>
          </table:table-cell>
          <table:table-cell office:value-type="string">
            <text:p>Clinical Orthopaedics and Related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28</text:p>
          </table:table-cell>
          <table:table-cell office:value-type="string">
            <text:p>MEDICINA II <text:s text:c="38"/></text:p>
          </table:table-cell>
          <table:table-cell office:value-type="string">
            <text:p>Clinical P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36</text:p>
          </table:table-cell>
          <table:table-cell office:value-type="string">
            <text:p>MEDICINA II <text:s text:c="38"/></text:p>
          </table:table-cell>
          <table:table-cell office:value-type="string">
            <text:p>Clinical Pharmacology and Therapeu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0179</text:p>
          </table:table-cell>
          <table:table-cell office:value-type="string">
            <text:p>MEDICINA II <text:s text:c="38"/></text:p>
          </table:table-cell>
          <table:table-cell office:value-type="string">
            <text:p>Clinical Practice and Epidemiology in Mental Healt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60</text:p>
          </table:table-cell>
          <table:table-cell office:value-type="string">
            <text:p>MEDICINA II <text:s text:c="38"/></text:p>
          </table:table-cell>
          <table:table-cell office:value-type="string">
            <text:p>Clinical Radiology (Harlow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155</text:p>
          </table:table-cell>
          <table:table-cell office:value-type="string">
            <text:p>MEDICINA II <text:s text:c="38"/></text:p>
          </table:table-cell>
          <table:table-cell office:value-type="string">
            <text:p>Clinical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MEDICINA II <text:s text:c="38"/></text:p>
          </table:table-cell>
          <table:table-cell office:value-type="string">
            <text:p>Clinical Rheumatology (Printe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1232</text:p>
          </table:table-cell>
          <table:table-cell office:value-type="string">
            <text:p>MEDICINA II <text:s text:c="38"/></text:p>
          </table:table-cell>
          <table:table-cell office:value-type="string">
            <text:p>Clinical Schizophrenia &amp; Related Psychos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5221</text:p>
          </table:table-cell>
          <table:table-cell office:value-type="string">
            <text:p>MEDICINA II <text:s text:c="38"/></text:p>
          </table:table-cell>
          <table:table-cell office:value-type="string">
            <text:p>Clinical Science (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2918</text:p>
          </table:table-cell>
          <table:table-cell office:value-type="string">
            <text:p>MEDICINA II <text:s text:c="38"/></text:p>
          </table:table-cell>
          <table:table-cell office:value-type="string">
            <text:p>Clinical Therapeu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650</text:p>
          </table:table-cell>
          <table:table-cell office:value-type="string">
            <text:p>MEDICINA II <text:s text:c="38"/></text:p>
          </table:table-cell>
          <table:table-cell office:value-type="string">
            <text:p>Clinical Toxicology (Philadelphia, Pa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63</text:p>
          </table:table-cell>
          <table:table-cell office:value-type="string">
            <text:p>MEDICINA II <text:s text:c="38"/></text:p>
          </table:table-cell>
          <table:table-cell office:value-type="string">
            <text:p>Clinical Transpla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MEDICINA II <text:s text:c="38"/></text:p>
          </table:table-cell>
          <table:table-cell office:value-type="string">
            <text:p>Clinics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5231</text:p>
          </table:table-cell>
          <table:table-cell office:value-type="string">
            <text:p>MEDICINA II <text:s text:c="38"/></text:p>
          </table:table-cell>
          <table:table-cell office:value-type="string">
            <text:p>Clinics in Chest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081X</text:p>
          </table:table-cell>
          <table:table-cell office:value-type="string">
            <text:p>MEDICINA II <text:s text:c="38"/></text:p>
          </table:table-cell>
          <table:table-cell office:value-type="string">
            <text:p>Clinics in Der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5108</text:p>
          </table:table-cell>
          <table:table-cell office:value-type="string">
            <text:p>MEDICINA II <text:s text:c="38"/></text:p>
          </table:table-cell>
          <table:table-cell office:value-type="string">
            <text:p>Clinics in Perin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0-3946</text:p>
          </table:table-cell>
          <table:table-cell office:value-type="string">
            <text:p>MEDICINA II <text:s text:c="38"/></text:p>
          </table:table-cell>
          <table:table-cell office:value-type="string">
            <text:p>CMAJ. Canadian Medical Association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563X</text:p>
          </table:table-cell>
          <table:table-cell office:value-type="string">
            <text:p>MEDICINA II <text:s text:c="38"/></text:p>
          </table:table-cell>
          <table:table-cell office:value-type="string">
            <text:p>CNS Drug Reviews (Cessou em 2007. Cont. ISSN 1755-5930 CNS Neuroscience &amp; Therapeutics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2-7047</text:p>
          </table:table-cell>
          <table:table-cell office:value-type="string">
            <text:p>MEDICINA II <text:s text:c="38"/></text:p>
          </table:table-cell>
          <table:table-cell office:value-type="string">
            <text:p>CNS Drugs (Auck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529</text:p>
          </table:table-cell>
          <table:table-cell office:value-type="string">
            <text:p>MEDICINA II <text:s text:c="38"/></text:p>
          </table:table-cell>
          <table:table-cell office:value-type="string">
            <text:p>CNS Spectru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493X</text:p>
          </table:table-cell>
          <table:table-cell office:value-type="string">
            <text:p>MEDICINA II <text:s text:c="38"/></text:p>
          </table:table-cell>
          <table:table-cell office:value-type="string">
            <text:p>Cochrane Database of Systematic Review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780X</text:p>
          </table:table-cell>
          <table:table-cell office:value-type="string">
            <text:p>MEDICINA II <text:s text:c="38"/></text:p>
          </table:table-cell>
          <table:table-cell office:value-type="string">
            <text:p>Cochrane Library (CD-RO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858</text:p>
          </table:table-cell>
          <table:table-cell office:value-type="string">
            <text:p>MEDICINA II <text:s text:c="38"/></text:p>
          </table:table-cell>
          <table:table-cell office:value-type="string">
            <text:p>Cochrane Libra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36</text:p>
          </table:table-cell>
          <table:table-cell office:value-type="string">
            <text:p>MEDICINA II <text:s text:c="38"/></text:p>
          </table:table-cell>
          <table:table-cell office:value-type="string">
            <text:p>Cogitare Enfermagem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3633</text:p>
          </table:table-cell>
          <table:table-cell office:value-type="string">
            <text:p>MEDICINA II <text:s text:c="38"/></text:p>
          </table:table-cell>
          <table:table-cell office:value-type="string">
            <text:p>Cognitive and Behavioral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410</text:p>
          </table:table-cell>
          <table:table-cell office:value-type="string">
            <text:p>MEDICINA II <text:s text:c="38"/></text:p>
          </table:table-cell>
          <table:table-cell office:value-type="string">
            <text:p>Cognitive Brain Research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313</text:p>
          </table:table-cell>
          <table:table-cell office:value-type="string">
            <text:p>MEDICINA II <text:s text:c="38"/></text:p>
          </table:table-cell>
          <table:table-cell office:value-type="string">
            <text:p>Coleção Pesquisa em Educação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MEDICINA II <text:s text:c="38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8322</text:p>
          </table:table-cell>
          <table:table-cell office:value-type="string">
            <text:p>MEDICINA II <text:s text:c="38"/></text:p>
          </table:table-cell>
          <table:table-cell office:value-type="string">
            <text:p>Colombia Me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744</text:p>
          </table:table-cell>
          <table:table-cell office:value-type="string">
            <text:p>MEDICINA II <text:s text:c="38"/></text:p>
          </table:table-cell>
          <table:table-cell office:value-type="string">
            <text:p>Coluna (SOBRALEM) (Cessou em 2004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2073</text:p>
          </table:table-cell>
          <table:table-cell office:value-type="string">
            <text:p>MEDICINA II <text:s text:c="38"/></text:p>
          </table:table-cell>
          <table:table-cell office:value-type="string">
            <text:p>Combinatorial Chemistry &amp; High Throughput Scree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MEDICINA II <text:s text:c="38"/></text:p>
          </table:table-cell>
          <table:table-cell office:value-type="string">
            <text:p>ComCiência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MEDICINA II <text:s text:c="38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539X</text:p>
          </table:table-cell>
          <table:table-cell office:value-type="string">
            <text:p>MEDICINA II <text:s text:c="38"/></text:p>
          </table:table-cell>
          <table:table-cell office:value-type="string">
            <text:p>Community Dental Heal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61</text:p>
          </table:table-cell>
          <table:table-cell office:value-type="string">
            <text:p>MEDICINA II <text:s text:c="38"/></text:p>
          </table:table-cell>
          <table:table-cell office:value-type="string">
            <text:p>Community Dentistry and Oral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2795</text:p>
          </table:table-cell>
          <table:table-cell office:value-type="string">
            <text:p>MEDICINA II <text:s text:c="38"/></text:p>
          </table:table-cell>
          <table:table-cell office:value-type="string">
            <text:p>Community Genetics (Cessou em 2008. Cont. ISSN 1662-4246 Public Health Genomics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8413</text:p>
          </table:table-cell>
          <table:table-cell office:value-type="string">
            <text:p>MEDICINA II <text:s text:c="38"/></text:p>
          </table:table-cell>
          <table:table-cell office:value-type="string">
            <text:p>Comparative Biochemistry and Physiology. C. Comparative Pharmacology and Toxicology (Cessou em 1993. Cont. ISSN 1367-8280 Comparative Biochemistry and Physiology. Part C, Pharmacology, Toxicology &amp; Endocrin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MEDICINA II <text:s text:c="38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MEDICINA II <text:s text:c="38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8280</text:p>
          </table:table-cell>
          <table:table-cell office:value-type="string">
            <text:p>MEDICINA II <text:s text:c="38"/></text:p>
          </table:table-cell>
          <table:table-cell office:value-type="string">
            <text:p>Comparative Biochemistry and Physiology. Part C, Pharmacology, Toxicology &amp; Endocrinology (Cessou em 1999. Cont. ISSN 1532-0456 Comparative Biochemistry and Physiology. C. Toxicology &amp; Pharmac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71</text:p>
          </table:table-cell>
          <table:table-cell office:value-type="string">
            <text:p>MEDICINA II <text:s text:c="38"/></text:p>
          </table:table-cell>
          <table:table-cell office:value-type="string">
            <text:p>Comparative Immunology, Microbiology and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2299</text:p>
          </table:table-cell>
          <table:table-cell office:value-type="string">
            <text:p>MEDICINA II <text:s text:c="38"/></text:p>
          </table:table-cell>
          <table:table-cell office:value-type="string">
            <text:p>Complementary Therapies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40X</text:p>
          </table:table-cell>
          <table:table-cell office:value-type="string">
            <text:p>MEDICINA II <text:s text:c="38"/></text:p>
          </table:table-cell>
          <table:table-cell office:value-type="string">
            <text:p>Comprehensive Psychia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MEDICINA II <text:s text:c="38"/></text:p>
          </table:table-cell>
          <table:table-cell office:value-type="string">
            <text:p>Computational Statistics &amp; Data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MEDICINA II <text:s text:c="38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5842</text:p>
          </table:table-cell>
          <table:table-cell office:value-type="string">
            <text:p>MEDICINA II <text:s text:c="38"/></text:p>
          </table:table-cell>
          <table:table-cell office:value-type="string">
            <text:p>Computer Methods in Biomechanics and Biomedic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84</text:p>
          </table:table-cell>
          <table:table-cell office:value-type="string">
            <text:p>MEDICINA II <text:s text:c="38"/></text:p>
          </table:table-cell>
          <table:table-cell office:value-type="string">
            <text:p>Comunicação em Ciências da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938</text:p>
          </table:table-cell>
          <table:table-cell office:value-type="string">
            <text:p>MEDICINA II <text:s text:c="38"/></text:p>
          </table:table-cell>
          <table:table-cell office:value-type="string">
            <text:p>Conduta Médic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3186</text:p>
          </table:table-cell>
          <table:table-cell office:value-type="string">
            <text:p>MEDICINA II <text:s text:c="38"/></text:p>
          </table:table-cell>
          <table:table-cell office:value-type="string">
            <text:p>Congresso Brasileiro de Ensino e Pesquisa em saúde da Criança e do Adolesc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 <text:s text:c="38"/></text:p>
          </table:table-cell>
          <table:table-cell office:value-type="string">
            <text:p>Congresso Brasileiro de Ensino e Pesquisa em saúde da Criança e do Adolesc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207</text:p>
          </table:table-cell>
          <table:table-cell office:value-type="string">
            <text:p>MEDICINA II <text:s text:c="38"/></text:p>
          </table:table-cell>
          <table:table-cell office:value-type="string">
            <text:p>Connective Tissu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28</text:p>
          </table:table-cell>
          <table:table-cell office:value-type="string">
            <text:p>MEDICINA II <text:s text:c="38"/></text:p>
          </table:table-cell>
          <table:table-cell office:value-type="string">
            <text:p>ConScientiae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0558</text:p>
          </table:table-cell>
          <table:table-cell office:value-type="string">
            <text:p>MEDICINA II <text:s text:c="38"/></text:p>
          </table:table-cell>
          <table:table-cell office:value-type="string">
            <text:p>Contemporary Topics in Laboratory Animal Science (Cessou em 2005. Cont. ISSN 1559-6109 Journal of the American Association for Laboratory Animal Scienc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482</text:p>
          </table:table-cell>
          <table:table-cell office:value-type="string">
            <text:p>MEDICINA II <text:s text:c="38"/></text:p>
          </table:table-cell>
          <table:table-cell office:value-type="string">
            <text:p>Contextos Clín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7824</text:p>
          </table:table-cell>
          <table:table-cell office:value-type="string">
            <text:p>MEDICINA II <text:s text:c="38"/></text:p>
          </table:table-cell>
          <table:table-cell office:value-type="string">
            <text:p>Contraception (Stoneh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61</text:p>
          </table:table-cell>
          <table:table-cell office:value-type="string">
            <text:p>MEDICINA II <text:s text:c="38"/></text:p>
          </table:table-cell>
          <table:table-cell office:value-type="string">
            <text:p>Control Engineering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59</text:p>
          </table:table-cell>
          <table:table-cell office:value-type="string">
            <text:p>MEDICINA II <text:s text:c="38"/></text:p>
          </table:table-cell>
          <table:table-cell office:value-type="string">
            <text:p>Controle &amp; Autom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40</text:p>
          </table:table-cell>
          <table:table-cell office:value-type="string">
            <text:p>MEDICINA II <text:s text:c="38"/></text:p>
          </table:table-cell>
          <table:table-cell office:value-type="string">
            <text:p>Corne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3766</text:p>
          </table:table-cell>
          <table:table-cell office:value-type="string">
            <text:p>MEDICINA II <text:s text:c="38"/></text:p>
          </table:table-cell>
          <table:table-cell office:value-type="string">
            <text:p>Cosmetic Dermatology (Cedar Knolls, N.J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634</text:p>
          </table:table-cell>
          <table:table-cell office:value-type="string">
            <text:p>MEDICINA II <text:s text:c="38"/></text:p>
          </table:table-cell>
          <table:table-cell office:value-type="string">
            <text:p>Cranio. Journal of Craniomandibular Prac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8548</text:p>
          </table:table-cell>
          <table:table-cell office:value-type="string">
            <text:p>MEDICINA II <text:s text:c="38"/></text:p>
          </table:table-cell>
          <table:table-cell office:value-type="string">
            <text:p>Criminal Justice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609X</text:p>
          </table:table-cell>
          <table:table-cell office:value-type="string">
            <text:p>MEDICINA II <text:s text:c="38"/></text:p>
          </table:table-cell>
          <table:table-cell office:value-type="string">
            <text:p>Critical Care (London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535</text:p>
          </table:table-cell>
          <table:table-cell office:value-type="string">
            <text:p>MEDICINA II <text:s text:c="38"/></text:p>
          </table:table-cell>
          <table:table-cell office:value-type="string">
            <text:p>Critical Care (Londo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493</text:p>
          </table:table-cell>
          <table:table-cell office:value-type="string">
            <text:p>MEDICINA II <text:s text:c="38"/></text:p>
          </table:table-cell>
          <table:table-cell office:value-type="string">
            <text:p>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1058</text:p>
          </table:table-cell>
          <table:table-cell office:value-type="string">
            <text:p>MEDICINA II <text:s text:c="38"/></text:p>
          </table:table-cell>
          <table:table-cell office:value-type="string">
            <text:p>Culture, Health &amp; Sexual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3782</text:p>
          </table:table-cell>
          <table:table-cell office:value-type="string">
            <text:p>MEDICINA II <text:s text:c="38"/></text:p>
          </table:table-cell>
          <table:table-cell office:value-type="string">
            <text:p>Current Cardiology Repor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847</text:p>
          </table:table-cell>
          <table:table-cell office:value-type="string">
            <text:p>MEDICINA II <text:s text:c="38"/></text:p>
          </table:table-cell>
          <table:table-cell office:value-type="string">
            <text:p>Current Clinical Pharma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18</text:p>
          </table:table-cell>
          <table:table-cell office:value-type="string">
            <text:p>MEDICINA II <text:s text:c="38"/></text:p>
          </table:table-cell>
          <table:table-cell office:value-type="string">
            <text:p>Current Drug Deliv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4501</text:p>
          </table:table-cell>
          <table:table-cell office:value-type="string">
            <text:p>MEDICINA II <text:s text:c="38"/></text:p>
          </table:table-cell>
          <table:table-cell office:value-type="string">
            <text:p>Current Drug Targe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0X</text:p>
          </table:table-cell>
          <table:table-cell office:value-type="string">
            <text:p>MEDICINA II <text:s text:c="38"/></text:p>
          </table:table-cell>
          <table:table-cell office:value-type="string">
            <text:p>Current Drug Targets. Inflammation &amp; Aller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2X</text:p>
          </table:table-cell>
          <table:table-cell office:value-type="string">
            <text:p>MEDICINA II <text:s text:c="38"/></text:p>
          </table:table-cell>
          <table:table-cell office:value-type="string">
            <text:p>Current HIV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7995</text:p>
          </table:table-cell>
          <table:table-cell office:value-type="string">
            <text:p>MEDICINA II <text:s text:c="38"/></text:p>
          </table:table-cell>
          <table:table-cell office:value-type="string">
            <text:p>Current Medical Research and Opin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73</text:p>
          </table:table-cell>
          <table:table-cell office:value-type="string">
            <text:p>MEDICINA II <text:s text:c="38"/></text:p>
          </table:table-cell>
          <table:table-cell office:value-type="string">
            <text:p>Current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42</text:p>
          </table:table-cell>
          <table:table-cell office:value-type="string">
            <text:p>MEDICINA II <text:s text:c="38"/></text:p>
          </table:table-cell>
          <table:table-cell office:value-type="string">
            <text:p>Current Medicinal Chemistry. Anti-inflammatory &amp; Anti-allergy Agents (Cessou em 2005. Cont. ISSN 1871-5230 Anti-Inflammatory and Anti-Allergy Agents in Medicinal Chemistr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69</text:p>
          </table:table-cell>
          <table:table-cell office:value-type="string">
            <text:p>MEDICINA II <text:s text:c="38"/></text:p>
          </table:table-cell>
          <table:table-cell office:value-type="string">
            <text:p>Current Medicinal Chemistry. Cardiovascular &amp; Hematological Agents (Cessou em 2005. Cont. ISSN 1871-5257 Cardiovascular &amp; Hematological Agents in Medicinal Chemistr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MEDICINA II <text:s text:c="38"/></text:p>
          </table:table-cell>
          <table:table-cell office:value-type="string">
            <text:p>Current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26</text:p>
          </table:table-cell>
          <table:table-cell office:value-type="string">
            <text:p>MEDICINA II <text:s text:c="38"/></text:p>
          </table:table-cell>
          <table:table-cell office:value-type="string">
            <text:p>Current Neurovascula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4050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Allergy and Clinical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931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Chemic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1950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Clinical Nutrition and Metabolic C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5295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Critical C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3097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Endocrinology &amp; Diabetes (Cessou em 2006. Cont. ISSN 1752-296X Current Opinion in Endocrinology, Diabetes and Obesity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375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4821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Nephrology and Hyperten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7540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Ne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72X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Obstetrics &amp; Gyn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746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367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5287</text:p>
          </table:table-cell>
          <table:table-cell office:value-type="string">
            <text:p>MEDICINA II <text:s text:c="38"/></text:p>
          </table:table-cell>
          <table:table-cell office:value-type="string">
            <text:p>Current Opinion in Pulmonary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3081</text:p>
          </table:table-cell>
          <table:table-cell office:value-type="string">
            <text:p>MEDICINA II <text:s text:c="38"/></text:p>
          </table:table-cell>
          <table:table-cell office:value-type="string">
            <text:p>Current Pain and Headache Report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129</text:p>
          </table:table-cell>
          <table:table-cell office:value-type="string">
            <text:p>MEDICINA II <text:s text:c="38"/></text:p>
          </table:table-cell>
          <table:table-cell office:value-type="string">
            <text:p>Current Pharmaceutical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10</text:p>
          </table:table-cell>
          <table:table-cell office:value-type="string">
            <text:p>MEDICINA II <text:s text:c="38"/></text:p>
          </table:table-cell>
          <table:table-cell office:value-type="string">
            <text:p>Current Pharmaceutical Bio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128</text:p>
          </table:table-cell>
          <table:table-cell office:value-type="string">
            <text:p>MEDICINA II <text:s text:c="38"/></text:p>
          </table:table-cell>
          <table:table-cell office:value-type="string">
            <text:p>Current Pharmaceutical Desig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188</text:p>
          </table:table-cell>
          <table:table-cell office:value-type="string">
            <text:p>MEDICINA II <text:s text:c="38"/></text:p>
          </table:table-cell>
          <table:table-cell office:value-type="string">
            <text:p>Current Problems in Diagnostic Rad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37</text:p>
          </table:table-cell>
          <table:table-cell office:value-type="string">
            <text:p>MEDICINA II <text:s text:c="38"/></text:p>
          </table:table-cell>
          <table:table-cell office:value-type="string">
            <text:p>Current Protein and Peptide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05</text:p>
          </table:table-cell>
          <table:table-cell office:value-type="string">
            <text:p>MEDICINA II <text:s text:c="38"/></text:p>
          </table:table-cell>
          <table:table-cell office:value-type="string">
            <text:p>Current Psychiatry Revi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93X</text:p>
          </table:table-cell>
          <table:table-cell office:value-type="string">
            <text:p>MEDICINA II <text:s text:c="38"/></text:p>
          </table:table-cell>
          <table:table-cell office:value-type="string">
            <text:p>Current Therapeutic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4567</text:p>
          </table:table-cell>
          <table:table-cell office:value-type="string">
            <text:p>MEDICINA II <text:s text:c="38"/></text:p>
          </table:table-cell>
          <table:table-cell office:value-type="string">
            <text:p>Current Trends in Immu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11</text:p>
          </table:table-cell>
          <table:table-cell office:value-type="string">
            <text:p>MEDICINA II <text:s text:c="38"/></text:p>
          </table:table-cell>
          <table:table-cell office:value-type="string">
            <text:p>Current Vascular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162</text:p>
          </table:table-cell>
          <table:table-cell office:value-type="string">
            <text:p>MEDICINA II <text:s text:c="38"/></text:p>
          </table:table-cell>
          <table:table-cell office:value-type="string">
            <text:p>Cutis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581</text:p>
          </table:table-cell>
          <table:table-cell office:value-type="string">
            <text:p>MEDICINA II <text:s text:c="38"/></text:p>
          </table:table-cell>
          <table:table-cell office:value-type="string">
            <text:p>Cytogenetic and Genome Research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666</text:p>
          </table:table-cell>
          <table:table-cell office:value-type="string">
            <text:p>MEDICINA II <text:s text:c="38"/></text:p>
          </table:table-cell>
          <table:table-cell office:value-type="string">
            <text:p>Cytokine (Philadelphia) (Cessou em 2000. Cont. Cytokine+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545</text:p>
          </table:table-cell>
          <table:table-cell office:value-type="string">
            <text:p>MEDICINA II <text:s text:c="38"/></text:p>
          </table:table-cell>
          <table:table-cell office:value-type="string">
            <text:p>Cy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4763</text:p>
          </table:table-cell>
          <table:table-cell office:value-type="string">
            <text:p>MEDICINA II <text:s text:c="38"/></text:p>
          </table:table-cell>
          <table:table-cell office:value-type="string">
            <text:p>Cytometry (New York, N.Y.) (Cessou em 2002. Fundiu-se com ISSN 0966-9051 Bioimaging (Bristol. 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22</text:p>
          </table:table-cell>
          <table:table-cell office:value-type="string">
            <text:p>MEDICINA II <text:s text:c="38"/></text:p>
          </table:table-cell>
          <table:table-cell office:value-type="string">
            <text:p>Cytometry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49</text:p>
          </table:table-cell>
          <table:table-cell office:value-type="string">
            <text:p>MEDICINA II <text:s text:c="38"/></text:p>
          </table:table-cell>
          <table:table-cell office:value-type="string">
            <text:p>Cytometry. Part B, Clinical Cyt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507</text:p>
          </table:table-cell>
          <table:table-cell office:value-type="string">
            <text:p>MEDICINA II <text:s text:c="38"/></text:p>
          </table:table-cell>
          <table:table-cell office:value-type="string">
            <text:p>Cytopath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MEDICINA II <text:s text:c="38"/></text:p>
          </table:table-cell>
          <table:table-cell office:value-type="string">
            <text:p>Dados (Rio de Janeir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MEDICINA II <text:s text:c="38"/></text:p>
          </table:table-cell>
          <table:table-cell office:value-type="string">
            <text:p>Dementia &amp; Neuropsych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3012</text:p>
          </table:table-cell>
          <table:table-cell office:value-type="string">
            <text:p>MEDICINA II <text:s text:c="38"/></text:p>
          </table:table-cell>
          <table:table-cell office:value-type="string">
            <text:p>Dementia (Lond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8008</text:p>
          </table:table-cell>
          <table:table-cell office:value-type="string">
            <text:p>MEDICINA II <text:s text:c="38"/></text:p>
          </table:table-cell>
          <table:table-cell office:value-type="string">
            <text:p>Dementia and Geriatric Cognitive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4469</text:p>
          </table:table-cell>
          <table:table-cell office:value-type="string">
            <text:p>MEDICINA II <text:s text:c="38"/></text:p>
          </table:table-cell>
          <table:table-cell office:value-type="string">
            <text:p>Dental Trau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647</text:p>
          </table:table-cell>
          <table:table-cell office:value-type="string">
            <text:p>MEDICINA II <text:s text:c="38"/></text:p>
          </table:table-cell>
          <table:table-cell office:value-type="string">
            <text:p>Dentistry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32X</text:p>
          </table:table-cell>
          <table:table-cell office:value-type="string">
            <text:p>MEDICINA II <text:s text:c="38"/></text:p>
          </table:table-cell>
          <table:table-cell office:value-type="string">
            <text:p>Dento-Maxillo-Facial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4269</text:p>
          </table:table-cell>
          <table:table-cell office:value-type="string">
            <text:p>MEDICINA II <text:s text:c="38"/></text:p>
          </table:table-cell>
          <table:table-cell office:value-type="string">
            <text:p>Depression and Anx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8470</text:p>
          </table:table-cell>
          <table:table-cell office:value-type="string">
            <text:p>MEDICINA II <text:s text:c="38"/></text:p>
          </table:table-cell>
          <table:table-cell office:value-type="string">
            <text:p>Der Hautarzt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4390</text:p>
          </table:table-cell>
          <table:table-cell office:value-type="string">
            <text:p>MEDICINA II <text:s text:c="38"/></text:p>
          </table:table-cell>
          <table:table-cell office:value-type="string">
            <text:p>Dermatologia Cosmetica Medica y Quirur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903X</text:p>
          </table:table-cell>
          <table:table-cell office:value-type="string">
            <text:p>MEDICINA II <text:s text:c="38"/></text:p>
          </table:table-cell>
          <table:table-cell office:value-type="string">
            <text:p>Dermatología Pediátrica Latinoamerican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8635</text:p>
          </table:table-cell>
          <table:table-cell office:value-type="string">
            <text:p>MEDICINA II <text:s text:c="38"/></text:p>
          </table:table-cell>
          <table:table-cell office:value-type="string">
            <text:p>Dermatologic Cli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0512</text:p>
          </table:table-cell>
          <table:table-cell office:value-type="string">
            <text:p>MEDICINA II <text:s text:c="38"/></text:p>
          </table:table-cell>
          <table:table-cell office:value-type="string">
            <text:p>Dermatologic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8665</text:p>
          </table:table-cell>
          <table:table-cell office:value-type="string">
            <text:p>MEDICINA II <text:s text:c="38"/></text:p>
          </table:table-cell>
          <table:table-cell office:value-type="string">
            <text:p>Dermat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2108</text:p>
          </table:table-cell>
          <table:table-cell office:value-type="string">
            <text:p>MEDICINA II <text:s text:c="38"/></text:p>
          </table:table-cell>
          <table:table-cell office:value-type="string">
            <text:p>Dermatology Onlin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731</text:p>
          </table:table-cell>
          <table:table-cell office:value-type="string">
            <text:p>MEDICINA II <text:s text:c="38"/></text:p>
          </table:table-cell>
          <table:table-cell office:value-type="string">
            <text:p>Developing World Bioeth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55X</text:p>
          </table:table-cell>
          <table:table-cell office:value-type="string">
            <text:p>MEDICINA II <text:s text:c="38"/></text:p>
          </table:table-cell>
          <table:table-cell office:value-type="string">
            <text:p>Development and Chang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944X</text:p>
          </table:table-cell>
          <table:table-cell office:value-type="string">
            <text:p>MEDICINA II <text:s text:c="38"/></text:p>
          </table:table-cell>
          <table:table-cell office:value-type="string">
            <text:p>Development, Genes and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305X</text:p>
          </table:table-cell>
          <table:table-cell office:value-type="string">
            <text:p>MEDICINA II <text:s text:c="38"/></text:p>
          </table:table-cell>
          <table:table-cell office:value-type="string">
            <text:p>Developmental and Comparative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3806</text:p>
          </table:table-cell>
          <table:table-cell office:value-type="string">
            <text:p>MEDICINA II <text:s text:c="38"/></text:p>
          </table:table-cell>
          <table:table-cell office:value-type="string">
            <text:p>Developmental Brain Research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22</text:p>
          </table:table-cell>
          <table:table-cell office:value-type="string">
            <text:p>MEDICINA II <text:s text:c="38"/></text:p>
          </table:table-cell>
          <table:table-cell office:value-type="string">
            <text:p>Developmental Medicine and Child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423</text:p>
          </table:table-cell>
          <table:table-cell office:value-type="string">
            <text:p>MEDICINA II <text:s text:c="38"/></text:p>
          </table:table-cell>
          <table:table-cell office:value-type="string">
            <text:p>Developmental Neurorehabilit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866</text:p>
          </table:table-cell>
          <table:table-cell office:value-type="string">
            <text:p>MEDICINA II <text:s text:c="38"/></text:p>
          </table:table-cell>
          <table:table-cell office:value-type="string">
            <text:p>Development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2-3636</text:p>
          </table:table-cell>
          <table:table-cell office:value-type="string">
            <text:p>MEDICINA II <text:s text:c="38"/></text:p>
          </table:table-cell>
          <table:table-cell office:value-type="string">
            <text:p>Diabetes &amp; Metabolis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1641</text:p>
          </table:table-cell>
          <table:table-cell office:value-type="string">
            <text:p>MEDICINA II <text:s text:c="38"/></text:p>
          </table:table-cell>
          <table:table-cell office:value-type="string">
            <text:p>Diabetes &amp; Vascular Disease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797</text:p>
          </table:table-cell>
          <table:table-cell office:value-type="string">
            <text:p>MEDICINA II <text:s text:c="38"/></text:p>
          </table:table-cell>
          <table:table-cell office:value-type="string">
            <text:p>Diabetes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5992</text:p>
          </table:table-cell>
          <table:table-cell office:value-type="string">
            <text:p>MEDICINA II <text:s text:c="38"/></text:p>
          </table:table-cell>
          <table:table-cell office:value-type="string">
            <text:p>Diabetes C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428</text:p>
          </table:table-cell>
          <table:table-cell office:value-type="string">
            <text:p>MEDICINA II <text:s text:c="38"/></text:p>
          </table:table-cell>
          <table:table-cell office:value-type="string">
            <text:p>Diabetes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MEDICINA II <text:s text:c="38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8902</text:p>
          </table:table-cell>
          <table:table-cell office:value-type="string">
            <text:p>MEDICINA II <text:s text:c="38"/></text:p>
          </table:table-cell>
          <table:table-cell office:value-type="string">
            <text:p>Diabetes, Obesity and Metabolism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1039</text:p>
          </table:table-cell>
          <table:table-cell office:value-type="string">
            <text:p>MEDICINA II <text:s text:c="38"/></text:p>
          </table:table-cell>
          <table:table-cell office:value-type="string">
            <text:p>Diagnostic Cyt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MEDICINA II <text:s text:c="38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551</text:p>
          </table:table-cell>
          <table:table-cell office:value-type="string">
            <text:p>MEDICINA II <text:s text:c="38"/></text:p>
          </table:table-cell>
          <table:table-cell office:value-type="string">
            <text:p>Diagnostic Molecular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1596</text:p>
          </table:table-cell>
          <table:table-cell office:value-type="string">
            <text:p>MEDICINA II <text:s text:c="38"/></text:p>
          </table:table-cell>
          <table:table-cell office:value-type="string">
            <text:p>Diagnostic Pa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79</text:p>
          </table:table-cell>
          <table:table-cell office:value-type="string">
            <text:p>MEDICINA II <text:s text:c="38"/></text:p>
          </table:table-cell>
          <table:table-cell office:value-type="string">
            <text:p>Diagnóstico &amp; Trata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2218</text:p>
          </table:table-cell>
          <table:table-cell office:value-type="string">
            <text:p>MEDICINA II <text:s text:c="38"/></text:p>
          </table:table-cell>
          <table:table-cell office:value-type="string">
            <text:p>Diálogo Científico (Cessou em 1999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144</text:p>
          </table:table-cell>
          <table:table-cell office:value-type="string">
            <text:p>MEDICINA II <text:s text:c="38"/></text:p>
          </table:table-cell>
          <table:table-cell office:value-type="string">
            <text:p>Die Pharmazie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81</text:p>
          </table:table-cell>
          <table:table-cell office:value-type="string">
            <text:p>MEDICINA II <text:s text:c="38"/></text:p>
          </table:table-cell>
          <table:table-cell office:value-type="string">
            <text:p>Differentiation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8658</text:p>
          </table:table-cell>
          <table:table-cell office:value-type="string">
            <text:p>MEDICINA II <text:s text:c="38"/></text:p>
          </table:table-cell>
          <table:table-cell office:value-type="string">
            <text:p>Digestive and Liver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MEDICINA II <text:s text:c="38"/></text:p>
          </table:table-cell>
          <table:table-cell office:value-type="string">
            <text:p>Digestive Diseases and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4886</text:p>
          </table:table-cell>
          <table:table-cell office:value-type="string">
            <text:p>MEDICINA II <text:s text:c="38"/></text:p>
          </table:table-cell>
          <table:table-cell office:value-type="string">
            <text:p>Digestive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36</text:p>
          </table:table-cell>
          <table:table-cell office:value-type="string">
            <text:p>MEDICINA II <text:s text:c="38"/></text:p>
          </table:table-cell>
          <table:table-cell office:value-type="string">
            <text:p>Direito e Sociedade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8288</text:p>
          </table:table-cell>
          <table:table-cell office:value-type="string">
            <text:p>MEDICINA II <text:s text:c="38"/></text:p>
          </table:table-cell>
          <table:table-cell office:value-type="string">
            <text:p>Disability and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240</text:p>
          </table:table-cell>
          <table:table-cell office:value-type="string">
            <text:p>MEDICINA II <text:s text:c="38"/></text:p>
          </table:table-cell>
          <table:table-cell office:value-type="string">
            <text:p>Disease Mark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706</text:p>
          </table:table-cell>
          <table:table-cell office:value-type="string">
            <text:p>MEDICINA II <text:s text:c="38"/></text:p>
          </table:table-cell>
          <table:table-cell office:value-type="string">
            <text:p>Diseases of the Colon &amp; Rectu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8694</text:p>
          </table:table-cell>
          <table:table-cell office:value-type="string">
            <text:p>MEDICINA II <text:s text:c="38"/></text:p>
          </table:table-cell>
          <table:table-cell office:value-type="string">
            <text:p>Diseases of the Esophagu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2X</text:p>
          </table:table-cell>
          <table:table-cell office:value-type="string">
            <text:p>MEDICINA II <text:s text:c="38"/></text:p>
          </table:table-cell>
          <table:table-cell office:value-type="string">
            <text:p>Distúrbios da Comuni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83</text:p>
          </table:table-cell>
          <table:table-cell office:value-type="string">
            <text:p>MEDICINA II <text:s text:c="38"/></text:p>
          </table:table-cell>
          <table:table-cell office:value-type="string">
            <text:p>Divulgacao em Saude para Deba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498</text:p>
          </table:table-cell>
          <table:table-cell office:value-type="string">
            <text:p>MEDICINA II <text:s text:c="38"/></text:p>
          </table:table-cell>
          <table:table-cell office:value-type="string">
            <text:p>DNA and Cel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398</text:p>
          </table:table-cell>
          <table:table-cell office:value-type="string">
            <text:p>MEDICINA II <text:s text:c="38"/></text:p>
          </table:table-cell>
          <table:table-cell office:value-type="string">
            <text:p>Dor é Coisa Sé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8716</text:p>
          </table:table-cell>
          <table:table-cell office:value-type="string">
            <text:p>MEDICINA II <text:s text:c="38"/></text:p>
          </table:table-cell>
          <table:table-cell office:value-type="string">
            <text:p>Drug and Alcohol Depend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45</text:p>
          </table:table-cell>
          <table:table-cell office:value-type="string">
            <text:p>MEDICINA II <text:s text:c="38"/></text:p>
          </table:table-cell>
          <table:table-cell office:value-type="string">
            <text:p>Drug Development and Industrial Pharmac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91</text:p>
          </table:table-cell>
          <table:table-cell office:value-type="string">
            <text:p>MEDICINA II <text:s text:c="38"/></text:p>
          </table:table-cell>
          <table:table-cell office:value-type="string">
            <text:p>Drug Development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46</text:p>
          </table:table-cell>
          <table:table-cell office:value-type="string">
            <text:p>MEDICINA II <text:s text:c="38"/></text:p>
          </table:table-cell>
          <table:table-cell office:value-type="string">
            <text:p>Drug Discovery Toda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6757</text:p>
          </table:table-cell>
          <table:table-cell office:value-type="string">
            <text:p>MEDICINA II <text:s text:c="38"/></text:p>
          </table:table-cell>
          <table:table-cell office:value-type="string">
            <text:p>Drug Discovery Today. Disease Mode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4-5916</text:p>
          </table:table-cell>
          <table:table-cell office:value-type="string">
            <text:p>MEDICINA II <text:s text:c="38"/></text:p>
          </table:table-cell>
          <table:table-cell office:value-type="string">
            <text:p>Drug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7-3928</text:p>
          </table:table-cell>
          <table:table-cell office:value-type="string">
            <text:p>MEDICINA II <text:s text:c="38"/></text:p>
          </table:table-cell>
          <table:table-cell office:value-type="string">
            <text:p>Drug Target Insigh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6667</text:p>
          </table:table-cell>
          <table:table-cell office:value-type="string">
            <text:p>MEDICINA II <text:s text:c="38"/></text:p>
          </table:table-cell>
          <table:table-cell office:value-type="string">
            <text:p>Drugs (Basel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9-3993</text:p>
          </table:table-cell>
          <table:table-cell office:value-type="string">
            <text:p>MEDICINA II <text:s text:c="38"/></text:p>
          </table:table-cell>
          <table:table-cell office:value-type="string">
            <text:p>Drugs of Today (1998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65</text:p>
          </table:table-cell>
          <table:table-cell office:value-type="string">
            <text:p>MEDICINA II <text:s text:c="38"/></text:p>
          </table:table-cell>
          <table:table-cell office:value-type="string">
            <text:p>DST. Jornal Brasileiro de Doencas Sexualmente Transmissive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051X</text:p>
          </table:table-cell>
          <table:table-cell office:value-type="string">
            <text:p>MEDICINA II <text:s text:c="38"/></text:p>
          </table:table-cell>
          <table:table-cell office:value-type="string">
            <text:p>Dysphagia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4991</text:p>
          </table:table-cell>
          <table:table-cell office:value-type="string">
            <text:p>MEDICINA II <text:s text:c="38"/></text:p>
          </table:table-cell>
          <table:table-cell office:value-type="string">
            <text:p>e-SPEN (Oxfor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82</text:p>
          </table:table-cell>
          <table:table-cell office:value-type="string">
            <text:p>MEDICINA II <text:s text:c="38"/></text:p>
          </table:table-cell>
          <table:table-cell office:value-type="string">
            <text:p>Early Human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1262</text:p>
          </table:table-cell>
          <table:table-cell office:value-type="string">
            <text:p>MEDICINA II <text:s text:c="38"/></text:p>
          </table:table-cell>
          <table:table-cell office:value-type="string">
            <text:p>Eating and Weight Disorder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4-4909</text:p>
          </table:table-cell>
          <table:table-cell office:value-type="string">
            <text:p>MEDICINA II <text:s text:c="38"/></text:p>
          </table:table-cell>
          <table:table-cell office:value-type="string">
            <text:p>Eating and Weight Disorders (Printed tex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153</text:p>
          </table:table-cell>
          <table:table-cell office:value-type="string">
            <text:p>MEDICINA II <text:s text:c="38"/></text:p>
          </table:table-cell>
          <table:table-cell office:value-type="string">
            <text:p>Eating Behavio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2822</text:p>
          </table:table-cell>
          <table:table-cell office:value-type="string">
            <text:p>MEDICINA II <text:s text:c="38"/></text:p>
          </table:table-cell>
          <table:table-cell office:value-type="string">
            <text:p>Echocardiography (Mount Kisco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0244</text:p>
          </table:table-cell>
          <table:table-cell office:value-type="string">
            <text:p>MEDICINA II <text:s text:c="38"/></text:p>
          </table:table-cell>
          <table:table-cell office:value-type="string">
            <text:p>Ecology of Food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80</text:p>
          </table:table-cell>
          <table:table-cell office:value-type="string">
            <text:p>MEDICINA II <text:s text:c="38"/></text:p>
          </table:table-cell>
          <table:table-cell office:value-type="string">
            <text:p>Economia Ru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MEDICINA II <text:s text:c="38"/></text:p>
          </table:table-cell>
          <table:table-cell office:value-type="string">
            <text:p>Ecotoxicology and Environmental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3026</text:p>
          </table:table-cell>
          <table:table-cell office:value-type="string">
            <text:p>MEDICINA II <text:s text:c="38"/></text:p>
          </table:table-cell>
          <table:table-cell office:value-type="string">
            <text:p>Ecotropica (Bon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86</text:p>
          </table:table-cell>
          <table:table-cell office:value-type="string">
            <text:p>MEDICINA II <text:s text:c="38"/></text:p>
          </table:table-cell>
          <table:table-cell office:value-type="string">
            <text:p>Educaçã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31</text:p>
          </table:table-cell>
          <table:table-cell office:value-type="string">
            <text:p>MEDICINA II <text:s text:c="38"/></text:p>
          </table:table-cell>
          <table:table-cell office:value-type="string">
            <text:p>Educação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097</text:p>
          </table:table-cell>
          <table:table-cell office:value-type="string">
            <text:p>MEDICINA II <text:s text:c="38"/></text:p>
          </table:table-cell>
          <table:table-cell office:value-type="string">
            <text:p>Educação e Emancipação (UF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MEDICINA II <text:s text:c="38"/></text:p>
          </table:table-cell>
          <table:table-cell office:value-type="string">
            <text:p>Educação e Pesquis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22</text:p>
          </table:table-cell>
          <table:table-cell office:value-type="string">
            <text:p>MEDICINA II <text:s text:c="38"/></text:p>
          </table:table-cell>
          <table:table-cell office:value-type="string">
            <text:p>Educação em Foco (Belo Horizonte. 199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93</text:p>
          </table:table-cell>
          <table:table-cell office:value-type="string">
            <text:p>MEDICINA II <text:s text:c="38"/></text:p>
          </table:table-cell>
          <table:table-cell office:value-type="string">
            <text:p>Educação em Foco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MEDICINA II <text:s text:c="38"/></text:p>
          </table:table-cell>
          <table:table-cell office:value-type="string">
            <text:p>Einstei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825</text:p>
          </table:table-cell>
          <table:table-cell office:value-type="string">
            <text:p>MEDICINA II <text:s text:c="38"/></text:p>
          </table:table-cell>
          <table:table-cell office:value-type="string">
            <text:p>Einstein. Educação Continuada em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7-1122</text:p>
          </table:table-cell>
          <table:table-cell office:value-type="string">
            <text:p>MEDICINA II <text:s text:c="38"/></text:p>
          </table:table-cell>
          <table:table-cell office:value-type="string">
            <text:p>EJD. European Journal of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9568</text:p>
          </table:table-cell>
          <table:table-cell office:value-type="string">
            <text:p>MEDICINA II <text:s text:c="38"/></text:p>
          </table:table-cell>
          <table:table-cell office:value-type="string">
            <text:p>EJN. European Journal of Neuro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2481</text:p>
          </table:table-cell>
          <table:table-cell office:value-type="string">
            <text:p>MEDICINA II <text:s text:c="38"/></text:p>
          </table:table-cell>
          <table:table-cell office:value-type="string">
            <text:p>Electrochemistry Commun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MEDICINA II <text:s text:c="38"/></text:p>
          </table:table-cell>
          <table:table-cell office:value-type="string">
            <text:p>Electrochimica Ac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0X</text:p>
          </table:table-cell>
          <table:table-cell office:value-type="string">
            <text:p>MEDICINA II <text:s text:c="38"/></text:p>
          </table:table-cell>
          <table:table-cell office:value-type="string">
            <text:p>Electromyography and Clinical Neuro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MEDICINA II <text:s text:c="38"/></text:p>
          </table:table-cell>
          <table:table-cell office:value-type="string">
            <text:p>Electronic Journal of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4-5185</text:p>
          </table:table-cell>
          <table:table-cell office:value-type="string">
            <text:p>MEDICINA II <text:s text:c="38"/></text:p>
          </table:table-cell>
          <table:table-cell office:value-type="string">
            <text:p>Electronic Journal of Gambling Issues (Cessou em 2004. Cont. ISSN 1910-7595 Journal of Gambling Issu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64</text:p>
          </table:table-cell>
          <table:table-cell office:value-type="string">
            <text:p>MEDICINA II <text:s text:c="38"/></text:p>
          </table:table-cell>
          <table:table-cell office:value-type="string">
            <text:p>Em Foco (Santar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0205</text:p>
          </table:table-cell>
          <table:table-cell office:value-type="string">
            <text:p>MEDICINA II <text:s text:c="38"/></text:p>
          </table:table-cell>
          <table:table-cell office:value-type="string">
            <text:p>Emergency Medicine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59</text:p>
          </table:table-cell>
          <table:table-cell office:value-type="string">
            <text:p>MEDICINA II <text:s text:c="38"/></text:p>
          </table:table-cell>
          <table:table-cell office:value-type="string">
            <text:p>Emerging Infectious Diseas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MEDICINA II <text:s text:c="38"/></text:p>
          </table:table-cell>
          <table:table-cell office:value-type="string">
            <text:p>Emerging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3542</text:p>
          </table:table-cell>
          <table:table-cell office:value-type="string">
            <text:p>MEDICINA II <text:s text:c="38"/></text:p>
          </table:table-cell>
          <table:table-cell office:value-type="string">
            <text:p>Emotion (Washington, D.C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3976</text:p>
          </table:table-cell>
          <table:table-cell office:value-type="string">
            <text:p>MEDICINA II <text:s text:c="38"/></text:p>
          </table:table-cell>
          <table:table-cell office:value-type="string">
            <text:p>Endocrine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891X</text:p>
          </table:table-cell>
          <table:table-cell office:value-type="string">
            <text:p>MEDICINA II <text:s text:c="38"/></text:p>
          </table:table-cell>
          <table:table-cell office:value-type="string">
            <text:p>Endocrine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5800</text:p>
          </table:table-cell>
          <table:table-cell office:value-type="string">
            <text:p>MEDICINA II <text:s text:c="38"/></text:p>
          </table:table-cell>
          <table:table-cell office:value-type="string">
            <text:p>Endocrin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32</text:p>
          </table:table-cell>
          <table:table-cell office:value-type="string">
            <text:p>MEDICINA II <text:s text:c="38"/></text:p>
          </table:table-cell>
          <table:table-cell office:value-type="string">
            <text:p>Endocrinologia &amp; Diabetes Clínica e Experim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711</text:p>
          </table:table-cell>
          <table:table-cell office:value-type="string">
            <text:p>MEDICINA II <text:s text:c="38"/></text:p>
          </table:table-cell>
          <table:table-cell office:value-type="string">
            <text:p>Endocrinologia Metabolismo &amp; Nutri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227</text:p>
          </table:table-cell>
          <table:table-cell office:value-type="string">
            <text:p>MEDICINA II <text:s text:c="38"/></text:p>
          </table:table-cell>
          <table:table-cell office:value-type="string">
            <text:p>Endocrinology (Philadelphi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26X</text:p>
          </table:table-cell>
          <table:table-cell office:value-type="string">
            <text:p>MEDICINA II <text:s text:c="38"/></text:p>
          </table:table-cell>
          <table:table-cell office:value-type="string">
            <text:p>Endoscopy (Stuttgar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329</text:p>
          </table:table-cell>
          <table:table-cell office:value-type="string">
            <text:p>MEDICINA II <text:s text:c="38"/></text:p>
          </table:table-cell>
          <table:table-cell office:value-type="string">
            <text:p>Endothelium (Philadelphia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9X</text:p>
          </table:table-cell>
          <table:table-cell office:value-type="string">
            <text:p>MEDICINA II <text:s text:c="38"/></text:p>
          </table:table-cell>
          <table:table-cell office:value-type="string">
            <text:p>Enfermagem Atua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4723</text:p>
          </table:table-cell>
          <table:table-cell office:value-type="string">
            <text:p>MEDICINA II <text:s text:c="38"/></text:p>
          </table:table-cell>
          <table:table-cell office:value-type="string">
            <text:p>Enfermedades Emergentes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005X</text:p>
          </table:table-cell>
          <table:table-cell office:value-type="string">
            <text:p>MEDICINA II <text:s text:c="38"/></text:p>
          </table:table-cell>
          <table:table-cell office:value-type="string">
            <text:p>Enfermedades Infecciosas y Microbiología Clínica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6141</text:p>
          </table:table-cell>
          <table:table-cell office:value-type="string">
            <text:p>MEDICINA II <text:s text:c="38"/></text:p>
          </table:table-cell>
          <table:table-cell office:value-type="string">
            <text:p>Enfermería Glob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MEDICINA II <text:s text:c="38"/></text:p>
          </table:table-cell>
          <table:table-cell office:value-type="string">
            <text:p>Engenharia Agrícol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4521</text:p>
          </table:table-cell>
          <table:table-cell office:value-type="string">
            <text:p>MEDICINA II <text:s text:c="38"/></text:p>
          </table:table-cell>
          <table:table-cell office:value-type="string">
            <text:p>Enseñanza de las Cie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381</text:p>
          </table:table-cell>
          <table:table-cell office:value-type="string">
            <text:p>MEDICINA II <text:s text:c="38"/></text:p>
          </table:table-cell>
          <table:table-cell office:value-type="string">
            <text:p>Entomología y Vecto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MEDICINA II <text:s text:c="38"/></text:p>
          </table:table-cell>
          <table:table-cell office:value-type="string">
            <text:p>Environment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92</text:p>
          </table:table-cell>
          <table:table-cell office:value-type="string">
            <text:p>MEDICINA II <text:s text:c="38"/></text:p>
          </table:table-cell>
          <table:table-cell office:value-type="string">
            <text:p>Environmental and Molecular Mutagene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65</text:p>
          </table:table-cell>
          <table:table-cell office:value-type="string">
            <text:p>MEDICINA II <text:s text:c="38"/></text:p>
          </table:table-cell>
          <table:table-cell office:value-type="string">
            <text:p>Environmental Health Perspectiv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152X</text:p>
          </table:table-cell>
          <table:table-cell office:value-type="string">
            <text:p>MEDICINA II <text:s text:c="38"/></text:p>
          </table:table-cell>
          <table:table-cell office:value-type="string">
            <text:p>Environmental Management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MEDICINA II <text:s text:c="38"/></text:p>
          </table:table-cell>
          <table:table-cell office:value-type="string">
            <text:p>Environmental Pollution (198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MEDICINA II <text:s text:c="38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9011</text:p>
          </table:table-cell>
          <table:table-cell office:value-type="string">
            <text:p>MEDICINA II <text:s text:c="38"/></text:p>
          </table:table-cell>
          <table:table-cell office:value-type="string">
            <text:p>Environmental Science &amp; Poli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6X</text:p>
          </table:table-cell>
          <table:table-cell office:value-type="string">
            <text:p>MEDICINA II <text:s text:c="38"/></text:p>
          </table:table-cell>
          <table:table-cell office:value-type="string">
            <text:p>Environmental Science &amp;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MEDICINA II <text:s text:c="38"/></text:p>
          </table:table-cell>
          <table:table-cell office:value-type="string">
            <text:p>Environmental Toxi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68</text:p>
          </table:table-cell>
          <table:table-cell office:value-type="string">
            <text:p>MEDICINA II <text:s text:c="38"/></text:p>
          </table:table-cell>
          <table:table-cell office:value-type="string">
            <text:p>Environmental Toxicology an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MEDICINA II <text:s text:c="38"/></text:p>
          </table:table-cell>
          <table:table-cell office:value-type="string">
            <text:p>Environmental Toxicology and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MEDICINA II <text:s text:c="38"/></text:p>
          </table:table-cell>
          <table:table-cell office:value-type="string">
            <text:p>EnvironMetrics (London. Ont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MEDICINA II <text:s text:c="38"/></text:p>
          </table:table-cell>
          <table:table-cell office:value-type="string">
            <text:p>Enzyme and Microbial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MEDICINA II <text:s text:c="38"/></text:p>
          </table:table-cell>
          <table:table-cell office:value-type="string">
            <text:p>Epidemiologia e Serviços d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3983</text:p>
          </table:table-cell>
          <table:table-cell office:value-type="string">
            <text:p>MEDICINA II <text:s text:c="38"/></text:p>
          </table:table-cell>
          <table:table-cell office:value-type="string">
            <text:p>Epidemiology (Cambridge, Mass.,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5487</text:p>
          </table:table-cell>
          <table:table-cell office:value-type="string">
            <text:p>MEDICINA II <text:s text:c="38"/></text:p>
          </table:table-cell>
          <table:table-cell office:value-type="string">
            <text:p>Epidemi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MEDICINA II <text:s text:c="38"/></text:p>
          </table:table-cell>
          <table:table-cell office:value-type="string">
            <text:p>Epidemiology and Infec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580</text:p>
          </table:table-cell>
          <table:table-cell office:value-type="string">
            <text:p>MEDICINA II <text:s text:c="38"/></text:p>
          </table:table-cell>
          <table:table-cell office:value-type="string">
            <text:p>Epilepsia (Copenha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1167</text:p>
          </table:table-cell>
          <table:table-cell office:value-type="string">
            <text:p>MEDICINA II <text:s text:c="38"/></text:p>
          </table:table-cell>
          <table:table-cell office:value-type="string">
            <text:p>Epilepsia (Copenhagen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MEDICINA II <text:s text:c="38"/></text:p>
          </table:table-cell>
          <table:table-cell office:value-type="string">
            <text:p>Epilepsy &amp; Behavio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211</text:p>
          </table:table-cell>
          <table:table-cell office:value-type="string">
            <text:p>MEDICINA II <text:s text:c="38"/></text:p>
          </table:table-cell>
          <table:table-cell office:value-type="string">
            <text:p>Epileps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4-9361</text:p>
          </table:table-cell>
          <table:table-cell office:value-type="string">
            <text:p>MEDICINA II <text:s text:c="38"/></text:p>
          </table:table-cell>
          <table:table-cell office:value-type="string">
            <text:p>Epileptic Disord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6983</text:p>
          </table:table-cell>
          <table:table-cell office:value-type="string">
            <text:p>MEDICINA II <text:s text:c="38"/></text:p>
          </table:table-cell>
          <table:table-cell office:value-type="string">
            <text:p>Epistula ALAS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7-5719</text:p>
          </table:table-cell>
          <table:table-cell office:value-type="string">
            <text:p>MEDICINA II <text:s text:c="38"/></text:p>
          </table:table-cell>
          <table:table-cell office:value-type="string">
            <text:p>Eplasty (Springfiel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45</text:p>
          </table:table-cell>
          <table:table-cell office:value-type="string">
            <text:p>MEDICINA II <text:s text:c="38"/></text:p>
          </table:table-cell>
          <table:table-cell office:value-type="string">
            <text:p>Escola Anna Ne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130</text:p>
          </table:table-cell>
          <table:table-cell office:value-type="string">
            <text:p>MEDICINA II <text:s text:c="38"/></text:p>
          </table:table-cell>
          <table:table-cell office:value-type="string">
            <text:p>Espaço para a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144</text:p>
          </table:table-cell>
          <table:table-cell office:value-type="string">
            <text:p>MEDICINA II <text:s text:c="38"/></text:p>
          </table:table-cell>
          <table:table-cell office:value-type="string">
            <text:p>Estima (Sociedade Brasileira de Estomaterap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MEDICINA II <text:s text:c="38"/></text:p>
          </table:table-cell>
          <table:table-cell office:value-type="string">
            <text:p>Estudos Avançados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6X</text:p>
          </table:table-cell>
          <table:table-cell office:value-type="string">
            <text:p>MEDICINA II <text:s text:c="38"/></text:p>
          </table:table-cell>
          <table:table-cell office:value-type="string">
            <text:p>Estudos de Psicologia (PUCCAM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MEDICINA II <text:s text:c="38"/></text:p>
          </table:table-cell>
          <table:table-cell office:value-type="string">
            <text:p>Estudos de Psicologia (UFR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MEDICINA II <text:s text:c="38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285</text:p>
          </table:table-cell>
          <table:table-cell office:value-type="string">
            <text:p>MEDICINA II <text:s text:c="38"/></text:p>
          </table:table-cell>
          <table:table-cell office:value-type="string">
            <text:p>Ética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78</text:p>
          </table:table-cell>
          <table:table-cell office:value-type="string">
            <text:p>MEDICINA II <text:s text:c="38"/></text:p>
          </table:table-cell>
          <table:table-cell office:value-type="string">
            <text:p>Eukaryotic Cel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5129</text:p>
          </table:table-cell>
          <table:table-cell office:value-type="string">
            <text:p>MEDICINA II <text:s text:c="38"/></text:p>
          </table:table-cell>
          <table:table-cell office:value-type="string">
            <text:p>Europace (London, Englan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2092</text:p>
          </table:table-cell>
          <table:table-cell office:value-type="string">
            <text:p>MEDICINA II <text:s text:c="38"/></text:p>
          </table:table-cell>
          <table:table-cell office:value-type="string">
            <text:p>Europace (Online) (Lond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877</text:p>
          </table:table-cell>
          <table:table-cell office:value-type="string">
            <text:p>MEDICINA II <text:s text:c="38"/></text:p>
          </table:table-cell>
          <table:table-cell office:value-type="string">
            <text:p>European Addic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4477</text:p>
          </table:table-cell>
          <table:table-cell office:value-type="string">
            <text:p>MEDICINA II <text:s text:c="38"/></text:p>
          </table:table-cell>
          <table:table-cell office:value-type="string">
            <text:p>European Archives of Oto-Rhino-Laryng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8-6300</text:p>
          </table:table-cell>
          <table:table-cell office:value-type="string">
            <text:p>MEDICINA II <text:s text:c="38"/></text:p>
          </table:table-cell>
          <table:table-cell office:value-type="string">
            <text:p>European Archives of Paediatric Dent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1334</text:p>
          </table:table-cell>
          <table:table-cell office:value-type="string">
            <text:p>MEDICINA II <text:s text:c="38"/></text:p>
          </table:table-cell>
          <table:table-cell office:value-type="string">
            <text:p>European Archives of Psychiatry and Clinic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71</text:p>
          </table:table-cell>
          <table:table-cell office:value-type="string">
            <text:p>MEDICINA II <text:s text:c="38"/></text:p>
          </table:table-cell>
          <table:table-cell office:value-type="string">
            <text:p>European Biophysics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8827</text:p>
          </table:table-cell>
          <table:table-cell office:value-type="string">
            <text:p>MEDICINA II <text:s text:c="38"/></text:p>
          </table:table-cell>
          <table:table-cell office:value-type="string">
            <text:p>European Child &amp; Adolescent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8-5493</text:p>
          </table:table-cell>
          <table:table-cell office:value-type="string">
            <text:p>MEDICINA II <text:s text:c="38"/></text:p>
          </table:table-cell>
          <table:table-cell office:value-type="string">
            <text:p>European Cytokine Network (Montrouge) (Cessou em 200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2377</text:p>
          </table:table-cell>
          <table:table-cell office:value-type="string">
            <text:p>MEDICINA II <text:s text:c="38"/></text:p>
          </table:table-cell>
          <table:table-cell office:value-type="string">
            <text:p>European Food Research &amp;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8X</text:p>
          </table:table-cell>
          <table:table-cell office:value-type="string">
            <text:p>MEDICINA II <text:s text:c="38"/></text:p>
          </table:table-cell>
          <table:table-cell office:value-type="string">
            <text:p>European Heart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765X</text:p>
          </table:table-cell>
          <table:table-cell office:value-type="string">
            <text:p>MEDICINA II <text:s text:c="38"/></text:p>
          </table:table-cell>
          <table:table-cell office:value-type="string">
            <text:p>European Heart Journal Suppl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0215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Anaesthe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6319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Applied 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049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278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ancer Preven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1955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ancer. Part B, Oral Oncology (Cessou em 1996. Cont. ISSN 1368-8375 Oral Oncology (1997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349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ancer. Supplement (199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7940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ardio-Thoracic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8275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ardiovascular Prevention &amp; Rehabilitat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8267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ardiovascular Prevention &amp; Rehabilit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72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linical Investig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9723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linical Microbiology &amp; Infectious Disea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007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linical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970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linic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041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Clinical Pharmacology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5-7456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Dent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2167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Echocardi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2114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Echocardiograph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4-4643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2990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91X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Gastroenterology &amp; Hep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2936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Gynaecological 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4441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Hae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9842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Heart Fail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813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20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Immunogene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80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6205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Internal Medicine (Leiceste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7697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Lipid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9-7212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Medical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2321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Med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Medicin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5101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6X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Neur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997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Nuclear Medicine (Cessou em 2001. Cont. ISSN 1619-7070 European Journal of Nuclear Medicine and Molecular Imaging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9-7070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Nuclear Medicine and Molecular Imag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15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Obstetrics, Gynecology, and Reproductive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3889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Oncology Nur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3798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Paediatric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3801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Pain (London, Eng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7248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Pediatr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199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Ped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987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Pharmaceut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6411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Pharmaceutics and Biopharmaceu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0807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1-1262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Public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0-048X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7983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Surgical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5884</text:p>
          </table:table-cell>
          <table:table-cell office:value-type="string">
            <text:p>MEDICINA II <text:s text:c="38"/></text:p>
          </table:table-cell>
          <table:table-cell office:value-type="string">
            <text:p>European Journal of Vascular and Endovascular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022</text:p>
          </table:table-cell>
          <table:table-cell office:value-type="string">
            <text:p>MEDICINA II <text:s text:c="38"/></text:p>
          </table:table-cell>
          <table:table-cell office:value-type="string">
            <text:p>European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77X</text:p>
          </table:table-cell>
          <table:table-cell office:value-type="string">
            <text:p>MEDICINA II <text:s text:c="38"/></text:p>
          </table:table-cell>
          <table:table-cell office:value-type="string">
            <text:p>European Neuropsych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338</text:p>
          </table:table-cell>
          <table:table-cell office:value-type="string">
            <text:p>MEDICINA II <text:s text:c="38"/></text:p>
          </table:table-cell>
          <table:table-cell office:value-type="string">
            <text:p>European Psychiatry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8-7994</text:p>
          </table:table-cell>
          <table:table-cell office:value-type="string">
            <text:p>MEDICINA II <text:s text:c="38"/></text:p>
          </table:table-cell>
          <table:table-cell office:value-type="string">
            <text:p>European Rad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9180</text:p>
          </table:table-cell>
          <table:table-cell office:value-type="string">
            <text:p>MEDICINA II <text:s text:c="38"/></text:p>
          </table:table-cell>
          <table:table-cell office:value-type="string">
            <text:p>European Respiratory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8-3127</text:p>
          </table:table-cell>
          <table:table-cell office:value-type="string">
            <text:p>MEDICINA II <text:s text:c="38"/></text:p>
          </table:table-cell>
          <table:table-cell office:value-type="string">
            <text:p>European Science Edit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6719</text:p>
          </table:table-cell>
          <table:table-cell office:value-type="string">
            <text:p>MEDICINA II <text:s text:c="38"/></text:p>
          </table:table-cell>
          <table:table-cell office:value-type="string">
            <text:p>European Spine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12X</text:p>
          </table:table-cell>
          <table:table-cell office:value-type="string">
            <text:p>MEDICINA II <text:s text:c="38"/></text:p>
          </table:table-cell>
          <table:table-cell office:value-type="string">
            <text:p>European Surg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2838</text:p>
          </table:table-cell>
          <table:table-cell office:value-type="string">
            <text:p>MEDICINA II <text:s text:c="38"/></text:p>
          </table:table-cell>
          <table:table-cell office:value-type="string">
            <text:p>European 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88</text:p>
          </table:table-cell>
          <table:table-cell office:value-type="string">
            <text:p>MEDICINA II <text:s text:c="38"/></text:p>
          </table:table-cell>
          <table:table-cell office:value-type="string">
            <text:p>Evidence-Based Complementary and Alternative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6539</text:p>
          </table:table-cell>
          <table:table-cell office:value-type="string">
            <text:p>MEDICINA II <text:s text:c="38"/></text:p>
          </table:table-cell>
          <table:table-cell office:value-type="string">
            <text:p>Evidence-Based Nur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28</text:p>
          </table:table-cell>
          <table:table-cell office:value-type="string">
            <text:p>MEDICINA II <text:s text:c="38"/></text:p>
          </table:table-cell>
          <table:table-cell office:value-type="string">
            <text:p>Exact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162</text:p>
          </table:table-cell>
          <table:table-cell office:value-type="string">
            <text:p>MEDICINA II <text:s text:c="38"/></text:p>
          </table:table-cell>
          <table:table-cell office:value-type="string">
            <text:p>Experimental &amp; Applied Aca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73X</text:p>
          </table:table-cell>
          <table:table-cell office:value-type="string">
            <text:p>MEDICINA II <text:s text:c="38"/></text:p>
          </table:table-cell>
          <table:table-cell office:value-type="string">
            <text:p>Experimental Aging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00</text:p>
          </table:table-cell>
          <table:table-cell office:value-type="string">
            <text:p>MEDICINA II <text:s text:c="38"/></text:p>
          </table:table-cell>
          <table:table-cell office:value-type="string">
            <text:p>Experimental and Molecular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2993</text:p>
          </table:table-cell>
          <table:table-cell office:value-type="string">
            <text:p>MEDICINA II <text:s text:c="38"/></text:p>
          </table:table-cell>
          <table:table-cell office:value-type="string">
            <text:p>Experimental and Toxicologic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702</text:p>
          </table:table-cell>
          <table:table-cell office:value-type="string">
            <text:p>MEDICINA II <text:s text:c="38"/></text:p>
          </table:table-cell>
          <table:table-cell office:value-type="string">
            <text:p>Experimental Biology and Medicine (Maywood, N.J.: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19</text:p>
          </table:table-cell>
          <table:table-cell office:value-type="string">
            <text:p>MEDICINA II <text:s text:c="38"/></text:p>
          </table:table-cell>
          <table:table-cell office:value-type="string">
            <text:p>Experimental 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27</text:p>
          </table:table-cell>
          <table:table-cell office:value-type="string">
            <text:p>MEDICINA II <text:s text:c="38"/></text:p>
          </table:table-cell>
          <table:table-cell office:value-type="string">
            <text:p>Experimental Cel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6705</text:p>
          </table:table-cell>
          <table:table-cell office:value-type="string">
            <text:p>MEDICINA II <text:s text:c="38"/></text:p>
          </table:table-cell>
          <table:table-cell office:value-type="string">
            <text:p>Experimental Der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35</text:p>
          </table:table-cell>
          <table:table-cell office:value-type="string">
            <text:p>MEDICINA II <text:s text:c="38"/></text:p>
          </table:table-cell>
          <table:table-cell office:value-type="string">
            <text:p>Experimental Ey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565</text:p>
          </table:table-cell>
          <table:table-cell office:value-type="string">
            <text:p>MEDICINA II <text:s text:c="38"/></text:p>
          </table:table-cell>
          <table:table-cell office:value-type="string">
            <text:p>Experimental Geron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2X</text:p>
          </table:table-cell>
          <table:table-cell office:value-type="string">
            <text:p>MEDICINA II <text:s text:c="38"/></text:p>
          </table:table-cell>
          <table:table-cell office:value-type="string">
            <text:p>Experimental He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86</text:p>
          </table:table-cell>
          <table:table-cell office:value-type="string">
            <text:p>MEDICINA II <text:s text:c="38"/></text:p>
          </table:table-cell>
          <table:table-cell office:value-type="string">
            <text:p>Experimental Ne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MEDICINA II <text:s text:c="38"/></text:p>
          </table:table-cell>
          <table:table-cell office:value-type="string">
            <text:p>Experimental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449</text:p>
          </table:table-cell>
          <table:table-cell office:value-type="string">
            <text:p>MEDICINA II <text:s text:c="38"/></text:p>
          </table:table-cell>
          <table:table-cell office:value-type="string">
            <text:p>Experimental Parasit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70</text:p>
          </table:table-cell>
          <table:table-cell office:value-type="string">
            <text:p>MEDICINA II <text:s text:c="38"/></text:p>
          </table:table-cell>
          <table:table-cell office:value-type="string">
            <text:p>Experimental 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598</text:p>
          </table:table-cell>
          <table:table-cell office:value-type="string">
            <text:p>MEDICINA II <text:s text:c="38"/></text:p>
          </table:table-cell>
          <table:table-cell office:value-type="string">
            <text:p>Expert Opinion on Biological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84</text:p>
          </table:table-cell>
          <table:table-cell office:value-type="string">
            <text:p>MEDICINA II <text:s text:c="38"/></text:p>
          </table:table-cell>
          <table:table-cell office:value-type="string">
            <text:p>Expert Opinion on Investigational Drugs (Cessou em 199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6566</text:p>
          </table:table-cell>
          <table:table-cell office:value-type="string">
            <text:p>MEDICINA II <text:s text:c="38"/></text:p>
          </table:table-cell>
          <table:table-cell office:value-type="string">
            <text:p>Expert Opinion on Pharmac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76</text:p>
          </table:table-cell>
          <table:table-cell office:value-type="string">
            <text:p>MEDICINA II <text:s text:c="38"/></text:p>
          </table:table-cell>
          <table:table-cell office:value-type="string">
            <text:p>Expert Opinion on Therapeutic Pat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222</text:p>
          </table:table-cell>
          <table:table-cell office:value-type="string">
            <text:p>MEDICINA II <text:s text:c="38"/></text:p>
          </table:table-cell>
          <table:table-cell office:value-type="string">
            <text:p>Expert Opinion on Therapeutic Targe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7210</text:p>
          </table:table-cell>
          <table:table-cell office:value-type="string">
            <text:p>MEDICINA II <text:s text:c="38"/></text:p>
          </table:table-cell>
          <table:table-cell office:value-type="string">
            <text:p>Expert Review of Anti-Infective Thera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8336</text:p>
          </table:table-cell>
          <table:table-cell office:value-type="string">
            <text:p>MEDICINA II <text:s text:c="38"/></text:p>
          </table:table-cell>
          <table:table-cell office:value-type="string">
            <text:p>Expert Review of Anti-Infective Therap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9872</text:p>
          </table:table-cell>
          <table:table-cell office:value-type="string">
            <text:p>MEDICINA II <text:s text:c="38"/></text:p>
          </table:table-cell>
          <table:table-cell office:value-type="string">
            <text:p>Expert Review of Dermat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4124</text:p>
          </table:table-cell>
          <table:table-cell office:value-type="string">
            <text:p>MEDICINA II <text:s text:c="38"/></text:p>
          </table:table-cell>
          <table:table-cell office:value-type="string">
            <text:p>Expert Review of Gastroenterology &amp; Hepat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7159</text:p>
          </table:table-cell>
          <table:table-cell office:value-type="string">
            <text:p>MEDICINA II <text:s text:c="38"/></text:p>
          </table:table-cell>
          <table:table-cell office:value-type="string">
            <text:p>Expert Review of Molecular Diagnos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7175</text:p>
          </table:table-cell>
          <table:table-cell office:value-type="string">
            <text:p>MEDICINA II <text:s text:c="38"/></text:p>
          </table:table-cell>
          <table:table-cell office:value-type="string">
            <text:p>Expert Review of Neurotherapeu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584</text:p>
          </table:table-cell>
          <table:table-cell office:value-type="string">
            <text:p>MEDICINA II <text:s text:c="38"/></text:p>
          </table:table-cell>
          <table:table-cell office:value-type="string">
            <text:p>Expert Review of Vacci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3994</text:p>
          </table:table-cell>
          <table:table-cell office:value-type="string">
            <text:p>MEDICINA II <text:s text:c="38"/></text:p>
          </table:table-cell>
          <table:table-cell office:value-type="string">
            <text:p>Expert Reviews in Molecular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21</text:p>
          </table:table-cell>
          <table:table-cell office:value-type="string">
            <text:p>MEDICINA II <text:s text:c="38"/></text:p>
          </table:table-cell>
          <table:table-cell office:value-type="string">
            <text:p>Extensio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22X</text:p>
          </table:table-cell>
          <table:table-cell office:value-type="string">
            <text:p>MEDICINA II <text:s text:c="38"/></text:p>
          </table:table-cell>
          <table:table-cell office:value-type="string">
            <text:p>Eye (London. 198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600</text:p>
          </table:table-cell>
          <table:table-cell office:value-type="string">
            <text:p>MEDICINA II <text:s text:c="38"/></text:p>
          </table:table-cell>
          <table:table-cell office:value-type="string">
            <text:p>Familial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2136</text:p>
          </table:table-cell>
          <table:table-cell office:value-type="string">
            <text:p>MEDICINA II <text:s text:c="38"/></text:p>
          </table:table-cell>
          <table:table-cell office:value-type="string">
            <text:p>Family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6343</text:p>
          </table:table-cell>
          <table:table-cell office:value-type="string">
            <text:p>MEDICINA II <text:s text:c="38"/></text:p>
          </table:table-cell>
          <table:table-cell office:value-type="string">
            <text:p>Farmacia Hospitala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MEDICINA II <text:s text:c="38"/></text:p>
          </table:table-cell>
          <table:table-cell office:value-type="string">
            <text:p>FEB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MEDICINA II <text:s text:c="38"/></text:p>
          </table:table-cell>
          <table:table-cell office:value-type="string">
            <text:p>Femin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3622</text:p>
          </table:table-cell>
          <table:table-cell office:value-type="string">
            <text:p>MEDICINA II <text:s text:c="38"/></text:p>
          </table:table-cell>
          <table:table-cell office:value-type="string">
            <text:p>Feminist Legal Stud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MEDICINA II <text:s text:c="38"/></text:p>
          </table:table-cell>
          <table:table-cell office:value-type="string">
            <text:p>FEMS Immunology and Medical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MEDICINA II <text:s text:c="38"/></text:p>
          </table:table-cell>
          <table:table-cell office:value-type="string">
            <text:p>FEMS Microbi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MEDICINA II <text:s text:c="38"/></text:p>
          </table:table-cell>
          <table:table-cell office:value-type="string">
            <text:p>FEMS Yeas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282</text:p>
          </table:table-cell>
          <table:table-cell office:value-type="string">
            <text:p>MEDICINA II <text:s text:c="38"/></text:p>
          </table:table-cell>
          <table:table-cell office:value-type="string">
            <text:p>Fertility and Ster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3815</text:p>
          </table:table-cell>
          <table:table-cell office:value-type="string">
            <text:p>MEDICINA II <text:s text:c="38"/></text:p>
          </table:table-cell>
          <table:table-cell office:value-type="string">
            <text:p>Fetal and Pediatric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3837</text:p>
          </table:table-cell>
          <table:table-cell office:value-type="string">
            <text:p>MEDICINA II <text:s text:c="38"/></text:p>
          </table:table-cell>
          <table:table-cell office:value-type="string">
            <text:p>Fetal Diagnosis and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4648</text:p>
          </table:table-cell>
          <table:table-cell office:value-type="string">
            <text:p>MEDICINA II <text:s text:c="38"/></text:p>
          </table:table-cell>
          <table:table-cell office:value-type="string">
            <text:p>Fish &amp; Shellfish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MEDICINA II <text:s text:c="38"/></text:p>
          </table:table-cell>
          <table:table-cell office:value-type="string">
            <text:p>Fisioterapia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50</text:p>
          </table:table-cell>
          <table:table-cell office:value-type="string">
            <text:p>MEDICINA II <text:s text:c="38"/></text:p>
          </table:table-cell>
          <table:table-cell office:value-type="string">
            <text:p>Fisioterapia e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MEDICINA II <text:s text:c="38"/></text:p>
          </table:table-cell>
          <table:table-cell office:value-type="string">
            <text:p>Fisioterapia em Movimento (PUC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469</text:p>
          </table:table-cell>
          <table:table-cell office:value-type="string">
            <text:p>MEDICINA II <text:s text:c="38"/></text:p>
          </table:table-cell>
          <table:table-cell office:value-type="string">
            <text:p>Fisioterapia S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MEDICINA II <text:s text:c="38"/></text:p>
          </table:table-cell>
          <table:table-cell office:value-type="string">
            <text:p>Fitness &amp; Performance Jour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33</text:p>
          </table:table-cell>
          <table:table-cell office:value-type="string">
            <text:p>MEDICINA II <text:s text:c="38"/></text:p>
          </table:table-cell>
          <table:table-cell office:value-type="string">
            <text:p>Fitness &amp; Performance Journ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MEDICINA II <text:s text:c="38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MEDICINA II <text:s text:c="38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66</text:p>
          </table:table-cell>
          <table:table-cell office:value-type="string">
            <text:p>MEDICINA II <text:s text:c="38"/></text:p>
          </table:table-cell>
          <table:table-cell office:value-type="string">
            <text:p>FOA. Revista da Faculdade de Odontologia de Anápolis (Cessou em 2006. Cont. ISSN 1982-9590 RCO: Revista do Curso de Odontologia da UniEvangél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454</text:p>
          </table:table-cell>
          <table:table-cell office:value-type="string">
            <text:p>MEDICINA II <text:s text:c="38"/></text:p>
          </table:table-cell>
          <table:table-cell office:value-type="string">
            <text:p>Folha Me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9-8508</text:p>
          </table:table-cell>
          <table:table-cell office:value-type="string">
            <text:p>MEDICINA II <text:s text:c="38"/></text:p>
          </table:table-cell>
          <table:table-cell office:value-type="string">
            <text:p>Folia Histochemica et Cytobi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632</text:p>
          </table:table-cell>
          <table:table-cell office:value-type="string">
            <text:p>MEDICINA II <text:s text:c="38"/></text:p>
          </table:table-cell>
          <table:table-cell office:value-type="string">
            <text:p>Folia Microbiologica (Pragu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713</text:p>
          </table:table-cell>
          <table:table-cell office:value-type="string">
            <text:p>MEDICINA II <text:s text:c="38"/></text:p>
          </table:table-cell>
          <table:table-cell office:value-type="string">
            <text:p>Folia Primat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632</text:p>
          </table:table-cell>
          <table:table-cell office:value-type="string">
            <text:p>MEDICINA II <text:s text:c="38"/></text:p>
          </table:table-cell>
          <table:table-cell office:value-type="string">
            <text:p>Fono Atu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31</text:p>
          </table:table-cell>
          <table:table-cell office:value-type="string">
            <text:p>MEDICINA II <text:s text:c="38"/></text:p>
          </table:table-cell>
          <table:table-cell office:value-type="string">
            <text:p>Fonoaudiologia Brasi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3X</text:p>
          </table:table-cell>
          <table:table-cell office:value-type="string">
            <text:p>MEDICINA II <text:s text:c="38"/></text:p>
          </table:table-cell>
          <table:table-cell office:value-type="string">
            <text:p>Food Additives and Contaminants (Cessou em 2008. Foi desdobrado em dois: Food Additives &amp; Contaminants. Part B, Surveillance e Food Additives &amp; Contaminants. Part A, Chemistry, Analysis, Control, Exposure &amp; Risk Assessme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05</text:p>
          </table:table-cell>
          <table:table-cell office:value-type="string">
            <text:p>MEDICINA II <text:s text:c="38"/></text:p>
          </table:table-cell>
          <table:table-cell office:value-type="string">
            <text:p>Food and Agricultural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MEDICINA II <text:s text:c="38"/></text:p>
          </table:table-cell>
          <table:table-cell office:value-type="string">
            <text:p>Food and Chemic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5721</text:p>
          </table:table-cell>
          <table:table-cell office:value-type="string">
            <text:p>MEDICINA II <text:s text:c="38"/></text:p>
          </table:table-cell>
          <table:table-cell office:value-type="string">
            <text:p>Food and Nutrition Bulletin (Tokyo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36</text:p>
          </table:table-cell>
          <table:table-cell office:value-type="string">
            <text:p>MEDICINA II <text:s text:c="38"/></text:p>
          </table:table-cell>
          <table:table-cell office:value-type="string">
            <text:p>Foo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MEDICINA II <text:s text:c="38"/></text:p>
          </table:table-cell>
          <table:table-cell office:value-type="string">
            <text:p>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MEDICINA II <text:s text:c="38"/></text:p>
          </table:table-cell>
          <table:table-cell office:value-type="string">
            <text:p>Food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969</text:p>
          </table:table-cell>
          <table:table-cell office:value-type="string">
            <text:p>MEDICINA II <text:s text:c="38"/></text:p>
          </table:table-cell>
          <table:table-cell office:value-type="string">
            <text:p>Food Research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9129</text:p>
          </table:table-cell>
          <table:table-cell office:value-type="string">
            <text:p>MEDICINA II <text:s text:c="38"/></text:p>
          </table:table-cell>
          <table:table-cell office:value-type="string">
            <text:p>Food Reviews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0132</text:p>
          </table:table-cell>
          <table:table-cell office:value-type="string">
            <text:p>MEDICINA II <text:s text:c="38"/></text:p>
          </table:table-cell>
          <table:table-cell office:value-type="string">
            <text:p>Food Science and Technology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1007</text:p>
          </table:table-cell>
          <table:table-cell office:value-type="string">
            <text:p>MEDICINA II <text:s text:c="38"/></text:p>
          </table:table-cell>
          <table:table-cell office:value-type="string">
            <text:p>Foot &amp; Ankl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MEDICINA II <text:s text:c="38"/></text:p>
          </table:table-cell>
          <table:table-cell office:value-type="string">
            <text:p>Forensic Scienc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4973</text:p>
          </table:table-cell>
          <table:table-cell office:value-type="string">
            <text:p>MEDICINA II <text:s text:c="38"/></text:p>
          </table:table-cell>
          <table:table-cell office:value-type="string">
            <text:p>Forensic Science International. Gene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781</text:p>
          </table:table-cell>
          <table:table-cell office:value-type="string">
            <text:p>MEDICINA II <text:s text:c="38"/></text:p>
          </table:table-cell>
          <table:table-cell office:value-type="string">
            <text:p>Formação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0-4299</text:p>
          </table:table-cell>
          <table:table-cell office:value-type="string">
            <text:p>MEDICINA II <text:s text:c="38"/></text:p>
          </table:table-cell>
          <table:table-cell office:value-type="string">
            <text:p>Fortschritte der Neurologie, Psychiatr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48</text:p>
          </table:table-cell>
          <table:table-cell office:value-type="string">
            <text:p>MEDICINA II <text:s text:c="38"/></text:p>
          </table:table-cell>
          <table:table-cell office:value-type="string">
            <text:p>Fórum Administra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7667</text:p>
          </table:table-cell>
          <table:table-cell office:value-type="string">
            <text:p>MEDICINA II <text:s text:c="38"/></text:p>
          </table:table-cell>
          <table:table-cell office:value-type="string">
            <text:p>Forum der Psychoanalys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0347</text:p>
          </table:table-cell>
          <table:table-cell office:value-type="string">
            <text:p>MEDICINA II <text:s text:c="38"/></text:p>
          </table:table-cell>
          <table:table-cell office:value-type="string">
            <text:p>Forum of Nutri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MEDICINA II <text:s text:c="38"/></text:p>
          </table:table-cell>
          <table:table-cell office:value-type="string">
            <text:p>Fragmentos de Cultura (Goiâ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849</text:p>
          </table:table-cell>
          <table:table-cell office:value-type="string">
            <text:p>MEDICINA II <text:s text:c="38"/></text:p>
          </table:table-cell>
          <table:table-cell office:value-type="string">
            <text:p>Free Radical Biology &amp;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9946</text:p>
          </table:table-cell>
          <table:table-cell office:value-type="string">
            <text:p>MEDICINA II <text:s text:c="38"/></text:p>
          </table:table-cell>
          <table:table-cell office:value-type="string">
            <text:p>Frontiers in Bi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3073</text:p>
          </table:table-cell>
          <table:table-cell office:value-type="string">
            <text:p>MEDICINA II <text:s text:c="38"/></text:p>
          </table:table-cell>
          <table:table-cell office:value-type="string">
            <text:p>Frontiers of Hormon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5264</text:p>
          </table:table-cell>
          <table:table-cell office:value-type="string">
            <text:p>MEDICINA II <text:s text:c="38"/></text:p>
          </table:table-cell>
          <table:table-cell office:value-type="string">
            <text:p>Functional Neurology (Roma. 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3981</text:p>
          </table:table-cell>
          <table:table-cell office:value-type="string">
            <text:p>MEDICINA II <text:s text:c="38"/></text:p>
          </table:table-cell>
          <table:table-cell office:value-type="string">
            <text:p>Fundamental &amp; Clinic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845</text:p>
          </table:table-cell>
          <table:table-cell office:value-type="string">
            <text:p>MEDICINA II <text:s text:c="38"/></text:p>
          </table:table-cell>
          <table:table-cell office:value-type="string">
            <text:p>Fungal Genetics and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6708</text:p>
          </table:table-cell>
          <table:table-cell office:value-type="string">
            <text:p>MEDICINA II <text:s text:c="38"/></text:p>
          </table:table-cell>
          <table:table-cell office:value-type="string">
            <text:p>Future Neur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0816</text:p>
          </table:table-cell>
          <table:table-cell office:value-type="string">
            <text:p>MEDICINA II <text:s text:c="38"/></text:p>
          </table:table-cell>
          <table:table-cell office:value-type="string">
            <text:p>Future Rheumatology (Print) (Cessou em 2008. Cont. ISSN 1758-4272 International Journal of Clinical Rheumatology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6362</text:p>
          </table:table-cell>
          <table:table-cell office:value-type="string">
            <text:p>MEDICINA II <text:s text:c="38"/></text:p>
          </table:table-cell>
          <table:table-cell office:value-type="string">
            <text:p>Gait &amp; Posture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3291</text:p>
          </table:table-cell>
          <table:table-cell office:value-type="string">
            <text:p>MEDICINA II <text:s text:c="38"/></text:p>
          </table:table-cell>
          <table:table-cell office:value-type="string">
            <text:p>Gastric Canc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085</text:p>
          </table:table-cell>
          <table:table-cell office:value-type="string">
            <text:p>MEDICINA II <text:s text:c="38"/></text:p>
          </table:table-cell>
          <table:table-cell office:value-type="string">
            <text:p>Gastroenterology (New York, N.Y. 1943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45X</text:p>
          </table:table-cell>
          <table:table-cell office:value-type="string">
            <text:p>MEDICINA II <text:s text:c="38"/></text:p>
          </table:table-cell>
          <table:table-cell office:value-type="string">
            <text:p>Gazeta Medica da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772</text:p>
          </table:table-cell>
          <table:table-cell office:value-type="string">
            <text:p>MEDICINA II <text:s text:c="38"/></text:p>
          </table:table-cell>
          <table:table-cell office:value-type="string">
            <text:p>GED. Gastroenterologia e Endoscopia Diges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8579</text:p>
          </table:table-cell>
          <table:table-cell office:value-type="string">
            <text:p>MEDICINA II <text:s text:c="38"/></text:p>
          </table:table-cell>
          <table:table-cell office:value-type="string">
            <text:p>Gender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19</text:p>
          </table:table-cell>
          <table:table-cell office:value-type="string">
            <text:p>MEDICINA II <text:s text:c="38"/></text:p>
          </table:table-cell>
          <table:table-cell office:value-type="string">
            <text:p>Gene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878</text:p>
          </table:table-cell>
          <table:table-cell office:value-type="string">
            <text:p>MEDICINA II <text:s text:c="38"/></text:p>
          </table:table-cell>
          <table:table-cell office:value-type="string">
            <text:p>Gene Conserv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771</text:p>
          </table:table-cell>
          <table:table-cell office:value-type="string">
            <text:p>MEDICINA II <text:s text:c="38"/></text:p>
          </table:table-cell>
          <table:table-cell office:value-type="string">
            <text:p>General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8343</text:p>
          </table:table-cell>
          <table:table-cell office:value-type="string">
            <text:p>MEDICINA II <text:s text:c="38"/></text:p>
          </table:table-cell>
          <table:table-cell office:value-type="string">
            <text:p>General Hospital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1-5882</text:p>
          </table:table-cell>
          <table:table-cell office:value-type="string">
            <text:p>MEDICINA II <text:s text:c="38"/></text:p>
          </table:table-cell>
          <table:table-cell office:value-type="string">
            <text:p>General Physiology and Bio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879</text:p>
          </table:table-cell>
          <table:table-cell office:value-type="string">
            <text:p>MEDICINA II <text:s text:c="38"/></text:p>
          </table:table-cell>
          <table:table-cell office:value-type="string">
            <text:p>Genes and Immun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2257</text:p>
          </table:table-cell>
          <table:table-cell office:value-type="string">
            <text:p>MEDICINA II <text:s text:c="38"/></text:p>
          </table:table-cell>
          <table:table-cell office:value-type="string">
            <text:p>Genes Chromosomes &amp; 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1-1848</text:p>
          </table:table-cell>
          <table:table-cell office:value-type="string">
            <text:p>MEDICINA II <text:s text:c="38"/></text:p>
          </table:table-cell>
          <table:table-cell office:value-type="string">
            <text:p>Genes, Brain and Behavio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954X</text:p>
          </table:table-cell>
          <table:table-cell office:value-type="string">
            <text:p>MEDICINA II <text:s text:c="38"/></text:p>
          </table:table-cell>
          <table:table-cell office:value-type="string">
            <text:p>Genesis (New York, N.Y. 2000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576</text:p>
          </table:table-cell>
          <table:table-cell office:value-type="string">
            <text:p>MEDICINA II <text:s text:c="38"/></text:p>
          </table:table-cell>
          <table:table-cell office:value-type="string">
            <text:p>Genetic Programming and Evolvable Machin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6576</text:p>
          </table:table-cell>
          <table:table-cell office:value-type="string">
            <text:p>MEDICINA II <text:s text:c="38"/></text:p>
          </table:table-cell>
          <table:table-cell office:value-type="string">
            <text:p>Genetic Testing (Cessou em 2008. Cont. ISSN 1945-0265 Genetic Testing and Molecular Biomarker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0556</text:p>
          </table:table-cell>
          <table:table-cell office:value-type="string">
            <text:p>MEDICINA II <text:s text:c="38"/></text:p>
          </table:table-cell>
          <table:table-cell office:value-type="string">
            <text:p>Genetic Vaccines and Thera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540</text:p>
          </table:table-cell>
          <table:table-cell office:value-type="string">
            <text:p>MEDICINA II <text:s text:c="38"/></text:p>
          </table:table-cell>
          <table:table-cell office:value-type="string">
            <text:p>Genética na Es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31</text:p>
          </table:table-cell>
          <table:table-cell office:value-type="string">
            <text:p>MEDICINA II <text:s text:c="38"/></text:p>
          </table:table-cell>
          <table:table-cell office:value-type="string">
            <text:p>Genetics (Austin, Tex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MEDICINA II <text:s text:c="38"/></text:p>
          </table:table-cell>
          <table:table-cell office:value-type="string">
            <text:p>Genetics and Molecular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MEDICINA II <text:s text:c="38"/></text:p>
          </table:table-cell>
          <table:table-cell office:value-type="string">
            <text:p>Genetics and Molecula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3600</text:p>
          </table:table-cell>
          <table:table-cell office:value-type="string">
            <text:p>MEDICINA II <text:s text:c="38"/></text:p>
          </table:table-cell>
          <table:table-cell office:value-type="string">
            <text:p>Genetics in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9-193X</text:p>
          </table:table-cell>
          <table:table-cell office:value-type="string">
            <text:p>MEDICINA II <text:s text:c="38"/></text:p>
          </table:table-cell>
          <table:table-cell office:value-type="string">
            <text:p>Genetics Selection Evolution (Cessou em 200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1-2796</text:p>
          </table:table-cell>
          <table:table-cell office:value-type="string">
            <text:p>MEDICINA II <text:s text:c="38"/></text:p>
          </table:table-cell>
          <table:table-cell office:value-type="string">
            <text:p>Genome (Ottawa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7596</text:p>
          </table:table-cell>
          <table:table-cell office:value-type="string">
            <text:p>MEDICINA II <text:s text:c="38"/></text:p>
          </table:table-cell>
          <table:table-cell office:value-type="string">
            <text:p>Genome Biology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9051</text:p>
          </table:table-cell>
          <table:table-cell office:value-type="string">
            <text:p>MEDICINA II <text:s text:c="38"/></text:p>
          </table:table-cell>
          <table:table-cell office:value-type="string">
            <text:p>Genom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7543</text:p>
          </table:table-cell>
          <table:table-cell office:value-type="string">
            <text:p>MEDICINA II <text:s text:c="38"/></text:p>
          </table:table-cell>
          <table:table-cell office:value-type="string">
            <text:p>Genomics (San Diego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220</text:p>
          </table:table-cell>
          <table:table-cell office:value-type="string">
            <text:p>MEDICINA II <text:s text:c="38"/></text:p>
          </table:table-cell>
          <table:table-cell office:value-type="string">
            <text:p>Gerais: Revista Interinstitucional de Ps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89</text:p>
          </table:table-cell>
          <table:table-cell office:value-type="string">
            <text:p>MEDICINA II <text:s text:c="38"/></text:p>
          </table:table-cell>
          <table:table-cell office:value-type="string">
            <text:p>Geriatria &amp; Ger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67X</text:p>
          </table:table-cell>
          <table:table-cell office:value-type="string">
            <text:p>MEDICINA II <text:s text:c="38"/></text:p>
          </table:table-cell>
          <table:table-cell office:value-type="string">
            <text:p>Ger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9744</text:p>
          </table:table-cell>
          <table:table-cell office:value-type="string">
            <text:p>MEDICINA II <text:s text:c="38"/></text:p>
          </table:table-cell>
          <table:table-cell office:value-type="string">
            <text:p>Geriátrik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0664</text:p>
          </table:table-cell>
          <table:table-cell office:value-type="string">
            <text:p>MEDICINA II <text:s text:c="38"/></text:p>
          </table:table-cell>
          <table:table-cell office:value-type="string">
            <text:p>Gerodon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58</text:p>
          </table:table-cell>
          <table:table-cell office:value-type="string">
            <text:p>MEDICINA II <text:s text:c="38"/></text:p>
          </table:table-cell>
          <table:table-cell office:value-type="string">
            <text:p>Gerontologi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350</text:p>
          </table:table-cell>
          <table:table-cell office:value-type="string">
            <text:p>MEDICINA II <text:s text:c="38"/></text:p>
          </table:table-cell>
          <table:table-cell office:value-type="string">
            <text:p>Gestão, Ciência &amp;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1491</text:p>
          </table:table-cell>
          <table:table-cell office:value-type="string">
            <text:p>MEDICINA II <text:s text:c="38"/></text:p>
          </table:table-cell>
          <table:table-cell office:value-type="string">
            <text:p>GLIA (New York, N.Y. :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9-0714</text:p>
          </table:table-cell>
          <table:table-cell office:value-type="string">
            <text:p>MEDICINA II <text:s text:c="38"/></text:p>
          </table:table-cell>
          <table:table-cell office:value-type="string">
            <text:p>Globe and Ma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658</text:p>
          </table:table-cell>
          <table:table-cell office:value-type="string">
            <text:p>MEDICINA II <text:s text:c="38"/></text:p>
          </table:table-cell>
          <table:table-cell office:value-type="string">
            <text:p>Glycobiology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2-0080</text:p>
          </table:table-cell>
          <table:table-cell office:value-type="string">
            <text:p>MEDICINA II <text:s text:c="38"/></text:p>
          </table:table-cell>
          <table:table-cell office:value-type="string">
            <text:p>Glycoconjugate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832X</text:p>
          </table:table-cell>
          <table:table-cell office:value-type="string">
            <text:p>MEDICINA II <text:s text:c="38"/></text:p>
          </table:table-cell>
          <table:table-cell office:value-type="string">
            <text:p>Graefe's Archive for Clinical and Experimental 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374</text:p>
          </table:table-cell>
          <table:table-cell office:value-type="string">
            <text:p>MEDICINA II <text:s text:c="38"/></text:p>
          </table:table-cell>
          <table:table-cell office:value-type="string">
            <text:p>Growth Hormone &amp; IGF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5123</text:p>
          </table:table-cell>
          <table:table-cell office:value-type="string">
            <text:p>MEDICINA II <text:s text:c="38"/></text:p>
          </table:table-cell>
          <table:table-cell office:value-type="string">
            <text:p>Guoji Yanke Zazhi / International Journal of Ophthalm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5749</text:p>
          </table:table-cell>
          <table:table-cell office:value-type="string">
            <text:p>MEDICINA II <text:s text:c="38"/></text:p>
          </table:table-cell>
          <table:table-cell office:value-type="string">
            <text:p>Gut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91</text:p>
          </table:table-cell>
          <table:table-cell office:value-type="string">
            <text:p>MEDICINA II <text:s text:c="38"/></text:p>
          </table:table-cell>
          <table:table-cell office:value-type="string">
            <text:p>Gynaecological Endoscop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346</text:p>
          </table:table-cell>
          <table:table-cell office:value-type="string">
            <text:p>MEDICINA II <text:s text:c="38"/></text:p>
          </table:table-cell>
          <table:table-cell office:value-type="string">
            <text:p>Gynecologic and Obstetric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8258</text:p>
          </table:table-cell>
          <table:table-cell office:value-type="string">
            <text:p>MEDICINA II <text:s text:c="38"/></text:p>
          </table:table-cell>
          <table:table-cell office:value-type="string">
            <text:p>Gynecologic On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3590</text:p>
          </table:table-cell>
          <table:table-cell office:value-type="string">
            <text:p>MEDICINA II <text:s text:c="38"/></text:p>
          </table:table-cell>
          <table:table-cell office:value-type="string">
            <text:p>Gynecological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6559</text:p>
          </table:table-cell>
          <table:table-cell office:value-type="string">
            <text:p>MEDICINA II <text:s text:c="38"/></text:p>
          </table:table-cell>
          <table:table-cell office:value-type="string">
            <text:p>Haematologia (Budapest. 196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2-8721</text:p>
          </table:table-cell>
          <table:table-cell office:value-type="string">
            <text:p>MEDICINA II <text:s text:c="38"/></text:p>
          </table:table-cell>
          <table:table-cell office:value-type="string">
            <text:p>Haematolog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078</text:p>
          </table:table-cell>
          <table:table-cell office:value-type="string">
            <text:p>MEDICINA II <text:s text:c="38"/></text:p>
          </table:table-cell>
          <table:table-cell office:value-type="string">
            <text:p>Haematologica (Rom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8216</text:p>
          </table:table-cell>
          <table:table-cell office:value-type="string">
            <text:p>MEDICINA II <text:s text:c="38"/></text:p>
          </table:table-cell>
          <table:table-cell office:value-type="string">
            <text:p>Haemophilia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283</text:p>
          </table:table-cell>
          <table:table-cell office:value-type="string">
            <text:p>MEDICINA II <text:s text:c="38"/></text:p>
          </table:table-cell>
          <table:table-cell office:value-type="string">
            <text:p>Hansenologia International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3074</text:p>
          </table:table-cell>
          <table:table-cell office:value-type="string">
            <text:p>MEDICINA II <text:s text:c="38"/></text:p>
          </table:table-cell>
          <table:table-cell office:value-type="string">
            <text:p>Head &amp; Neck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8748</text:p>
          </table:table-cell>
          <table:table-cell office:value-type="string">
            <text:p>MEDICINA II <text:s text:c="38"/></text:p>
          </table:table-cell>
          <table:table-cell office:value-type="string">
            <text:p>Headach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525</text:p>
          </table:table-cell>
          <table:table-cell office:value-type="string">
            <text:p>MEDICINA II <text:s text:c="38"/></text:p>
          </table:table-cell>
          <table:table-cell office:value-type="string">
            <text:p>Health and Quality of Life Outcom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9230</text:p>
          </table:table-cell>
          <table:table-cell office:value-type="string">
            <text:p>MEDICINA II <text:s text:c="38"/></text:p>
          </table:table-cell>
          <table:table-cell office:value-type="string">
            <text:p>Health Econo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9078</text:p>
          </table:table-cell>
          <table:table-cell office:value-type="string">
            <text:p>MEDICINA II <text:s text:c="38"/></text:p>
          </table:table-cell>
          <table:table-cell office:value-type="string">
            <text:p>Health Physics (195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63</text:p>
          </table:table-cell>
          <table:table-cell office:value-type="string">
            <text:p>MEDICINA II <text:s text:c="38"/></text:p>
          </table:table-cell>
          <table:table-cell office:value-type="string">
            <text:p>Heart &amp; Lu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6037</text:p>
          </table:table-cell>
          <table:table-cell office:value-type="string">
            <text:p>MEDICINA II <text:s text:c="38"/></text:p>
          </table:table-cell>
          <table:table-cell office:value-type="string">
            <text:p>Heart (London. 199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389</text:p>
          </table:table-cell>
          <table:table-cell office:value-type="string">
            <text:p>MEDICINA II <text:s text:c="38"/></text:p>
          </table:table-cell>
          <table:table-cell office:value-type="string">
            <text:p>Helicobacter (Cambridge, Mass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0-6605</text:p>
          </table:table-cell>
          <table:table-cell office:value-type="string">
            <text:p>MEDICINA II <text:s text:c="38"/></text:p>
          </table:table-cell>
          <table:table-cell office:value-type="string">
            <text:p>Helminthologia (Tlacené Vydani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5332</text:p>
          </table:table-cell>
          <table:table-cell office:value-type="string">
            <text:p>MEDICINA II <text:s text:c="38"/></text:p>
          </table:table-cell>
          <table:table-cell office:value-type="string">
            <text:p>Hematology (Luxembourg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9-3286</text:p>
          </table:table-cell>
          <table:table-cell office:value-type="string">
            <text:p>MEDICINA II <text:s text:c="38"/></text:p>
          </table:table-cell>
          <table:table-cell office:value-type="string">
            <text:p>Hematology and Cell Therapy (Cessou em 2000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860</text:p>
          </table:table-cell>
          <table:table-cell office:value-type="string">
            <text:p>MEDICINA II <text:s text:c="38"/></text:p>
          </table:table-cell>
          <table:table-cell office:value-type="string">
            <text:p>Hematology Journal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8588</text:p>
          </table:table-cell>
          <table:table-cell office:value-type="string">
            <text:p>MEDICINA II <text:s text:c="38"/></text:p>
          </table:table-cell>
          <table:table-cell office:value-type="string">
            <text:p>Hematology/Oncology Clinics of North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7535</text:p>
          </table:table-cell>
          <table:table-cell office:value-type="string">
            <text:p>MEDICINA II <text:s text:c="38"/></text:p>
          </table:table-cell>
          <table:table-cell office:value-type="string">
            <text:p>Hemodialysis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269</text:p>
          </table:table-cell>
          <table:table-cell office:value-type="string">
            <text:p>MEDICINA II <text:s text:c="38"/></text:p>
          </table:table-cell>
          <table:table-cell office:value-type="string">
            <text:p>Hemoglob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6390</text:p>
          </table:table-cell>
          <table:table-cell office:value-type="string">
            <text:p>MEDICINA II <text:s text:c="38"/></text:p>
          </table:table-cell>
          <table:table-cell office:value-type="string">
            <text:p>Hepato-Gastroente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9139</text:p>
          </table:table-cell>
          <table:table-cell office:value-type="string">
            <text:p>MEDICINA II <text:s text:c="38"/></text:p>
          </table:table-cell>
          <table:table-cell office:value-type="string">
            <text:p>Hepatolog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346</text:p>
          </table:table-cell>
          <table:table-cell office:value-type="string">
            <text:p>MEDICINA II <text:s text:c="38"/></text:p>
          </table:table-cell>
          <table:table-cell office:value-type="string">
            <text:p>Hepatolog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67X</text:p>
          </table:table-cell>
          <table:table-cell office:value-type="string">
            <text:p>MEDICINA II <text:s text:c="38"/></text:p>
          </table:table-cell>
          <table:table-cell office:value-type="string">
            <text:p>Heredity (Edinburgh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3-0283</text:p>
          </table:table-cell>
          <table:table-cell office:value-type="string">
            <text:p>MEDICINA II <text:s text:c="38"/></text:p>
          </table:table-cell>
          <table:table-cell office:value-type="string">
            <text:p>Heterocyclic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MEDICINA II <text:s text:c="38"/></text:p>
          </table:table-cell>
          <table:table-cell office:value-type="string">
            <text:p>Higiene Alim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260</text:p>
          </table:table-cell>
          <table:table-cell office:value-type="string">
            <text:p>MEDICINA II <text:s text:c="38"/></text:p>
          </table:table-cell>
          <table:table-cell office:value-type="string">
            <text:p>Hipertensã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9631</text:p>
          </table:table-cell>
          <table:table-cell office:value-type="string">
            <text:p>MEDICINA II <text:s text:c="38"/></text:p>
          </table:table-cell>
          <table:table-cell office:value-type="string">
            <text:p>Hippocampus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143</text:p>
          </table:table-cell>
          <table:table-cell office:value-type="string">
            <text:p>MEDICINA II <text:s text:c="38"/></text:p>
          </table:table-cell>
          <table:table-cell office:value-type="string">
            <text:p>Histochemistry and Cel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3911</text:p>
          </table:table-cell>
          <table:table-cell office:value-type="string">
            <text:p>MEDICINA II <text:s text:c="38"/></text:p>
          </table:table-cell>
          <table:table-cell office:value-type="string">
            <text:p>Histology and Histo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MEDICINA II <text:s text:c="38"/></text:p>
          </table:table-cell>
          <table:table-cell office:value-type="string">
            <text:p>Histopath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MEDICINA II <text:s text:c="38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2662</text:p>
          </table:table-cell>
          <table:table-cell office:value-type="string">
            <text:p>MEDICINA II <text:s text:c="38"/></text:p>
          </table:table-cell>
          <table:table-cell office:value-type="string">
            <text:p>HIV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34</text:p>
          </table:table-cell>
          <table:table-cell office:value-type="string">
            <text:p>MEDICINA II <text:s text:c="38"/></text:p>
          </table:table-cell>
          <table:table-cell office:value-type="string">
            <text:p>HOLOS Environ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4916</text:p>
          </table:table-cell>
          <table:table-cell office:value-type="string">
            <text:p>MEDICINA II <text:s text:c="38"/></text:p>
          </table:table-cell>
          <table:table-cell office:value-type="string">
            <text:p>Homeopathy (Edinburgh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43</text:p>
          </table:table-cell>
          <table:table-cell office:value-type="string">
            <text:p>MEDICINA II <text:s text:c="38"/></text:p>
          </table:table-cell>
          <table:table-cell office:value-type="string">
            <text:p>Hormone and Metabol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63</text:p>
          </table:table-cell>
          <table:table-cell office:value-type="string">
            <text:p>MEDICINA II <text:s text:c="38"/></text:p>
          </table:table-cell>
          <table:table-cell office:value-type="string">
            <text:p>Hormon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6X</text:p>
          </table:table-cell>
          <table:table-cell office:value-type="string">
            <text:p>MEDICINA II <text:s text:c="38"/></text:p>
          </table:table-cell>
          <table:table-cell office:value-type="string">
            <text:p>Hormones and Behavio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MEDICINA II <text:s text:c="38"/></text:p>
          </table:table-cell>
          <table:table-cell office:value-type="string">
            <text:p>Horticultur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23</text:p>
          </table:table-cell>
          <table:table-cell office:value-type="string">
            <text:p>MEDICINA II <text:s text:c="38"/></text:p>
          </table:table-cell>
          <table:table-cell office:value-type="string">
            <text:p>HU Revista (UFJF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MEDICINA II <text:s text:c="38"/></text:p>
          </table:table-cell>
          <table:table-cell office:value-type="string">
            <text:p>Human &amp; Experiment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143</text:p>
          </table:table-cell>
          <table:table-cell office:value-type="string">
            <text:p>MEDICINA II <text:s text:c="38"/></text:p>
          </table:table-cell>
          <table:table-cell office:value-type="string">
            <text:p>Human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0342</text:p>
          </table:table-cell>
          <table:table-cell office:value-type="string">
            <text:p>MEDICINA II <text:s text:c="38"/></text:p>
          </table:table-cell>
          <table:table-cell office:value-type="string">
            <text:p>Human Gene Thera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717</text:p>
          </table:table-cell>
          <table:table-cell office:value-type="string">
            <text:p>MEDICINA II <text:s text:c="38"/></text:p>
          </table:table-cell>
          <table:table-cell office:value-type="string">
            <text:p>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652</text:p>
          </table:table-cell>
          <table:table-cell office:value-type="string">
            <text:p>MEDICINA II <text:s text:c="38"/></text:p>
          </table:table-cell>
          <table:table-cell office:value-type="string">
            <text:p>Human Hered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8859</text:p>
          </table:table-cell>
          <table:table-cell office:value-type="string">
            <text:p>MEDICINA II <text:s text:c="38"/></text:p>
          </table:table-cell>
          <table:table-cell office:value-type="string">
            <text:p>Human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6906</text:p>
          </table:table-cell>
          <table:table-cell office:value-type="string">
            <text:p>MEDICINA II <text:s text:c="38"/></text:p>
          </table:table-cell>
          <table:table-cell office:value-type="string">
            <text:p>Human Molecular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8177</text:p>
          </table:table-cell>
          <table:table-cell office:value-type="string">
            <text:p>MEDICINA II <text:s text:c="38"/></text:p>
          </table:table-cell>
          <table:table-cell office:value-type="string">
            <text:p>Human 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222</text:p>
          </table:table-cell>
          <table:table-cell office:value-type="string">
            <text:p>MEDICINA II <text:s text:c="38"/></text:p>
          </table:table-cell>
          <table:table-cell office:value-type="string">
            <text:p>Human Psych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61</text:p>
          </table:table-cell>
          <table:table-cell office:value-type="string">
            <text:p>MEDICINA II <text:s text:c="38"/></text:p>
          </table:table-cell>
          <table:table-cell office:value-type="string">
            <text:p>Human Reproduction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0014</text:p>
          </table:table-cell>
          <table:table-cell office:value-type="string">
            <text:p>MEDICINA II <text:s text:c="38"/></text:p>
          </table:table-cell>
          <table:table-cell office:value-type="string">
            <text:p>Hybridoma (Larchmont.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911X</text:p>
          </table:table-cell>
          <table:table-cell office:value-type="string">
            <text:p>MEDICINA II <text:s text:c="38"/></text:p>
          </table:table-cell>
          <table:table-cell office:value-type="string">
            <text:p>Hypertension (Dallas, Tex. 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38</text:p>
          </table:table-cell>
          <table:table-cell office:value-type="string">
            <text:p>MEDICINA II <text:s text:c="38"/></text:p>
          </table:table-cell>
          <table:table-cell office:value-type="string">
            <text:p>Hypnos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388</text:p>
          </table:table-cell>
          <table:table-cell office:value-type="string">
            <text:p>MEDICINA II <text:s text:c="38"/></text:p>
          </table:table-cell>
          <table:table-cell office:value-type="string">
            <text:p>Iberoamerican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737</text:p>
          </table:table-cell>
          <table:table-cell office:value-type="string">
            <text:p>MEDICINA II <text:s text:c="38"/></text:p>
          </table:table-cell>
          <table:table-cell office:value-type="string">
            <text:p>ICTUS (PPGMUS/UF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5175</text:p>
          </table:table-cell>
          <table:table-cell office:value-type="string">
            <text:p>MEDICINA II <text:s text:c="38"/></text:p>
          </table:table-cell>
          <table:table-cell office:value-type="string">
            <text:p>IEEE Engineering in Medicine and Biology Magaz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94</text:p>
          </table:table-cell>
          <table:table-cell office:value-type="string">
            <text:p>MEDICINA II <text:s text:c="38"/></text:p>
          </table:table-cell>
          <table:table-cell office:value-type="string">
            <text:p>IEEE Transactions on Biomedical 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36</text:p>
          </table:table-cell>
          <table:table-cell office:value-type="string">
            <text:p>MEDICINA II <text:s text:c="38"/></text:p>
          </table:table-cell>
          <table:table-cell office:value-type="string">
            <text:p>IEEE Transactions on Control Systems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MEDICINA II <text:s text:c="38"/></text:p>
          </table:table-cell>
          <table:table-cell office:value-type="string">
            <text:p>IEEE Transactions on Mag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21</text:p>
          </table:table-cell>
          <table:table-cell office:value-type="string">
            <text:p>MEDICINA II <text:s text:c="38"/></text:p>
          </table:table-cell>
          <table:table-cell office:value-type="string">
            <text:p>Iheringia. Série Zo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40</text:p>
          </table:table-cell>
          <table:table-cell office:value-type="string">
            <text:p>MEDICINA II <text:s text:c="38"/></text:p>
          </table:table-cell>
          <table:table-cell office:value-type="string">
            <text:p>Imagens (Camp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2985</text:p>
          </table:table-cell>
          <table:table-cell office:value-type="string">
            <text:p>MEDICINA II <text:s text:c="38"/></text:p>
          </table:table-cell>
          <table:table-cell office:value-type="string">
            <text:p>Immunobiology (Jena. 197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7711</text:p>
          </table:table-cell>
          <table:table-cell office:value-type="string">
            <text:p>MEDICINA II <text:s text:c="38"/></text:p>
          </table:table-cell>
          <table:table-cell office:value-type="string">
            <text:p>Immunogenetics (New Yor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5-2896</text:p>
          </table:table-cell>
          <table:table-cell office:value-type="string">
            <text:p>MEDICINA II <text:s text:c="38"/></text:p>
          </table:table-cell>
          <table:table-cell office:value-type="string">
            <text:p>Immunologic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2805</text:p>
          </table:table-cell>
          <table:table-cell office:value-type="string">
            <text:p>MEDICINA II <text:s text:c="38"/></text:p>
          </table:table-cell>
          <table:table-cell office:value-type="string">
            <text:p>Immun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8-9641</text:p>
          </table:table-cell>
          <table:table-cell office:value-type="string">
            <text:p>MEDICINA II <text:s text:c="38"/></text:p>
          </table:table-cell>
          <table:table-cell office:value-type="string">
            <text:p>Immunology and Cell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78</text:p>
          </table:table-cell>
          <table:table-cell office:value-type="string">
            <text:p>MEDICINA II <text:s text:c="38"/></text:p>
          </table:table-cell>
          <table:table-cell office:value-type="string">
            <text:p>Immun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63</text:p>
          </table:table-cell>
          <table:table-cell office:value-type="string">
            <text:p>MEDICINA II <text:s text:c="38"/></text:p>
          </table:table-cell>
          <table:table-cell office:value-type="string">
            <text:p>Implant Dent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61</text:p>
          </table:table-cell>
          <table:table-cell office:value-type="string">
            <text:p>MEDICINA II <text:s text:c="38"/></text:p>
          </table:table-cell>
          <table:table-cell office:value-type="string">
            <text:p>Implant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2690</text:p>
          </table:table-cell>
          <table:table-cell office:value-type="string">
            <text:p>MEDICINA II <text:s text:c="38"/></text:p>
          </table:table-cell>
          <table:table-cell office:value-type="string">
            <text:p>In Vitro Cellular &amp; Developmental Biology. Anim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8-851X</text:p>
          </table:table-cell>
          <table:table-cell office:value-type="string">
            <text:p>MEDICINA II <text:s text:c="38"/></text:p>
          </table:table-cell>
          <table:table-cell office:value-type="string">
            <text:p>In Vivo (Athen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1296</text:p>
          </table:table-cell>
          <table:table-cell office:value-type="string">
            <text:p>MEDICINA II <text:s text:c="38"/></text:p>
          </table:table-cell>
          <table:table-cell office:value-type="string">
            <text:p>Index de Enfermer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6323</text:p>
          </table:table-cell>
          <table:table-cell office:value-type="string">
            <text:p>MEDICINA II <text:s text:c="38"/></text:p>
          </table:table-cell>
          <table:table-cell office:value-type="string">
            <text:p>Indian Journal of Dermatology Venereology and Lep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9395</text:p>
          </table:table-cell>
          <table:table-cell office:value-type="string">
            <text:p>MEDICINA II <text:s text:c="38"/></text:p>
          </table:table-cell>
          <table:table-cell office:value-type="string">
            <text:p>Indian Journal of Lepros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0857</text:p>
          </table:table-cell>
          <table:table-cell office:value-type="string">
            <text:p>MEDICINA II <text:s text:c="38"/></text:p>
          </table:table-cell>
          <table:table-cell office:value-type="string">
            <text:p>Indian Journal of Medical Mic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5916</text:p>
          </table:table-cell>
          <table:table-cell office:value-type="string">
            <text:p>MEDICINA II <text:s text:c="38"/></text:p>
          </table:table-cell>
          <table:table-cell office:value-type="string">
            <text:p>Indian Journal of Med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456</text:p>
          </table:table-cell>
          <table:table-cell office:value-type="string">
            <text:p>MEDICINA II <text:s text:c="38"/></text:p>
          </table:table-cell>
          <table:table-cell office:value-type="string">
            <text:p>Indian Journal of P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7613</text:p>
          </table:table-cell>
          <table:table-cell office:value-type="string">
            <text:p>MEDICINA II <text:s text:c="38"/></text:p>
          </table:table-cell>
          <table:table-cell office:value-type="string">
            <text:p>Indian Journal of Pharma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6061</text:p>
          </table:table-cell>
          <table:table-cell office:value-type="string">
            <text:p>MEDICINA II <text:s text:c="38"/></text:p>
          </table:table-cell>
          <table:table-cell office:value-type="string">
            <text:p>Indian P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947</text:p>
          </table:table-cell>
          <table:table-cell office:value-type="string">
            <text:p>MEDICINA II <text:s text:c="38"/></text:p>
          </table:table-cell>
          <table:table-cell office:value-type="string">
            <text:p>Indoor Ai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270</text:p>
          </table:table-cell>
          <table:table-cell office:value-type="string">
            <text:p>MEDICINA II <text:s text:c="38"/></text:p>
          </table:table-cell>
          <table:table-cell office:value-type="string">
            <text:p>Infant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MEDICINA II <text:s text:c="38"/></text:p>
          </table:table-cell>
          <table:table-cell office:value-type="string">
            <text:p>Infarm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26</text:p>
          </table:table-cell>
          <table:table-cell office:value-type="string">
            <text:p>MEDICINA II <text:s text:c="38"/></text:p>
          </table:table-cell>
          <table:table-cell office:value-type="string">
            <text:p>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9567</text:p>
          </table:table-cell>
          <table:table-cell office:value-type="string">
            <text:p>MEDICINA II <text:s text:c="38"/></text:p>
          </table:table-cell>
          <table:table-cell office:value-type="string">
            <text:p>Infection and Immun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3X</text:p>
          </table:table-cell>
          <table:table-cell office:value-type="string">
            <text:p>MEDICINA II <text:s text:c="38"/></text:p>
          </table:table-cell>
          <table:table-cell office:value-type="string">
            <text:p>Infection Control and Hospital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48</text:p>
          </table:table-cell>
          <table:table-cell office:value-type="string">
            <text:p>MEDICINA II <text:s text:c="38"/></text:p>
          </table:table-cell>
          <table:table-cell office:value-type="string">
            <text:p>Infection, Genetics and Evo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9378</text:p>
          </table:table-cell>
          <table:table-cell office:value-type="string">
            <text:p>MEDICINA II <text:s text:c="38"/></text:p>
          </table:table-cell>
          <table:table-cell office:value-type="string">
            <text:p>Infectious Agents and Canc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520</text:p>
          </table:table-cell>
          <table:table-cell office:value-type="string">
            <text:p>MEDICINA II <text:s text:c="38"/></text:p>
          </table:table-cell>
          <table:table-cell office:value-type="string">
            <text:p>Infectious Disease Clinics of North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449</text:p>
          </table:table-cell>
          <table:table-cell office:value-type="string">
            <text:p>MEDICINA II <text:s text:c="38"/></text:p>
          </table:table-cell>
          <table:table-cell office:value-type="string">
            <text:p>Infectious Diseases in Obstetrics and Gynec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997</text:p>
          </table:table-cell>
          <table:table-cell office:value-type="string">
            <text:p>MEDICINA II <text:s text:c="38"/></text:p>
          </table:table-cell>
          <table:table-cell office:value-type="string">
            <text:p>Inflamm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MEDICINA II <text:s text:c="38"/></text:p>
          </table:table-cell>
          <table:table-cell office:value-type="string">
            <text:p>Inflammation Research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998</text:p>
          </table:table-cell>
          <table:table-cell office:value-type="string">
            <text:p>MEDICINA II <text:s text:c="38"/></text:p>
          </table:table-cell>
          <table:table-cell office:value-type="string">
            <text:p>Inflammatory Bowel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1613</text:p>
          </table:table-cell>
          <table:table-cell office:value-type="string">
            <text:p>MEDICINA II <text:s text:c="38"/></text:p>
          </table:table-cell>
          <table:table-cell office:value-type="string">
            <text:p>Informa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 <text:s text:c="38"/></text:p>
          </table:table-cell>
          <table:table-cell office:value-type="string">
            <text:p>Informativo DEICT - Resultados de Pesquisa.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364</text:p>
          </table:table-cell>
          <table:table-cell office:value-type="string">
            <text:p>MEDICINA II <text:s text:c="38"/></text:p>
          </table:table-cell>
          <table:table-cell office:value-type="string">
            <text:p>Informe Agropecuári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673</text:p>
          </table:table-cell>
          <table:table-cell office:value-type="string">
            <text:p>MEDICINA II <text:s text:c="38"/></text:p>
          </table:table-cell>
          <table:table-cell office:value-type="string">
            <text:p>Informe Epidemiologico do SUS (Cessou em 2002. Cont. ISSN 1679-4974 Epidemiologia e Serviços de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516X</text:p>
          </table:table-cell>
          <table:table-cell office:value-type="string">
            <text:p>MEDICINA II <text:s text:c="38"/></text:p>
          </table:table-cell>
          <table:table-cell office:value-type="string">
            <text:p>Ingeniería Mecánica (Ciudad de La Hab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378</text:p>
          </table:table-cell>
          <table:table-cell office:value-type="string">
            <text:p>MEDICINA II <text:s text:c="38"/></text:p>
          </table:table-cell>
          <table:table-cell office:value-type="string">
            <text:p>Inhalation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974</text:p>
          </table:table-cell>
          <table:table-cell office:value-type="string">
            <text:p>MEDICINA II <text:s text:c="38"/></text:p>
          </table:table-cell>
          <table:table-cell office:value-type="string">
            <text:p>Injury Control and Safety Promo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93</text:p>
          </table:table-cell>
          <table:table-cell office:value-type="string">
            <text:p>MEDICINA II <text:s text:c="38"/></text:p>
          </table:table-cell>
          <table:table-cell office:value-type="string">
            <text:p>Inorganica Chimica Acta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1748</text:p>
          </table:table-cell>
          <table:table-cell office:value-type="string">
            <text:p>MEDICINA II <text:s text:c="38"/></text:p>
          </table:table-cell>
          <table:table-cell office:value-type="string">
            <text:p>Insect Biochemistry and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75</text:p>
          </table:table-cell>
          <table:table-cell office:value-type="string">
            <text:p>MEDICINA II <text:s text:c="38"/></text:p>
          </table:table-cell>
          <table:table-cell office:value-type="string">
            <text:p>Insect Molecular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149</text:p>
          </table:table-cell>
          <table:table-cell office:value-type="string">
            <text:p>MEDICINA II <text:s text:c="38"/></text:p>
          </table:table-cell>
          <table:table-cell office:value-type="string">
            <text:p>Instrumentation Science &amp;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7063</text:p>
          </table:table-cell>
          <table:table-cell office:value-type="string">
            <text:p>MEDICINA II <text:s text:c="38"/></text:p>
          </table:table-cell>
          <table:table-cell office:value-type="string">
            <text:p>Integrative and Comparative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4642</text:p>
          </table:table-cell>
          <table:table-cell office:value-type="string">
            <text:p>MEDICINA II <text:s text:c="38"/></text:p>
          </table:table-cell>
          <table:table-cell office:value-type="string">
            <text:p>Intensive Care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54</text:p>
          </table:table-cell>
          <table:table-cell office:value-type="string">
            <text:p>MEDICINA II <text:s text:c="38"/></text:p>
          </table:table-cell>
          <table:table-cell office:value-type="string">
            <text:p>Interação (Curitiba) (Cessou em 2001. Cont. ISSN 1981-8068 Interação em Psicologia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076</text:p>
          </table:table-cell>
          <table:table-cell office:value-type="string">
            <text:p>MEDICINA II <text:s text:c="38"/></text:p>
          </table:table-cell>
          <table:table-cell office:value-type="string">
            <text:p>Interação em Psicolog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90</text:p>
          </table:table-cell>
          <table:table-cell office:value-type="string">
            <text:p>MEDICINA II <text:s text:c="38"/></text:p>
          </table:table-cell>
          <table:table-cell office:value-type="string">
            <text:p>Interamerican Journal of Psyc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MEDICINA II <text:s text:c="38"/></text:p>
          </table:table-cell>
          <table:table-cell office:value-type="string">
            <text:p>Interface (Botucat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62</text:p>
          </table:table-cell>
          <table:table-cell office:value-type="string">
            <text:p>MEDICINA II <text:s text:c="38"/></text:p>
          </table:table-cell>
          <table:table-cell office:value-type="string">
            <text:p>Interface (UNI/UNESP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2918</text:p>
          </table:table-cell>
          <table:table-cell office:value-type="string">
            <text:p>MEDICINA II <text:s text:c="38"/></text:p>
          </table:table-cell>
          <table:table-cell office:value-type="string">
            <text:p>Internal Medicine (Cessou em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2438</text:p>
          </table:table-cell>
          <table:table-cell office:value-type="string">
            <text:p>MEDICINA II <text:s text:c="38"/></text:p>
          </table:table-cell>
          <table:table-cell office:value-type="string">
            <text:p>International Archives of Aller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013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Archives of Occupational and Environmental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38</text:p>
          </table:table-cell>
          <table:table-cell office:value-type="string">
            <text:p>MEDICINA II <text:s text:c="38"/></text:p>
          </table:table-cell>
          <table:table-cell office:value-type="string">
            <text:p>International Braz J Uro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11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Braz J Uro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315</text:p>
          </table:table-cell>
          <table:table-cell office:value-type="string">
            <text:p>MEDICINA II <text:s text:c="38"/></text:p>
          </table:table-cell>
          <table:table-cell office:value-type="string">
            <text:p>International Clinical Psych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13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Congress Ser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MEDICINA II <text:s text:c="38"/></text:p>
          </table:table-cell>
          <table:table-cell office:value-type="string">
            <text:p>International Endodontic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9-2365</text:p>
          </table:table-cell>
          <table:table-cell office:value-type="string">
            <text:p>MEDICINA II <text:s text:c="38"/></text:p>
          </table:table-cell>
          <table:table-cell office:value-type="string">
            <text:p>International Heart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78</text:p>
          </table:table-cell>
          <table:table-cell office:value-type="string">
            <text:p>MEDICINA II <text:s text:c="38"/></text:p>
          </table:table-cell>
          <table:table-cell office:value-type="string">
            <text:p>International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Immuno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1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for Parasi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3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for Vitamin and Nutri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57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Antimicrobial Agen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416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Applied Electromagnetics and Mecha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9-2027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Au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2725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Biochemistry &amp; Cel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36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Card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9625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Clinical On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503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Clinical Practice (Eshe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124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Clinical Practi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6423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Consumer Studi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727X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Dairy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1-502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Dental Hygien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97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05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748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Developmental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23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Environmental Health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7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673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Experimental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7-4585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Feminist Approaches to Bioeth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758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Food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Food Science &amp;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7486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Food Sciences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9-0255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Food, Agriculture and Environ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364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gastrointestinal cancer (Cessou em 2006. Cont. ISSN 1941-6628 Journal of gastrointestinal canc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073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Gastrointestinal Cancer (Online) (Cessou em 2006. Cont. ISSN 1941-6636 Journal of Gastrointestinal Cancer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230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Geriatric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92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Gynaecology and Obste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891X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Gynecological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169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Gynecolog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447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Gynecology &amp; Obstetrics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710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He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06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High Dilution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9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Hydrogen Ener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63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Hygiene and Environmental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12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Immuno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56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Immunopharma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9930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Impoten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9712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604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Inorganic Materi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553X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Laboratory Hemat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527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Law and Psychia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916X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Leprosy and other Mycobacterial Diseases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8023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Magnetic Resonance Imag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5056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Medical 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22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Med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9-1907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Med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437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Medicinal Mushroo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4458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Mental Health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893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Methods in Psychiatric Research (Cessou em 199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183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Modern Physics 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7-3756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Molecular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502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Morph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Morph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1457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Neuropsychopharma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54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18X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Nursing Terminologies and Classif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0565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Obes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624X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Offender Therapy and Comparative Crimi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5027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Oral and Maxillofaci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263X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Paediatric Dentis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3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Paediatric Dent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876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Pediatric Otorhinolaryng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7775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Pharmac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029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Pri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150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Psychiatry in Clinical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2174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Psychiatry in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78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Psycho-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760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Psycho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Quantum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016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Radiation Oncology, Biology,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1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Refractory Metals &amp; Hard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5282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Rehabilita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40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Social Psychia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484X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Sport Nutrition and Exercise Metabolis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4622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Sports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4624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STD &amp; A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896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Surgical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026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Systematic and Evolutionary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9-8172</text:p>
          </table:table-cell>
          <table:table-cell office:value-type="string">
            <text:p>MEDICINA II <text:s text:c="38"/></text:p>
          </table:table-cell>
          <table:table-cell office:value-type="string">
            <text:p>International Journal of U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6709</text:p>
          </table:table-cell>
          <table:table-cell office:value-type="string">
            <text:p>MEDICINA II <text:s text:c="38"/></text:p>
          </table:table-cell>
          <table:table-cell office:value-type="string">
            <text:p>International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6102</text:p>
          </table:table-cell>
          <table:table-cell office:value-type="string">
            <text:p>MEDICINA II <text:s text:c="38"/></text:p>
          </table:table-cell>
          <table:table-cell office:value-type="string">
            <text:p>International Psychoger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261</text:p>
          </table:table-cell>
          <table:table-cell office:value-type="string">
            <text:p>MEDICINA II <text:s text:c="38"/></text:p>
          </table:table-cell>
          <table:table-cell office:value-type="string">
            <text:p>International Review of Psychia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3462</text:p>
          </table:table-cell>
          <table:table-cell office:value-type="string">
            <text:p>MEDICINA II <text:s text:c="38"/></text:p>
          </table:table-cell>
          <table:table-cell office:value-type="string">
            <text:p>International Urogynecology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623</text:p>
          </table:table-cell>
          <table:table-cell office:value-type="string">
            <text:p>MEDICINA II <text:s text:c="38"/></text:p>
          </table:table-cell>
          <table:table-cell office:value-type="string">
            <text:p>International Urology and Neph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MEDICINA II <text:s text:c="38"/></text:p>
          </table:table-cell>
          <table:table-cell office:value-type="string">
            <text:p>INTERthesis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9344</text:p>
          </table:table-cell>
          <table:table-cell office:value-type="string">
            <text:p>MEDICINA II <text:s text:c="38"/></text:p>
          </table:table-cell>
          <table:table-cell office:value-type="string">
            <text:p>Interventional Neurora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526</text:p>
          </table:table-cell>
          <table:table-cell office:value-type="string">
            <text:p>MEDICINA II <text:s text:c="38"/></text:p>
          </table:table-cell>
          <table:table-cell office:value-type="string">
            <text:p>Inter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77</text:p>
          </table:table-cell>
          <table:table-cell office:value-type="string">
            <text:p>MEDICINA II <text:s text:c="38"/></text:p>
          </table:table-cell>
          <table:table-cell office:value-type="string">
            <text:p>Inverse Problems in Science &amp;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4259</text:p>
          </table:table-cell>
          <table:table-cell office:value-type="string">
            <text:p>MEDICINA II <text:s text:c="38"/></text:p>
          </table:table-cell>
          <table:table-cell office:value-type="string">
            <text:p>Invertebrate Reproduction &amp;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307X</text:p>
          </table:table-cell>
          <table:table-cell office:value-type="string">
            <text:p>MEDICINA II <text:s text:c="38"/></text:p>
          </table:table-cell>
          <table:table-cell office:value-type="string">
            <text:p>Invertebrate Survival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41</text:p>
          </table:table-cell>
          <table:table-cell office:value-type="string">
            <text:p>MEDICINA II <text:s text:c="38"/></text:p>
          </table:table-cell>
          <table:table-cell office:value-type="string">
            <text:p>Investigação (Fran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5-5133</text:p>
          </table:table-cell>
          <table:table-cell office:value-type="string">
            <text:p>MEDICINA II <text:s text:c="38"/></text:p>
          </table:table-cell>
          <table:table-cell office:value-type="string">
            <text:p>Investigación Clí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307</text:p>
          </table:table-cell>
          <table:table-cell office:value-type="string">
            <text:p>MEDICINA II <text:s text:c="38"/></text:p>
          </table:table-cell>
          <table:table-cell office:value-type="string">
            <text:p>Investigacion y Educacion en Enferme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0404</text:p>
          </table:table-cell>
          <table:table-cell office:value-type="string">
            <text:p>MEDICINA II <text:s text:c="38"/></text:p>
          </table:table-cell>
          <table:table-cell office:value-type="string">
            <text:p>Investigative Ophthalmology &amp; Visu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020</text:p>
          </table:table-cell>
          <table:table-cell office:value-type="string">
            <text:p>MEDICINA II <text:s text:c="38"/></text:p>
          </table:table-cell>
          <table:table-cell office:value-type="string">
            <text:p>Isokinetics and Exercis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5-1088</text:p>
          </table:table-cell>
          <table:table-cell office:value-type="string">
            <text:p>MEDICINA II <text:s text:c="38"/></text:p>
          </table:table-cell>
          <table:table-cell office:value-type="string">
            <text:p>Israel Medical Association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6714</text:p>
          </table:table-cell>
          <table:table-cell office:value-type="string">
            <text:p>MEDICINA II <text:s text:c="38"/></text:p>
          </table:table-cell>
          <table:table-cell office:value-type="string">
            <text:p>Italian Journal of Anatomy and Embry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543</text:p>
          </table:table-cell>
          <table:table-cell office:value-type="string">
            <text:p>MEDICINA II <text:s text:c="38"/></text:p>
          </table:table-cell>
          <table:table-cell office:value-type="string">
            <text:p>IUBMB Life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7484</text:p>
          </table:table-cell>
          <table:table-cell office:value-type="string">
            <text:p>MEDICINA II <text:s text:c="38"/></text:p>
          </table:table-cell>
          <table:table-cell office:value-type="string">
            <text:p>JAMA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70</text:p>
          </table:table-cell>
          <table:table-cell office:value-type="string">
            <text:p>MEDICINA II <text:s text:c="38"/></text:p>
          </table:table-cell>
          <table:table-cell office:value-type="string">
            <text:p>Jama. Pediatria (Rio de Janeiro) (Cessou em 199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5050</text:p>
          </table:table-cell>
          <table:table-cell office:value-type="string">
            <text:p>MEDICINA II <text:s text:c="38"/></text:p>
          </table:table-cell>
          <table:table-cell office:value-type="string">
            <text:p>Japanese Journal of Cancer Research (Cessou em 2002. Cont. ISSN 1347-9032 Cancer Scienc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2811</text:p>
          </table:table-cell>
          <table:table-cell office:value-type="string">
            <text:p>MEDICINA II <text:s text:c="38"/></text:p>
          </table:table-cell>
          <table:table-cell office:value-type="string">
            <text:p>Japanese Journal of Clinical On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6304</text:p>
          </table:table-cell>
          <table:table-cell office:value-type="string">
            <text:p>MEDICINA II <text:s text:c="38"/></text:p>
          </table:table-cell>
          <table:table-cell office:value-type="string">
            <text:p>Japanese Journal of Infectious Diseas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437X</text:p>
          </table:table-cell>
          <table:table-cell office:value-type="string">
            <text:p>MEDICINA II <text:s text:c="38"/></text:p>
          </table:table-cell>
          <table:table-cell office:value-type="string">
            <text:p>JAT. Journal of Applie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50</text:p>
          </table:table-cell>
          <table:table-cell office:value-type="string">
            <text:p>MEDICINA II <text:s text:c="38"/></text:p>
          </table:table-cell>
          <table:table-cell office:value-type="string">
            <text:p>JBA. Jornal Brasileiro de Oclusão, ATM &amp; Dor Oro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67</text:p>
          </table:table-cell>
          <table:table-cell office:value-type="string">
            <text:p>MEDICINA II <text:s text:c="38"/></text:p>
          </table:table-cell>
          <table:table-cell office:value-type="string">
            <text:p>JBC. Jornal Brasileiro de Clínica Odontológica Integr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403</text:p>
          </table:table-cell>
          <table:table-cell office:value-type="string">
            <text:p>MEDICINA II <text:s text:c="38"/></text:p>
          </table:table-cell>
          <table:table-cell office:value-type="string">
            <text:p>JBDQ. Jornal Brasileiro de Dependências Quím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848</text:p>
          </table:table-cell>
          <table:table-cell office:value-type="string">
            <text:p>MEDICINA II <text:s text:c="38"/></text:p>
          </table:table-cell>
          <table:table-cell office:value-type="string">
            <text:p>JBF. Jornal Brasileiro de Fitotera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846</text:p>
          </table:table-cell>
          <table:table-cell office:value-type="string">
            <text:p>MEDICINA II <text:s text:c="38"/></text:p>
          </table:table-cell>
          <table:table-cell office:value-type="string">
            <text:p>JBP. Jornal Brasileiro de Odontopediatria &amp; Odontologia do Bebê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71</text:p>
          </table:table-cell>
          <table:table-cell office:value-type="string">
            <text:p>MEDICINA II <text:s text:c="38"/></text:p>
          </table:table-cell>
          <table:table-cell office:value-type="string">
            <text:p>JBP. Revista Íbero-Americana de Odontopediatria e Odontologia do Bebê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387</text:p>
          </table:table-cell>
          <table:table-cell office:value-type="string">
            <text:p>MEDICINA II <text:s text:c="38"/></text:p>
          </table:table-cell>
          <table:table-cell office:value-type="string">
            <text:p>JBT. Jornal Brasileiro de Transpla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959</text:p>
          </table:table-cell>
          <table:table-cell office:value-type="string">
            <text:p>MEDICINA II <text:s text:c="38"/></text:p>
          </table:table-cell>
          <table:table-cell office:value-type="string">
            <text:p>JEADV. Journal of the European Academy of Dermatology and Vener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0168</text:p>
          </table:table-cell>
          <table:table-cell office:value-type="string">
            <text:p>MEDICINA II <text:s text:c="38"/></text:p>
          </table:table-cell>
          <table:table-cell office:value-type="string">
            <text:p>JEADV. Journal of the European Academy of Dermatology and Venereology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2633</text:p>
          </table:table-cell>
          <table:table-cell office:value-type="string">
            <text:p>MEDICINA II <text:s text:c="38"/></text:p>
          </table:table-cell>
          <table:table-cell office:value-type="string">
            <text:p>JIDR. Journal of Intellectual Disabilit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8871</text:p>
          </table:table-cell>
          <table:table-cell office:value-type="string">
            <text:p>MEDICINA II <text:s text:c="38"/></text:p>
          </table:table-cell>
          <table:table-cell office:value-type="string">
            <text:p>JMIR. Journal of Medical Interne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8428</text:p>
          </table:table-cell>
          <table:table-cell office:value-type="string">
            <text:p>MEDICINA II <text:s text:c="38"/></text:p>
          </table:table-cell>
          <table:table-cell office:value-type="string">
            <text:p>JN. Journal of Nephrology (Milano. 199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7-319X</text:p>
          </table:table-cell>
          <table:table-cell office:value-type="string">
            <text:p>MEDICINA II <text:s text:c="38"/></text:p>
          </table:table-cell>
          <table:table-cell office:value-type="string">
            <text:p>Joint Bone Sp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231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AID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08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Fonoaud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36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Gastroent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386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História da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819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Las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Medic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Nef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18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Neurociru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69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Ortodontia &amp; Ortopedia 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90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74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Patologia e Medicina Laboratori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Pneu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Pneum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93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Reprodução Assistid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519</text:p>
          </table:table-cell>
          <table:table-cell office:value-type="string">
            <text:p>MEDICINA II <text:s text:c="38"/></text:p>
          </table:table-cell>
          <table:table-cell office:value-type="string">
            <text:p>Jornal Brasileiro de U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33</text:p>
          </table:table-cell>
          <table:table-cell office:value-type="string">
            <text:p>MEDICINA II <text:s text:c="38"/></text:p>
          </table:table-cell>
          <table:table-cell office:value-type="string">
            <text:p>Jornal da AM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12</text:p>
          </table:table-cell>
          <table:table-cell office:value-type="string">
            <text:p>MEDICINA II <text:s text:c="38"/></text:p>
          </table:table-cell>
          <table:table-cell office:value-type="string">
            <text:p>Jornal da LIRN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MEDICINA II <text:s text:c="38"/></text:p>
          </table:table-cell>
          <table:table-cell office:value-type="string">
            <text:p>Jornal de Pediat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82</text:p>
          </table:table-cell>
          <table:table-cell office:value-type="string">
            <text:p>MEDICINA II <text:s text:c="38"/></text:p>
          </table:table-cell>
          <table:table-cell office:value-type="string">
            <text:p>Jornal de Pediatr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86</text:p>
          </table:table-cell>
          <table:table-cell office:value-type="string">
            <text:p>MEDICINA II <text:s text:c="38"/></text:p>
          </table:table-cell>
          <table:table-cell office:value-type="string">
            <text:p>Jornal de Pneumologia (Impresso) (Cessou em 2003. Cont. ISSN 1806-3713 Jornal Brasileiro de Pneumologi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66</text:p>
          </table:table-cell>
          <table:table-cell office:value-type="string">
            <text:p>MEDICINA II <text:s text:c="38"/></text:p>
          </table:table-cell>
          <table:table-cell office:value-type="string">
            <text:p>Jornal Paranaense de Ped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449</text:p>
          </table:table-cell>
          <table:table-cell office:value-type="string">
            <text:p>MEDICINA II <text:s text:c="38"/></text:p>
          </table:table-cell>
          <table:table-cell office:value-type="string">
            <text:p>Jornal Vascular Brasileir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01</text:p>
          </table:table-cell>
          <table:table-cell office:value-type="string">
            <text:p>MEDICINA II <text:s text:c="38"/></text:p>
          </table:table-cell>
          <table:table-cell office:value-type="string">
            <text:p>Jornal Vascular Brasileir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9-8936</text:p>
          </table:table-cell>
          <table:table-cell office:value-type="string">
            <text:p>MEDICINA II <text:s text:c="38"/></text:p>
          </table:table-cell>
          <table:table-cell office:value-type="string">
            <text:p>Journal - Canadian Dental Associ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697</text:p>
          </table:table-cell>
          <table:table-cell office:value-type="string">
            <text:p>MEDICINA II <text:s text:c="38"/></text:p>
          </table:table-cell>
          <table:table-cell office:value-type="string">
            <text:p>Journal de Chirurgie (Paris. 190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6-5233</text:p>
          </table:table-cell>
          <table:table-cell office:value-type="string">
            <text:p>MEDICINA II <text:s text:c="38"/></text:p>
          </table:table-cell>
          <table:table-cell office:value-type="string">
            <text:p>Journal de Mycologie Médical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7-7352</text:p>
          </table:table-cell>
          <table:table-cell office:value-type="string">
            <text:p>MEDICINA II <text:s text:c="38"/></text:p>
          </table:table-cell>
          <table:table-cell office:value-type="string">
            <text:p>Journal International de Bioéthique (199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43X</text:p>
          </table:table-cell>
          <table:table-cell office:value-type="string">
            <text:p>MEDICINA II <text:s text:c="38"/></text:p>
          </table:table-cell>
          <table:table-cell office:value-type="string">
            <text:p>Journal of Abnormal Psychology (196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4135</text:p>
          </table:table-cell>
          <table:table-cell office:value-type="string">
            <text:p>MEDICINA II <text:s text:c="38"/></text:p>
          </table:table-cell>
          <table:table-cell office:value-type="string">
            <text:p>Journal of Acquired Immune Deficiency Syndromes (199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0887</text:p>
          </table:table-cell>
          <table:table-cell office:value-type="string">
            <text:p>MEDICINA II <text:s text:c="38"/></text:p>
          </table:table-cell>
          <table:table-cell office:value-type="string">
            <text:p>Journal of Addictive Diseas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5185</text:p>
          </table:table-cell>
          <table:table-cell office:value-type="string">
            <text:p>MEDICINA II <text:s text:c="38"/></text:p>
          </table:table-cell>
          <table:table-cell office:value-type="string">
            <text:p>Journal of Adhesive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139X</text:p>
          </table:table-cell>
          <table:table-cell office:value-type="string">
            <text:p>MEDICINA II <text:s text:c="38"/></text:p>
          </table:table-cell>
          <table:table-cell office:value-type="string">
            <text:p>Journal of Adolescent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27</text:p>
          </table:table-cell>
          <table:table-cell office:value-type="string">
            <text:p>MEDICINA II <text:s text:c="38"/></text:p>
          </table:table-cell>
          <table:table-cell office:value-type="string">
            <text:p>Journal of Affective Disord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MEDICINA II <text:s text:c="38"/></text:p>
          </table:table-cell>
          <table:table-cell office:value-type="string">
            <text:p>Journal of Agricultural and 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634</text:p>
          </table:table-cell>
          <table:table-cell office:value-type="string">
            <text:p>MEDICINA II <text:s text:c="38"/></text:p>
          </table:table-cell>
          <table:table-cell office:value-type="string">
            <text:p>Journal of Agricultural Engineering Research (Print) (Cessou em 2001. Cont. ISSN 1537-5110 Biosystems Engineer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49</text:p>
          </table:table-cell>
          <table:table-cell office:value-type="string">
            <text:p>MEDICINA II <text:s text:c="38"/></text:p>
          </table:table-cell>
          <table:table-cell office:value-type="string">
            <text:p>Journal of Allergy and Clinical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2877</text:p>
          </table:table-cell>
          <table:table-cell office:value-type="string">
            <text:p>MEDICINA II <text:s text:c="38"/></text:p>
          </table:table-cell>
          <table:table-cell office:value-type="string">
            <text:p>Journal of Alzheimer's Dis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82</text:p>
          </table:table-cell>
          <table:table-cell office:value-type="string">
            <text:p>MEDICINA II <text:s text:c="38"/></text:p>
          </table:table-cell>
          <table:table-cell office:value-type="string">
            <text:p>Journal of Anatom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593</text:p>
          </table:table-cell>
          <table:table-cell office:value-type="string">
            <text:p>MEDICINA II <text:s text:c="38"/></text:p>
          </table:table-cell>
          <table:table-cell office:value-type="string">
            <text:p>Journal of Animal and Veterinary Adva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12</text:p>
          </table:table-cell>
          <table:table-cell office:value-type="string">
            <text:p>MEDICINA II <text:s text:c="38"/></text:p>
          </table:table-cell>
          <table:table-cell office:value-type="string">
            <text:p>Journal of Anim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20</text:p>
          </table:table-cell>
          <table:table-cell office:value-type="string">
            <text:p>MEDICINA II <text:s text:c="38"/></text:p>
          </table:table-cell>
          <table:table-cell office:value-type="string">
            <text:p>Journal of Antibiotics (Tokyo. 196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MEDICINA II <text:s text:c="38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185</text:p>
          </table:table-cell>
          <table:table-cell office:value-type="string">
            <text:p>MEDICINA II <text:s text:c="38"/></text:p>
          </table:table-cell>
          <table:table-cell office:value-type="string">
            <text:p>Journal of Anxiety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3271</text:p>
          </table:table-cell>
          <table:table-cell office:value-type="string">
            <text:p>MEDICINA II <text:s text:c="38"/></text:p>
          </table:table-cell>
          <table:table-cell office:value-type="string">
            <text:p>Journal of AOAC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2119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Anim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048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Entomolo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4648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Geron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Oral Scienc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65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Oral 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71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Phy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0-7587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Physiology (198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Polymer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71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Poultry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63</text:p>
          </table:table-cell>
          <table:table-cell office:value-type="string">
            <text:p>MEDICINA II <text:s text:c="38"/></text:p>
          </table:table-cell>
          <table:table-cell office:value-type="string">
            <text:p>Journal of Applied Stati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03</text:p>
          </table:table-cell>
          <table:table-cell office:value-type="string">
            <text:p>MEDICINA II <text:s text:c="38"/></text:p>
          </table:table-cell>
          <table:table-cell office:value-type="string">
            <text:p>Journal of Archaeologic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0468</text:p>
          </table:table-cell>
          <table:table-cell office:value-type="string">
            <text:p>MEDICINA II <text:s text:c="38"/></text:p>
          </table:table-cell>
          <table:table-cell office:value-type="string">
            <text:p>Journal of Assisted Reproduction and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0547</text:p>
          </table:table-cell>
          <table:table-cell office:value-type="string">
            <text:p>MEDICINA II <text:s text:c="38"/></text:p>
          </table:table-cell>
          <table:table-cell office:value-type="string">
            <text:p>Journal of Attention Disord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3257</text:p>
          </table:table-cell>
          <table:table-cell office:value-type="string">
            <text:p>MEDICINA II <text:s text:c="38"/></text:p>
          </table:table-cell>
          <table:table-cell office:value-type="string">
            <text:p>Journal of Autism and Developmental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11</text:p>
          </table:table-cell>
          <table:table-cell office:value-type="string">
            <text:p>MEDICINA II <text:s text:c="38"/></text:p>
          </table:table-cell>
          <table:table-cell office:value-type="string">
            <text:p>Journal of Autoimmun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MEDICINA II <text:s text:c="38"/></text:p>
          </table:table-cell>
          <table:table-cell office:value-type="string">
            <text:p>Journal of Bacter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MEDICINA II <text:s text:c="38"/></text:p>
          </table:table-cell>
          <table:table-cell office:value-type="string">
            <text:p>Journal of Basic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270</text:p>
          </table:table-cell>
          <table:table-cell office:value-type="string">
            <text:p>MEDICINA II <text:s text:c="38"/></text:p>
          </table:table-cell>
          <table:table-cell office:value-type="string">
            <text:p>Journal of Bioge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51X</text:p>
          </table:table-cell>
          <table:table-cell office:value-type="string">
            <text:p>MEDICINA II <text:s text:c="38"/></text:p>
          </table:table-cell>
          <table:table-cell office:value-type="string">
            <text:p>Journal of Biological Chemis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82</text:p>
          </table:table-cell>
          <table:table-cell office:value-type="string">
            <text:p>MEDICINA II <text:s text:c="38"/></text:p>
          </table:table-cell>
          <table:table-cell office:value-type="string">
            <text:p>Journal of Biological Sciences (Bomba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390</text:p>
          </table:table-cell>
          <table:table-cell office:value-type="string">
            <text:p>MEDICINA II <text:s text:c="38"/></text:p>
          </table:table-cell>
          <table:table-cell office:value-type="string">
            <text:p>Journal of Biologic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3996</text:p>
          </table:table-cell>
          <table:table-cell office:value-type="string">
            <text:p>MEDICINA II <text:s text:c="38"/></text:p>
          </table:table-cell>
          <table:table-cell office:value-type="string">
            <text:p>Journal of Bioluminescence and Chemiluminescence (Cessou em 1998. Cont. ISSN 1522-7235 Luminescence (Chichester, England 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282</text:p>
          </table:table-cell>
          <table:table-cell office:value-type="string">
            <text:p>MEDICINA II <text:s text:c="38"/></text:p>
          </table:table-cell>
          <table:table-cell office:value-type="string">
            <text:p>Journal of Biomaterials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90</text:p>
          </table:table-cell>
          <table:table-cell office:value-type="string">
            <text:p>MEDICINA II <text:s text:c="38"/></text:p>
          </table:table-cell>
          <table:table-cell office:value-type="string">
            <text:p>Journal of Bio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04</text:p>
          </table:table-cell>
          <table:table-cell office:value-type="string">
            <text:p>MEDICINA II <text:s text:c="38"/></text:p>
          </table:table-cell>
          <table:table-cell office:value-type="string">
            <text:p>Journal of Biomedical Materials Research (Print) (Cessou em 2002. Cont. 1549-3296 Journal of Biomedical Materials Research. Part 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296</text:p>
          </table:table-cell>
          <table:table-cell office:value-type="string">
            <text:p>MEDICINA II <text:s text:c="38"/></text:p>
          </table:table-cell>
          <table:table-cell office:value-type="string">
            <text:p>Journal of Biomedical Materials Research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MEDICINA II <text:s text:c="38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MEDICINA II <text:s text:c="38"/></text:p>
          </table:table-cell>
          <table:table-cell office:value-type="string">
            <text:p>Journal of Biomedical Op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770</text:p>
          </table:table-cell>
          <table:table-cell office:value-type="string">
            <text:p>MEDICINA II <text:s text:c="38"/></text:p>
          </table:table-cell>
          <table:table-cell office:value-type="string">
            <text:p>Journal of Biomedical Science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0-7243</text:p>
          </table:table-cell>
          <table:table-cell office:value-type="string">
            <text:p>MEDICINA II <text:s text:c="38"/></text:p>
          </table:table-cell>
          <table:table-cell office:value-type="string">
            <text:p>Journal of Biomedicine and Bio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20</text:p>
          </table:table-cell>
          <table:table-cell office:value-type="string">
            <text:p>MEDICINA II <text:s text:c="38"/></text:p>
          </table:table-cell>
          <table:table-cell office:value-type="string">
            <text:p>Journal of Biosocial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4-8779</text:p>
          </table:table-cell>
          <table:table-cell office:value-type="string">
            <text:p>MEDICINA II <text:s text:c="38"/></text:p>
          </table:table-cell>
          <table:table-cell office:value-type="string">
            <text:p>Journal of Bone and Mineral Metabolism (English e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0431</text:p>
          </table:table-cell>
          <table:table-cell office:value-type="string">
            <text:p>MEDICINA II <text:s text:c="38"/></text:p>
          </table:table-cell>
          <table:table-cell office:value-type="string">
            <text:p>Journal of Bone and Miner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5216</text:p>
          </table:table-cell>
          <table:table-cell office:value-type="string">
            <text:p>MEDICINA II <text:s text:c="38"/></text:p>
          </table:table-cell>
          <table:table-cell office:value-type="string">
            <text:p>Journal of Cancer Research and Clinical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9164</text:p>
          </table:table-cell>
          <table:table-cell office:value-type="string">
            <text:p>MEDICINA II <text:s text:c="38"/></text:p>
          </table:table-cell>
          <table:table-cell office:value-type="string">
            <text:p>Journal of Cardiac Fail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501</text:p>
          </table:table-cell>
          <table:table-cell office:value-type="string">
            <text:p>MEDICINA II <text:s text:c="38"/></text:p>
          </table:table-cell>
          <table:table-cell office:value-type="string">
            <text:p>Journal of Cardiopulmonary Rehabilitation and Preven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770</text:p>
          </table:table-cell>
          <table:table-cell office:value-type="string">
            <text:p>MEDICINA II <text:s text:c="38"/></text:p>
          </table:table-cell>
          <table:table-cell office:value-type="string">
            <text:p>Journal of Cardiothoracic and Vascular Anesthesi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3873</text:p>
          </table:table-cell>
          <table:table-cell office:value-type="string">
            <text:p>MEDICINA II <text:s text:c="38"/></text:p>
          </table:table-cell>
          <table:table-cell office:value-type="string">
            <text:p>Journal of Cardiovascular Electro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6647</text:p>
          </table:table-cell>
          <table:table-cell office:value-type="string">
            <text:p>MEDICINA II <text:s text:c="38"/></text:p>
          </table:table-cell>
          <table:table-cell office:value-type="string">
            <text:p>Journal of Cardiovascular Magnetic Resona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446</text:p>
          </table:table-cell>
          <table:table-cell office:value-type="string">
            <text:p>MEDICINA II <text:s text:c="38"/></text:p>
          </table:table-cell>
          <table:table-cell office:value-type="string">
            <text:p>Journal of Cardiovascular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09</text:p>
          </table:table-cell>
          <table:table-cell office:value-type="string">
            <text:p>MEDICINA II <text:s text:c="38"/></text:p>
          </table:table-cell>
          <table:table-cell office:value-type="string">
            <text:p>Journal of Cardiovascular Surger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0867</text:p>
          </table:table-cell>
          <table:table-cell office:value-type="string">
            <text:p>MEDICINA II <text:s text:c="38"/></text:p>
          </table:table-cell>
          <table:table-cell office:value-type="string">
            <text:p>Journal of Cell and Animal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33</text:p>
          </table:table-cell>
          <table:table-cell office:value-type="string">
            <text:p>MEDICINA II <text:s text:c="38"/></text:p>
          </table:table-cell>
          <table:table-cell office:value-type="string">
            <text:p>Journal of Cel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12</text:p>
          </table:table-cell>
          <table:table-cell office:value-type="string">
            <text:p>MEDICINA II <text:s text:c="38"/></text:p>
          </table:table-cell>
          <table:table-cell office:value-type="string">
            <text:p>Journal of Cellular Bio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41</text:p>
          </table:table-cell>
          <table:table-cell office:value-type="string">
            <text:p>MEDICINA II <text:s text:c="38"/></text:p>
          </table:table-cell>
          <table:table-cell office:value-type="string">
            <text:p>Journal of Cellular Phys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1542</text:p>
          </table:table-cell>
          <table:table-cell office:value-type="string">
            <text:p>MEDICINA II <text:s text:c="38"/></text:p>
          </table:table-cell>
          <table:table-cell office:value-type="string">
            <text:p>Journal of Chemical Crystallograph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0331</text:p>
          </table:table-cell>
          <table:table-cell office:value-type="string">
            <text:p>MEDICINA II <text:s text:c="38"/></text:p>
          </table:table-cell>
          <table:table-cell office:value-type="string">
            <text:p>Journal of Chemical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596</text:p>
          </table:table-cell>
          <table:table-cell office:value-type="string">
            <text:p>MEDICINA II <text:s text:c="38"/></text:p>
          </table:table-cell>
          <table:table-cell office:value-type="string">
            <text:p>Journal of Chemical Information and Mode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0618</text:p>
          </table:table-cell>
          <table:table-cell office:value-type="string">
            <text:p>MEDICINA II <text:s text:c="38"/></text:p>
          </table:table-cell>
          <table:table-cell office:value-type="string">
            <text:p>Journal of Chemical Neuroanatom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MEDICINA II <text:s text:c="38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009X</text:p>
          </table:table-cell>
          <table:table-cell office:value-type="string">
            <text:p>MEDICINA II <text:s text:c="38"/></text:p>
          </table:table-cell>
          <table:table-cell office:value-type="string">
            <text:p>Journal of Chemotherapy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463</text:p>
          </table:table-cell>
          <table:table-cell office:value-type="string">
            <text:p>MEDICINA II <text:s text:c="38"/></text:p>
          </table:table-cell>
          <table:table-cell office:value-type="string">
            <text:p>Journal of Child and Adolescent Psych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0738</text:p>
          </table:table-cell>
          <table:table-cell office:value-type="string">
            <text:p>MEDICINA II <text:s text:c="38"/></text:p>
          </table:table-cell>
          <table:table-cell office:value-type="string">
            <text:p>Journal of Child Neurology (Cessou em 200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610</text:p>
          </table:table-cell>
          <table:table-cell office:value-type="string">
            <text:p>MEDICINA II <text:s text:c="38"/></text:p>
          </table:table-cell>
          <table:table-cell office:value-type="string">
            <text:p>Journal of Child Psychology and Psychia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30</text:p>
          </table:table-cell>
          <table:table-cell office:value-type="string">
            <text:p>MEDICINA II <text:s text:c="38"/></text:p>
          </table:table-cell>
          <table:table-cell office:value-type="string">
            <text:p>Journal of Child Psychology and Psychiatry and Allied Disciplin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9023</text:p>
          </table:table-cell>
          <table:table-cell office:value-type="string">
            <text:p>MEDICINA II <text:s text:c="38"/></text:p>
          </table:table-cell>
          <table:table-cell office:value-type="string">
            <text:p>Journal of Chinese Clinical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MEDICINA II <text:s text:c="38"/></text:p>
          </table:table-cell>
          <table:table-cell office:value-type="string">
            <text:p>Journal of Chromatography.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3391</text:p>
          </table:table-cell>
          <table:table-cell office:value-type="string">
            <text:p>MEDICINA II <text:s text:c="38"/></text:p>
          </table:table-cell>
          <table:table-cell office:value-type="string">
            <text:p>Journal of Circadian Rhyth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411X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and Experimental Neuropsych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950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Densit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4356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1131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Forensic Medicine (Cessou em 2006. Cont. ISSN 1752-928X Journal of Forensic and Legal Medic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790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Gastroente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9142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013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Laboratory Analys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0258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Neuro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183X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46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79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Periodon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4727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Pharmacy and Therapeu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62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Psyc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583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Psychology in Medical Sett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0749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Psycho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608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Rheu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2751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Ultrasound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MEDICINA II <text:s text:c="38"/></text:p>
          </table:table-cell>
          <table:table-cell office:value-type="string">
            <text:p>Journal of Clinical Vi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929X</text:p>
          </table:table-cell>
          <table:table-cell office:value-type="string">
            <text:p>MEDICINA II <text:s text:c="38"/></text:p>
          </table:table-cell>
          <table:table-cell office:value-type="string">
            <text:p>Journal of Cognitive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24</text:p>
          </table:table-cell>
          <table:table-cell office:value-type="string">
            <text:p>MEDICINA II <text:s text:c="38"/></text:p>
          </table:table-cell>
          <table:table-cell office:value-type="string">
            <text:p>Journal of Communication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67</text:p>
          </table:table-cell>
          <table:table-cell office:value-type="string">
            <text:p>MEDICINA II <text:s text:c="38"/></text:p>
          </table:table-cell>
          <table:table-cell office:value-type="string">
            <text:p>Journal of Comparative Neurology (191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75</text:p>
          </table:table-cell>
          <table:table-cell office:value-type="string">
            <text:p>MEDICINA II <text:s text:c="38"/></text:p>
          </table:table-cell>
          <table:table-cell office:value-type="string">
            <text:p>Journal of Comparative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7594</text:p>
          </table:table-cell>
          <table:table-cell office:value-type="string">
            <text:p>MEDICINA II <text:s text:c="38"/></text:p>
          </table:table-cell>
          <table:table-cell office:value-type="string">
            <text:p>Journal of Comparative Physiology. A, Sensory, Neural, and Behavioral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313</text:p>
          </table:table-cell>
          <table:table-cell office:value-type="string">
            <text:p>MEDICINA II <text:s text:c="38"/></text:p>
          </table:table-cell>
          <table:table-cell office:value-type="string">
            <text:p>Journal of Computation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8715</text:p>
          </table:table-cell>
          <table:table-cell office:value-type="string">
            <text:p>MEDICINA II <text:s text:c="38"/></text:p>
          </table:table-cell>
          <table:table-cell office:value-type="string">
            <text:p>Journal of Computer Assisted Tom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2130</text:p>
          </table:table-cell>
          <table:table-cell office:value-type="string">
            <text:p>MEDICINA II <text:s text:c="38"/></text:p>
          </table:table-cell>
          <table:table-cell office:value-type="string">
            <text:p>Journal of Cosmetic Dermat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5182</text:p>
          </table:table-cell>
          <table:table-cell office:value-type="string">
            <text:p>MEDICINA II <text:s text:c="38"/></text:p>
          </table:table-cell>
          <table:table-cell office:value-type="string">
            <text:p>Journal of Cranio-Maxillo-Faci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87</text:p>
          </table:table-cell>
          <table:table-cell office:value-type="string">
            <text:p>MEDICINA II <text:s text:c="38"/></text:p>
          </table:table-cell>
          <table:table-cell office:value-type="string">
            <text:p>Journal of Cutaneous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0560</text:p>
          </table:table-cell>
          <table:table-cell office:value-type="string">
            <text:p>MEDICINA II <text:s text:c="38"/></text:p>
          </table:table-cell>
          <table:table-cell office:value-type="string">
            <text:p>Journal of Cutaneous Path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993</text:p>
          </table:table-cell>
          <table:table-cell office:value-type="string">
            <text:p>MEDICINA II <text:s text:c="38"/></text:p>
          </table:table-cell>
          <table:table-cell office:value-type="string">
            <text:p>Journal of Cystic Fibro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3-8602</text:p>
          </table:table-cell>
          <table:table-cell office:value-type="string">
            <text:p>MEDICINA II <text:s text:c="38"/></text:p>
          </table:table-cell>
          <table:table-cell office:value-type="string">
            <text:p>Journal of Data 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43X</text:p>
          </table:table-cell>
          <table:table-cell office:value-type="string">
            <text:p>MEDICINA II <text:s text:c="38"/></text:p>
          </table:table-cell>
          <table:table-cell office:value-type="string">
            <text:p>Journal of Data Scien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37</text:p>
          </table:table-cell>
          <table:table-cell office:value-type="string">
            <text:p>MEDICINA II <text:s text:c="38"/></text:p>
          </table:table-cell>
          <table:table-cell office:value-type="string">
            <text:p>Journal of Dental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0205</text:p>
          </table:table-cell>
          <table:table-cell office:value-type="string">
            <text:p>MEDICINA II <text:s text:c="38"/></text:p>
          </table:table-cell>
          <table:table-cell office:value-type="string">
            <text:p>Journal of Dental Hygie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MEDICINA II <text:s text:c="38"/></text:p>
          </table:table-cell>
          <table:table-cell office:value-type="string">
            <text:p>Journal of D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12</text:p>
          </table:table-cell>
          <table:table-cell office:value-type="string">
            <text:p>MEDICINA II <text:s text:c="38"/></text:p>
          </table:table-cell>
          <table:table-cell office:value-type="string">
            <text:p>Journal of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53</text:p>
          </table:table-cell>
          <table:table-cell office:value-type="string">
            <text:p>MEDICINA II <text:s text:c="38"/></text:p>
          </table:table-cell>
          <table:table-cell office:value-type="string">
            <text:p>Journal of Dentistry for Children (Cessou em 196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5068</text:p>
          </table:table-cell>
          <table:table-cell office:value-type="string">
            <text:p>MEDICINA II <text:s text:c="38"/></text:p>
          </table:table-cell>
          <table:table-cell office:value-type="string">
            <text:p>Journal of Dentistry for Children (Chicago, Ill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1811</text:p>
          </table:table-cell>
          <table:table-cell office:value-type="string">
            <text:p>MEDICINA II <text:s text:c="38"/></text:p>
          </table:table-cell>
          <table:table-cell office:value-type="string">
            <text:p>Journal of Dermatological Science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634</text:p>
          </table:table-cell>
          <table:table-cell office:value-type="string">
            <text:p>MEDICINA II <text:s text:c="38"/></text:p>
          </table:table-cell>
          <table:table-cell office:value-type="string">
            <text:p>Journal of Dermatological Treat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2407</text:p>
          </table:table-cell>
          <table:table-cell office:value-type="string">
            <text:p>MEDICINA II <text:s text:c="38"/></text:p>
          </table:table-cell>
          <table:table-cell office:value-type="string">
            <text:p>Journal of Der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8727</text:p>
          </table:table-cell>
          <table:table-cell office:value-type="string">
            <text:p>MEDICINA II <text:s text:c="38"/></text:p>
          </table:table-cell>
          <table:table-cell office:value-type="string">
            <text:p>Journal of Diabetes and its Com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186X</text:p>
          </table:table-cell>
          <table:table-cell office:value-type="string">
            <text:p>MEDICINA II <text:s text:c="38"/></text:p>
          </table:table-cell>
          <table:table-cell office:value-type="string">
            <text:p>Journal of Drug Targe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9616</text:p>
          </table:table-cell>
          <table:table-cell office:value-type="string">
            <text:p>MEDICINA II <text:s text:c="38"/></text:p>
          </table:table-cell>
          <table:table-cell office:value-type="string">
            <text:p>Journal of Drugs in Derm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28</text:p>
          </table:table-cell>
          <table:table-cell office:value-type="string">
            <text:p>MEDICINA II <text:s text:c="38"/></text:p>
          </table:table-cell>
          <table:table-cell office:value-type="string">
            <text:p>Journal of Electroanalytical Chemistry and Interfacial Electrochemistry (Cessou em 1992. Cont. ISSN 1572-6657 Journal of Electroanalytical Chemistry (1992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11</text:p>
          </table:table-cell>
          <table:table-cell office:value-type="string">
            <text:p>MEDICINA II <text:s text:c="38"/></text:p>
          </table:table-cell>
          <table:table-cell office:value-type="string">
            <text:p>Journal of Electromyography and Kine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44</text:p>
          </table:table-cell>
          <table:table-cell office:value-type="string">
            <text:p>MEDICINA II <text:s text:c="38"/></text:p>
          </table:table-cell>
          <table:table-cell office:value-type="string">
            <text:p>Journal of Electron Mic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4097</text:p>
          </table:table-cell>
          <table:table-cell office:value-type="string">
            <text:p>MEDICINA II <text:s text:c="38"/></text:p>
          </table:table-cell>
          <table:table-cell office:value-type="string">
            <text:p>Journal of Endocrinological Investigation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MEDICINA II <text:s text:c="38"/></text:p>
          </table:table-cell>
          <table:table-cell office:value-type="string">
            <text:p>Journal of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MEDICINA II <text:s text:c="38"/></text:p>
          </table:table-cell>
          <table:table-cell office:value-type="string">
            <text:p>Journal of Endodon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828</text:p>
          </table:table-cell>
          <table:table-cell office:value-type="string">
            <text:p>MEDICINA II <text:s text:c="38"/></text:p>
          </table:table-cell>
          <table:table-cell office:value-type="string">
            <text:p>Journal of Engineering Desig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6366</text:p>
          </table:table-cell>
          <table:table-cell office:value-type="string">
            <text:p>MEDICINA II <text:s text:c="38"/></text:p>
          </table:table-cell>
          <table:table-cell office:value-type="string">
            <text:p>Journal of Enzyme Inhibition and Medicin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005X</text:p>
          </table:table-cell>
          <table:table-cell office:value-type="string">
            <text:p>MEDICINA II <text:s text:c="38"/></text:p>
          </table:table-cell>
          <table:table-cell office:value-type="string">
            <text:p>Journal of Epidemiology and Community Health (197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49</text:p>
          </table:table-cell>
          <table:table-cell office:value-type="string">
            <text:p>MEDICINA II <text:s text:c="38"/></text:p>
          </table:table-cell>
          <table:table-cell office:value-type="string">
            <text:p>Journal of Epilepsy and Clinical Neurophys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0806</text:p>
          </table:table-cell>
          <table:table-cell office:value-type="string">
            <text:p>MEDICINA II <text:s text:c="38"/></text:p>
          </table:table-cell>
          <table:table-cell office:value-type="string">
            <text:p>Journal of Equine Veterinary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MEDICINA II <text:s text:c="38"/></text:p>
          </table:table-cell>
          <table:table-cell office:value-type="string">
            <text:p>Journal of Ethn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9-0771</text:p>
          </table:table-cell>
          <table:table-cell office:value-type="string">
            <text:p>MEDICINA II <text:s text:c="38"/></text:p>
          </table:table-cell>
          <table:table-cell office:value-type="string">
            <text:p>Journal of E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1294</text:p>
          </table:table-cell>
          <table:table-cell office:value-type="string">
            <text:p>MEDICINA II <text:s text:c="38"/></text:p>
          </table:table-cell>
          <table:table-cell office:value-type="string">
            <text:p>Journal of Evaluation in Clinical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9966</text:p>
          </table:table-cell>
          <table:table-cell office:value-type="string">
            <text:p>MEDICINA II <text:s text:c="38"/></text:p>
          </table:table-cell>
          <table:table-cell office:value-type="string">
            <text:p>Journal of Experimental &amp; Clinical Cancer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9078</text:p>
          </table:table-cell>
          <table:table-cell office:value-type="string">
            <text:p>MEDICINA II <text:s text:c="38"/></text:p>
          </table:table-cell>
          <table:table-cell office:value-type="string">
            <text:p>Journal of Experimental &amp; Clinical Cancer Research (Testo stampato) (Cessou em 2007. Cont. ISSN 1756-9966 Journal of Experimental &amp; Clinical Cancer Research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117</text:p>
          </table:table-cell>
          <table:table-cell office:value-type="string">
            <text:p>MEDICINA II <text:s text:c="38"/></text:p>
          </table:table-cell>
          <table:table-cell office:value-type="string">
            <text:p>Journal of Experimental Therapeutics &amp; On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1893</text:p>
          </table:table-cell>
          <table:table-cell office:value-type="string">
            <text:p>MEDICINA II <text:s text:c="38"/></text:p>
          </table:table-cell>
          <table:table-cell office:value-type="string">
            <text:p>Journal of Family Planning and Reproductive Health C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12</text:p>
          </table:table-cell>
          <table:table-cell office:value-type="string">
            <text:p>MEDICINA II <text:s text:c="38"/></text:p>
          </table:table-cell>
          <table:table-cell office:value-type="string">
            <text:p>Journal of Fish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MEDICINA II <text:s text:c="38"/></text:p>
          </table:table-cell>
          <table:table-cell office:value-type="string">
            <text:p>Journal of Fluor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84</text:p>
          </table:table-cell>
          <table:table-cell office:value-type="string">
            <text:p>MEDICINA II <text:s text:c="38"/></text:p>
          </table:table-cell>
          <table:table-cell office:value-type="string">
            <text:p>Journal of Food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MEDICINA II <text:s text:c="38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MEDICINA II <text:s text:c="38"/></text:p>
          </table:table-cell>
          <table:table-cell office:value-type="string">
            <text:p>Journal of Foo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92</text:p>
          </table:table-cell>
          <table:table-cell office:value-type="string">
            <text:p>MEDICINA II <text:s text:c="38"/></text:p>
          </table:table-cell>
          <table:table-cell office:value-type="string">
            <text:p>Journal of Food Processing and Preserv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028X</text:p>
          </table:table-cell>
          <table:table-cell office:value-type="string">
            <text:p>MEDICINA II <text:s text:c="38"/></text:p>
          </table:table-cell>
          <table:table-cell office:value-type="string">
            <text:p>Journal of Food Prot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428</text:p>
          </table:table-cell>
          <table:table-cell office:value-type="string">
            <text:p>MEDICINA II <text:s text:c="38"/></text:p>
          </table:table-cell>
          <table:table-cell office:value-type="string">
            <text:p>Journal of Food Qual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6085</text:p>
          </table:table-cell>
          <table:table-cell office:value-type="string">
            <text:p>MEDICINA II <text:s text:c="38"/></text:p>
          </table:table-cell>
          <table:table-cell office:value-type="string">
            <text:p>Journal of Food Saf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47</text:p>
          </table:table-cell>
          <table:table-cell office:value-type="string">
            <text:p>MEDICINA II <text:s text:c="38"/></text:p>
          </table:table-cell>
          <table:table-cell office:value-type="string">
            <text:p>Journal of Food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55</text:p>
          </table:table-cell>
          <table:table-cell office:value-type="string">
            <text:p>MEDICINA II <text:s text:c="38"/></text:p>
          </table:table-cell>
          <table:table-cell office:value-type="string">
            <text:p>Journal of Food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8462</text:p>
          </table:table-cell>
          <table:table-cell office:value-type="string">
            <text:p>MEDICINA II <text:s text:c="38"/></text:p>
          </table:table-cell>
          <table:table-cell office:value-type="string">
            <text:p>Journal of Food Technology (Faisalaba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MEDICINA II <text:s text:c="38"/></text:p>
          </table:table-cell>
          <table:table-cell office:value-type="string">
            <text:p>Journal of Forensic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5350</text:p>
          </table:table-cell>
          <table:table-cell office:value-type="string">
            <text:p>MEDICINA II <text:s text:c="38"/></text:p>
          </table:table-cell>
          <table:table-cell office:value-type="string">
            <text:p>Journal of Gambling Studies (Cessou em 200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174</text:p>
          </table:table-cell>
          <table:table-cell office:value-type="string">
            <text:p>MEDICINA II <text:s text:c="38"/></text:p>
          </table:table-cell>
          <table:table-cell office:value-type="string">
            <text:p>Journal of Gastroente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9319</text:p>
          </table:table-cell>
          <table:table-cell office:value-type="string">
            <text:p>MEDICINA II <text:s text:c="38"/></text:p>
          </table:table-cell>
          <table:table-cell office:value-type="string">
            <text:p>Journal of Gastroenterology and Hep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255X</text:p>
          </table:table-cell>
          <table:table-cell office:value-type="string">
            <text:p>MEDICINA II <text:s text:c="38"/></text:p>
          </table:table-cell>
          <table:table-cell office:value-type="string">
            <text:p>Journal of Gastrointestin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260</text:p>
          </table:table-cell>
          <table:table-cell office:value-type="string">
            <text:p>MEDICINA II <text:s text:c="38"/></text:p>
          </table:table-cell>
          <table:table-cell office:value-type="string">
            <text:p>Journal of General and Applied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17</text:p>
          </table:table-cell>
          <table:table-cell office:value-type="string">
            <text:p>MEDICINA II <text:s text:c="38"/></text:p>
          </table:table-cell>
          <table:table-cell office:value-type="string">
            <text:p>Journal of General Vi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7700</text:p>
          </table:table-cell>
          <table:table-cell office:value-type="string">
            <text:p>MEDICINA II <text:s text:c="38"/></text:p>
          </table:table-cell>
          <table:table-cell office:value-type="string">
            <text:p>Journal of Genetic Counsel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7681</text:p>
          </table:table-cell>
          <table:table-cell office:value-type="string">
            <text:p>MEDICINA II <text:s text:c="38"/></text:p>
          </table:table-cell>
          <table:table-cell office:value-type="string">
            <text:p>Journal of Hand Surgery. British Volume (Cessou em 2006. Cont. ISSN 1753-1934 Journal of Hand Surgery. European Volum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1934</text:p>
          </table:table-cell>
          <table:table-cell office:value-type="string">
            <text:p>MEDICINA II <text:s text:c="38"/></text:p>
          </table:table-cell>
          <table:table-cell office:value-type="string">
            <text:p>Journal of Hand Surgery. European Volum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MEDICINA II <text:s text:c="38"/></text:p>
          </table:table-cell>
          <table:table-cell office:value-type="string">
            <text:p>Journal of Hazardous Material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0997</text:p>
          </table:table-cell>
          <table:table-cell office:value-type="string">
            <text:p>MEDICINA II <text:s text:c="38"/></text:p>
          </table:table-cell>
          <table:table-cell office:value-type="string">
            <text:p>Journal of Health, Population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49X</text:p>
          </table:table-cell>
          <table:table-cell office:value-type="string">
            <text:p>MEDICINA II <text:s text:c="38"/></text:p>
          </table:table-cell>
          <table:table-cell office:value-type="string">
            <text:p>Journal of Helmin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166</text:p>
          </table:table-cell>
          <table:table-cell office:value-type="string">
            <text:p>MEDICINA II <text:s text:c="38"/></text:p>
          </table:table-cell>
          <table:table-cell office:value-type="string">
            <text:p>Journal of Hepato-Biliary-Pancreatic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78</text:p>
          </table:table-cell>
          <table:table-cell office:value-type="string">
            <text:p>MEDICINA II <text:s text:c="38"/></text:p>
          </table:table-cell>
          <table:table-cell office:value-type="string">
            <text:p>Journal of Hep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03</text:p>
          </table:table-cell>
          <table:table-cell office:value-type="string">
            <text:p>MEDICINA II <text:s text:c="38"/></text:p>
          </table:table-cell>
          <table:table-cell office:value-type="string">
            <text:p>Journal of Hered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5161</text:p>
          </table:table-cell>
          <table:table-cell office:value-type="string">
            <text:p>MEDICINA II <text:s text:c="38"/></text:p>
          </table:table-cell>
          <table:table-cell office:value-type="string">
            <text:p>Journal of Human Gene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40</text:p>
          </table:table-cell>
          <table:table-cell office:value-type="string">
            <text:p>MEDICINA II <text:s text:c="38"/></text:p>
          </table:table-cell>
          <table:table-cell office:value-type="string">
            <text:p>Journal of Human Hyperten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3344</text:p>
          </table:table-cell>
          <table:table-cell office:value-type="string">
            <text:p>MEDICINA II <text:s text:c="38"/></text:p>
          </table:table-cell>
          <table:table-cell office:value-type="string">
            <text:p>Journal of Human Lac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871</text:p>
          </table:table-cell>
          <table:table-cell office:value-type="string">
            <text:p>MEDICINA II <text:s text:c="38"/></text:p>
          </table:table-cell>
          <table:table-cell office:value-type="string">
            <text:p>Journal of Human Nutrition and Diet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352</text:p>
          </table:table-cell>
          <table:table-cell office:value-type="string">
            <text:p>MEDICINA II <text:s text:c="38"/></text:p>
          </table:table-cell>
          <table:table-cell office:value-type="string">
            <text:p>Journal of Hyperten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1819</text:p>
          </table:table-cell>
          <table:table-cell office:value-type="string">
            <text:p>MEDICINA II <text:s text:c="38"/></text:p>
          </table:table-cell>
          <table:table-cell office:value-type="string">
            <text:p>Journal of Immunoassay &amp; Immun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59</text:p>
          </table:table-cell>
          <table:table-cell office:value-type="string">
            <text:p>MEDICINA II <text:s text:c="38"/></text:p>
          </table:table-cell>
          <table:table-cell office:value-type="string">
            <text:p>Journal of Immun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751</text:p>
          </table:table-cell>
          <table:table-cell office:value-type="string">
            <text:p>MEDICINA II <text:s text:c="38"/></text:p>
          </table:table-cell>
          <table:table-cell office:value-type="string">
            <text:p>Journal of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 <text:s text:c="38"/></text:p>
          </table:table-cell>
          <table:table-cell office:value-type="string">
            <text:p>Journal of Immu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9557</text:p>
          </table:table-cell>
          <table:table-cell office:value-type="string">
            <text:p>MEDICINA II <text:s text:c="38"/></text:p>
          </table:table-cell>
          <table:table-cell office:value-type="string">
            <text:p>Journal of Immunotherapy (199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3127</text:p>
          </table:table-cell>
          <table:table-cell office:value-type="string">
            <text:p>MEDICINA II <text:s text:c="38"/></text:p>
          </table:table-cell>
          <table:table-cell office:value-type="string">
            <text:p>Journal of Inclusion Phenomena and Macrocyclic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MEDICINA II <text:s text:c="38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321X</text:p>
          </table:table-cell>
          <table:table-cell office:value-type="string">
            <text:p>MEDICINA II <text:s text:c="38"/></text:p>
          </table:table-cell>
          <table:table-cell office:value-type="string">
            <text:p>Journal of Infection and Chemothera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955</text:p>
          </table:table-cell>
          <table:table-cell office:value-type="string">
            <text:p>MEDICINA II <text:s text:c="38"/></text:p>
          </table:table-cell>
          <table:table-cell office:value-type="string">
            <text:p>Journal of Inherited Metabolic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MEDICINA II <text:s text:c="38"/></text:p>
          </table:table-cell>
          <table:table-cell office:value-type="string">
            <text:p>Journal of Inorganic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10</text:p>
          </table:table-cell>
          <table:table-cell office:value-type="string">
            <text:p>MEDICINA II <text:s text:c="38"/></text:p>
          </table:table-cell>
          <table:table-cell office:value-type="string">
            <text:p>Journal of Integrative Biology / Omics (Larchmo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6352</text:p>
          </table:table-cell>
          <table:table-cell office:value-type="string">
            <text:p>MEDICINA II <text:s text:c="38"/></text:p>
          </table:table-cell>
          <table:table-cell office:value-type="string">
            <text:p>Journal of Integrative Neuro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0666</text:p>
          </table:table-cell>
          <table:table-cell office:value-type="string">
            <text:p>MEDICINA II <text:s text:c="38"/></text:p>
          </table:table-cell>
          <table:table-cell office:value-type="string">
            <text:p>Journal of Intensive Care Medicin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907</text:p>
          </table:table-cell>
          <table:table-cell office:value-type="string">
            <text:p>MEDICINA II <text:s text:c="38"/></text:p>
          </table:table-cell>
          <table:table-cell office:value-type="string">
            <text:p>Journal of Interferon &amp; Cytokin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4327</text:p>
          </table:table-cell>
          <table:table-cell office:value-type="string">
            <text:p>MEDICINA II <text:s text:c="38"/></text:p>
          </table:table-cell>
          <table:table-cell office:value-type="string">
            <text:p>Journal of Interventional Card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11</text:p>
          </table:table-cell>
          <table:table-cell office:value-type="string">
            <text:p>MEDICINA II <text:s text:c="38"/></text:p>
          </table:table-cell>
          <table:table-cell office:value-type="string">
            <text:p>Journal of Invertebrate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9068</text:p>
          </table:table-cell>
          <table:table-cell office:value-type="string">
            <text:p>MEDICINA II <text:s text:c="38"/></text:p>
          </table:table-cell>
          <table:table-cell office:value-type="string">
            <text:p>Journal of Investigational Allergology &amp; Clinical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2X</text:p>
          </table:table-cell>
          <table:table-cell office:value-type="string">
            <text:p>MEDICINA II <text:s text:c="38"/></text:p>
          </table:table-cell>
          <table:table-cell office:value-type="string">
            <text:p>Journal of Investigative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1939</text:p>
          </table:table-cell>
          <table:table-cell office:value-type="string">
            <text:p>MEDICINA II <text:s text:c="38"/></text:p>
          </table:table-cell>
          <table:table-cell office:value-type="string">
            <text:p>Journal of Investigative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4803</text:p>
          </table:table-cell>
          <table:table-cell office:value-type="string">
            <text:p>MEDICINA II <text:s text:c="38"/></text:p>
          </table:table-cell>
          <table:table-cell office:value-type="string">
            <text:p>Journal of Labelled Compounds &amp; Radiopharmaceutic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6429</text:p>
          </table:table-cell>
          <table:table-cell office:value-type="string">
            <text:p>MEDICINA II <text:s text:c="38"/></text:p>
          </table:table-cell>
          <table:table-cell office:value-type="string">
            <text:p>Journal of Laparoendoscopic &amp; Advanced Surgical Techniques. Part 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346X</text:p>
          </table:table-cell>
          <table:table-cell office:value-type="string">
            <text:p>MEDICINA II <text:s text:c="38"/></text:p>
          </table:table-cell>
          <table:table-cell office:value-type="string">
            <text:p>Journal of Laser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400</text:p>
          </table:table-cell>
          <table:table-cell office:value-type="string">
            <text:p>MEDICINA II <text:s text:c="38"/></text:p>
          </table:table-cell>
          <table:table-cell office:value-type="string">
            <text:p>Journal of Leukocyte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75</text:p>
          </table:table-cell>
          <table:table-cell office:value-type="string">
            <text:p>MEDICINA II <text:s text:c="38"/></text:p>
          </table:table-cell>
          <table:table-cell office:value-type="string">
            <text:p>Journal of Lipid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76</text:p>
          </table:table-cell>
          <table:table-cell office:value-type="string">
            <text:p>MEDICINA II <text:s text:c="38"/></text:p>
          </table:table-cell>
          <table:table-cell office:value-type="string">
            <text:p>Journal of Liquid Chromatography &amp; Related Technolog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2591</text:p>
          </table:table-cell>
          <table:table-cell office:value-type="string">
            <text:p>MEDICINA II <text:s text:c="38"/></text:p>
          </table:table-cell>
          <table:table-cell office:value-type="string">
            <text:p>Journal of Lower Genital Tract Disea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0704</text:p>
          </table:table-cell>
          <table:table-cell office:value-type="string">
            <text:p>MEDICINA II <text:s text:c="38"/></text:p>
          </table:table-cell>
          <table:table-cell office:value-type="string">
            <text:p>Journal of Macro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1807</text:p>
          </table:table-cell>
          <table:table-cell office:value-type="string">
            <text:p>MEDICINA II <text:s text:c="38"/></text:p>
          </table:table-cell>
          <table:table-cell office:value-type="string">
            <text:p>Journal of Magnetic Resonance Imag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MEDICINA II <text:s text:c="38"/></text:p>
          </table:table-cell>
          <table:table-cell office:value-type="string">
            <text:p>Journal of Magnetism and Magnetic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4754</text:p>
          </table:table-cell>
          <table:table-cell office:value-type="string">
            <text:p>MEDICINA II <text:s text:c="38"/></text:p>
          </table:table-cell>
          <table:table-cell office:value-type="string">
            <text:p>Journal of Manipulative and Physiological Therap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MEDICINA II <text:s text:c="38"/></text:p>
          </table:table-cell>
          <table:table-cell office:value-type="string">
            <text:p>Journal of Mass Spectrome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MEDICINA II <text:s text:c="38"/></text:p>
          </table:table-cell>
          <table:table-cell office:value-type="string">
            <text:p>Journal of Materials Processing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2914</text:p>
          </table:table-cell>
          <table:table-cell office:value-type="string">
            <text:p>MEDICINA II <text:s text:c="38"/></text:p>
          </table:table-cell>
          <table:table-cell office:value-type="string">
            <text:p>Journal of Material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MEDICINA II <text:s text:c="38"/></text:p>
          </table:table-cell>
          <table:table-cell office:value-type="string">
            <text:p>Journal of Materials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30</text:p>
          </table:table-cell>
          <table:table-cell office:value-type="string">
            <text:p>MEDICINA II <text:s text:c="38"/></text:p>
          </table:table-cell>
          <table:table-cell office:value-type="string">
            <text:p>Journal of Materials Science. Materials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7058</text:p>
          </table:table-cell>
          <table:table-cell office:value-type="string">
            <text:p>MEDICINA II <text:s text:c="38"/></text:p>
          </table:table-cell>
          <table:table-cell office:value-type="string">
            <text:p>Journal of Maternal-Fetal &amp; Neonatal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902</text:p>
          </table:table-cell>
          <table:table-cell office:value-type="string">
            <text:p>MEDICINA II <text:s text:c="38"/></text:p>
          </table:table-cell>
          <table:table-cell office:value-type="string">
            <text:p>Journal of Medical Engineering &amp;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MEDICINA II <text:s text:c="38"/></text:p>
          </table:table-cell>
          <table:table-cell office:value-type="string">
            <text:p>Journal of Medical Ento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6800</text:p>
          </table:table-cell>
          <table:table-cell office:value-type="string">
            <text:p>MEDICINA II <text:s text:c="38"/></text:p>
          </table:table-cell>
          <table:table-cell office:value-type="string">
            <text:p>Journal of Medical Et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93</text:p>
          </table:table-cell>
          <table:table-cell office:value-type="string">
            <text:p>MEDICINA II <text:s text:c="38"/></text:p>
          </table:table-cell>
          <table:table-cell office:value-type="string">
            <text:p>Journal of Medical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MEDICINA II <text:s text:c="38"/></text:p>
          </table:table-cell>
          <table:table-cell office:value-type="string">
            <text:p>Journal of Medical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65</text:p>
          </table:table-cell>
          <table:table-cell office:value-type="string">
            <text:p>MEDICINA II <text:s text:c="38"/></text:p>
          </table:table-cell>
          <table:table-cell office:value-type="string">
            <text:p>Journal of Medical Pri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1413</text:p>
          </table:table-cell>
          <table:table-cell office:value-type="string">
            <text:p>MEDICINA II <text:s text:c="38"/></text:p>
          </table:table-cell>
          <table:table-cell office:value-type="string">
            <text:p>Journal of Medical Scree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MEDICINA II <text:s text:c="38"/></text:p>
          </table:table-cell>
          <table:table-cell office:value-type="string">
            <text:p>Journal of Medical Vi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23</text:p>
          </table:table-cell>
          <table:table-cell office:value-type="string">
            <text:p>MEDICINA II <text:s text:c="38"/></text:p>
          </table:table-cell>
          <table:table-cell office:value-type="string">
            <text:p>Journal of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20X</text:p>
          </table:table-cell>
          <table:table-cell office:value-type="string">
            <text:p>MEDICINA II <text:s text:c="38"/></text:p>
          </table:table-cell>
          <table:table-cell office:value-type="string">
            <text:p>Journal of Medicinal Foo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MEDICINA II <text:s text:c="38"/></text:p>
          </table:table-cell>
          <table:table-cell office:value-type="string">
            <text:p>Journal of Microbi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7825</text:p>
          </table:table-cell>
          <table:table-cell office:value-type="string">
            <text:p>MEDICINA II <text:s text:c="38"/></text:p>
          </table:table-cell>
          <table:table-cell office:value-type="string">
            <text:p>Journal of Microbiology and Bio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48</text:p>
          </table:table-cell>
          <table:table-cell office:value-type="string">
            <text:p>MEDICINA II <text:s text:c="38"/></text:p>
          </table:table-cell>
          <table:table-cell office:value-type="string">
            <text:p>Journal of Microencapsul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MEDICINA II <text:s text:c="38"/></text:p>
          </table:table-cell>
          <table:table-cell office:value-type="string">
            <text:p>Journal of Mic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4650</text:p>
          </table:table-cell>
          <table:table-cell office:value-type="string">
            <text:p>MEDICINA II <text:s text:c="38"/></text:p>
          </table:table-cell>
          <table:table-cell office:value-type="string">
            <text:p>Journal of Minimally Invasive Gyn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28</text:p>
          </table:table-cell>
          <table:table-cell office:value-type="string">
            <text:p>MEDICINA II <text:s text:c="38"/></text:p>
          </table:table-cell>
          <table:table-cell office:value-type="string">
            <text:p>Journal of Molecular and Cellular Car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0862</text:p>
          </table:table-cell>
          <table:table-cell office:value-type="string">
            <text:p>MEDICINA II <text:s text:c="38"/></text:p>
          </table:table-cell>
          <table:table-cell office:value-type="string">
            <text:p>Journal of Molecular and Genetic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5041</text:p>
          </table:table-cell>
          <table:table-cell office:value-type="string">
            <text:p>MEDICINA II <text:s text:c="38"/></text:p>
          </table:table-cell>
          <table:table-cell office:value-type="string">
            <text:p>Journal of Molecular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379</text:p>
          </table:table-cell>
          <table:table-cell office:value-type="string">
            <text:p>MEDICINA II <text:s text:c="38"/></text:p>
          </table:table-cell>
          <table:table-cell office:value-type="string">
            <text:p>Journal of Molecular His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716</text:p>
          </table:table-cell>
          <table:table-cell office:value-type="string">
            <text:p>MEDICINA II <text:s text:c="38"/></text:p>
          </table:table-cell>
          <table:table-cell office:value-type="string">
            <text:p>Journal of Molecular Medicine (Berli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696</text:p>
          </table:table-cell>
          <table:table-cell office:value-type="string">
            <text:p>MEDICINA II <text:s text:c="38"/></text:p>
          </table:table-cell>
          <table:table-cell office:value-type="string">
            <text:p>Journal of Molecular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MEDICINA II <text:s text:c="38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1230</text:p>
          </table:table-cell>
          <table:table-cell office:value-type="string">
            <text:p>MEDICINA II <text:s text:c="38"/></text:p>
          </table:table-cell>
          <table:table-cell office:value-type="string">
            <text:p>Journal of Molluscan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2525</text:p>
          </table:table-cell>
          <table:table-cell office:value-type="string">
            <text:p>MEDICINA II <text:s text:c="38"/></text:p>
          </table:table-cell>
          <table:table-cell office:value-type="string">
            <text:p>Journal of Morphology (1931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2452</text:p>
          </table:table-cell>
          <table:table-cell office:value-type="string">
            <text:p>MEDICINA II <text:s text:c="38"/></text:p>
          </table:table-cell>
          <table:table-cell office:value-type="string">
            <text:p>Journal of Musculoskeletal Pa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MEDICINA II <text:s text:c="38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3864</text:p>
          </table:table-cell>
          <table:table-cell office:value-type="string">
            <text:p>MEDICINA II <text:s text:c="38"/></text:p>
          </table:table-cell>
          <table:table-cell office:value-type="string">
            <text:p>Journal of Natural Produ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564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al Transmis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95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al Transmission. Supplementu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94X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-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8022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-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94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endocri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63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284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28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2094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inflamm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354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50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logy, Neurosurgery and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69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pathology and Experimental Ne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77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0-9861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science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85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5654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surgery. Sp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7151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traum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0284</text:p>
          </table:table-cell>
          <table:table-cell office:value-type="string">
            <text:p>MEDICINA II <text:s text:c="38"/></text:p>
          </table:table-cell>
          <table:table-cell office:value-type="string">
            <text:p>Journal of Neuro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MEDICINA II <text:s text:c="38"/></text:p>
          </table:table-cell>
          <table:table-cell office:value-type="string">
            <text:p>Journal of Non-Crystalline Sol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3581</text:p>
          </table:table-cell>
          <table:table-cell office:value-type="string">
            <text:p>MEDICINA II <text:s text:c="38"/></text:p>
          </table:table-cell>
          <table:table-cell office:value-type="string">
            <text:p>Journal of Nuclear Card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15</text:p>
          </table:table-cell>
          <table:table-cell office:value-type="string">
            <text:p>MEDICINA II <text:s text:c="38"/></text:p>
          </table:table-cell>
          <table:table-cell office:value-type="string">
            <text:p>Journal of Nuclear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2863</text:p>
          </table:table-cell>
          <table:table-cell office:value-type="string">
            <text:p>MEDICINA II <text:s text:c="38"/></text:p>
          </table:table-cell>
          <table:table-cell office:value-type="string">
            <text:p>Journal of Nutritional Bi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8076</text:p>
          </table:table-cell>
          <table:table-cell office:value-type="string">
            <text:p>MEDICINA II <text:s text:c="38"/></text:p>
          </table:table-cell>
          <table:table-cell office:value-type="string">
            <text:p>Journal of Obstetrics and Gynaecolog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MEDICINA II <text:s text:c="38"/></text:p>
          </table:table-cell>
          <table:table-cell office:value-type="string">
            <text:p>Journal of Oral and Maxillofacial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7809</text:p>
          </table:table-cell>
          <table:table-cell office:value-type="string">
            <text:p>MEDICINA II <text:s text:c="38"/></text:p>
          </table:table-cell>
          <table:table-cell office:value-type="string">
            <text:p>Journal of Oral Laser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MEDICINA II <text:s text:c="38"/></text:p>
          </table:table-cell>
          <table:table-cell office:value-type="string">
            <text:p>Journal of Oral Pathology &amp;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2X</text:p>
          </table:table-cell>
          <table:table-cell office:value-type="string">
            <text:p>MEDICINA II <text:s text:c="38"/></text:p>
          </table:table-cell>
          <table:table-cell office:value-type="string">
            <text:p>Journal of Oral Rehabili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4934</text:p>
          </table:table-cell>
          <table:table-cell office:value-type="string">
            <text:p>MEDICINA II <text:s text:c="38"/></text:p>
          </table:table-cell>
          <table:table-cell office:value-type="string">
            <text:p>Journal of Or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6655</text:p>
          </table:table-cell>
          <table:table-cell office:value-type="string">
            <text:p>MEDICINA II <text:s text:c="38"/></text:p>
          </table:table-cell>
          <table:table-cell office:value-type="string">
            <text:p>Journal of Orofacial Pa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0266</text:p>
          </table:table-cell>
          <table:table-cell office:value-type="string">
            <text:p>MEDICINA II <text:s text:c="38"/></text:p>
          </table:table-cell>
          <table:table-cell office:value-type="string">
            <text:p>Journal of Orthopaed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1-6605</text:p>
          </table:table-cell>
          <table:table-cell office:value-type="string">
            <text:p>MEDICINA II <text:s text:c="38"/></text:p>
          </table:table-cell>
          <table:table-cell office:value-type="string">
            <text:p>Journal of Otolaryngology (Cessou em 2007. Cont. ISSN 1916-0208 Journal of Otolaryngology-Head and Neck Surger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4-4810</text:p>
          </table:table-cell>
          <table:table-cell office:value-type="string">
            <text:p>MEDICINA II <text:s text:c="38"/></text:p>
          </table:table-cell>
          <table:table-cell office:value-type="string">
            <text:p>Journal of Paediatrics and Child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17</text:p>
          </table:table-cell>
          <table:table-cell office:value-type="string">
            <text:p>MEDICINA II <text:s text:c="38"/></text:p>
          </table:table-cell>
          <table:table-cell office:value-type="string">
            <text:p>Journal of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188</text:p>
          </table:table-cell>
          <table:table-cell office:value-type="string">
            <text:p>MEDICINA II <text:s text:c="38"/></text:p>
          </table:table-cell>
          <table:table-cell office:value-type="string">
            <text:p>Journal of Pediatric &amp; Adolescent Gyne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018X</text:p>
          </table:table-cell>
          <table:table-cell office:value-type="string">
            <text:p>MEDICINA II <text:s text:c="38"/></text:p>
          </table:table-cell>
          <table:table-cell office:value-type="string">
            <text:p>Journal of Pediatric Endocrinology &amp; Metabolis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2116</text:p>
          </table:table-cell>
          <table:table-cell office:value-type="string">
            <text:p>MEDICINA II <text:s text:c="38"/></text:p>
          </table:table-cell>
          <table:table-cell office:value-type="string">
            <text:p>Journal of Pediatric Gastroenterology and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114</text:p>
          </table:table-cell>
          <table:table-cell office:value-type="string">
            <text:p>MEDICINA II <text:s text:c="38"/></text:p>
          </table:table-cell>
          <table:table-cell office:value-type="string">
            <text:p>Journal of Pediatric Hematology/On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152X</text:p>
          </table:table-cell>
          <table:table-cell office:value-type="string">
            <text:p>MEDICINA II <text:s text:c="38"/></text:p>
          </table:table-cell>
          <table:table-cell office:value-type="string">
            <text:p>Journal of Pediatric Orthopedics. Part B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68</text:p>
          </table:table-cell>
          <table:table-cell office:value-type="string">
            <text:p>MEDICINA II <text:s text:c="38"/></text:p>
          </table:table-cell>
          <table:table-cell office:value-type="string">
            <text:p>Journal of Pediatric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5131</text:p>
          </table:table-cell>
          <table:table-cell office:value-type="string">
            <text:p>MEDICINA II <text:s text:c="38"/></text:p>
          </table:table-cell>
          <table:table-cell office:value-type="string">
            <text:p>Journal of Pediatric Ur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577</text:p>
          </table:table-cell>
          <table:table-cell office:value-type="string">
            <text:p>MEDICINA II <text:s text:c="38"/></text:p>
          </table:table-cell>
          <table:table-cell office:value-type="string">
            <text:p>Journal of Perinatal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8346</text:p>
          </table:table-cell>
          <table:table-cell office:value-type="string">
            <text:p>MEDICINA II <text:s text:c="38"/></text:p>
          </table:table-cell>
          <table:table-cell office:value-type="string">
            <text:p>Journal of Perin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84</text:p>
          </table:table-cell>
          <table:table-cell office:value-type="string">
            <text:p>MEDICINA II <text:s text:c="38"/></text:p>
          </table:table-cell>
          <table:table-cell office:value-type="string">
            <text:p>Journal of Periodon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MEDICINA II <text:s text:c="38"/></text:p>
          </table:table-cell>
          <table:table-cell office:value-type="string">
            <text:p>Journal of Periodontology (197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579X</text:p>
          </table:table-cell>
          <table:table-cell office:value-type="string">
            <text:p>MEDICINA II <text:s text:c="38"/></text:p>
          </table:table-cell>
          <table:table-cell office:value-type="string">
            <text:p>Journal of Personality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MEDICINA II <text:s text:c="38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49</text:p>
          </table:table-cell>
          <table:table-cell office:value-type="string">
            <text:p>MEDICINA II <text:s text:c="38"/></text:p>
          </table:table-cell>
          <table:table-cell office:value-type="string">
            <text:p>Journal of Pharmaceut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MEDICINA II <text:s text:c="38"/></text:p>
          </table:table-cell>
          <table:table-cell office:value-type="string">
            <text:p>Journal of Pharmac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MEDICINA II <text:s text:c="38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MEDICINA II <text:s text:c="38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MEDICINA II <text:s text:c="38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MEDICINA II <text:s text:c="38"/></text:p>
          </table:table-cell>
          <table:table-cell office:value-type="string">
            <text:p>Journal of Physics and Chemistry of Sol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70</text:p>
          </table:table-cell>
          <table:table-cell office:value-type="string">
            <text:p>MEDICINA II <text:s text:c="38"/></text:p>
          </table:table-cell>
          <table:table-cell office:value-type="string">
            <text:p>Journal of Physics. A, Mathematical and General (Print) (Cessou em 2006. Cont. ISSN 1751-8113 Journal of Physics. A, Mathematical and Theoretical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015</text:p>
          </table:table-cell>
          <table:table-cell office:value-type="string">
            <text:p>MEDICINA II <text:s text:c="38"/></text:p>
          </table:table-cell>
          <table:table-cell office:value-type="string">
            <text:p>Journal of Physics. A. Mathematical Nuclear and General. (Cessou em 1974. Cont.1751-8113 Journal of Physics. A, Mathematical and Theoretic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MEDICINA II <text:s text:c="38"/></text:p>
          </table:table-cell>
          <table:table-cell office:value-type="string">
            <text:p>Journal of Physics. Condensed Matt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0-6805</text:p>
          </table:table-cell>
          <table:table-cell office:value-type="string">
            <text:p>MEDICINA II <text:s text:c="38"/></text:p>
          </table:table-cell>
          <table:table-cell office:value-type="string">
            <text:p>Journal of Physiological Anthrop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51</text:p>
          </table:table-cell>
          <table:table-cell office:value-type="string">
            <text:p>MEDICINA II <text:s text:c="38"/></text:p>
          </table:table-cell>
          <table:table-cell office:value-type="string">
            <text:p>Journal of Physiology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548</text:p>
          </table:table-cell>
          <table:table-cell office:value-type="string">
            <text:p>MEDICINA II <text:s text:c="38"/></text:p>
          </table:table-cell>
          <table:table-cell office:value-type="string">
            <text:p>Journal of Physiology and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MEDICINA II <text:s text:c="38"/></text:p>
          </table:table-cell>
          <table:table-cell office:value-type="string">
            <text:p>Journal of Pine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2818</text:p>
          </table:table-cell>
          <table:table-cell office:value-type="string">
            <text:p>MEDICINA II <text:s text:c="38"/></text:p>
          </table:table-cell>
          <table:table-cell office:value-type="string">
            <text:p>Journal of Plant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4653</text:p>
          </table:table-cell>
          <table:table-cell office:value-type="string">
            <text:p>MEDICINA II <text:s text:c="38"/></text:p>
          </table:table-cell>
          <table:table-cell office:value-type="string">
            <text:p>Journal of Plant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1617</text:p>
          </table:table-cell>
          <table:table-cell office:value-type="string">
            <text:p>MEDICINA II <text:s text:c="38"/></text:p>
          </table:table-cell>
          <table:table-cell office:value-type="string">
            <text:p>Journal of Plant 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9440</text:p>
          </table:table-cell>
          <table:table-cell office:value-type="string">
            <text:p>MEDICINA II <text:s text:c="38"/></text:p>
          </table:table-cell>
          <table:table-cell office:value-type="string">
            <text:p>Journal of Pla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6815</text:p>
          </table:table-cell>
          <table:table-cell office:value-type="string">
            <text:p>MEDICINA II <text:s text:c="38"/></text:p>
          </table:table-cell>
          <table:table-cell office:value-type="string">
            <text:p>Journal of Plastic, Reconstructive &amp; Aesthetic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859</text:p>
          </table:table-cell>
          <table:table-cell office:value-type="string">
            <text:p>MEDICINA II <text:s text:c="38"/></text:p>
          </table:table-cell>
          <table:table-cell office:value-type="string">
            <text:p>Journal of Postgraduate Medicine (Bomba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7223</text:p>
          </table:table-cell>
          <table:table-cell office:value-type="string">
            <text:p>MEDICINA II <text:s text:c="38"/></text:p>
          </table:table-cell>
          <table:table-cell office:value-type="string">
            <text:p>Journal of Professional Nur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893</text:p>
          </table:table-cell>
          <table:table-cell office:value-type="string">
            <text:p>MEDICINA II <text:s text:c="38"/></text:p>
          </table:table-cell>
          <table:table-cell office:value-type="string">
            <text:p>Journal of Proteome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56</text:p>
          </table:table-cell>
          <table:table-cell office:value-type="string">
            <text:p>MEDICINA II <text:s text:c="38"/></text:p>
          </table:table-cell>
          <table:table-cell office:value-type="string">
            <text:p>Journal of Psychiatric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882</text:p>
          </table:table-cell>
          <table:table-cell office:value-type="string">
            <text:p>MEDICINA II <text:s text:c="38"/></text:p>
          </table:table-cell>
          <table:table-cell office:value-type="string">
            <text:p>Journal of Psychiatry &amp;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9-1072</text:p>
          </table:table-cell>
          <table:table-cell office:value-type="string">
            <text:p>MEDICINA II <text:s text:c="38"/></text:p>
          </table:table-cell>
          <table:table-cell office:value-type="string">
            <text:p>Journal of Psychoactive Dru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11</text:p>
          </table:table-cell>
          <table:table-cell office:value-type="string">
            <text:p>MEDICINA II <text:s text:c="38"/></text:p>
          </table:table-cell>
          <table:table-cell office:value-type="string">
            <text:p>Journal of Psychopharmacology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7285</text:p>
          </table:table-cell>
          <table:table-cell office:value-type="string">
            <text:p>MEDICINA II <text:s text:c="38"/></text:p>
          </table:table-cell>
          <table:table-cell office:value-type="string">
            <text:p>Journal of Psychopharmacology (Oxford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03</text:p>
          </table:table-cell>
          <table:table-cell office:value-type="string">
            <text:p>MEDICINA II <text:s text:c="38"/></text:p>
          </table:table-cell>
          <table:table-cell office:value-type="string">
            <text:p>Journal of Psychophysiology (Cessou em 200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99</text:p>
          </table:table-cell>
          <table:table-cell office:value-type="string">
            <text:p>MEDICINA II <text:s text:c="38"/></text:p>
          </table:table-cell>
          <table:table-cell office:value-type="string">
            <text:p>Journal of Psychosomat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3842</text:p>
          </table:table-cell>
          <table:table-cell office:value-type="string">
            <text:p>MEDICINA II <text:s text:c="38"/></text:p>
          </table:table-cell>
          <table:table-cell office:value-type="string">
            <text:p>Journal of Public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9-3060</text:p>
          </table:table-cell>
          <table:table-cell office:value-type="string">
            <text:p>MEDICINA II <text:s text:c="38"/></text:p>
          </table:table-cell>
          <table:table-cell office:value-type="string">
            <text:p>Journal of Radia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MEDICINA II <text:s text:c="38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4746</text:p>
          </table:table-cell>
          <table:table-cell office:value-type="string">
            <text:p>MEDICINA II <text:s text:c="38"/></text:p>
          </table:table-cell>
          <table:table-cell office:value-type="string">
            <text:p>Journal of Radiological Protec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597X</text:p>
          </table:table-cell>
          <table:table-cell office:value-type="string">
            <text:p>MEDICINA II <text:s text:c="38"/></text:p>
          </table:table-cell>
          <table:table-cell office:value-type="string">
            <text:p>Journal of Refractive Surgery (199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0-1977</text:p>
          </table:table-cell>
          <table:table-cell office:value-type="string">
            <text:p>MEDICINA II <text:s text:c="38"/></text:p>
          </table:table-cell>
          <table:table-cell office:value-type="string">
            <text:p>Journal of Rehabilitation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7711</text:p>
          </table:table-cell>
          <table:table-cell office:value-type="string">
            <text:p>MEDICINA II <text:s text:c="38"/></text:p>
          </table:table-cell>
          <table:table-cell office:value-type="string">
            <text:p>Journal of Rehabilitation Research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276</text:p>
          </table:table-cell>
          <table:table-cell office:value-type="string">
            <text:p>MEDICINA II <text:s text:c="38"/></text:p>
          </table:table-cell>
          <table:table-cell office:value-type="string">
            <text:p>Journal of Renal Nutri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78</text:p>
          </table:table-cell>
          <table:table-cell office:value-type="string">
            <text:p>MEDICINA II <text:s text:c="38"/></text:p>
          </table:table-cell>
          <table:table-cell office:value-type="string">
            <text:p>Journal of Reproductive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758</text:p>
          </table:table-cell>
          <table:table-cell office:value-type="string">
            <text:p>MEDICINA II <text:s text:c="38"/></text:p>
          </table:table-cell>
          <table:table-cell office:value-type="string">
            <text:p>Journal of Reproductive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162X</text:p>
          </table:table-cell>
          <table:table-cell office:value-type="string">
            <text:p>MEDICINA II <text:s text:c="38"/></text:p>
          </table:table-cell>
          <table:table-cell office:value-type="string">
            <text:p>Journal of Rheu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306</text:p>
          </table:table-cell>
          <table:table-cell office:value-type="string">
            <text:p>MEDICINA II <text:s text:c="38"/></text:p>
          </table:table-cell>
          <table:table-cell office:value-type="string">
            <text:p>Journal of Separatio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623X</text:p>
          </table:table-cell>
          <table:table-cell office:value-type="string">
            <text:p>MEDICINA II <text:s text:c="38"/></text:p>
          </table:table-cell>
          <table:table-cell office:value-type="string">
            <text:p>Journal of Sex &amp; Marital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105</text:p>
          </table:table-cell>
          <table:table-cell office:value-type="string">
            <text:p>MEDICINA II <text:s text:c="38"/></text:p>
          </table:table-cell>
          <table:table-cell office:value-type="string">
            <text:p>Journal of Sleep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10</text:p>
          </table:table-cell>
          <table:table-cell office:value-type="string">
            <text:p>MEDICINA II <text:s text:c="38"/></text:p>
          </table:table-cell>
          <table:table-cell office:value-type="string">
            <text:p>Journal of Small Animal Prac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550X</text:p>
          </table:table-cell>
          <table:table-cell office:value-type="string">
            <text:p>MEDICINA II <text:s text:c="38"/></text:p>
          </table:table-cell>
          <table:table-cell office:value-type="string">
            <text:p>Journal of Software Maintena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96</text:p>
          </table:table-cell>
          <table:table-cell office:value-type="string">
            <text:p>MEDICINA II <text:s text:c="38"/></text:p>
          </table:table-cell>
          <table:table-cell office:value-type="string">
            <text:p>Journal of Solid State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07</text:p>
          </table:table-cell>
          <table:table-cell office:value-type="string">
            <text:p>MEDICINA II <text:s text:c="38"/></text:p>
          </table:table-cell>
          <table:table-cell office:value-type="string">
            <text:p>Journal of Sports Medicine and Physical Fitness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3-2968</text:p>
          </table:table-cell>
          <table:table-cell office:value-type="string">
            <text:p>MEDICINA II <text:s text:c="38"/></text:p>
          </table:table-cell>
          <table:table-cell office:value-type="string">
            <text:p>Journal of Sports Science and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0414</text:p>
          </table:table-cell>
          <table:table-cell office:value-type="string">
            <text:p>MEDICINA II <text:s text:c="38"/></text:p>
          </table:table-cell>
          <table:table-cell office:value-type="string">
            <text:p>Journal of Sports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5468</text:p>
          </table:table-cell>
          <table:table-cell office:value-type="string">
            <text:p>MEDICINA II <text:s text:c="38"/></text:p>
          </table:table-cell>
          <table:table-cell office:value-type="string">
            <text:p>Journal of Statistical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58</text:p>
          </table:table-cell>
          <table:table-cell office:value-type="string">
            <text:p>MEDICINA II <text:s text:c="38"/></text:p>
          </table:table-cell>
          <table:table-cell office:value-type="string">
            <text:p>Journal of Statistical Planning and Infer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60</text:p>
          </table:table-cell>
          <table:table-cell office:value-type="string">
            <text:p>MEDICINA II <text:s text:c="38"/></text:p>
          </table:table-cell>
          <table:table-cell office:value-type="string">
            <text:p>Journal of Steroid Biochemistry and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4X</text:p>
          </table:table-cell>
          <table:table-cell office:value-type="string">
            <text:p>MEDICINA II <text:s text:c="38"/></text:p>
          </table:table-cell>
          <table:table-cell office:value-type="string">
            <text:p>Journal of Stored Product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8011</text:p>
          </table:table-cell>
          <table:table-cell office:value-type="string">
            <text:p>MEDICINA II <text:s text:c="38"/></text:p>
          </table:table-cell>
          <table:table-cell office:value-type="string">
            <text:p>Journal of Strength and Conditioni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882X</text:p>
          </table:table-cell>
          <table:table-cell office:value-type="string">
            <text:p>MEDICINA II <text:s text:c="38"/></text:p>
          </table:table-cell>
          <table:table-cell office:value-type="string">
            <text:p>Journal of Studies on Alcohol (Cessou em 2006. Cont. ISSN 1937-1888 Journal of Studies on Alcohol and Drug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3289</text:p>
          </table:table-cell>
          <table:table-cell office:value-type="string">
            <text:p>MEDICINA II <text:s text:c="38"/></text:p>
          </table:table-cell>
          <table:table-cell office:value-type="string">
            <text:p>Journal of Substance Abuse (Cessou em 2001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5472</text:p>
          </table:table-cell>
          <table:table-cell office:value-type="string">
            <text:p>MEDICINA II <text:s text:c="38"/></text:p>
          </table:table-cell>
          <table:table-cell office:value-type="string">
            <text:p>Journal of Substance Abuse Treat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90</text:p>
          </table:table-cell>
          <table:table-cell office:value-type="string">
            <text:p>MEDICINA II <text:s text:c="38"/></text:p>
          </table:table-cell>
          <table:table-cell office:value-type="string">
            <text:p>Journal of Surgical On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633X</text:p>
          </table:table-cell>
          <table:table-cell office:value-type="string">
            <text:p>MEDICINA II <text:s text:c="38"/></text:p>
          </table:table-cell>
          <table:table-cell office:value-type="string">
            <text:p>Journal of Telemedicine and Telec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89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ir &amp; Waste Management Association (Cessou em 1992. Cont. ISSN 1073-161X Air &amp; Wast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567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Academy of Child and Adolescent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9622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Academy of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3317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Animal Hospital Associat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097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College of Card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5724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College of Nutri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7515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College of Surge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223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Dietetic Associ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614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Geriatrics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971X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Mosquito Control Associ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0305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Society for Mass Spectr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7317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Society of Echocardiograph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3-1711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Society of Hypertens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6673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Society of Neph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1488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merican Veterinary Medical Associ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3961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Association for Research in Otolaryng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90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Brazilian Chemical Societ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24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Chilean Chemical Societ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1537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Egyptian Women's Dermatologic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51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Electrochemical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02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Experimental Analysis of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2094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International Academy of Periodon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097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International Association of Physicians in AIDS Care (Chicago, Ill. :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6177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International Neuropsychological Soc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5050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Medical Library Associ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Neurolog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489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Peripheral Nervous Syste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010</text:p>
          </table:table-cell>
          <table:table-cell office:value-type="string">
            <text:p>MEDICINA II <text:s text:c="38"/></text:p>
          </table:table-cell>
          <table:table-cell office:value-type="string">
            <text:p>Journal of the Science of Food and Agricultur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MEDICINA II <text:s text:c="38"/></text:p>
          </table:table-cell>
          <table:table-cell office:value-type="string">
            <text:p>Journal of Theoretica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MEDICINA II <text:s text:c="38"/></text:p>
          </table:table-cell>
          <table:table-cell office:value-type="string">
            <text:p>Journal of Thermal Analysis and Calori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223</text:p>
          </table:table-cell>
          <table:table-cell office:value-type="string">
            <text:p>MEDICINA II <text:s text:c="38"/></text:p>
          </table:table-cell>
          <table:table-cell office:value-type="string">
            <text:p>Journal of Thoracic and Cardiovascular Surge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5993</text:p>
          </table:table-cell>
          <table:table-cell office:value-type="string">
            <text:p>MEDICINA II <text:s text:c="38"/></text:p>
          </table:table-cell>
          <table:table-cell office:value-type="string">
            <text:p>Journal of Thoracic 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933</text:p>
          </table:table-cell>
          <table:table-cell office:value-type="string">
            <text:p>MEDICINA II <text:s text:c="38"/></text:p>
          </table:table-cell>
          <table:table-cell office:value-type="string">
            <text:p>Journal of Thrombosis and Haemosta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305</text:p>
          </table:table-cell>
          <table:table-cell office:value-type="string">
            <text:p>MEDICINA II <text:s text:c="38"/></text:p>
          </table:table-cell>
          <table:table-cell office:value-type="string">
            <text:p>Journal of Thrombosis and Thrombo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7394</text:p>
          </table:table-cell>
          <table:table-cell office:value-type="string">
            <text:p>MEDICINA II <text:s text:c="38"/></text:p>
          </table:table-cell>
          <table:table-cell office:value-type="string">
            <text:p>Journal of Toxicology and Environmental Health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3810</text:p>
          </table:table-cell>
          <table:table-cell office:value-type="string">
            <text:p>MEDICINA II <text:s text:c="38"/></text:p>
          </table:table-cell>
          <table:table-cell office:value-type="string">
            <text:p>Journal of Toxicology. Clinical Toxicology (Cessou em 2004. Cont. ISSN 1556-3650 Clinical Toxicology (Philadelphia, Pa. 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3837</text:p>
          </table:table-cell>
          <table:table-cell office:value-type="string">
            <text:p>MEDICINA II <text:s text:c="38"/></text:p>
          </table:table-cell>
          <table:table-cell office:value-type="string">
            <text:p>Journal of Toxicology. Toxin Reviews (Cessou em 2004. Cont. ISSN 1556-9543 Toxin Reviews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672X</text:p>
          </table:table-cell>
          <table:table-cell office:value-type="string">
            <text:p>MEDICINA II <text:s text:c="38"/></text:p>
          </table:table-cell>
          <table:table-cell office:value-type="string">
            <text:p>Journal of Trace Elements in Medicine an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7496</text:p>
          </table:table-cell>
          <table:table-cell office:value-type="string">
            <text:p>MEDICINA II <text:s text:c="38"/></text:p>
          </table:table-cell>
          <table:table-cell office:value-type="string">
            <text:p>Journal of Trauma Nur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9867</text:p>
          </table:table-cell>
          <table:table-cell office:value-type="string">
            <text:p>MEDICINA II <text:s text:c="38"/></text:p>
          </table:table-cell>
          <table:table-cell office:value-type="string">
            <text:p>Journal of Traumatic Stres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5-1982</text:p>
          </table:table-cell>
          <table:table-cell office:value-type="string">
            <text:p>MEDICINA II <text:s text:c="38"/></text:p>
          </table:table-cell>
          <table:table-cell office:value-type="string">
            <text:p>Journal of Travel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338</text:p>
          </table:table-cell>
          <table:table-cell office:value-type="string">
            <text:p>MEDICINA II <text:s text:c="38"/></text:p>
          </table:table-cell>
          <table:table-cell office:value-type="string">
            <text:p>Journal of Tropical Pediatrics (198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297</text:p>
          </table:table-cell>
          <table:table-cell office:value-type="string">
            <text:p>MEDICINA II <text:s text:c="38"/></text:p>
          </table:table-cell>
          <table:table-cell office:value-type="string">
            <text:p>Journal of Ultrasound in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3460</text:p>
          </table:table-cell>
          <table:table-cell office:value-type="string">
            <text:p>MEDICINA II <text:s text:c="38"/></text:p>
          </table:table-cell>
          <table:table-cell office:value-type="string">
            <text:p>Journal of Urban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0443</text:p>
          </table:table-cell>
          <table:table-cell office:value-type="string">
            <text:p>MEDICINA II <text:s text:c="38"/></text:p>
          </table:table-cell>
          <table:table-cell office:value-type="string">
            <text:p>Journal of Vascular and Interventional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214</text:p>
          </table:table-cell>
          <table:table-cell office:value-type="string">
            <text:p>MEDICINA II <text:s text:c="38"/></text:p>
          </table:table-cell>
          <table:table-cell office:value-type="string">
            <text:p>Journal of Vascular Surge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710</text:p>
          </table:table-cell>
          <table:table-cell office:value-type="string">
            <text:p>MEDICINA II <text:s text:c="38"/></text:p>
          </table:table-cell>
          <table:table-cell office:value-type="string">
            <text:p>Journal of Vector 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6640</text:p>
          </table:table-cell>
          <table:table-cell office:value-type="string">
            <text:p>MEDICINA II <text:s text:c="38"/></text:p>
          </table:table-cell>
          <table:table-cell office:value-type="string">
            <text:p>Journal of Veterinary Internal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450</text:p>
          </table:table-cell>
          <table:table-cell office:value-type="string">
            <text:p>MEDICINA II <text:s text:c="38"/></text:p>
          </table:table-cell>
          <table:table-cell office:value-type="string">
            <text:p>Journal of Veterinary Medicine. B, Infectious Diseases and Veterinary Public Health (Online) (Cessou em 2006. Cont. ISSN 1863-2378 Zoonoses and Public Health (Interne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4X</text:p>
          </table:table-cell>
          <table:table-cell office:value-type="string">
            <text:p>MEDICINA II <text:s text:c="38"/></text:p>
          </table:table-cell>
          <table:table-cell office:value-type="string">
            <text:p>Journal of Veterinary Medicine. Series 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0504</text:p>
          </table:table-cell>
          <table:table-cell office:value-type="string">
            <text:p>MEDICINA II <text:s text:c="38"/></text:p>
          </table:table-cell>
          <table:table-cell office:value-type="string">
            <text:p>Journal of Viral Hepatit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MEDICINA II <text:s text:c="38"/></text:p>
          </table:table-cell>
          <table:table-cell office:value-type="string">
            <text:p>Journal of Vir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5514</text:p>
          </table:table-cell>
          <table:table-cell office:value-type="string">
            <text:p>MEDICINA II <text:s text:c="38"/></text:p>
          </table:table-cell>
          <table:table-cell office:value-type="string">
            <text:p>Journal of Vir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8X</text:p>
          </table:table-cell>
          <table:table-cell office:value-type="string">
            <text:p>MEDICINA II <text:s text:c="38"/></text:p>
          </table:table-cell>
          <table:table-cell office:value-type="string">
            <text:p>Journal of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920</text:p>
          </table:table-cell>
          <table:table-cell office:value-type="string">
            <text:p>MEDICINA II <text:s text:c="38"/></text:p>
          </table:table-cell>
          <table:table-cell office:value-type="string">
            <text:p>Journal of Water and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9996</text:p>
          </table:table-cell>
          <table:table-cell office:value-type="string">
            <text:p>MEDICINA II <text:s text:c="38"/></text:p>
          </table:table-cell>
          <table:table-cell office:value-type="string">
            <text:p>Journal of Women's Health (Larchmont, N.Y. 200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18-3340</text:p>
          </table:table-cell>
          <table:table-cell office:value-type="string">
            <text:p>MEDICINA II <text:s text:c="38"/></text:p>
          </table:table-cell>
          <table:table-cell office:value-type="string">
            <text:p>Journal of World Health and Popul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260</text:p>
          </table:table-cell>
          <table:table-cell office:value-type="string">
            <text:p>MEDICINA II <text:s text:c="38"/></text:p>
          </table:table-cell>
          <table:table-cell office:value-type="string">
            <text:p>Journal of Zoo and Wildlife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369</text:p>
          </table:table-cell>
          <table:table-cell office:value-type="string">
            <text:p>MEDICINA II <text:s text:c="38"/></text:p>
          </table:table-cell>
          <table:table-cell office:value-type="string">
            <text:p>Journal of Zoology (198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071</text:p>
          </table:table-cell>
          <table:table-cell office:value-type="string">
            <text:p>MEDICINA II <text:s text:c="38"/></text:p>
          </table:table-cell>
          <table:table-cell office:value-type="string">
            <text:p>JPEN. Journal of Parenteral and Enteral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3203</text:p>
          </table:table-cell>
          <table:table-cell office:value-type="string">
            <text:p>MEDICINA II <text:s text:c="38"/></text:p>
          </table:table-cell>
          <table:table-cell office:value-type="string">
            <text:p>JRAAS. Journal of the Renin-Angiotensin-Aldosterone Syste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7592-319X</text:p>
          </table:table-cell>
          <table:table-cell office:value-type="string">
            <text:p>MEDICINA II <text:s text:c="38"/></text:p>
          </table:table-cell>
          <table:table-cell office:value-type="string">
            <text:p>Jursprudencia Argen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MEDICINA II <text:s text:c="38"/></text:p>
          </table:table-cell>
          <table:table-cell office:value-type="string">
            <text:p>Key Engineering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4096</text:p>
          </table:table-cell>
          <table:table-cell office:value-type="string">
            <text:p>MEDICINA II <text:s text:c="38"/></text:p>
          </table:table-cell>
          <table:table-cell office:value-type="string">
            <text:p>Kidney &amp; Blood Pressur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2538</text:p>
          </table:table-cell>
          <table:table-cell office:value-type="string">
            <text:p>MEDICINA II <text:s text:c="38"/></text:p>
          </table:table-cell>
          <table:table-cell office:value-type="string">
            <text:p>Kidney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9292</text:p>
          </table:table-cell>
          <table:table-cell office:value-type="string">
            <text:p>MEDICINA II <text:s text:c="38"/></text:p>
          </table:table-cell>
          <table:table-cell office:value-type="string">
            <text:p>Kinetoplastid Biology and Disease (Cessou em 200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492X</text:p>
          </table:table-cell>
          <table:table-cell office:value-type="string">
            <text:p>MEDICINA II <text:s text:c="38"/></text:p>
          </table:table-cell>
          <table:table-cell office:value-type="string">
            <text:p>Kyberne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772</text:p>
          </table:table-cell>
          <table:table-cell office:value-type="string">
            <text:p>MEDICINA II <text:s text:c="38"/></text:p>
          </table:table-cell>
          <table:table-cell office:value-type="string">
            <text:p>Laboratory Animals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837</text:p>
          </table:table-cell>
          <table:table-cell office:value-type="string">
            <text:p>MEDICINA II <text:s text:c="38"/></text:p>
          </table:table-cell>
          <table:table-cell office:value-type="string">
            <text:p>Laboratory Investig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MEDICINA II <text:s text:c="38"/></text:p>
          </table:table-cell>
          <table:table-cell office:value-type="string">
            <text:p>LAES/HA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6736</text:p>
          </table:table-cell>
          <table:table-cell office:value-type="string">
            <text:p>MEDICINA II <text:s text:c="38"/></text:p>
          </table:table-cell>
          <table:table-cell office:value-type="string">
            <text:p>Lancet (British edit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4422</text:p>
          </table:table-cell>
          <table:table-cell office:value-type="string">
            <text:p>MEDICINA II <text:s text:c="38"/></text:p>
          </table:table-cell>
          <table:table-cell office:value-type="string">
            <text:p>Lancet Neu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3099</text:p>
          </table:table-cell>
          <table:table-cell office:value-type="string">
            <text:p>MEDICINA II <text:s text:c="38"/></text:p>
          </table:table-cell>
          <table:table-cell office:value-type="string">
            <text:p>Lancet.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463</text:p>
          </table:table-cell>
          <table:table-cell office:value-type="string">
            <text:p>MEDICINA II <text:s text:c="38"/></text:p>
          </table:table-cell>
          <table:table-cell office:value-type="string">
            <text:p>Langmui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MEDICINA II <text:s text:c="38"/></text:p>
          </table:table-cell>
          <table:table-cell office:value-type="string">
            <text:p>Laser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MEDICINA II <text:s text:c="38"/></text:p>
          </table:table-cell>
          <table:table-cell office:value-type="string">
            <text:p>Laser Phys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MEDICINA II <text:s text:c="38"/></text:p>
          </table:table-cell>
          <table:table-cell office:value-type="string">
            <text:p>Lasers in Surgery and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650X</text:p>
          </table:table-cell>
          <table:table-cell office:value-type="string">
            <text:p>MEDICINA II <text:s text:c="38"/></text:p>
          </table:table-cell>
          <table:table-cell office:value-type="string">
            <text:p>Laterality (Hove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2-4329</text:p>
          </table:table-cell>
          <table:table-cell office:value-type="string">
            <text:p>MEDICINA II <text:s text:c="38"/></text:p>
          </table:table-cell>
          <table:table-cell office:value-type="string">
            <text:p>Le Bulletin de l'ALLF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MEDICINA II <text:s text:c="38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MEDICINA II <text:s text:c="38"/></text:p>
          </table:table-cell>
          <table:table-cell office:value-type="string">
            <text:p>Lecturas Educación Física y Depor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MEDICINA II <text:s text:c="38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MEDICINA II <text:s text:c="38"/></text:p>
          </table:table-cell>
          <table:table-cell office:value-type="string">
            <text:p>Lecture Notes in Computer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18</text:p>
          </table:table-cell>
          <table:table-cell office:value-type="string">
            <text:p>MEDICINA II <text:s text:c="38"/></text:p>
          </table:table-cell>
          <table:table-cell office:value-type="string">
            <text:p>Leprosy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5391</text:p>
          </table:table-cell>
          <table:table-cell office:value-type="string">
            <text:p>MEDICINA II <text:s text:c="38"/></text:p>
          </table:table-cell>
          <table:table-cell office:value-type="string">
            <text:p>Les Cahiers Henri E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MEDICINA II <text:s text:c="38"/></text:p>
          </table:table-cell>
          <table:table-cell office:value-type="string">
            <text:p>Letters in Applie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808</text:p>
          </table:table-cell>
          <table:table-cell office:value-type="string">
            <text:p>MEDICINA II <text:s text:c="38"/></text:p>
          </table:table-cell>
          <table:table-cell office:value-type="string">
            <text:p>Letters in Drug Design &amp; Discov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924</text:p>
          </table:table-cell>
          <table:table-cell office:value-type="string">
            <text:p>MEDICINA II <text:s text:c="38"/></text:p>
          </table:table-cell>
          <table:table-cell office:value-type="string">
            <text:p>Leukem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8194</text:p>
          </table:table-cell>
          <table:table-cell office:value-type="string">
            <text:p>MEDICINA II <text:s text:c="38"/></text:p>
          </table:table-cell>
          <table:table-cell office:value-type="string">
            <text:p>Leukemia &amp; Lymphom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26</text:p>
          </table:table-cell>
          <table:table-cell office:value-type="string">
            <text:p>MEDICINA II <text:s text:c="38"/></text:p>
          </table:table-cell>
          <table:table-cell office:value-type="string">
            <text:p>Leukemia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MEDICINA II <text:s text:c="38"/></text:p>
          </table:table-cell>
          <table:table-cell office:value-type="string">
            <text:p>Life Sciences (197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201</text:p>
          </table:table-cell>
          <table:table-cell office:value-type="string">
            <text:p>MEDICINA II <text:s text:c="38"/></text:p>
          </table:table-cell>
          <table:table-cell office:value-type="string">
            <text:p>Lip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511X</text:p>
          </table:table-cell>
          <table:table-cell office:value-type="string">
            <text:p>MEDICINA II <text:s text:c="38"/></text:p>
          </table:table-cell>
          <table:table-cell office:value-type="string">
            <text:p>Lipids in Health and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6-9543</text:p>
          </table:table-cell>
          <table:table-cell office:value-type="string">
            <text:p>MEDICINA II <text:s text:c="38"/></text:p>
          </table:table-cell>
          <table:table-cell office:value-type="string">
            <text:p>Liver (Copenhagen) (Cessou em 2002. Cont. ISSN 1478-3223 Liver International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3223</text:p>
          </table:table-cell>
          <table:table-cell office:value-type="string">
            <text:p>MEDICINA II <text:s text:c="38"/></text:p>
          </table:table-cell>
          <table:table-cell office:value-type="string">
            <text:p>Liver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6465</text:p>
          </table:table-cell>
          <table:table-cell office:value-type="string">
            <text:p>MEDICINA II <text:s text:c="38"/></text:p>
          </table:table-cell>
          <table:table-cell office:value-type="string">
            <text:p>Liver 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2040</text:p>
          </table:table-cell>
          <table:table-cell office:value-type="string">
            <text:p>MEDICINA II <text:s text:c="38"/></text:p>
          </table:table-cell>
          <table:table-cell office:value-type="string">
            <text:p>Lung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002</text:p>
          </table:table-cell>
          <table:table-cell office:value-type="string">
            <text:p>MEDICINA II <text:s text:c="38"/></text:p>
          </table:table-cell>
          <table:table-cell office:value-type="string">
            <text:p>Lung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2033</text:p>
          </table:table-cell>
          <table:table-cell office:value-type="string">
            <text:p>MEDICINA II <text:s text:c="38"/></text:p>
          </table:table-cell>
          <table:table-cell office:value-type="string">
            <text:p>Lupus (Basingstok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MEDICINA II <text:s text:c="38"/></text:p>
          </table:table-cell>
          <table:table-cell office:value-type="string">
            <text:p>Macromolecular Sympos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5X</text:p>
          </table:table-cell>
          <table:table-cell office:value-type="string">
            <text:p>MEDICINA II <text:s text:c="38"/></text:p>
          </table:table-cell>
          <table:table-cell office:value-type="string">
            <text:p>Magnetic Resonance 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9689</text:p>
          </table:table-cell>
          <table:table-cell office:value-type="string">
            <text:p>MEDICINA II <text:s text:c="38"/></text:p>
          </table:table-cell>
          <table:table-cell office:value-type="string">
            <text:p>Magnetic Resonance Imaging Clinics of North Amer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194</text:p>
          </table:table-cell>
          <table:table-cell office:value-type="string">
            <text:p>MEDICINA II <text:s text:c="38"/></text:p>
          </table:table-cell>
          <table:table-cell office:value-type="string">
            <text:p>Magnetic Resonance in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75</text:p>
          </table:table-cell>
          <table:table-cell office:value-type="string">
            <text:p>MEDICINA II <text:s text:c="38"/></text:p>
          </table:table-cell>
          <table:table-cell office:value-type="string">
            <text:p>Malaria Journal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241</text:p>
          </table:table-cell>
          <table:table-cell office:value-type="string">
            <text:p>MEDICINA II <text:s text:c="38"/></text:p>
          </table:table-cell>
          <table:table-cell office:value-type="string">
            <text:p>Mandrágora (São Bernardo do Camp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62</text:p>
          </table:table-cell>
          <table:table-cell office:value-type="string">
            <text:p>MEDICINA II <text:s text:c="38"/></text:p>
          </table:table-cell>
          <table:table-cell office:value-type="string">
            <text:p>Marine Biology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MEDICINA II <text:s text:c="38"/></text:p>
          </table:table-cell>
          <table:table-cell office:value-type="string">
            <text:p>Marine Pollution Bulletin.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MEDICINA II <text:s text:c="38"/></text:p>
          </table:table-cell>
          <table:table-cell office:value-type="string">
            <text:p>Matéri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MEDICINA II <text:s text:c="38"/></text:p>
          </table:table-cell>
          <table:table-cell office:value-type="string">
            <text:p>Materials Research (São Carlo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MEDICINA II <text:s text:c="38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MEDICINA II <text:s text:c="38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MEDICINA II <text:s text:c="38"/></text:p>
          </table:table-cell>
          <table:table-cell office:value-type="string">
            <text:p>Materials Science For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21</text:p>
          </table:table-cell>
          <table:table-cell office:value-type="string">
            <text:p>MEDICINA II <text:s text:c="38"/></text:p>
          </table:table-cell>
          <table:table-cell office:value-type="string">
            <text:p>Materials Today (Kidling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8695</text:p>
          </table:table-cell>
          <table:table-cell office:value-type="string">
            <text:p>MEDICINA II <text:s text:c="38"/></text:p>
          </table:table-cell>
          <table:table-cell office:value-type="string">
            <text:p>Maternal and Child Nutri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564</text:p>
          </table:table-cell>
          <table:table-cell office:value-type="string">
            <text:p>MEDICINA II <text:s text:c="38"/></text:p>
          </table:table-cell>
          <table:table-cell office:value-type="string">
            <text:p>Mathematical Bio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MEDICINA II <text:s text:c="38"/></text:p>
          </table:table-cell>
          <table:table-cell office:value-type="string">
            <text:p>Mathematics and Computers in Simul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MEDICINA II <text:s text:c="38"/></text:p>
          </table:table-cell>
          <table:table-cell office:value-type="string">
            <text:p>Maturitas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740</text:p>
          </table:table-cell>
          <table:table-cell office:value-type="string">
            <text:p>MEDICINA II <text:s text:c="38"/></text:p>
          </table:table-cell>
          <table:table-cell office:value-type="string">
            <text:p>Meat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77X</text:p>
          </table:table-cell>
          <table:table-cell office:value-type="string">
            <text:p>MEDICINA II <text:s text:c="38"/></text:p>
          </table:table-cell>
          <table:table-cell office:value-type="string">
            <text:p>Médecine et Maladies Infectieu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51</text:p>
          </table:table-cell>
          <table:table-cell office:value-type="string">
            <text:p>MEDICINA II <text:s text:c="38"/></text:p>
          </table:table-cell>
          <table:table-cell office:value-type="string">
            <text:p>Mediators of Inflamm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0118</text:p>
          </table:table-cell>
          <table:table-cell office:value-type="string">
            <text:p>MEDICINA II <text:s text:c="38"/></text:p>
          </table:table-cell>
          <table:table-cell office:value-type="string">
            <text:p>Medical &amp; Biological Engineering &amp;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83X</text:p>
          </table:table-cell>
          <table:table-cell office:value-type="string">
            <text:p>MEDICINA II <text:s text:c="38"/></text:p>
          </table:table-cell>
          <table:table-cell office:value-type="string">
            <text:p>Medical and Veterinary Ento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079</text:p>
          </table:table-cell>
          <table:table-cell office:value-type="string">
            <text:p>MEDICINA II <text:s text:c="38"/></text:p>
          </table:table-cell>
          <table:table-cell office:value-type="string">
            <text:p>Medical C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0110</text:p>
          </table:table-cell>
          <table:table-cell office:value-type="string">
            <text:p>MEDICINA II <text:s text:c="38"/></text:p>
          </table:table-cell>
          <table:table-cell office:value-type="string">
            <text:p>Medical Education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3929</text:p>
          </table:table-cell>
          <table:table-cell office:value-type="string">
            <text:p>MEDICINA II <text:s text:c="38"/></text:p>
          </table:table-cell>
          <table:table-cell office:value-type="string">
            <text:p>Medical Education. Supplement (Oxfor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533</text:p>
          </table:table-cell>
          <table:table-cell office:value-type="string">
            <text:p>MEDICINA II <text:s text:c="38"/></text:p>
          </table:table-cell>
          <table:table-cell office:value-type="string">
            <text:p>Medical Engineering &amp;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9877</text:p>
          </table:table-cell>
          <table:table-cell office:value-type="string">
            <text:p>MEDICINA II <text:s text:c="38"/></text:p>
          </table:table-cell>
          <table:table-cell office:value-type="string">
            <text:p>Medical Hypothe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584</text:p>
          </table:table-cell>
          <table:table-cell office:value-type="string">
            <text:p>MEDICINA II <text:s text:c="38"/></text:p>
          </table:table-cell>
          <table:table-cell office:value-type="string">
            <text:p>Medical Microbiolo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709</text:p>
          </table:table-cell>
          <table:table-cell office:value-type="string">
            <text:p>MEDICINA II <text:s text:c="38"/></text:p>
          </table:table-cell>
          <table:table-cell office:value-type="string">
            <text:p>Medical Mycology (Oxford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MEDICINA II <text:s text:c="38"/></text:p>
          </table:table-cell>
          <table:table-cell office:value-type="string">
            <text:p>Medical Myc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05</text:p>
          </table:table-cell>
          <table:table-cell office:value-type="string">
            <text:p>MEDICINA II <text:s text:c="38"/></text:p>
          </table:table-cell>
          <table:table-cell office:value-type="string">
            <text:p>Medical Physics (Lancaster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1010</text:p>
          </table:table-cell>
          <table:table-cell office:value-type="string">
            <text:p>MEDICINA II <text:s text:c="38"/></text:p>
          </table:table-cell>
          <table:table-cell office:value-type="string">
            <text:p>Medical Science Monit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951</text:p>
          </table:table-cell>
          <table:table-cell office:value-type="string">
            <text:p>MEDICINA II <text:s text:c="38"/></text:p>
          </table:table-cell>
          <table:table-cell office:value-type="string">
            <text:p>Medical Science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159X</text:p>
          </table:table-cell>
          <table:table-cell office:value-type="string">
            <text:p>MEDICINA II <text:s text:c="38"/></text:p>
          </table:table-cell>
          <table:table-cell office:value-type="string">
            <text:p>Medical Teacher (1979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680</text:p>
          </table:table-cell>
          <table:table-cell office:value-type="string">
            <text:p>MEDICINA II <text:s text:c="38"/></text:p>
          </table:table-cell>
          <table:table-cell office:value-type="string">
            <text:p>Medicina (Buenos Ai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60X</text:p>
          </table:table-cell>
          <table:table-cell office:value-type="string">
            <text:p>MEDICINA II <text:s text:c="38"/></text:p>
          </table:table-cell>
          <table:table-cell office:value-type="string">
            <text:p>Medicina (Kaun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MEDICINA II <text:s text:c="38"/></text:p>
          </table:table-cell>
          <table:table-cell office:value-type="string">
            <text:p>Medicina (USP.FMR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753</text:p>
          </table:table-cell>
          <table:table-cell office:value-type="string">
            <text:p>MEDICINA II <text:s text:c="38"/></text:p>
          </table:table-cell>
          <table:table-cell office:value-type="string">
            <text:p>Medicina Clínica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5187</text:p>
          </table:table-cell>
          <table:table-cell office:value-type="string">
            <text:p>MEDICINA II <text:s text:c="38"/></text:p>
          </table:table-cell>
          <table:table-cell office:value-type="string">
            <text:p>Medicina Cutánea Ibero-Latino-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94</text:p>
          </table:table-cell>
          <table:table-cell office:value-type="string">
            <text:p>MEDICINA II <text:s text:c="38"/></text:p>
          </table:table-cell>
          <table:table-cell office:value-type="string">
            <text:p>Medicina de Reabilit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8726</text:p>
          </table:table-cell>
          <table:table-cell office:value-type="string">
            <text:p>MEDICINA II <text:s text:c="38"/></text:p>
          </table:table-cell>
          <table:table-cell office:value-type="string">
            <text:p>Medicina Intensiva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4447</text:p>
          </table:table-cell>
          <table:table-cell office:value-type="string">
            <text:p>MEDICINA II <text:s text:c="38"/></text:p>
          </table:table-cell>
          <table:table-cell office:value-type="string">
            <text:p>Medicina Oral, Patología Oral y Cirugía Bucal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65-546X</text:p>
          </table:table-cell>
          <table:table-cell office:value-type="string">
            <text:p>MEDICINA II <text:s text:c="38"/></text:p>
          </table:table-cell>
          <table:table-cell office:value-type="string">
            <text:p>Medicina y Seguridad del Trabaj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2523</text:p>
          </table:table-cell>
          <table:table-cell office:value-type="string">
            <text:p>MEDICINA II <text:s text:c="38"/></text:p>
          </table:table-cell>
          <table:table-cell office:value-type="string">
            <text:p>Medicinal Chemistry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34</text:p>
          </table:table-cell>
          <table:table-cell office:value-type="string">
            <text:p>MEDICINA II <text:s text:c="38"/></text:p>
          </table:table-cell>
          <table:table-cell office:value-type="string">
            <text:p>Medicinal Chemistry Revi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974</text:p>
          </table:table-cell>
          <table:table-cell office:value-type="string">
            <text:p>MEDICINA II <text:s text:c="38"/></text:p>
          </table:table-cell>
          <table:table-cell office:value-type="string">
            <text:p>Medicine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131</text:p>
          </table:table-cell>
          <table:table-cell office:value-type="string">
            <text:p>MEDICINA II <text:s text:c="38"/></text:p>
          </table:table-cell>
          <table:table-cell office:value-type="string">
            <text:p>Medicine and Science in Sports and Exerci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0132</text:p>
          </table:table-cell>
          <table:table-cell office:value-type="string">
            <text:p>MEDICINA II <text:s text:c="38"/></text:p>
          </table:table-cell>
          <table:table-cell office:value-type="string">
            <text:p>Medscape General Medicine (Cessou em 2007. Cont. ISSN 1934-1997 The Medscape Journal of Medic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430</text:p>
          </table:table-cell>
          <table:table-cell office:value-type="string">
            <text:p>MEDICINA II <text:s text:c="38"/></text:p>
          </table:table-cell>
          <table:table-cell office:value-type="string">
            <text:p>MEDVEP. Revista Científica de Medicina Veterinária. Pequenos Animais e Animais de Esti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901</text:p>
          </table:table-cell>
          <table:table-cell office:value-type="string">
            <text:p>MEDICINA II <text:s text:c="38"/></text:p>
          </table:table-cell>
          <table:table-cell office:value-type="string">
            <text:p>Memórias do Instituto Butantan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MEDICINA II <text:s text:c="38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MEDICINA II <text:s text:c="38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3714</text:p>
          </table:table-cell>
          <table:table-cell office:value-type="string">
            <text:p>MEDICINA II <text:s text:c="38"/></text:p>
          </table:table-cell>
          <table:table-cell office:value-type="string">
            <text:p>Menopause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90</text:p>
          </table:table-cell>
          <table:table-cell office:value-type="string">
            <text:p>MEDICINA II <text:s text:c="38"/></text:p>
          </table:table-cell>
          <table:table-cell office:value-type="string">
            <text:p>Metabolic Brain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4196</text:p>
          </table:table-cell>
          <table:table-cell office:value-type="string">
            <text:p>MEDICINA II <text:s text:c="38"/></text:p>
          </table:table-cell>
          <table:table-cell office:value-type="string">
            <text:p>Metabolic Syndrome and Related Disord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495</text:p>
          </table:table-cell>
          <table:table-cell office:value-type="string">
            <text:p>MEDICINA II <text:s text:c="38"/></text:p>
          </table:table-cell>
          <table:table-cell office:value-type="string">
            <text:p>Metabolism, Clinical and Experiment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MEDICINA II <text:s text:c="38"/></text:p>
          </table:table-cell>
          <table:table-cell office:value-type="string">
            <text:p>Microbes and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6294</text:p>
          </table:table-cell>
          <table:table-cell office:value-type="string">
            <text:p>MEDICINA II <text:s text:c="38"/></text:p>
          </table:table-cell>
          <table:table-cell office:value-type="string">
            <text:p>Microbial Drug Resistance (Larchmont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MEDICINA II <text:s text:c="38"/></text:p>
          </table:table-cell>
          <table:table-cell office:value-type="string">
            <text:p>Microbial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4010</text:p>
          </table:table-cell>
          <table:table-cell office:value-type="string">
            <text:p>MEDICINA II <text:s text:c="38"/></text:p>
          </table:table-cell>
          <table:table-cell office:value-type="string">
            <text:p>Microbial Patho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301</text:p>
          </table:table-cell>
          <table:table-cell office:value-type="string">
            <text:p>MEDICINA II <text:s text:c="38"/></text:p>
          </table:table-cell>
          <table:table-cell office:value-type="string">
            <text:p>Microbiologia in Fo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MEDICINA II <text:s text:c="38"/></text:p>
          </table:table-cell>
          <table:table-cell office:value-type="string">
            <text:p>Microbi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0872</text:p>
          </table:table-cell>
          <table:table-cell office:value-type="string">
            <text:p>MEDICINA II <text:s text:c="38"/></text:p>
          </table:table-cell>
          <table:table-cell office:value-type="string">
            <text:p>Microbiology (Reading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600</text:p>
          </table:table-cell>
          <table:table-cell office:value-type="string">
            <text:p>MEDICINA II <text:s text:c="38"/></text:p>
          </table:table-cell>
          <table:table-cell office:value-type="string">
            <text:p>Microbiolo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8-6361</text:p>
          </table:table-cell>
          <table:table-cell office:value-type="string">
            <text:p>MEDICINA II <text:s text:c="38"/></text:p>
          </table:table-cell>
          <table:table-cell office:value-type="string">
            <text:p>Microbiology insigh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MEDICINA II <text:s text:c="38"/></text:p>
          </table:table-cell>
          <table:table-cell office:value-type="string">
            <text:p>Microchemical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MEDICINA II <text:s text:c="38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MEDICINA II <text:s text:c="38"/></text:p>
          </table:table-cell>
          <table:table-cell office:value-type="string">
            <text:p>Micron (Oxford. 199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MEDICINA II <text:s text:c="38"/></text:p>
          </table:table-cell>
          <table:table-cell office:value-type="string">
            <text:p>Microscopy and Micro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MEDICINA II <text:s text:c="38"/></text:p>
          </table:table-cell>
          <table:table-cell office:value-type="string">
            <text:p>Microscopy Research and Techniqu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1085</text:p>
          </table:table-cell>
          <table:table-cell office:value-type="string">
            <text:p>MEDICINA II <text:s text:c="38"/></text:p>
          </table:table-cell>
          <table:table-cell office:value-type="string">
            <text:p>Micro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862</text:p>
          </table:table-cell>
          <table:table-cell office:value-type="string">
            <text:p>MEDICINA II <text:s text:c="38"/></text:p>
          </table:table-cell>
          <table:table-cell office:value-type="string">
            <text:p>Microvascular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6138</text:p>
          </table:table-cell>
          <table:table-cell office:value-type="string">
            <text:p>MEDICINA II <text:s text:c="38"/></text:p>
          </table:table-cell>
          <table:table-cell office:value-type="string">
            <text:p>Midwif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270</text:p>
          </table:table-cell>
          <table:table-cell office:value-type="string">
            <text:p>MEDICINA II <text:s text:c="38"/></text:p>
          </table:table-cell>
          <table:table-cell office:value-type="string">
            <text:p>Migrâneas &amp; Cefalé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695</text:p>
          </table:table-cell>
          <table:table-cell office:value-type="string">
            <text:p>MEDICINA II <text:s text:c="38"/></text:p>
          </table:table-cell>
          <table:table-cell office:value-type="string">
            <text:p>Minerva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 <text:s text:c="38"/></text:p>
          </table:table-cell>
          <table:table-cell office:value-type="string">
            <text:p>Minerva Ortopedia Trau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575</text:p>
          </table:table-cell>
          <table:table-cell office:value-type="string">
            <text:p>MEDICINA II <text:s text:c="38"/></text:p>
          </table:table-cell>
          <table:table-cell office:value-type="string">
            <text:p>Mini-Reviews in Medic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7249</text:p>
          </table:table-cell>
          <table:table-cell office:value-type="string">
            <text:p>MEDICINA II <text:s text:c="38"/></text:p>
          </table:table-cell>
          <table:table-cell office:value-type="string">
            <text:p>Mitochondrio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3952</text:p>
          </table:table-cell>
          <table:table-cell office:value-type="string">
            <text:p>MEDICINA II <text:s text:c="38"/></text:p>
          </table:table-cell>
          <table:table-cell office:value-type="string">
            <text:p>Modern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MEDICINA II <text:s text:c="38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MEDICINA II <text:s text:c="38"/></text:p>
          </table:table-cell>
          <table:table-cell office:value-type="string">
            <text:p>Molecular and Cellular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207</text:p>
          </table:table-cell>
          <table:table-cell office:value-type="string">
            <text:p>MEDICINA II <text:s text:c="38"/></text:p>
          </table:table-cell>
          <table:table-cell office:value-type="string">
            <text:p>Molecular and Cellular Endocri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508</text:p>
          </table:table-cell>
          <table:table-cell office:value-type="string">
            <text:p>MEDICINA II <text:s text:c="38"/></text:p>
          </table:table-cell>
          <table:table-cell office:value-type="string">
            <text:p>Molecular and Cellular Prob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4038</text:p>
          </table:table-cell>
          <table:table-cell office:value-type="string">
            <text:p>MEDICINA II <text:s text:c="38"/></text:p>
          </table:table-cell>
          <table:table-cell office:value-type="string">
            <text:p>Molecular Biology and Evolu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51</text:p>
          </table:table-cell>
          <table:table-cell office:value-type="string">
            <text:p>MEDICINA II <text:s text:c="38"/></text:p>
          </table:table-cell>
          <table:table-cell office:value-type="string">
            <text:p>Molecular Biology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328X</text:p>
          </table:table-cell>
          <table:table-cell office:value-type="string">
            <text:p>MEDICINA II <text:s text:c="38"/></text:p>
          </table:table-cell>
          <table:table-cell office:value-type="string">
            <text:p>Molecular Brain Research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7786</text:p>
          </table:table-cell>
          <table:table-cell office:value-type="string">
            <text:p>MEDICINA II <text:s text:c="38"/></text:p>
          </table:table-cell>
          <table:table-cell office:value-type="string">
            <text:p>Molecular Cancer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83</text:p>
          </table:table-cell>
          <table:table-cell office:value-type="string">
            <text:p>MEDICINA II <text:s text:c="38"/></text:p>
          </table:table-cell>
          <table:table-cell office:value-type="string">
            <text:p>Molecular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78</text:p>
          </table:table-cell>
          <table:table-cell office:value-type="string">
            <text:p>MEDICINA II <text:s text:c="38"/></text:p>
          </table:table-cell>
          <table:table-cell office:value-type="string">
            <text:p>Molecular Ecology Not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7192</text:p>
          </table:table-cell>
          <table:table-cell office:value-type="string">
            <text:p>MEDICINA II <text:s text:c="38"/></text:p>
          </table:table-cell>
          <table:table-cell office:value-type="string">
            <text:p>Molecular Genetics and Metabolis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890</text:p>
          </table:table-cell>
          <table:table-cell office:value-type="string">
            <text:p>MEDICINA II <text:s text:c="38"/></text:p>
          </table:table-cell>
          <table:table-cell office:value-type="string">
            <text:p>Molecular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551</text:p>
          </table:table-cell>
          <table:table-cell office:value-type="string">
            <text:p>MEDICINA II <text:s text:c="38"/></text:p>
          </table:table-cell>
          <table:table-cell office:value-type="string">
            <text:p>Molecular Medicine (Cambridge, Mas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1-2997</text:p>
          </table:table-cell>
          <table:table-cell office:value-type="string">
            <text:p>MEDICINA II <text:s text:c="38"/></text:p>
          </table:table-cell>
          <table:table-cell office:value-type="string">
            <text:p>Molecular Medicine Repor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125</text:p>
          </table:table-cell>
          <table:table-cell office:value-type="string">
            <text:p>MEDICINA II <text:s text:c="38"/></text:p>
          </table:table-cell>
          <table:table-cell office:value-type="string">
            <text:p>Molecular Nutrition &amp; Food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4154</text:p>
          </table:table-cell>
          <table:table-cell office:value-type="string">
            <text:p>MEDICINA II <text:s text:c="38"/></text:p>
          </table:table-cell>
          <table:table-cell office:value-type="string">
            <text:p>Molecular Pathology (Cessou em 2003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95X</text:p>
          </table:table-cell>
          <table:table-cell office:value-type="string">
            <text:p>MEDICINA II <text:s text:c="38"/></text:p>
          </table:table-cell>
          <table:table-cell office:value-type="string">
            <text:p>Molecular Pharma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MEDICINA II <text:s text:c="38"/></text:p>
          </table:table-cell>
          <table:table-cell office:value-type="string">
            <text:p>Molecular Phylogenetics and Evolu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282</text:p>
          </table:table-cell>
          <table:table-cell office:value-type="string">
            <text:p>MEDICINA II <text:s text:c="38"/></text:p>
          </table:table-cell>
          <table:table-cell office:value-type="string">
            <text:p>Molecular Plant-Microbe Interac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184</text:p>
          </table:table-cell>
          <table:table-cell office:value-type="string">
            <text:p>MEDICINA II <text:s text:c="38"/></text:p>
          </table:table-cell>
          <table:table-cell office:value-type="string">
            <text:p>Molecular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22</text:p>
          </table:table-cell>
          <table:table-cell office:value-type="string">
            <text:p>MEDICINA II <text:s text:c="38"/></text:p>
          </table:table-cell>
          <table:table-cell office:value-type="string">
            <text:p>Molecular Simul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535</text:p>
          </table:table-cell>
          <table:table-cell office:value-type="string">
            <text:p>MEDICINA II <text:s text:c="38"/></text:p>
          </table:table-cell>
          <table:table-cell office:value-type="string">
            <text:p>Molecular Vi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MEDICINA II <text:s text:c="38"/></text:p>
          </table:table-cell>
          <table:table-cell office:value-type="string">
            <text:p>Molecules (Basel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13</text:p>
          </table:table-cell>
          <table:table-cell office:value-type="string">
            <text:p>MEDICINA II <text:s text:c="38"/></text:p>
          </table:table-cell>
          <table:table-cell office:value-type="string">
            <text:p>Mosaico : Estudos em Psicologia (UFM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640</text:p>
          </table:table-cell>
          <table:table-cell office:value-type="string">
            <text:p>MEDICINA II <text:s text:c="38"/></text:p>
          </table:table-cell>
          <table:table-cell office:value-type="string">
            <text:p>Motor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107X</text:p>
          </table:table-cell>
          <table:table-cell office:value-type="string">
            <text:p>MEDICINA II <text:s text:c="38"/></text:p>
          </table:table-cell>
          <table:table-cell office:value-type="string">
            <text:p>Motricidade (Santa Maria da Fei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05</text:p>
          </table:table-cell>
          <table:table-cell office:value-type="string">
            <text:p>MEDICINA II <text:s text:c="38"/></text:p>
          </table:table-cell>
          <table:table-cell office:value-type="string">
            <text:p>Motriz (Rio Claro)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574</text:p>
          </table:table-cell>
          <table:table-cell office:value-type="string">
            <text:p>MEDICINA II <text:s text:c="38"/></text:p>
          </table:table-cell>
          <table:table-cell office:value-type="string">
            <text:p>Motriz : Revista de Educação Fís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11</text:p>
          </table:table-cell>
          <table:table-cell office:value-type="string">
            <text:p>MEDICINA II <text:s text:c="38"/></text:p>
          </table:table-cell>
          <table:table-cell office:value-type="string">
            <text:p>Motus Corporis (UG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85</text:p>
          </table:table-cell>
          <table:table-cell office:value-type="string">
            <text:p>MEDICINA II <text:s text:c="38"/></text:p>
          </table:table-cell>
          <table:table-cell office:value-type="string">
            <text:p>Movement Disord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69</text:p>
          </table:table-cell>
          <table:table-cell office:value-type="string">
            <text:p>MEDICINA II <text:s text:c="38"/></text:p>
          </table:table-cell>
          <table:table-cell office:value-type="string">
            <text:p>Mudancas (IM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46</text:p>
          </table:table-cell>
          <table:table-cell office:value-type="string">
            <text:p>MEDICINA II <text:s text:c="38"/></text:p>
          </table:table-cell>
          <table:table-cell office:value-type="string">
            <text:p>Multiciênci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4585</text:p>
          </table:table-cell>
          <table:table-cell office:value-type="string">
            <text:p>MEDICINA II <text:s text:c="38"/></text:p>
          </table:table-cell>
          <table:table-cell office:value-type="string">
            <text:p>Multiple Sclero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39X</text:p>
          </table:table-cell>
          <table:table-cell office:value-type="string">
            <text:p>MEDICINA II <text:s text:c="38"/></text:p>
          </table:table-cell>
          <table:table-cell office:value-type="string">
            <text:p>Muscle &amp; Nerv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357</text:p>
          </table:table-cell>
          <table:table-cell office:value-type="string">
            <text:p>MEDICINA II <text:s text:c="38"/></text:p>
          </table:table-cell>
          <table:table-cell office:value-type="string">
            <text:p>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MEDICINA II <text:s text:c="38"/></text:p>
          </table:table-cell>
          <table:table-cell office:value-type="string">
            <text:p>Mutation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777</text:p>
          </table:table-cell>
          <table:table-cell office:value-type="string">
            <text:p>MEDICINA II <text:s text:c="38"/></text:p>
          </table:table-cell>
          <table:table-cell office:value-type="string">
            <text:p>Mutation Research. DNA Repair (Cessou em 2001. Cont. ISSN 1568-7864 DNA Repair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964</text:p>
          </table:table-cell>
          <table:table-cell office:value-type="string">
            <text:p>MEDICINA II <text:s text:c="38"/></text:p>
          </table:table-cell>
          <table:table-cell office:value-type="string">
            <text:p>Mutation Research. Fundamental and Molecular Mechanisms of Mutagene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MEDICINA II <text:s text:c="38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42</text:p>
          </table:table-cell>
          <table:table-cell office:value-type="string">
            <text:p>MEDICINA II <text:s text:c="38"/></text:p>
          </table:table-cell>
          <table:table-cell office:value-type="string">
            <text:p>Mutation Research. Reviews in Mutation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562</text:p>
          </table:table-cell>
          <table:table-cell office:value-type="string">
            <text:p>MEDICINA II <text:s text:c="38"/></text:p>
          </table:table-cell>
          <table:table-cell office:value-type="string">
            <text:p>Myc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MEDICINA II <text:s text:c="38"/></text:p>
          </table:table-cell>
          <table:table-cell office:value-type="string">
            <text:p>Mycopathologia (1975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832</text:p>
          </table:table-cell>
          <table:table-cell office:value-type="string">
            <text:p>MEDICINA II <text:s text:c="38"/></text:p>
          </table:table-cell>
          <table:table-cell office:value-type="string">
            <text:p>Mycopathologia (Dordrecht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407</text:p>
          </table:table-cell>
          <table:table-cell office:value-type="string">
            <text:p>MEDICINA II <text:s text:c="38"/></text:p>
          </table:table-cell>
          <table:table-cell office:value-type="string">
            <text:p>Mycoses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6984</text:p>
          </table:table-cell>
          <table:table-cell office:value-type="string">
            <text:p>MEDICINA II <text:s text:c="38"/></text:p>
          </table:table-cell>
          <table:table-cell office:value-type="string">
            <text:p>Nano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475</text:p>
          </table:table-cell>
          <table:table-cell office:value-type="string">
            <text:p>MEDICINA II <text:s text:c="38"/></text:p>
          </table:table-cell>
          <table:table-cell office:value-type="string">
            <text:p>Natural Product Communication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MEDICINA II <text:s text:c="38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0740</text:p>
          </table:table-cell>
          <table:table-cell office:value-type="string">
            <text:p>MEDICINA II <text:s text:c="38"/></text:p>
          </table:table-cell>
          <table:table-cell office:value-type="string">
            <text:p>Nature and Science (East Lansing, Mich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4378</text:p>
          </table:table-cell>
          <table:table-cell office:value-type="string">
            <text:p>MEDICINA II <text:s text:c="38"/></text:p>
          </table:table-cell>
          <table:table-cell office:value-type="string">
            <text:p>Nature Clinical Practice Gastroenterology &amp; Hepatology (Print) (Cessou em 2009. Cont. ISSN 1759-5045 Nature reviews. Gastroenterology &amp; Hepatology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834X</text:p>
          </table:table-cell>
          <table:table-cell office:value-type="string">
            <text:p>MEDICINA II <text:s text:c="38"/></text:p>
          </table:table-cell>
          <table:table-cell office:value-type="string">
            <text:p>Nature Clinical Practice Neurology (Print) (Cessou em 2009. Cont. ISSN 1759-4758 Nature Reviews. Neurology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4036</text:p>
          </table:table-cell>
          <table:table-cell office:value-type="string">
            <text:p>MEDICINA II <text:s text:c="38"/></text:p>
          </table:table-cell>
          <table:table-cell office:value-type="string">
            <text:p>Nature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8956</text:p>
          </table:table-cell>
          <table:table-cell office:value-type="string">
            <text:p>MEDICINA II <text:s text:c="38"/></text:p>
          </table:table-cell>
          <table:table-cell office:value-type="string">
            <text:p>Nature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1733</text:p>
          </table:table-cell>
          <table:table-cell office:value-type="string">
            <text:p>MEDICINA II <text:s text:c="38"/></text:p>
          </table:table-cell>
          <table:table-cell office:value-type="string">
            <text:p>Nature Reviews.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8368</text:p>
          </table:table-cell>
          <table:table-cell office:value-type="string">
            <text:p>MEDICINA II <text:s text:c="38"/></text:p>
          </table:table-cell>
          <table:table-cell office:value-type="string">
            <text:p>Nature Structural Biology (Cessou em 2003. Cont. ISSN 1545-9993 Nature Structural &amp; Molecular Bi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604</text:p>
          </table:table-cell>
          <table:table-cell office:value-type="string">
            <text:p>MEDICINA II <text:s text:c="38"/></text:p>
          </table:table-cell>
          <table:table-cell office:value-type="string">
            <text:p>Nederlands Tijdschrift voor Dermatologie &amp; Venereologi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9787</text:p>
          </table:table-cell>
          <table:table-cell office:value-type="string">
            <text:p>MEDICINA II <text:s text:c="38"/></text:p>
          </table:table-cell>
          <table:table-cell office:value-type="string">
            <text:p>Neoplasia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002</text:p>
          </table:table-cell>
          <table:table-cell office:value-type="string">
            <text:p>MEDICINA II <text:s text:c="38"/></text:p>
          </table:table-cell>
          <table:table-cell office:value-type="string">
            <text:p>Neoplasia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2685</text:p>
          </table:table-cell>
          <table:table-cell office:value-type="string">
            <text:p>MEDICINA II <text:s text:c="38"/></text:p>
          </table:table-cell>
          <table:table-cell office:value-type="string">
            <text:p>Neoplasma (Bratislav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9906</text:p>
          </table:table-cell>
          <table:table-cell office:value-type="string">
            <text:p>MEDICINA II <text:s text:c="38"/></text:p>
          </table:table-cell>
          <table:table-cell office:value-type="string">
            <text:p>Neoreviews (Elk Grove Village, Ill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MEDICINA II <text:s text:c="38"/></text:p>
          </table:table-cell>
          <table:table-cell office:value-type="string">
            <text:p>Neotropical Entom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5-1043</text:p>
          </table:table-cell>
          <table:table-cell office:value-type="string">
            <text:p>MEDICINA II <text:s text:c="38"/></text:p>
          </table:table-cell>
          <table:table-cell office:value-type="string">
            <text:p>Neotropical Helmin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MEDICINA II <text:s text:c="38"/></text:p>
          </table:table-cell>
          <table:table-cell office:value-type="string">
            <text:p>Neotropical Ichthy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358</text:p>
          </table:table-cell>
          <table:table-cell office:value-type="string">
            <text:p>MEDICINA II <text:s text:c="38"/></text:p>
          </table:table-cell>
          <table:table-cell office:value-type="string">
            <text:p>Nephrology (Carlt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509</text:p>
          </table:table-cell>
          <table:table-cell office:value-type="string">
            <text:p>MEDICINA II <text:s text:c="38"/></text:p>
          </table:table-cell>
          <table:table-cell office:value-type="string">
            <text:p>Nephrology Dialysis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110</text:p>
          </table:table-cell>
          <table:table-cell office:value-type="string">
            <text:p>MEDICINA II <text:s text:c="38"/></text:p>
          </table:table-cell>
          <table:table-cell office:value-type="string">
            <text:p>Nephron. Clinical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129</text:p>
          </table:table-cell>
          <table:table-cell office:value-type="string">
            <text:p>MEDICINA II <text:s text:c="38"/></text:p>
          </table:table-cell>
          <table:table-cell office:value-type="string">
            <text:p>Nephron. Experimental Neph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137</text:p>
          </table:table-cell>
          <table:table-cell office:value-type="string">
            <text:p>MEDICINA II <text:s text:c="38"/></text:p>
          </table:table-cell>
          <table:table-cell office:value-type="string">
            <text:p>Nephron.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1541</text:p>
          </table:table-cell>
          <table:table-cell office:value-type="string">
            <text:p>MEDICINA II <text:s text:c="38"/></text:p>
          </table:table-cell>
          <table:table-cell office:value-type="string">
            <text:p>Nervenheilkun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780X</text:p>
          </table:table-cell>
          <table:table-cell office:value-type="string">
            <text:p>MEDICINA II <text:s text:c="38"/></text:p>
          </table:table-cell>
          <table:table-cell office:value-type="string">
            <text:p>Neuro-endocrin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517</text:p>
          </table:table-cell>
          <table:table-cell office:value-type="string">
            <text:p>MEDICINA II <text:s text:c="38"/></text:p>
          </table:table-cell>
          <table:table-cell office:value-type="string">
            <text:p>Neuro-Oncology (Charlottesville, V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00</text:p>
          </table:table-cell>
          <table:table-cell office:value-type="string">
            <text:p>MEDICINA II <text:s text:c="38"/></text:p>
          </table:table-cell>
          <table:table-cell office:value-type="string">
            <text:p>Neurobiologia (Recif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580</text:p>
          </table:table-cell>
          <table:table-cell office:value-type="string">
            <text:p>MEDICINA II <text:s text:c="38"/></text:p>
          </table:table-cell>
          <table:table-cell office:value-type="string">
            <text:p>Neurobiology of Ag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61</text:p>
          </table:table-cell>
          <table:table-cell office:value-type="string">
            <text:p>MEDICINA II <text:s text:c="38"/></text:p>
          </table:table-cell>
          <table:table-cell office:value-type="string">
            <text:p>Neurobiology of Dis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427</text:p>
          </table:table-cell>
          <table:table-cell office:value-type="string">
            <text:p>MEDICINA II <text:s text:c="38"/></text:p>
          </table:table-cell>
          <table:table-cell office:value-type="string">
            <text:p>Neurobiology of Learning and Memo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4794</text:p>
          </table:table-cell>
          <table:table-cell office:value-type="string">
            <text:p>MEDICINA II <text:s text:c="38"/></text:p>
          </table:table-cell>
          <table:table-cell office:value-type="string">
            <text:p>Neurocase (Oxfor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3190</text:p>
          </table:table-cell>
          <table:table-cell office:value-type="string">
            <text:p>MEDICINA II <text:s text:c="38"/></text:p>
          </table:table-cell>
          <table:table-cell office:value-type="string">
            <text:p>Neurochem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0186</text:p>
          </table:table-cell>
          <table:table-cell office:value-type="string">
            <text:p>MEDICINA II <text:s text:c="38"/></text:p>
          </table:table-cell>
          <table:table-cell office:value-type="string">
            <text:p>Neurochemistr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58</text:p>
          </table:table-cell>
          <table:table-cell office:value-type="string">
            <text:p>MEDICINA II <text:s text:c="38"/></text:p>
          </table:table-cell>
          <table:table-cell office:value-type="string">
            <text:p>Neurociência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1473</text:p>
          </table:table-cell>
          <table:table-cell office:value-type="string">
            <text:p>MEDICINA II <text:s text:c="38"/></text:p>
          </table:table-cell>
          <table:table-cell office:value-type="string">
            <text:p>Neurocirugía - Sociedad Luso-Española de Neurocirug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MEDICINA II <text:s text:c="38"/></text:p>
          </table:table-cell>
          <table:table-cell office:value-type="string">
            <text:p>Neurocomputing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854</text:p>
          </table:table-cell>
          <table:table-cell office:value-type="string">
            <text:p>MEDICINA II <text:s text:c="38"/></text:p>
          </table:table-cell>
          <table:table-cell office:value-type="string">
            <text:p>Neurodegenerative Disea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35</text:p>
          </table:table-cell>
          <table:table-cell office:value-type="string">
            <text:p>MEDICINA II <text:s text:c="38"/></text:p>
          </table:table-cell>
          <table:table-cell office:value-type="string">
            <text:p>Neuroendocrinology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5350</text:p>
          </table:table-cell>
          <table:table-cell office:value-type="string">
            <text:p>MEDICINA II <text:s text:c="38"/></text:p>
          </table:table-cell>
          <table:table-cell office:value-type="string">
            <text:p>Neuro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1925</text:p>
          </table:table-cell>
          <table:table-cell office:value-type="string">
            <text:p>MEDICINA II <text:s text:c="38"/></text:p>
          </table:table-cell>
          <table:table-cell office:value-type="string">
            <text:p>Neurogastroenterology and Motil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6745</text:p>
          </table:table-cell>
          <table:table-cell office:value-type="string">
            <text:p>MEDICINA II <text:s text:c="38"/></text:p>
          </table:table-cell>
          <table:table-cell office:value-type="string">
            <text:p>Neurogenetics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8119</text:p>
          </table:table-cell>
          <table:table-cell office:value-type="string">
            <text:p>MEDICINA II <text:s text:c="38"/></text:p>
          </table:table-cell>
          <table:table-cell office:value-type="string">
            <text:p>NeuroImage (Orlando, Fla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5149</text:p>
          </table:table-cell>
          <table:table-cell office:value-type="string">
            <text:p>MEDICINA II <text:s text:c="38"/></text:p>
          </table:table-cell>
          <table:table-cell office:value-type="string">
            <text:p>Neuroimaging Clinics of North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401</text:p>
          </table:table-cell>
          <table:table-cell office:value-type="string">
            <text:p>MEDICINA II <text:s text:c="38"/></text:p>
          </table:table-cell>
          <table:table-cell office:value-type="string">
            <text:p>Neuroimmunomodulation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2791</text:p>
          </table:table-cell>
          <table:table-cell office:value-type="string">
            <text:p>MEDICINA II <text:s text:c="38"/></text:p>
          </table:table-cell>
          <table:table-cell office:value-type="string">
            <text:p>Neuroinformatics (Totow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4853</text:p>
          </table:table-cell>
          <table:table-cell office:value-type="string">
            <text:p>MEDICINA II <text:s text:c="38"/></text:p>
          </table:table-cell>
          <table:table-cell office:value-type="string">
            <text:p>Neurología (Barcelona. 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6412</text:p>
          </table:table-cell>
          <table:table-cell office:value-type="string">
            <text:p>MEDICINA II <text:s text:c="38"/></text:p>
          </table:table-cell>
          <table:table-cell office:value-type="string">
            <text:p>Neurological Research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1874</text:p>
          </table:table-cell>
          <table:table-cell office:value-type="string">
            <text:p>MEDICINA II <text:s text:c="38"/></text:p>
          </table:table-cell>
          <table:table-cell office:value-type="string">
            <text:p>Neurological Sciences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4098</text:p>
          </table:table-cell>
          <table:table-cell office:value-type="string">
            <text:p>MEDICINA II <text:s text:c="38"/></text:p>
          </table:table-cell>
          <table:table-cell office:value-type="string">
            <text:p>Neurology &amp; Clinical Neurophys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78</text:p>
          </table:table-cell>
          <table:table-cell office:value-type="string">
            <text:p>MEDICINA II <text:s text:c="38"/></text:p>
          </table:table-cell>
          <table:table-cell office:value-type="string">
            <text:p>Neurology (Cleveland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632X</text:p>
          </table:table-cell>
          <table:table-cell office:value-type="string">
            <text:p>MEDICINA II <text:s text:c="38"/></text:p>
          </table:table-cell>
          <table:table-cell office:value-type="string">
            <text:p>Neur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86</text:p>
          </table:table-cell>
          <table:table-cell office:value-type="string">
            <text:p>MEDICINA II <text:s text:c="38"/></text:p>
          </table:table-cell>
          <table:table-cell office:value-type="string">
            <text:p>Neurology Ind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66</text:p>
          </table:table-cell>
          <table:table-cell office:value-type="string">
            <text:p>MEDICINA II <text:s text:c="38"/></text:p>
          </table:table-cell>
          <table:table-cell office:value-type="string">
            <text:p>Neuromuscular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9-6544</text:p>
          </table:table-cell>
          <table:table-cell office:value-type="string">
            <text:p>MEDICINA II <text:s text:c="38"/></text:p>
          </table:table-cell>
          <table:table-cell office:value-type="string">
            <text:p>Neuropathology (Kyoto. 199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79</text:p>
          </table:table-cell>
          <table:table-cell office:value-type="string">
            <text:p>MEDICINA II <text:s text:c="38"/></text:p>
          </table:table-cell>
          <table:table-cell office:value-type="string">
            <text:p>Neuropeptides (Edinburg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08</text:p>
          </table:table-cell>
          <table:table-cell office:value-type="string">
            <text:p>MEDICINA II <text:s text:c="38"/></text:p>
          </table:table-cell>
          <table:table-cell office:value-type="string">
            <text:p>Neur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32</text:p>
          </table:table-cell>
          <table:table-cell office:value-type="string">
            <text:p>MEDICINA II <text:s text:c="38"/></text:p>
          </table:table-cell>
          <table:table-cell office:value-type="string">
            <text:p>Neuropsychologi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2011</text:p>
          </table:table-cell>
          <table:table-cell office:value-type="string">
            <text:p>MEDICINA II <text:s text:c="38"/></text:p>
          </table:table-cell>
          <table:table-cell office:value-type="string">
            <text:p>Neuropsychological Rehabili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3395</text:p>
          </table:table-cell>
          <table:table-cell office:value-type="string">
            <text:p>MEDICINA II <text:s text:c="38"/></text:p>
          </table:table-cell>
          <table:table-cell office:value-type="string">
            <text:p>Neuropsychology, Development, and Cognition. Section A, Journal of Clinical and Experimental Neuro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133X</text:p>
          </table:table-cell>
          <table:table-cell office:value-type="string">
            <text:p>MEDICINA II <text:s text:c="38"/></text:p>
          </table:table-cell>
          <table:table-cell office:value-type="string">
            <text:p>Neuropsychopharmacology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40</text:p>
          </table:table-cell>
          <table:table-cell office:value-type="string">
            <text:p>MEDICINA II <text:s text:c="38"/></text:p>
          </table:table-cell>
          <table:table-cell office:value-type="string">
            <text:p>Neuroradiology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9683</text:p>
          </table:table-cell>
          <table:table-cell office:value-type="string">
            <text:p>MEDICINA II <text:s text:c="38"/></text:p>
          </table:table-cell>
          <table:table-cell office:value-type="string">
            <text:p>Neurorehabilitation and Neural Repai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65</text:p>
          </table:table-cell>
          <table:table-cell office:value-type="string">
            <text:p>MEDICINA II <text:s text:c="38"/></text:p>
          </table:table-cell>
          <table:table-cell office:value-type="string">
            <text:p>NeuroReport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22</text:p>
          </table:table-cell>
          <table:table-cell office:value-type="string">
            <text:p>MEDICINA II <text:s text:c="38"/></text:p>
          </table:table-cell>
          <table:table-cell office:value-type="string">
            <text:p>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7634</text:p>
          </table:table-cell>
          <table:table-cell office:value-type="string">
            <text:p>MEDICINA II <text:s text:c="38"/></text:p>
          </table:table-cell>
          <table:table-cell office:value-type="string">
            <text:p>Neuroscience and Biobehavior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3-7067</text:p>
          </table:table-cell>
          <table:table-cell office:value-type="string">
            <text:p>MEDICINA II <text:s text:c="38"/></text:p>
          </table:table-cell>
          <table:table-cell office:value-type="string">
            <text:p>Neuroscience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MEDICINA II <text:s text:c="38"/></text:p>
          </table:table-cell>
          <table:table-cell office:value-type="string">
            <text:p>Neuroscienc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102</text:p>
          </table:table-cell>
          <table:table-cell office:value-type="string">
            <text:p>MEDICINA II <text:s text:c="38"/></text:p>
          </table:table-cell>
          <table:table-cell office:value-type="string">
            <text:p>Neuroscienc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9956</text:p>
          </table:table-cell>
          <table:table-cell office:value-type="string">
            <text:p>MEDICINA II <text:s text:c="38"/></text:p>
          </table:table-cell>
          <table:table-cell office:value-type="string">
            <text:p>Neuroscience-Ne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396X</text:p>
          </table:table-cell>
          <table:table-cell office:value-type="string">
            <text:p>MEDICINA II <text:s text:c="38"/></text:p>
          </table:table-cell>
          <table:table-cell office:value-type="string">
            <text:p>Neuro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38</text:p>
          </table:table-cell>
          <table:table-cell office:value-type="string">
            <text:p>MEDICINA II <text:s text:c="38"/></text:p>
          </table:table-cell>
          <table:table-cell office:value-type="string">
            <text:p>Neurosurgery Quarterl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607</text:p>
          </table:table-cell>
          <table:table-cell office:value-type="string">
            <text:p>MEDICINA II <text:s text:c="38"/></text:p>
          </table:table-cell>
          <table:table-cell office:value-type="string">
            <text:p>Neurosurgical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2630</text:p>
          </table:table-cell>
          <table:table-cell office:value-type="string">
            <text:p>MEDICINA II <text:s text:c="38"/></text:p>
          </table:table-cell>
          <table:table-cell office:value-type="string">
            <text:p>New Journal of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84</text:p>
          </table:table-cell>
          <table:table-cell office:value-type="string">
            <text:p>MEDICINA II <text:s text:c="38"/></text:p>
          </table:table-cell>
          <table:table-cell office:value-type="string">
            <text:p>Newsla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203</text:p>
          </table:table-cell>
          <table:table-cell office:value-type="string">
            <text:p>MEDICINA II <text:s text:c="38"/></text:p>
          </table:table-cell>
          <table:table-cell office:value-type="string">
            <text:p>Nicotine &amp; Tobacco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4804</text:p>
          </table:table-cell>
          <table:table-cell office:value-type="string">
            <text:p>MEDICINA II <text:s text:c="38"/></text:p>
          </table:table-cell>
          <table:table-cell office:value-type="string">
            <text:p>Nihon Ishinkin Gakkai Zassh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MEDICINA II <text:s text:c="38"/></text:p>
          </table:table-cell>
          <table:table-cell office:value-type="string">
            <text:p>Nitric Oxid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753</text:p>
          </table:table-cell>
          <table:table-cell office:value-type="string">
            <text:p>MEDICINA II <text:s text:c="38"/></text:p>
          </table:table-cell>
          <table:table-cell office:value-type="string">
            <text:p>NMCD. Nutrition Metabolism and Cardiovascular Diseases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5-0725</text:p>
          </table:table-cell>
          <table:table-cell office:value-type="string">
            <text:p>MEDICINA II <text:s text:c="38"/></text:p>
          </table:table-cell>
          <table:table-cell office:value-type="string">
            <text:p>Nordisk alkohol- &amp; narkotikatidskrift (Painettu) / Nordic Studies on Alcohol and Dru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91</text:p>
          </table:table-cell>
          <table:table-cell office:value-type="string">
            <text:p>MEDICINA II <text:s text:c="38"/></text:p>
          </table:table-cell>
          <table:table-cell office:value-type="string">
            <text:p>Nosso Clín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MEDICINA II <text:s text:c="38"/></text:p>
          </table:table-cell>
          <table:table-cell office:value-type="string">
            <text:p>Novos Estudos CEBRAP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MEDICINA II <text:s text:c="38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51</text:p>
          </table:table-cell>
          <table:table-cell office:value-type="string">
            <text:p>MEDICINA II <text:s text:c="38"/></text:p>
          </table:table-cell>
          <table:table-cell office:value-type="string">
            <text:p>Nuclear Medicine and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636</text:p>
          </table:table-cell>
          <table:table-cell office:value-type="string">
            <text:p>MEDICINA II <text:s text:c="38"/></text:p>
          </table:table-cell>
          <table:table-cell office:value-type="string">
            <text:p>Nuclear Medicine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629</text:p>
          </table:table-cell>
          <table:table-cell office:value-type="string">
            <text:p>MEDICINA II <text:s text:c="38"/></text:p>
          </table:table-cell>
          <table:table-cell office:value-type="string">
            <text:p>Nuclear Receptor Signal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4962</text:p>
          </table:table-cell>
          <table:table-cell office:value-type="string">
            <text:p>MEDICINA II <text:s text:c="38"/></text:p>
          </table:table-cell>
          <table:table-cell office:value-type="string">
            <text:p>Nucleic Acids Researc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264</text:p>
          </table:table-cell>
          <table:table-cell office:value-type="string">
            <text:p>MEDICINA II <text:s text:c="38"/></text:p>
          </table:table-cell>
          <table:table-cell office:value-type="string">
            <text:p>Nursing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562</text:p>
          </table:table-cell>
          <table:table-cell office:value-type="string">
            <text:p>MEDICINA II <text:s text:c="38"/></text:p>
          </table:table-cell>
          <table:table-cell office:value-type="string">
            <text:p>Nursing Research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34</text:p>
          </table:table-cell>
          <table:table-cell office:value-type="string">
            <text:p>MEDICINA II <text:s text:c="38"/></text:p>
          </table:table-cell>
          <table:table-cell office:value-type="string">
            <text:p>Nutrição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MEDICINA II <text:s text:c="38"/></text:p>
          </table:table-cell>
          <table:table-cell office:value-type="string">
            <text:p>Nutrição em Pau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51</text:p>
          </table:table-cell>
          <table:table-cell office:value-type="string">
            <text:p>MEDICINA II <text:s text:c="38"/></text:p>
          </table:table-cell>
          <table:table-cell office:value-type="string">
            <text:p>Nutrição Profiss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5125</text:p>
          </table:table-cell>
          <table:table-cell office:value-type="string">
            <text:p>MEDICINA II <text:s text:c="38"/></text:p>
          </table:table-cell>
          <table:table-cell office:value-type="string">
            <text:p>Nutrición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1611</text:p>
          </table:table-cell>
          <table:table-cell office:value-type="string">
            <text:p>MEDICINA II <text:s text:c="38"/></text:p>
          </table:table-cell>
          <table:table-cell office:value-type="string">
            <text:p>Nutrición Hospitala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928</text:p>
          </table:table-cell>
          <table:table-cell office:value-type="string">
            <text:p>MEDICINA II <text:s text:c="38"/></text:p>
          </table:table-cell>
          <table:table-cell office:value-type="string">
            <text:p>Nutrir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659</text:p>
          </table:table-cell>
          <table:table-cell office:value-type="string">
            <text:p>MEDICINA II <text:s text:c="38"/></text:p>
          </table:table-cell>
          <table:table-cell office:value-type="string">
            <text:p>Nutrition &amp; Food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MEDICINA II <text:s text:c="38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581</text:p>
          </table:table-cell>
          <table:table-cell office:value-type="string">
            <text:p>MEDICINA II <text:s text:c="38"/></text:p>
          </table:table-cell>
          <table:table-cell office:value-type="string">
            <text:p>Nutrition and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7914</text:p>
          </table:table-cell>
          <table:table-cell office:value-type="string">
            <text:p>MEDICINA II <text:s text:c="38"/></text:p>
          </table:table-cell>
          <table:table-cell office:value-type="string">
            <text:p>Nutrition and Cancer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6-6368</text:p>
          </table:table-cell>
          <table:table-cell office:value-type="string">
            <text:p>MEDICINA II <text:s text:c="38"/></text:p>
          </table:table-cell>
          <table:table-cell office:value-type="string">
            <text:p>Nutrition and Diete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5-0562</text:p>
          </table:table-cell>
          <table:table-cell office:value-type="string">
            <text:p>MEDICINA II <text:s text:c="38"/></text:p>
          </table:table-cell>
          <table:table-cell office:value-type="string">
            <text:p>Nutrition Clinique et Métabolism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5336</text:p>
          </table:table-cell>
          <table:table-cell office:value-type="string">
            <text:p>MEDICINA II <text:s text:c="38"/></text:p>
          </table:table-cell>
          <table:table-cell office:value-type="string">
            <text:p>Nutrition in Clinical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91</text:p>
          </table:table-cell>
          <table:table-cell office:value-type="string">
            <text:p>MEDICINA II <text:s text:c="38"/></text:p>
          </table:table-cell>
          <table:table-cell office:value-type="string">
            <text:p>Nutrition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MEDICINA II <text:s text:c="38"/></text:p>
          </table:table-cell>
          <table:table-cell office:value-type="string">
            <text:p>Nutrition Research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224</text:p>
          </table:table-cell>
          <table:table-cell office:value-type="string">
            <text:p>MEDICINA II <text:s text:c="38"/></text:p>
          </table:table-cell>
          <table:table-cell office:value-type="string">
            <text:p>Nutrition Research Review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643</text:p>
          </table:table-cell>
          <table:table-cell office:value-type="string">
            <text:p>MEDICINA II <text:s text:c="38"/></text:p>
          </table:table-cell>
          <table:table-cell office:value-type="string">
            <text:p>Nutrition Review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415X</text:p>
          </table:table-cell>
          <table:table-cell office:value-type="string">
            <text:p>MEDICINA II <text:s text:c="38"/></text:p>
          </table:table-cell>
          <table:table-cell office:value-type="string">
            <text:p>Nutritional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0567</text:p>
          </table:table-cell>
          <table:table-cell office:value-type="string">
            <text:p>MEDICINA II <text:s text:c="38"/></text:p>
          </table:table-cell>
          <table:table-cell office:value-type="string">
            <text:p>O Biológico (Campinas. Impresso) (Cessou em 198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14</text:p>
          </table:table-cell>
          <table:table-cell office:value-type="string">
            <text:p>MEDICINA II <text:s text:c="38"/></text:p>
          </table:table-cell>
          <table:table-cell office:value-type="string">
            <text:p>O Dendr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MEDICINA II <text:s text:c="38"/></text:p>
          </table:table-cell>
          <table:table-cell office:value-type="string">
            <text:p>O Mundo da Saúde (CU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5995</text:p>
          </table:table-cell>
          <table:table-cell office:value-type="string">
            <text:p>MEDICINA II <text:s text:c="38"/></text:p>
          </table:table-cell>
          <table:table-cell office:value-type="string">
            <text:p>Obésité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7323</text:p>
          </table:table-cell>
          <table:table-cell office:value-type="string">
            <text:p>MEDICINA II <text:s text:c="38"/></text:p>
          </table:table-cell>
          <table:table-cell office:value-type="string">
            <text:p>Obesity Research (Cessou em 2005. Cont. ISSN 1930-7381 Obesity (Silver Spring, Md.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7881</text:p>
          </table:table-cell>
          <table:table-cell office:value-type="string">
            <text:p>MEDICINA II <text:s text:c="38"/></text:p>
          </table:table-cell>
          <table:table-cell office:value-type="string">
            <text:p>Obesit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MEDICINA II <text:s text:c="38"/></text:p>
          </table:table-cell>
          <table:table-cell office:value-type="string">
            <text:p>Obesity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7844</text:p>
          </table:table-cell>
          <table:table-cell office:value-type="string">
            <text:p>MEDICINA II <text:s text:c="38"/></text:p>
          </table:table-cell>
          <table:table-cell office:value-type="string">
            <text:p>Obstetrics and Gynecology (New York. 1953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711</text:p>
          </table:table-cell>
          <table:table-cell office:value-type="string">
            <text:p>MEDICINA II <text:s text:c="38"/></text:p>
          </table:table-cell>
          <table:table-cell office:value-type="string">
            <text:p>Occupational and Environmental Medicine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114X</text:p>
          </table:table-cell>
          <table:table-cell office:value-type="string">
            <text:p>MEDICINA II <text:s text:c="38"/></text:p>
          </table:table-cell>
          <table:table-cell office:value-type="string">
            <text:p>Occupational Medicine (Philadelphia)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7903</text:p>
          </table:table-cell>
          <table:table-cell office:value-type="string">
            <text:p>MEDICINA II <text:s text:c="38"/></text:p>
          </table:table-cell>
          <table:table-cell office:value-type="string">
            <text:p>Occupational Therapy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3948</text:p>
          </table:table-cell>
          <table:table-cell office:value-type="string">
            <text:p>MEDICINA II <text:s text:c="38"/></text:p>
          </table:table-cell>
          <table:table-cell office:value-type="string">
            <text:p>Ocular Immunology and Inflam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6X</text:p>
          </table:table-cell>
          <table:table-cell office:value-type="string">
            <text:p>MEDICINA II <text:s text:c="38"/></text:p>
          </table:table-cell>
          <table:table-cell office:value-type="string">
            <text:p>Odontologia Clinica (Araraqua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88</text:p>
          </table:table-cell>
          <table:table-cell office:value-type="string">
            <text:p>MEDICINA II <text:s text:c="38"/></text:p>
          </table:table-cell>
          <table:table-cell office:value-type="string">
            <text:p>Odontologia Clínico-Científ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480</text:p>
          </table:table-cell>
          <table:table-cell office:value-type="string">
            <text:p>MEDICINA II <text:s text:c="38"/></text:p>
          </table:table-cell>
          <table:table-cell office:value-type="string">
            <text:p>Odontologia e Socied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2414</text:p>
          </table:table-cell>
          <table:table-cell office:value-type="string">
            <text:p>MEDICINA II <text:s text:c="38"/></text:p>
          </table:table-cell>
          <table:table-cell office:value-type="string">
            <text:p>Onc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35X</text:p>
          </table:table-cell>
          <table:table-cell office:value-type="string">
            <text:p>MEDICINA II <text:s text:c="38"/></text:p>
          </table:table-cell>
          <table:table-cell office:value-type="string">
            <text:p>Oncology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MEDICINA II <text:s text:c="38"/></text:p>
          </table:table-cell>
          <table:table-cell office:value-type="string">
            <text:p>Online Brazilian Journal of Nurs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128</text:p>
          </table:table-cell>
          <table:table-cell office:value-type="string">
            <text:p>MEDICINA II <text:s text:c="38"/></text:p>
          </table:table-cell>
          <table:table-cell office:value-type="string">
            <text:p>Opção Lacan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7734</text:p>
          </table:table-cell>
          <table:table-cell office:value-type="string">
            <text:p>MEDICINA II <text:s text:c="38"/></text:p>
          </table:table-cell>
          <table:table-cell office:value-type="string">
            <text:p>Operative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6586</text:p>
          </table:table-cell>
          <table:table-cell office:value-type="string">
            <text:p>MEDICINA II <text:s text:c="38"/></text:p>
          </table:table-cell>
          <table:table-cell office:value-type="string">
            <text:p>Ophthalmic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810</text:p>
          </table:table-cell>
          <table:table-cell office:value-type="string">
            <text:p>MEDICINA II <text:s text:c="38"/></text:p>
          </table:table-cell>
          <table:table-cell office:value-type="string">
            <text:p>Ophthalmic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9303</text:p>
          </table:table-cell>
          <table:table-cell office:value-type="string">
            <text:p>MEDICINA II <text:s text:c="38"/></text:p>
          </table:table-cell>
          <table:table-cell office:value-type="string">
            <text:p>Ophthalmic Plastic and Reconstructive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755</text:p>
          </table:table-cell>
          <table:table-cell office:value-type="string">
            <text:p>MEDICINA II <text:s text:c="38"/></text:p>
          </table:table-cell>
          <table:table-cell office:value-type="string">
            <text:p>Ophthalmologica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17</text:p>
          </table:table-cell>
          <table:table-cell office:value-type="string">
            <text:p>MEDICINA II <text:s text:c="38"/></text:p>
          </table:table-cell>
          <table:table-cell office:value-type="string">
            <text:p>Opus (Belo Horizont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MEDICINA II <text:s text:c="38"/></text:p>
          </table:table-cell>
          <table:table-cell office:value-type="string">
            <text:p>Oral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2-1622</text:p>
          </table:table-cell>
          <table:table-cell office:value-type="string">
            <text:p>MEDICINA II <text:s text:c="38"/></text:p>
          </table:table-cell>
          <table:table-cell office:value-type="string">
            <text:p>Oral Health &amp; Preventive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MEDICINA II <text:s text:c="38"/></text:p>
          </table:table-cell>
          <table:table-cell office:value-type="string">
            <text:p>Oral Oncology (199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21</text:p>
          </table:table-cell>
          <table:table-cell office:value-type="string">
            <text:p>MEDICINA II <text:s text:c="38"/></text:p>
          </table:table-cell>
          <table:table-cell office:value-type="string">
            <text:p>Or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220</text:p>
          </table:table-cell>
          <table:table-cell office:value-type="string">
            <text:p>MEDICINA II <text:s text:c="38"/></text:p>
          </table:table-cell>
          <table:table-cell office:value-type="string">
            <text:p>Oral Surgery, Oral Medicine, Oral Pathology (Cessou em 1994. Cont. 1079-2104 Oral Surgery, Oral Medicine, Oral Pathology, Oral Radiology and Endodontic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MEDICINA II <text:s text:c="38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395X</text:p>
          </table:table-cell>
          <table:table-cell office:value-type="string">
            <text:p>MEDICINA II <text:s text:c="38"/></text:p>
          </table:table-cell>
          <table:table-cell office:value-type="string">
            <text:p>Oral Surgery, Oral Medicine, Oral Pathology, Oral Radiology and Endodontic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0520</text:p>
          </table:table-cell>
          <table:table-cell office:value-type="string">
            <text:p>MEDICINA II <text:s text:c="38"/></text:p>
          </table:table-cell>
          <table:table-cell office:value-type="string">
            <text:p>Organic &amp; Biomolecular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1199</text:p>
          </table:table-cell>
          <table:table-cell office:value-type="string">
            <text:p>MEDICINA II <text:s text:c="38"/></text:p>
          </table:table-cell>
          <table:table-cell office:value-type="string">
            <text:p>Organic Electron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MEDICINA II <text:s text:c="38"/></text:p>
          </table:table-cell>
          <table:table-cell office:value-type="string">
            <text:p>Organizações &amp; Socied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1254</text:p>
          </table:table-cell>
          <table:table-cell office:value-type="string">
            <text:p>MEDICINA II <text:s text:c="38"/></text:p>
          </table:table-cell>
          <table:table-cell office:value-type="string">
            <text:p>Organs Tissue and Cel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69</text:p>
          </table:table-cell>
          <table:table-cell office:value-type="string">
            <text:p>MEDICINA II <text:s text:c="38"/></text:p>
          </table:table-cell>
          <table:table-cell office:value-type="string">
            <text:p>ORL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3-0275</text:p>
          </table:table-cell>
          <table:table-cell office:value-type="string">
            <text:p>MEDICINA II <text:s text:c="38"/></text:p>
          </table:table-cell>
          <table:table-cell office:value-type="string">
            <text:p>OR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4377</text:p>
          </table:table-cell>
          <table:table-cell office:value-type="string">
            <text:p>MEDICINA II <text:s text:c="38"/></text:p>
          </table:table-cell>
          <table:table-cell office:value-type="string">
            <text:p>Ornitología Neotropic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3260</text:p>
          </table:table-cell>
          <table:table-cell office:value-type="string">
            <text:p>MEDICINA II <text:s text:c="38"/></text:p>
          </table:table-cell>
          <table:table-cell office:value-type="string">
            <text:p>Orthodontics (Cessou em 2004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4584</text:p>
          </table:table-cell>
          <table:table-cell office:value-type="string">
            <text:p>MEDICINA II <text:s text:c="38"/></text:p>
          </table:table-cell>
          <table:table-cell office:value-type="string">
            <text:p>Osteoarthritis and Cartila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41X</text:p>
          </table:table-cell>
          <table:table-cell office:value-type="string">
            <text:p>MEDICINA II <text:s text:c="38"/></text:p>
          </table:table-cell>
          <table:table-cell office:value-type="string">
            <text:p>Osteoporosis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5998</text:p>
          </table:table-cell>
          <table:table-cell office:value-type="string">
            <text:p>MEDICINA II <text:s text:c="38"/></text:p>
          </table:table-cell>
          <table:table-cell office:value-type="string">
            <text:p>Otolaryngology and Head and Neck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7129</text:p>
          </table:table-cell>
          <table:table-cell office:value-type="string">
            <text:p>MEDICINA II <text:s text:c="38"/></text:p>
          </table:table-cell>
          <table:table-cell office:value-type="string">
            <text:p>Otology &amp; Neuro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9-6221</text:p>
          </table:table-cell>
          <table:table-cell office:value-type="string">
            <text:p>MEDICINA II <text:s text:c="38"/></text:p>
          </table:table-cell>
          <table:table-cell office:value-type="string">
            <text:p>PACE. Process &amp; Control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8389</text:p>
          </table:table-cell>
          <table:table-cell office:value-type="string">
            <text:p>MEDICINA II <text:s text:c="38"/></text:p>
          </table:table-cell>
          <table:table-cell office:value-type="string">
            <text:p>Pacing and Clinical Electro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5645</text:p>
          </table:table-cell>
          <table:table-cell office:value-type="string">
            <text:p>MEDICINA II <text:s text:c="38"/></text:p>
          </table:table-cell>
          <table:table-cell office:value-type="string">
            <text:p>Paediatric Anaesthesia (Paris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5022</text:p>
          </table:table-cell>
          <table:table-cell office:value-type="string">
            <text:p>MEDICINA II <text:s text:c="38"/></text:p>
          </table:table-cell>
          <table:table-cell office:value-type="string">
            <text:p>Paediatric and Perinatal Epidem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0550</text:p>
          </table:table-cell>
          <table:table-cell office:value-type="string">
            <text:p>MEDICINA II <text:s text:c="38"/></text:p>
          </table:table-cell>
          <table:table-cell office:value-type="string">
            <text:p>Paediatric Respiratory Review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0542</text:p>
          </table:table-cell>
          <table:table-cell office:value-type="string">
            <text:p>MEDICINA II <text:s text:c="38"/></text:p>
          </table:table-cell>
          <table:table-cell office:value-type="string">
            <text:p>Paediatric Respiratory Review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9311</text:p>
          </table:table-cell>
          <table:table-cell office:value-type="string">
            <text:p>MEDICINA II <text:s text:c="38"/></text:p>
          </table:table-cell>
          <table:table-cell office:value-type="string">
            <text:p>Paediatrica Indonesi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327</text:p>
          </table:table-cell>
          <table:table-cell office:value-type="string">
            <text:p>MEDICINA II <text:s text:c="38"/></text:p>
          </table:table-cell>
          <table:table-cell office:value-type="string">
            <text:p>Paidéia (USP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59</text:p>
          </table:table-cell>
          <table:table-cell office:value-type="string">
            <text:p>MEDICINA II <text:s text:c="38"/></text:p>
          </table:table-cell>
          <table:table-cell office:value-type="string">
            <text:p>Pai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7085</text:p>
          </table:table-cell>
          <table:table-cell office:value-type="string">
            <text:p>MEDICINA II <text:s text:c="38"/></text:p>
          </table:table-cell>
          <table:table-cell office:value-type="string">
            <text:p>Pain Practi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1302</text:p>
          </table:table-cell>
          <table:table-cell office:value-type="string">
            <text:p>MEDICINA II <text:s text:c="38"/></text:p>
          </table:table-cell>
          <table:table-cell office:value-type="string">
            <text:p>Pain Reviews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8880</text:p>
          </table:table-cell>
          <table:table-cell office:value-type="string">
            <text:p>MEDICINA II <text:s text:c="38"/></text:p>
          </table:table-cell>
          <table:table-cell office:value-type="string">
            <text:p>Pakistan Journal of Biolog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194</text:p>
          </table:table-cell>
          <table:table-cell office:value-type="string">
            <text:p>MEDICINA II <text:s text:c="38"/></text:p>
          </table:table-cell>
          <table:table-cell office:value-type="string">
            <text:p>Pakistan Journal of Nutri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7499</text:p>
          </table:table-cell>
          <table:table-cell office:value-type="string">
            <text:p>MEDICINA II <text:s text:c="38"/></text:p>
          </table:table-cell>
          <table:table-cell office:value-type="string">
            <text:p>Palavras (Lisboa) (Cessou em 198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4737</text:p>
          </table:table-cell>
          <table:table-cell office:value-type="string">
            <text:p>MEDICINA II <text:s text:c="38"/></text:p>
          </table:table-cell>
          <table:table-cell office:value-type="string">
            <text:p>Paleopathology Newslett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3903</text:p>
          </table:table-cell>
          <table:table-cell office:value-type="string">
            <text:p>MEDICINA II <text:s text:c="38"/></text:p>
          </table:table-cell>
          <table:table-cell office:value-type="string">
            <text:p>Pancre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2-607X</text:p>
          </table:table-cell>
          <table:table-cell office:value-type="string">
            <text:p>MEDICINA II <text:s text:c="38"/></text:p>
          </table:table-cell>
          <table:table-cell office:value-type="string">
            <text:p>Parasite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838</text:p>
          </table:table-cell>
          <table:table-cell office:value-type="string">
            <text:p>MEDICINA II <text:s text:c="38"/></text:p>
          </table:table-cell>
          <table:table-cell office:value-type="string">
            <text:p>Parasite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3305</text:p>
          </table:table-cell>
          <table:table-cell office:value-type="string">
            <text:p>MEDICINA II <text:s text:c="38"/></text:p>
          </table:table-cell>
          <table:table-cell office:value-type="string">
            <text:p>Parasites &amp; Vecto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712</text:p>
          </table:table-cell>
          <table:table-cell office:value-type="string">
            <text:p>MEDICINA II <text:s text:c="38"/></text:p>
          </table:table-cell>
          <table:table-cell office:value-type="string">
            <text:p>Parasitología Latinoamericana (En lín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704</text:p>
          </table:table-cell>
          <table:table-cell office:value-type="string">
            <text:p>MEDICINA II <text:s text:c="38"/></text:p>
          </table:table-cell>
          <table:table-cell office:value-type="string">
            <text:p>Parasitología Latinoamerican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8161</text:p>
          </table:table-cell>
          <table:table-cell office:value-type="string">
            <text:p>MEDICINA II <text:s text:c="38"/></text:p>
          </table:table-cell>
          <table:table-cell office:value-type="string">
            <text:p>Parasitology (Cambridge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MEDICINA II <text:s text:c="38"/></text:p>
          </table:table-cell>
          <table:table-cell office:value-type="string">
            <text:p>Parasitology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69</text:p>
          </table:table-cell>
          <table:table-cell office:value-type="string">
            <text:p>MEDICINA II <text:s text:c="38"/></text:p>
          </table:table-cell>
          <table:table-cell office:value-type="string">
            <text:p>Parasit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955</text:p>
          </table:table-cell>
          <table:table-cell office:value-type="string">
            <text:p>MEDICINA II <text:s text:c="38"/></text:p>
          </table:table-cell>
          <table:table-cell office:value-type="string">
            <text:p>Parasitology Research (1987. 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MEDICINA II <text:s text:c="38"/></text:p>
          </table:table-cell>
          <table:table-cell office:value-type="string">
            <text:p>Parasitology Research (1987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758</text:p>
          </table:table-cell>
          <table:table-cell office:value-type="string">
            <text:p>MEDICINA II <text:s text:c="38"/></text:p>
          </table:table-cell>
          <table:table-cell office:value-type="string">
            <text:p>Parasitology Today (Regular ed. Print) (Cessou em 2000. Cont. ISSN 1471-4922 Trends in Parasit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020</text:p>
          </table:table-cell>
          <table:table-cell office:value-type="string">
            <text:p>MEDICINA II <text:s text:c="38"/></text:p>
          </table:table-cell>
          <table:table-cell office:value-type="string">
            <text:p>Parkinsonism &amp; Related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2008</text:p>
          </table:table-cell>
          <table:table-cell office:value-type="string">
            <text:p>MEDICINA II <text:s text:c="38"/></text:p>
          </table:table-cell>
          <table:table-cell office:value-type="string">
            <text:p>Pathobi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2983</text:p>
          </table:table-cell>
          <table:table-cell office:value-type="string">
            <text:p>MEDICINA II <text:s text:c="38"/></text:p>
          </table:table-cell>
          <table:table-cell office:value-type="string">
            <text:p>Pathologica (Milano. 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9-8114</text:p>
          </table:table-cell>
          <table:table-cell office:value-type="string">
            <text:p>MEDICINA II <text:s text:c="38"/></text:p>
          </table:table-cell>
          <table:table-cell office:value-type="string">
            <text:p>Pathologie et Bi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025</text:p>
          </table:table-cell>
          <table:table-cell office:value-type="string">
            <text:p>MEDICINA II <text:s text:c="38"/></text:p>
          </table:table-cell>
          <table:table-cell office:value-type="string">
            <text:p>Pathology (Sydne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0-1827</text:p>
          </table:table-cell>
          <table:table-cell office:value-type="string">
            <text:p>MEDICINA II <text:s text:c="38"/></text:p>
          </table:table-cell>
          <table:table-cell office:value-type="string">
            <text:p>Pathology Internation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463</text:p>
          </table:table-cell>
          <table:table-cell office:value-type="string">
            <text:p>MEDICINA II <text:s text:c="38"/></text:p>
          </table:table-cell>
          <table:table-cell office:value-type="string">
            <text:p>Path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9-4956</text:p>
          </table:table-cell>
          <table:table-cell office:value-type="string">
            <text:p>MEDICINA II <text:s text:c="38"/></text:p>
          </table:table-cell>
          <table:table-cell office:value-type="string">
            <text:p>Pathology Oncolog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MEDICINA II <text:s text:c="38"/></text:p>
          </table:table-cell>
          <table:table-cell office:value-type="string">
            <text:p>Pathology, Research and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680</text:p>
          </table:table-cell>
          <table:table-cell office:value-type="string">
            <text:p>MEDICINA II <text:s text:c="38"/></text:p>
          </table:table-cell>
          <table:table-cell office:value-type="string">
            <text:p>Pathophysiology (Amsterdam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832</text:p>
          </table:table-cell>
          <table:table-cell office:value-type="string">
            <text:p>MEDICINA II <text:s text:c="38"/></text:p>
          </table:table-cell>
          <table:table-cell office:value-type="string">
            <text:p>Pathophysiology of Haemostasis and Thrombo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8X</text:p>
          </table:table-cell>
          <table:table-cell office:value-type="string">
            <text:p>MEDICINA II <text:s text:c="38"/></text:p>
          </table:table-cell>
          <table:table-cell office:value-type="string">
            <text:p>PCL. Revista Íbero-Americana de Prótese Clínica &amp; Laborato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MEDICINA II <text:s text:c="38"/></text:p>
          </table:table-cell>
          <table:table-cell office:value-type="string">
            <text:p>Pediat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6842</text:p>
          </table:table-cell>
          <table:table-cell office:value-type="string">
            <text:p>MEDICINA II <text:s text:c="38"/></text:p>
          </table:table-cell>
          <table:table-cell office:value-type="string">
            <text:p>Pediatría al D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712</text:p>
          </table:table-cell>
          <table:table-cell office:value-type="string">
            <text:p>MEDICINA II <text:s text:c="38"/></text:p>
          </table:table-cell>
          <table:table-cell office:value-type="string">
            <text:p>Pediatria Atua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MEDICINA II <text:s text:c="38"/></text:p>
          </table:table-cell>
          <table:table-cell office:value-type="string">
            <text:p>Pediatria Moder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157</text:p>
          </table:table-cell>
          <table:table-cell office:value-type="string">
            <text:p>MEDICINA II <text:s text:c="38"/></text:p>
          </table:table-cell>
          <table:table-cell office:value-type="string">
            <text:p>Pediatric Allergy and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5266</text:p>
          </table:table-cell>
          <table:table-cell office:value-type="string">
            <text:p>MEDICINA II <text:s text:c="38"/></text:p>
          </table:table-cell>
          <table:table-cell office:value-type="string">
            <text:p>Pediatric and Developmental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1874</text:p>
          </table:table-cell>
          <table:table-cell office:value-type="string">
            <text:p>MEDICINA II <text:s text:c="38"/></text:p>
          </table:table-cell>
          <table:table-cell office:value-type="string">
            <text:p>Pediatric Asthma, Allergy &amp; Immu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009</text:p>
          </table:table-cell>
          <table:table-cell office:value-type="string">
            <text:p>MEDICINA II <text:s text:c="38"/></text:p>
          </table:table-cell>
          <table:table-cell office:value-type="string">
            <text:p>Pediatric Blood &amp;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7535</text:p>
          </table:table-cell>
          <table:table-cell office:value-type="string">
            <text:p>MEDICINA II <text:s text:c="38"/></text:p>
          </table:table-cell>
          <table:table-cell office:value-type="string">
            <text:p>Pediatric Critical Care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63</text:p>
          </table:table-cell>
          <table:table-cell office:value-type="string">
            <text:p>MEDICINA II <text:s text:c="38"/></text:p>
          </table:table-cell>
          <table:table-cell office:value-type="string">
            <text:p>Pediatric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8046</text:p>
          </table:table-cell>
          <table:table-cell office:value-type="string">
            <text:p>MEDICINA II <text:s text:c="38"/></text:p>
          </table:table-cell>
          <table:table-cell office:value-type="string">
            <text:p>Pediatric Der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9-543X</text:p>
          </table:table-cell>
          <table:table-cell office:value-type="string">
            <text:p>MEDICINA II <text:s text:c="38"/></text:p>
          </table:table-cell>
          <table:table-cell office:value-type="string">
            <text:p>Pediatric Diabet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493</text:p>
          </table:table-cell>
          <table:table-cell office:value-type="string">
            <text:p>MEDICINA II <text:s text:c="38"/></text:p>
          </table:table-cell>
          <table:table-cell office:value-type="string">
            <text:p>Pediatric Exercis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0018</text:p>
          </table:table-cell>
          <table:table-cell office:value-type="string">
            <text:p>MEDICINA II <text:s text:c="38"/></text:p>
          </table:table-cell>
          <table:table-cell office:value-type="string">
            <text:p>Pediatric Hematology and 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41X</text:p>
          </table:table-cell>
          <table:table-cell office:value-type="string">
            <text:p>MEDICINA II <text:s text:c="38"/></text:p>
          </table:table-cell>
          <table:table-cell office:value-type="string">
            <text:p>Pediatric Nephrology (Berlin, Wes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994</text:p>
          </table:table-cell>
          <table:table-cell office:value-type="string">
            <text:p>MEDICINA II <text:s text:c="38"/></text:p>
          </table:table-cell>
          <table:table-cell office:value-type="string">
            <text:p>Pediatric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2291</text:p>
          </table:table-cell>
          <table:table-cell office:value-type="string">
            <text:p>MEDICINA II <text:s text:c="38"/></text:p>
          </table:table-cell>
          <table:table-cell office:value-type="string">
            <text:p>Pediatric Neuro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 <text:s text:c="38"/></text:p>
          </table:table-cell>
          <table:table-cell office:value-type="string">
            <text:p>Pediatric Oncal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1042</text:p>
          </table:table-cell>
          <table:table-cell office:value-type="string">
            <text:p>MEDICINA II <text:s text:c="38"/></text:p>
          </table:table-cell>
          <table:table-cell office:value-type="string">
            <text:p>Pediatric Pathology &amp; Laboratory Medicin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5669</text:p>
          </table:table-cell>
          <table:table-cell office:value-type="string">
            <text:p>MEDICINA II <text:s text:c="38"/></text:p>
          </table:table-cell>
          <table:table-cell office:value-type="string">
            <text:p>Pediatric Physical Thera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6863</text:p>
          </table:table-cell>
          <table:table-cell office:value-type="string">
            <text:p>MEDICINA II <text:s text:c="38"/></text:p>
          </table:table-cell>
          <table:table-cell office:value-type="string">
            <text:p>Pediatric Pulmo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49</text:p>
          </table:table-cell>
          <table:table-cell office:value-type="string">
            <text:p>MEDICINA II <text:s text:c="38"/></text:p>
          </table:table-cell>
          <table:table-cell office:value-type="string">
            <text:p>Pediatric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98</text:p>
          </table:table-cell>
          <table:table-cell office:value-type="string">
            <text:p>MEDICINA II <text:s text:c="38"/></text:p>
          </table:table-cell>
          <table:table-cell office:value-type="string">
            <text:p>Pediatr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0096</text:p>
          </table:table-cell>
          <table:table-cell office:value-type="string">
            <text:p>MEDICINA II <text:s text:c="38"/></text:p>
          </table:table-cell>
          <table:table-cell office:value-type="string">
            <text:p>Pediatric Rheumatology Onlin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0358</text:p>
          </table:table-cell>
          <table:table-cell office:value-type="string">
            <text:p>MEDICINA II <text:s text:c="38"/></text:p>
          </table:table-cell>
          <table:table-cell office:value-type="string">
            <text:p>Pediatric Surger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7-3142</text:p>
          </table:table-cell>
          <table:table-cell office:value-type="string">
            <text:p>MEDICINA II <text:s text:c="38"/></text:p>
          </table:table-cell>
          <table:table-cell office:value-type="string">
            <text:p>Pediatric Transpla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4005</text:p>
          </table:table-cell>
          <table:table-cell office:value-type="string">
            <text:p>MEDICINA II <text:s text:c="38"/></text:p>
          </table:table-cell>
          <table:table-cell office:value-type="string">
            <text:p>Pediatrics (Evans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8-8067</text:p>
          </table:table-cell>
          <table:table-cell office:value-type="string">
            <text:p>MEDICINA II <text:s text:c="38"/></text:p>
          </table:table-cell>
          <table:table-cell office:value-type="string">
            <text:p>Pediatrics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4X</text:p>
          </table:table-cell>
          <table:table-cell office:value-type="string">
            <text:p>MEDICINA II <text:s text:c="38"/></text:p>
          </table:table-cell>
          <table:table-cell office:value-type="string">
            <text:p>Pensando Famíl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03</text:p>
          </table:table-cell>
          <table:table-cell office:value-type="string">
            <text:p>MEDICINA II <text:s text:c="38"/></text:p>
          </table:table-cell>
          <table:table-cell office:value-type="string">
            <text:p>Pensar BH. Política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MEDICINA II <text:s text:c="38"/></text:p>
          </table:table-cell>
          <table:table-cell office:value-type="string">
            <text:p>Peptides (New York, N.Y. 198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125</text:p>
          </table:table-cell>
          <table:table-cell office:value-type="string">
            <text:p>MEDICINA II <text:s text:c="38"/></text:p>
          </table:table-cell>
          <table:table-cell office:value-type="string">
            <text:p>Perceptual and Motor Skil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393</text:p>
          </table:table-cell>
          <table:table-cell office:value-type="string">
            <text:p>MEDICINA II <text:s text:c="38"/></text:p>
          </table:table-cell>
          <table:table-cell office:value-type="string">
            <text:p>Periodonti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608</text:p>
          </table:table-cell>
          <table:table-cell office:value-type="string">
            <text:p>MEDICINA II <text:s text:c="38"/></text:p>
          </table:table-cell>
          <table:table-cell office:value-type="string">
            <text:p>Peritoneal Dialysis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8443</text:p>
          </table:table-cell>
          <table:table-cell office:value-type="string">
            <text:p>MEDICINA II <text:s text:c="38"/></text:p>
          </table:table-cell>
          <table:table-cell office:value-type="string">
            <text:p>Perspectivas Bioét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990</text:p>
          </table:table-cell>
          <table:table-cell office:value-type="string">
            <text:p>MEDICINA II <text:s text:c="38"/></text:p>
          </table:table-cell>
          <table:table-cell office:value-type="string">
            <text:p>Perspectives in Psychiatric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032</text:p>
          </table:table-cell>
          <table:table-cell office:value-type="string">
            <text:p>MEDICINA II <text:s text:c="38"/></text:p>
          </table:table-cell>
          <table:table-cell office:value-type="string">
            <text:p>Perspectives Psychiatriques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MEDICINA II <text:s text:c="38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MEDICINA II <text:s text:c="38"/></text:p>
          </table:table-cell>
          <table:table-cell office:value-type="string">
            <text:p>Pesquisa Agropecuária Brasileir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MEDICINA II <text:s text:c="38"/></text:p>
          </table:table-cell>
          <table:table-cell office:value-type="string">
            <text:p>Pesquisa Agropecuár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01</text:p>
          </table:table-cell>
          <table:table-cell office:value-type="string">
            <text:p>MEDICINA II <text:s text:c="38"/></text:p>
          </table:table-cell>
          <table:table-cell office:value-type="string">
            <text:p>Pesquisa Brasileira em Odontopediatria e Clínica Integrad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567</text:p>
          </table:table-cell>
          <table:table-cell office:value-type="string">
            <text:p>MEDICINA II <text:s text:c="38"/></text:p>
          </table:table-cell>
          <table:table-cell office:value-type="string">
            <text:p>Pesquisa Médica (FFFCM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MEDICINA II <text:s text:c="38"/></text:p>
          </table:table-cell>
          <table:table-cell office:value-type="string">
            <text:p>Pesquisa Veterinári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768</text:p>
          </table:table-cell>
          <table:table-cell office:value-type="string">
            <text:p>MEDICINA II <text:s text:c="38"/></text:p>
          </table:table-cell>
          <table:table-cell office:value-type="string">
            <text:p>Pfluegers Archiv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MEDICINA II <text:s text:c="38"/></text:p>
          </table:table-cell>
          <table:table-cell office:value-type="string">
            <text:p>Pharmaceutic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7450</text:p>
          </table:table-cell>
          <table:table-cell office:value-type="string">
            <text:p>MEDICINA II <text:s text:c="38"/></text:p>
          </table:table-cell>
          <table:table-cell office:value-type="string">
            <text:p>Pharmaceutical Development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4-8741</text:p>
          </table:table-cell>
          <table:table-cell office:value-type="string">
            <text:p>MEDICINA II <text:s text:c="38"/></text:p>
          </table:table-cell>
          <table:table-cell office:value-type="string">
            <text:p>Pharmaceut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794</text:p>
          </table:table-cell>
          <table:table-cell office:value-type="string">
            <text:p>MEDICINA II <text:s text:c="38"/></text:p>
          </table:table-cell>
          <table:table-cell office:value-type="string">
            <text:p>Pharmaci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4X</text:p>
          </table:table-cell>
          <table:table-cell office:value-type="string">
            <text:p>MEDICINA II <text:s text:c="38"/></text:p>
          </table:table-cell>
          <table:table-cell office:value-type="string">
            <text:p>Pharmacogenetics (Lond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872</text:p>
          </table:table-cell>
          <table:table-cell office:value-type="string">
            <text:p>MEDICINA II <text:s text:c="38"/></text:p>
          </table:table-cell>
          <table:table-cell office:value-type="string">
            <text:p>Pharmacogenetics and Genom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416</text:p>
          </table:table-cell>
          <table:table-cell office:value-type="string">
            <text:p>MEDICINA II <text:s text:c="38"/></text:p>
          </table:table-cell>
          <table:table-cell office:value-type="string">
            <text:p>Pharmacogenomic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96</text:p>
          </table:table-cell>
          <table:table-cell office:value-type="string">
            <text:p>MEDICINA II <text:s text:c="38"/></text:p>
          </table:table-cell>
          <table:table-cell office:value-type="string">
            <text:p>Pharmacognosy Magaz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4-1140</text:p>
          </table:table-cell>
          <table:table-cell office:value-type="string">
            <text:p>MEDICINA II <text:s text:c="38"/></text:p>
          </table:table-cell>
          <table:table-cell office:value-type="string">
            <text:p>Pharmacological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6618</text:p>
          </table:table-cell>
          <table:table-cell office:value-type="string">
            <text:p>MEDICINA II <text:s text:c="38"/></text:p>
          </table:table-cell>
          <table:table-cell office:value-type="string">
            <text:p>Pharmacolog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012</text:p>
          </table:table-cell>
          <table:table-cell office:value-type="string">
            <text:p>MEDICINA II <text:s text:c="38"/></text:p>
          </table:table-cell>
          <table:table-cell office:value-type="string">
            <text:p>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MEDICINA II <text:s text:c="38"/></text:p>
          </table:table-cell>
          <table:table-cell office:value-type="string">
            <text:p>Pharmacology, Biochemistry and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3679</text:p>
          </table:table-cell>
          <table:table-cell office:value-type="string">
            <text:p>MEDICINA II <text:s text:c="38"/></text:p>
          </table:table-cell>
          <table:table-cell office:value-type="string">
            <text:p>Pharmaco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35</text:p>
          </table:table-cell>
          <table:table-cell office:value-type="string">
            <text:p>MEDICINA II <text:s text:c="38"/></text:p>
          </table:table-cell>
          <table:table-cell office:value-type="string">
            <text:p>Philosophical Magazine (2003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MEDICINA II <text:s text:c="38"/></text:p>
          </table:table-cell>
          <table:table-cell office:value-type="string">
            <text:p>Photochemistry and Phot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4383</text:p>
          </table:table-cell>
          <table:table-cell office:value-type="string">
            <text:p>MEDICINA II <text:s text:c="38"/></text:p>
          </table:table-cell>
          <table:table-cell office:value-type="string">
            <text:p>Photodermatology, Photoimmunology &amp; Photo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1000</text:p>
          </table:table-cell>
          <table:table-cell office:value-type="string">
            <text:p>MEDICINA II <text:s text:c="38"/></text:p>
          </table:table-cell>
          <table:table-cell office:value-type="string">
            <text:p>Photodiagnosis and Photodynamic Therap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MEDICINA II <text:s text:c="38"/></text:p>
          </table:table-cell>
          <table:table-cell office:value-type="string">
            <text:p>Photomedicine and Laser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3604</text:p>
          </table:table-cell>
          <table:table-cell office:value-type="string">
            <text:p>MEDICINA II <text:s text:c="38"/></text:p>
          </table:table-cell>
          <table:table-cell office:value-type="string">
            <text:p>Photosynthetica (Prah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MEDICINA II <text:s text:c="38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MEDICINA II <text:s text:c="38"/></text:p>
          </table:table-cell>
          <table:table-cell office:value-type="string">
            <text:p>Physica Status Solidi. C, Conferences and Critical Reviews (Cessou em 2005. Cont. ISSN 1862-6351 Physica Status Solidi. C, Current Topics in Solid State Physics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MEDICINA II <text:s text:c="38"/></text:p>
          </table:table-cell>
          <table:table-cell office:value-type="string">
            <text:p>Physica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MEDICINA II <text:s text:c="38"/></text:p>
          </table:table-cell>
          <table:table-cell office:value-type="string">
            <text:p>Physica. B, Condensed Matter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MEDICINA II <text:s text:c="38"/></text:p>
          </table:table-cell>
          <table:table-cell office:value-type="string">
            <text:p>Physica. D, Nonlinear phenomen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1X</text:p>
          </table:table-cell>
          <table:table-cell office:value-type="string">
            <text:p>MEDICINA II <text:s text:c="38"/></text:p>
          </table:table-cell>
          <table:table-cell office:value-type="string">
            <text:p>Physical Review E. (Cessou em 2000. Cont. 1539-3755 Physical Review. E, Statistical, Nonlinear, and Soft Matter Physic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MEDICINA II <text:s text:c="38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MEDICINA II <text:s text:c="38"/></text:p>
          </table:table-cell>
          <table:table-cell office:value-type="string">
            <text:p>Physical Review. E, Statistical Physics, Plasmas, Fluids, and Related Interdisciplinary Topics (Online) (Cessou em 2000. Cont. ISSN 1550-2376 Physical Review. E, Statistical, Nonlinear and Soft Matter Physics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MEDICINA II <text:s text:c="38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23</text:p>
          </table:table-cell>
          <table:table-cell office:value-type="string">
            <text:p>MEDICINA II <text:s text:c="38"/></text:p>
          </table:table-cell>
          <table:table-cell office:value-type="string">
            <text:p>Physical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MEDICINA II <text:s text:c="38"/></text:p>
          </table:table-cell>
          <table:table-cell office:value-type="string">
            <text:p>Physics in Medicine and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MEDICINA II <text:s text:c="38"/></text:p>
          </table:table-cell>
          <table:table-cell office:value-type="string">
            <text:p>Physics Letters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62</text:p>
          </table:table-cell>
          <table:table-cell office:value-type="string">
            <text:p>MEDICINA II <text:s text:c="38"/></text:p>
          </table:table-cell>
          <table:table-cell office:value-type="string">
            <text:p>Physiological Ento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8341</text:p>
          </table:table-cell>
          <table:table-cell office:value-type="string">
            <text:p>MEDICINA II <text:s text:c="38"/></text:p>
          </table:table-cell>
          <table:table-cell office:value-type="string">
            <text:p>Physiological Gen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MEDICINA II <text:s text:c="38"/></text:p>
          </table:table-cell>
          <table:table-cell office:value-type="string">
            <text:p>Physiological Measur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2-8408</text:p>
          </table:table-cell>
          <table:table-cell office:value-type="string">
            <text:p>MEDICINA II <text:s text:c="38"/></text:p>
          </table:table-cell>
          <table:table-cell office:value-type="string">
            <text:p>Physi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33</text:p>
          </table:table-cell>
          <table:table-cell office:value-type="string">
            <text:p>MEDICINA II <text:s text:c="38"/></text:p>
          </table:table-cell>
          <table:table-cell office:value-type="string">
            <text:p>Physiologic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MEDICINA II <text:s text:c="38"/></text:p>
          </table:table-cell>
          <table:table-cell office:value-type="string">
            <text:p>Physiology &amp;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06</text:p>
          </table:table-cell>
          <table:table-cell office:value-type="string">
            <text:p>MEDICINA II <text:s text:c="38"/></text:p>
          </table:table-cell>
          <table:table-cell office:value-type="string">
            <text:p>Physiothera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MEDICINA II <text:s text:c="38"/></text:p>
          </table:table-cell>
          <table:table-cell office:value-type="string">
            <text:p>Physis (UE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MEDICINA II <text:s text:c="38"/></text:p>
          </table:table-cell>
          <table:table-cell office:value-type="string">
            <text:p>Phyt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7767</text:p>
          </table:table-cell>
          <table:table-cell office:value-type="string">
            <text:p>MEDICINA II <text:s text:c="38"/></text:p>
          </table:table-cell>
          <table:table-cell office:value-type="string">
            <text:p>Phytochemistry Review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MEDICINA II <text:s text:c="38"/></text:p>
          </table:table-cell>
          <table:table-cell office:value-type="string">
            <text:p>Phytomedicine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5785</text:p>
          </table:table-cell>
          <table:table-cell office:value-type="string">
            <text:p>MEDICINA II <text:s text:c="38"/></text:p>
          </table:table-cell>
          <table:table-cell office:value-type="string">
            <text:p>Pigment Cell Research (Cessou em 2007. Cont. ISSN 1755-1471 Pigment Cell &amp; Melanoma Research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341X</text:p>
          </table:table-cell>
          <table:table-cell office:value-type="string">
            <text:p>MEDICINA II <text:s text:c="38"/></text:p>
          </table:table-cell>
          <table:table-cell office:value-type="string">
            <text:p>Pituitary (New Yor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004</text:p>
          </table:table-cell>
          <table:table-cell office:value-type="string">
            <text:p>MEDICINA II <text:s text:c="38"/></text:p>
          </table:table-cell>
          <table:table-cell office:value-type="string">
            <text:p>Placenta (Eastbour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8603</text:p>
          </table:table-cell>
          <table:table-cell office:value-type="string">
            <text:p>MEDICINA II <text:s text:c="38"/></text:p>
          </table:table-cell>
          <table:table-cell office:value-type="string">
            <text:p>Plant Biology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207</text:p>
          </table:table-cell>
          <table:table-cell office:value-type="string">
            <text:p>MEDICINA II <text:s text:c="38"/></text:p>
          </table:table-cell>
          <table:table-cell office:value-type="string">
            <text:p>Plant Breeding Revi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714</text:p>
          </table:table-cell>
          <table:table-cell office:value-type="string">
            <text:p>MEDICINA II <text:s text:c="38"/></text:p>
          </table:table-cell>
          <table:table-cell office:value-type="string">
            <text:p>Plant Cell Repor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57</text:p>
          </table:table-cell>
          <table:table-cell office:value-type="string">
            <text:p>MEDICINA II <text:s text:c="38"/></text:p>
          </table:table-cell>
          <table:table-cell office:value-type="string">
            <text:p>Plant Cell, Tissue and Organ Cultur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9668</text:p>
          </table:table-cell>
          <table:table-cell office:value-type="string">
            <text:p>MEDICINA II <text:s text:c="38"/></text:p>
          </table:table-cell>
          <table:table-cell office:value-type="string">
            <text:p>Plant Foods for Human Nutrition (Dordrech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862</text:p>
          </table:table-cell>
          <table:table-cell office:value-type="string">
            <text:p>MEDICINA II <text:s text:c="38"/></text:p>
          </table:table-cell>
          <table:table-cell office:value-type="string">
            <text:p>Plant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1-9428</text:p>
          </table:table-cell>
          <table:table-cell office:value-type="string">
            <text:p>MEDICINA II <text:s text:c="38"/></text:p>
          </table:table-cell>
          <table:table-cell office:value-type="string">
            <text:p>Plant Physiology and Biochemistr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MEDICINA II <text:s text:c="38"/></text:p>
          </table:table-cell>
          <table:table-cell office:value-type="string">
            <text:p>Plant Science (Limeric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35</text:p>
          </table:table-cell>
          <table:table-cell office:value-type="string">
            <text:p>MEDICINA II <text:s text:c="38"/></text:p>
          </table:table-cell>
          <table:table-cell office:value-type="string">
            <text:p>Planta (Heidelber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43</text:p>
          </table:table-cell>
          <table:table-cell office:value-type="string">
            <text:p>MEDICINA II <text:s text:c="38"/></text:p>
          </table:table-cell>
          <table:table-cell office:value-type="string">
            <text:p>Planta Med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221</text:p>
          </table:table-cell>
          <table:table-cell office:value-type="string">
            <text:p>MEDICINA II <text:s text:c="38"/></text:p>
          </table:table-cell>
          <table:table-cell office:value-type="string">
            <text:p>Planta Medica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1052</text:p>
          </table:table-cell>
          <table:table-cell office:value-type="string">
            <text:p>MEDICINA II <text:s text:c="38"/></text:p>
          </table:table-cell>
          <table:table-cell office:value-type="string">
            <text:p>Plastic and Reconstructive Surgery (196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206</text:p>
          </table:table-cell>
          <table:table-cell office:value-type="string">
            <text:p>MEDICINA II <text:s text:c="38"/></text:p>
          </table:table-cell>
          <table:table-cell office:value-type="string">
            <text:p>Plastic Surgical Nur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104</text:p>
          </table:table-cell>
          <table:table-cell office:value-type="string">
            <text:p>MEDICINA II <text:s text:c="38"/></text:p>
          </table:table-cell>
          <table:table-cell office:value-type="string">
            <text:p>Platelets (Edinburgh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9173</text:p>
          </table:table-cell>
          <table:table-cell office:value-type="string">
            <text:p>MEDICINA II <text:s text:c="38"/></text:p>
          </table:table-cell>
          <table:table-cell office:value-type="string">
            <text:p>PLoS Biology (Cessou em 2006. Cont. ISSN 1545-7885 PLoS Biology (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90</text:p>
          </table:table-cell>
          <table:table-cell office:value-type="string">
            <text:p>MEDICINA II <text:s text:c="38"/></text:p>
          </table:table-cell>
          <table:table-cell office:value-type="string">
            <text:p>PLOS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1277</text:p>
          </table:table-cell>
          <table:table-cell office:value-type="string">
            <text:p>MEDICINA II <text:s text:c="38"/></text:p>
          </table:table-cell>
          <table:table-cell office:value-type="string">
            <text:p>PLoS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735</text:p>
          </table:table-cell>
          <table:table-cell office:value-type="string">
            <text:p>MEDICINA II <text:s text:c="38"/></text:p>
          </table:table-cell>
          <table:table-cell office:value-type="string">
            <text:p>Plos Neglected Tropical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727</text:p>
          </table:table-cell>
          <table:table-cell office:value-type="string">
            <text:p>MEDICINA II <text:s text:c="38"/></text:p>
          </table:table-cell>
          <table:table-cell office:value-type="string">
            <text:p>PLoS Neglected Tropical Disea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MEDICINA II <text:s text:c="38"/></text:p>
          </table:table-cell>
          <table:table-cell office:value-type="string">
            <text:p>Plos O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364</text:p>
          </table:table-cell>
          <table:table-cell office:value-type="string">
            <text:p>MEDICINA II <text:s text:c="38"/></text:p>
          </table:table-cell>
          <table:table-cell office:value-type="string">
            <text:p>Pneumologia Paul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7X</text:p>
          </table:table-cell>
          <table:table-cell office:value-type="string">
            <text:p>MEDICINA II <text:s text:c="38"/></text:p>
          </table:table-cell>
          <table:table-cell office:value-type="string">
            <text:p>Polifonia (UFM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6002</text:p>
          </table:table-cell>
          <table:table-cell office:value-type="string">
            <text:p>MEDICINA II <text:s text:c="38"/></text:p>
          </table:table-cell>
          <table:table-cell office:value-type="string">
            <text:p>Polish Journal of Pharmacology (Cessou em 2004. Cont. ISSN 1734-1140 Pharmacological Report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5-1773</text:p>
          </table:table-cell>
          <table:table-cell office:value-type="string">
            <text:p>MEDICINA II <text:s text:c="38"/></text:p>
          </table:table-cell>
          <table:table-cell office:value-type="string">
            <text:p>Polish Journal of Veterinary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MEDICINA II <text:s text:c="38"/></text:p>
          </table:table-cell>
          <table:table-cell office:value-type="string">
            <text:p>Polyhedr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MEDICINA II <text:s text:c="38"/></text:p>
          </table:table-cell>
          <table:table-cell office:value-type="string">
            <text:p>Polymer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473</text:p>
          </table:table-cell>
          <table:table-cell office:value-type="string">
            <text:p>MEDICINA II <text:s text:c="38"/></text:p>
          </table:table-cell>
          <table:table-cell office:value-type="string">
            <text:p>Postgraduate Medic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14</text:p>
          </table:table-cell>
          <table:table-cell office:value-type="string">
            <text:p>MEDICINA II <text:s text:c="38"/></text:p>
          </table:table-cell>
          <table:table-cell office:value-type="string">
            <text:p>Postharvest Biology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050</text:p>
          </table:table-cell>
          <table:table-cell office:value-type="string">
            <text:p>MEDICINA II <text:s text:c="38"/></text:p>
          </table:table-cell>
          <table:table-cell office:value-type="string">
            <text:p>Pratica Hospitalar &amp; Urge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47</text:p>
          </table:table-cell>
          <table:table-cell office:value-type="string">
            <text:p>MEDICINA II <text:s text:c="38"/></text:p>
          </table:table-cell>
          <table:table-cell office:value-type="string">
            <text:p>Prática Hospital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512</text:p>
          </table:table-cell>
          <table:table-cell office:value-type="string">
            <text:p>MEDICINA II <text:s text:c="38"/></text:p>
          </table:table-cell>
          <table:table-cell office:value-type="string">
            <text:p>Prática Hospitalar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635</text:p>
          </table:table-cell>
          <table:table-cell office:value-type="string">
            <text:p>MEDICINA II <text:s text:c="38"/></text:p>
          </table:table-cell>
          <table:table-cell office:value-type="string">
            <text:p>Prenatal and Neonatal Medicine (Cessou em 2001. Fundiu-se com ISSN 1057-0802 The Journal of Maternal-Fetal Medicine (Print) e ISSN 1476-7058 Journal of Maternal-Fetal &amp; Neonatal Medicine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3851</text:p>
          </table:table-cell>
          <table:table-cell office:value-type="string">
            <text:p>MEDICINA II <text:s text:c="38"/></text:p>
          </table:table-cell>
          <table:table-cell office:value-type="string">
            <text:p>Prenatal Diagno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037X</text:p>
          </table:table-cell>
          <table:table-cell office:value-type="string">
            <text:p>MEDICINA II <text:s text:c="38"/></text:p>
          </table:table-cell>
          <table:table-cell office:value-type="string">
            <text:p>Preventive Card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7435</text:p>
          </table:table-cell>
          <table:table-cell office:value-type="string">
            <text:p>MEDICINA II <text:s text:c="38"/></text:p>
          </table:table-cell>
          <table:table-cell office:value-type="string">
            <text:p>Preventive Medicine (197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5998</text:p>
          </table:table-cell>
          <table:table-cell office:value-type="string">
            <text:p>MEDICINA II <text:s text:c="38"/></text:p>
          </table:table-cell>
          <table:table-cell office:value-type="string">
            <text:p>Primary Care Companion to the Journal of Clinical Psychia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2570</text:p>
          </table:table-cell>
          <table:table-cell office:value-type="string">
            <text:p>MEDICINA II <text:s text:c="38"/></text:p>
          </table:table-cell>
          <table:table-cell office:value-type="string">
            <text:p>Primary Care Psychia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418</text:p>
          </table:table-cell>
          <table:table-cell office:value-type="string">
            <text:p>MEDICINA II <text:s text:c="38"/></text:p>
          </table:table-cell>
          <table:table-cell office:value-type="string">
            <text:p>Primary Care Respiratory Jour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8332</text:p>
          </table:table-cell>
          <table:table-cell office:value-type="string">
            <text:p>MEDICINA II <text:s text:c="38"/></text:p>
          </table:table-cell>
          <table:table-cell office:value-type="string">
            <text:p>Prima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MEDICINA II <text:s text:c="38"/></text:p>
          </table:table-cell>
          <table:table-cell office:value-type="string">
            <text:p>Pró-Fon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616</text:p>
          </table:table-cell>
          <table:table-cell office:value-type="string">
            <text:p>MEDICINA II <text:s text:c="38"/></text:p>
          </table:table-cell>
          <table:table-cell office:value-type="string">
            <text:p>PROAMI. Programa de Atualização em Medicina Intens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MEDICINA II <text:s text:c="38"/></text:p>
          </table:table-cell>
          <table:table-cell office:value-type="string">
            <text:p>Proceedings - SP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786X</text:p>
          </table:table-cell>
          <table:table-cell office:value-type="string">
            <text:p>MEDICINA II <text:s text:c="38"/></text:p>
          </table:table-cell>
          <table:table-cell office:value-type="string">
            <text:p>Proceedings of SPIE, the International Society for Optical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0044</text:p>
          </table:table-cell>
          <table:table-cell office:value-type="string">
            <text:p>MEDICINA II <text:s text:c="38"/></text:p>
          </table:table-cell>
          <table:table-cell office:value-type="string">
            <text:p>Proceedings of the American Society for Information Science (Cessou em 1973. Cont. ISSN 0044-7870 Proceedings of the ASIS Annual Meetin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3222</text:p>
          </table:table-cell>
          <table:table-cell office:value-type="string">
            <text:p>MEDICINA II <text:s text:c="38"/></text:p>
          </table:table-cell>
          <table:table-cell office:value-type="string">
            <text:p>Proceedings of the American Thoracic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97</text:p>
          </table:table-cell>
          <table:table-cell office:value-type="string">
            <text:p>MEDICINA II <text:s text:c="38"/></text:p>
          </table:table-cell>
          <table:table-cell office:value-type="string">
            <text:p>Proceedings of the Entomological Society of Washingt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19</text:p>
          </table:table-cell>
          <table:table-cell office:value-type="string">
            <text:p>MEDICINA II <text:s text:c="38"/></text:p>
          </table:table-cell>
          <table:table-cell office:value-type="string">
            <text:p>Proceedings of the IEE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119</text:p>
          </table:table-cell>
          <table:table-cell office:value-type="string">
            <text:p>MEDICINA II <text:s text:c="38"/></text:p>
          </table:table-cell>
          <table:table-cell office:value-type="string">
            <text:p>Proceedings of the Institution of Mechanical Engineers. Part H, Journal of Engineering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MEDICINA II <text:s text:c="38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6490</text:p>
          </table:table-cell>
          <table:table-cell office:value-type="string">
            <text:p>MEDICINA II <text:s text:c="38"/></text:p>
          </table:table-cell>
          <table:table-cell office:value-type="string">
            <text:p>Proceedings of the National Academy of Sciences of the United States of Amer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651</text:p>
          </table:table-cell>
          <table:table-cell office:value-type="string">
            <text:p>MEDICINA II <text:s text:c="38"/></text:p>
          </table:table-cell>
          <table:table-cell office:value-type="string">
            <text:p>Proceedings of the Nutrition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MEDICINA II <text:s text:c="38"/></text:p>
          </table:table-cell>
          <table:table-cell office:value-type="string">
            <text:p>Process Biochemistry (199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608</text:p>
          </table:table-cell>
          <table:table-cell office:value-type="string">
            <text:p>MEDICINA II <text:s text:c="38"/></text:p>
          </table:table-cell>
          <table:table-cell office:value-type="string">
            <text:p>PROCLIM. Programa de Atualização em Clínica Mé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MEDICINA II <text:s text:c="38"/></text:p>
          </table:table-cell>
          <table:table-cell office:value-type="string">
            <text:p>Produção (São Paul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6123</text:p>
          </table:table-cell>
          <table:table-cell office:value-type="string">
            <text:p>MEDICINA II <text:s text:c="38"/></text:p>
          </table:table-cell>
          <table:table-cell office:value-type="string">
            <text:p>Progress in 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0620</text:p>
          </table:table-cell>
          <table:table-cell office:value-type="string">
            <text:p>MEDICINA II <text:s text:c="38"/></text:p>
          </table:table-cell>
          <table:table-cell office:value-type="string">
            <text:p>Progress in Cardiovascular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MEDICINA II <text:s text:c="38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082</text:p>
          </table:table-cell>
          <table:table-cell office:value-type="string">
            <text:p>MEDICINA II <text:s text:c="38"/></text:p>
          </table:table-cell>
          <table:table-cell office:value-type="string">
            <text:p>Progress in Neuro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737</text:p>
          </table:table-cell>
          <table:table-cell office:value-type="string">
            <text:p>MEDICINA II <text:s text:c="38"/></text:p>
          </table:table-cell>
          <table:table-cell office:value-type="string">
            <text:p>PRORN. Programa de Atualização em Neon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278</text:p>
          </table:table-cell>
          <table:table-cell office:value-type="string">
            <text:p>MEDICINA II <text:s text:c="38"/></text:p>
          </table:table-cell>
          <table:table-cell office:value-type="string">
            <text:p>Prostaglandins, Leukotrienes and Essential Fatty Ac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MEDICINA II <text:s text:c="38"/></text:p>
          </table:table-cell>
          <table:table-cell office:value-type="string">
            <text:p>Protein and Peptide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585</text:p>
          </table:table-cell>
          <table:table-cell office:value-type="string">
            <text:p>MEDICINA II <text:s text:c="38"/></text:p>
          </table:table-cell>
          <table:table-cell office:value-type="string">
            <text:p>Protei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853</text:p>
          </table:table-cell>
          <table:table-cell office:value-type="string">
            <text:p>MEDICINA II <text:s text:c="38"/></text:p>
          </table:table-cell>
          <table:table-cell office:value-type="string">
            <text:p>Proteomics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524</text:p>
          </table:table-cell>
          <table:table-cell office:value-type="string">
            <text:p>MEDICINA II <text:s text:c="38"/></text:p>
          </table:table-cell>
          <table:table-cell office:value-type="string">
            <text:p>Psicanalitica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MEDICINA II <text:s text:c="38"/></text:p>
          </table:table-cell>
          <table:table-cell office:value-type="string">
            <text:p>Psico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71</text:p>
          </table:table-cell>
          <table:table-cell office:value-type="string">
            <text:p>MEDICINA II <text:s text:c="38"/></text:p>
          </table:table-cell>
          <table:table-cell office:value-type="string">
            <text:p>Psico-USF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819X</text:p>
          </table:table-cell>
          <table:table-cell office:value-type="string">
            <text:p>MEDICINA II <text:s text:c="38"/></text:p>
          </table:table-cell>
          <table:table-cell office:value-type="string">
            <text:p>Psicoanáli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2104</text:p>
          </table:table-cell>
          <table:table-cell office:value-type="string">
            <text:p>MEDICINA II <text:s text:c="38"/></text:p>
          </table:table-cell>
          <table:table-cell office:value-type="string">
            <text:p>Psicodiagnosticar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65</text:p>
          </table:table-cell>
          <table:table-cell office:value-type="string">
            <text:p>MEDICINA II <text:s text:c="38"/></text:p>
          </table:table-cell>
          <table:table-cell office:value-type="string">
            <text:p>Psicologia Clínica (PUC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MEDICINA II <text:s text:c="38"/></text:p>
          </table:table-cell>
          <table:table-cell office:value-type="string">
            <text:p>Psicologia em Estud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47</text:p>
          </table:table-cell>
          <table:table-cell office:value-type="string">
            <text:p>MEDICINA II <text:s text:c="38"/></text:p>
          </table:table-cell>
          <table:table-cell office:value-type="string">
            <text:p>Psicologia em Pesquisa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MEDICINA II <text:s text:c="38"/></text:p>
          </table:table-cell>
          <table:table-cell office:value-type="string">
            <text:p>Psicologia USP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MEDICINA II <text:s text:c="38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100</text:p>
          </table:table-cell>
          <table:table-cell office:value-type="string">
            <text:p>MEDICINA II <text:s text:c="38"/></text:p>
          </table:table-cell>
          <table:table-cell office:value-type="string">
            <text:p>Psicologia: Pesquisa &amp; Trâns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MEDICINA II <text:s text:c="38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MEDICINA II <text:s text:c="38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687</text:p>
          </table:table-cell>
          <table:table-cell office:value-type="string">
            <text:p>MEDICINA II <text:s text:c="38"/></text:p>
          </table:table-cell>
          <table:table-cell office:value-type="string">
            <text:p>Psicologia: Teoria e Prát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86</text:p>
          </table:table-cell>
          <table:table-cell office:value-type="string">
            <text:p>MEDICINA II <text:s text:c="38"/></text:p>
          </table:table-cell>
          <table:table-cell office:value-type="string">
            <text:p>Psicopedagog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796</text:p>
          </table:table-cell>
          <table:table-cell office:value-type="string">
            <text:p>MEDICINA II <text:s text:c="38"/></text:p>
          </table:table-cell>
          <table:table-cell office:value-type="string">
            <text:p>Psiqu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658</text:p>
          </table:table-cell>
          <table:table-cell office:value-type="string">
            <text:p>MEDICINA II <text:s text:c="38"/></text:p>
          </table:table-cell>
          <table:table-cell office:value-type="string">
            <text:p>Psychiatria et Neurologia Japo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5713</text:p>
          </table:table-cell>
          <table:table-cell office:value-type="string">
            <text:p>MEDICINA II <text:s text:c="38"/></text:p>
          </table:table-cell>
          <table:table-cell office:value-type="string">
            <text:p>Psychiatric Ann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29</text:p>
          </table:table-cell>
          <table:table-cell office:value-type="string">
            <text:p>MEDICINA II <text:s text:c="38"/></text:p>
          </table:table-cell>
          <table:table-cell office:value-type="string">
            <text:p>Psychiatric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720</text:p>
          </table:table-cell>
          <table:table-cell office:value-type="string">
            <text:p>MEDICINA II <text:s text:c="38"/></text:p>
          </table:table-cell>
          <table:table-cell office:value-type="string">
            <text:p>Psychiatric Quarterl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259</text:p>
          </table:table-cell>
          <table:table-cell office:value-type="string">
            <text:p>MEDICINA II <text:s text:c="38"/></text:p>
          </table:table-cell>
          <table:table-cell office:value-type="string">
            <text:p>Psychiatrische Prax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747</text:p>
          </table:table-cell>
          <table:table-cell office:value-type="string">
            <text:p>MEDICINA II <text:s text:c="38"/></text:p>
          </table:table-cell>
          <table:table-cell office:value-type="string">
            <text:p>Psychiatry (Washington, D.C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3-1316</text:p>
          </table:table-cell>
          <table:table-cell office:value-type="string">
            <text:p>MEDICINA II <text:s text:c="38"/></text:p>
          </table:table-cell>
          <table:table-cell office:value-type="string">
            <text:p>Psychiatry and Clinical Neurosciences (Carlton, Vic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620</text:p>
          </table:table-cell>
          <table:table-cell office:value-type="string">
            <text:p>MEDICINA II <text:s text:c="38"/></text:p>
          </table:table-cell>
          <table:table-cell office:value-type="string">
            <text:p>Psychiatry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781</text:p>
          </table:table-cell>
          <table:table-cell office:value-type="string">
            <text:p>MEDICINA II <text:s text:c="38"/></text:p>
          </table:table-cell>
          <table:table-cell office:value-type="string">
            <text:p>Psychiatr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927</text:p>
          </table:table-cell>
          <table:table-cell office:value-type="string">
            <text:p>MEDICINA II <text:s text:c="38"/></text:p>
          </table:table-cell>
          <table:table-cell office:value-type="string">
            <text:p>Psychiatry Research. Neuroimag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690</text:p>
          </table:table-cell>
          <table:table-cell office:value-type="string">
            <text:p>MEDICINA II <text:s text:c="38"/></text:p>
          </table:table-cell>
          <table:table-cell office:value-type="string">
            <text:p>Psychoanalytic Inqui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4657</text:p>
          </table:table-cell>
          <table:table-cell office:value-type="string">
            <text:p>MEDICINA II <text:s text:c="38"/></text:p>
          </table:table-cell>
          <table:table-cell office:value-type="string">
            <text:p>Psychologica (Coim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917</text:p>
          </table:table-cell>
          <table:table-cell office:value-type="string">
            <text:p>MEDICINA II <text:s text:c="38"/></text:p>
          </table:table-cell>
          <table:table-cell office:value-type="string">
            <text:p>Psychological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941</text:p>
          </table:table-cell>
          <table:table-cell office:value-type="string">
            <text:p>MEDICINA II <text:s text:c="38"/></text:p>
          </table:table-cell>
          <table:table-cell office:value-type="string">
            <text:p>Psychological Repor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88</text:p>
          </table:table-cell>
          <table:table-cell office:value-type="string">
            <text:p>MEDICINA II <text:s text:c="38"/></text:p>
          </table:table-cell>
          <table:table-cell office:value-type="string">
            <text:p>Psychology &amp; Neuro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30</text:p>
          </table:table-cell>
          <table:table-cell office:value-type="string">
            <text:p>MEDICINA II <text:s text:c="38"/></text:p>
          </table:table-cell>
          <table:table-cell office:value-type="string">
            <text:p>Psychoneuro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4962</text:p>
          </table:table-cell>
          <table:table-cell office:value-type="string">
            <text:p>MEDICINA II <text:s text:c="38"/></text:p>
          </table:table-cell>
          <table:table-cell office:value-type="string">
            <text:p>Psycho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58</text:p>
          </table:table-cell>
          <table:table-cell office:value-type="string">
            <text:p>MEDICINA II <text:s text:c="38"/></text:p>
          </table:table-cell>
          <table:table-cell office:value-type="string">
            <text:p>Psychopharmacologia (Heidelber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5308</text:p>
          </table:table-cell>
          <table:table-cell office:value-type="string">
            <text:p>MEDICINA II <text:s text:c="38"/></text:p>
          </table:table-cell>
          <table:table-cell office:value-type="string">
            <text:p>Psychopharmacology Upda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74</text:p>
          </table:table-cell>
          <table:table-cell office:value-type="string">
            <text:p>MEDICINA II <text:s text:c="38"/></text:p>
          </table:table-cell>
          <table:table-cell office:value-type="string">
            <text:p>Psychosomatic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82</text:p>
          </table:table-cell>
          <table:table-cell office:value-type="string">
            <text:p>MEDICINA II <text:s text:c="38"/></text:p>
          </table:table-cell>
          <table:table-cell office:value-type="string">
            <text:p>Psychosomatics (Washington, D.C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90</text:p>
          </table:table-cell>
          <table:table-cell office:value-type="string">
            <text:p>MEDICINA II <text:s text:c="38"/></text:p>
          </table:table-cell>
          <table:table-cell office:value-type="string">
            <text:p>Psychotherapy and Psychoso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3307</text:p>
          </table:table-cell>
          <table:table-cell office:value-type="string">
            <text:p>MEDICINA II <text:s text:c="38"/></text:p>
          </table:table-cell>
          <table:table-cell office:value-type="string">
            <text:p>Psychotherap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MEDICINA II <text:s text:c="38"/></text:p>
          </table:table-cell>
          <table:table-cell office:value-type="string">
            <text:p>PTR. Phytotherap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06</text:p>
          </table:table-cell>
          <table:table-cell office:value-type="string">
            <text:p>MEDICINA II <text:s text:c="38"/></text:p>
          </table:table-cell>
          <table:table-cell office:value-type="string">
            <text:p>Public Health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9800</text:p>
          </table:table-cell>
          <table:table-cell office:value-type="string">
            <text:p>MEDICINA II <text:s text:c="38"/></text:p>
          </table:table-cell>
          <table:table-cell office:value-type="string">
            <text:p>Public Health Nutrition (Walling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49</text:p>
          </table:table-cell>
          <table:table-cell office:value-type="string">
            <text:p>MEDICINA II <text:s text:c="38"/></text:p>
          </table:table-cell>
          <table:table-cell office:value-type="string">
            <text:p>Public Health Reports (197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15</text:p>
          </table:table-cell>
          <table:table-cell office:value-type="string">
            <text:p>MEDICINA II <text:s text:c="38"/></text:p>
          </table:table-cell>
          <table:table-cell office:value-type="string">
            <text:p>Pulmão 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5539</text:p>
          </table:table-cell>
          <table:table-cell office:value-type="string">
            <text:p>MEDICINA II <text:s text:c="38"/></text:p>
          </table:table-cell>
          <table:table-cell office:value-type="string">
            <text:p>Pulmonary Pharmacology &amp; Therap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16</text:p>
          </table:table-cell>
          <table:table-cell office:value-type="string">
            <text:p>MEDICINA II <text:s text:c="38"/></text:p>
          </table:table-cell>
          <table:table-cell office:value-type="string">
            <text:p>Pulsional. Revista de Psicanális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9538</text:p>
          </table:table-cell>
          <table:table-cell office:value-type="string">
            <text:p>MEDICINA II <text:s text:c="38"/></text:p>
          </table:table-cell>
          <table:table-cell office:value-type="string">
            <text:p>Purinergic Signall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393</text:p>
          </table:table-cell>
          <table:table-cell office:value-type="string">
            <text:p>MEDICINA II <text:s text:c="38"/></text:p>
          </table:table-cell>
          <table:table-cell office:value-type="string">
            <text:p>QJM (Oxford. 1994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725</text:p>
          </table:table-cell>
          <table:table-cell office:value-type="string">
            <text:p>MEDICINA II <text:s text:c="38"/></text:p>
          </table:table-cell>
          <table:table-cell office:value-type="string">
            <text:p>QJM (Oxford. 1994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43</text:p>
          </table:table-cell>
          <table:table-cell office:value-type="string">
            <text:p>MEDICINA II <text:s text:c="38"/></text:p>
          </table:table-cell>
          <table:table-cell office:value-type="string">
            <text:p>Quality of Lif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MEDICINA II <text:s text:c="38"/></text:p>
          </table:table-cell>
          <table:table-cell office:value-type="string">
            <text:p>Químic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MEDICINA II <text:s text:c="38"/></text:p>
          </table:table-cell>
          <table:table-cell office:value-type="string">
            <text:p>Química Nov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34X</text:p>
          </table:table-cell>
          <table:table-cell office:value-type="string">
            <text:p>MEDICINA II <text:s text:c="38"/></text:p>
          </table:table-cell>
          <table:table-cell office:value-type="string">
            <text:p>Radiation and Environmental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MEDICINA II <text:s text:c="38"/></text:p>
          </table:table-cell>
          <table:table-cell office:value-type="string">
            <text:p>Radiation Measur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8-2043</text:p>
          </table:table-cell>
          <table:table-cell office:value-type="string">
            <text:p>MEDICINA II <text:s text:c="38"/></text:p>
          </table:table-cell>
          <table:table-cell office:value-type="string">
            <text:p>Radiation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717X</text:p>
          </table:table-cell>
          <table:table-cell office:value-type="string">
            <text:p>MEDICINA II <text:s text:c="38"/></text:p>
          </table:table-cell>
          <table:table-cell office:value-type="string">
            <text:p>Radiation Onc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6X</text:p>
          </table:table-cell>
          <table:table-cell office:value-type="string">
            <text:p>MEDICINA II <text:s text:c="38"/></text:p>
          </table:table-cell>
          <table:table-cell office:value-type="string">
            <text:p>Radiation Physics and Chemistry (199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MEDICINA II <text:s text:c="38"/></text:p>
          </table:table-cell>
          <table:table-cell office:value-type="string">
            <text:p>Radiation Protection Dosi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33</text:p>
          </table:table-cell>
          <table:table-cell office:value-type="string">
            <text:p>MEDICINA II <text:s text:c="38"/></text:p>
          </table:table-cell>
          <table:table-cell office:value-type="string">
            <text:p>Radiograph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419</text:p>
          </table:table-cell>
          <table:table-cell office:value-type="string">
            <text:p>MEDICINA II <text:s text:c="38"/></text:p>
          </table:table-cell>
          <table:table-cell office:value-type="string">
            <text:p>Ra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51</text:p>
          </table:table-cell>
          <table:table-cell office:value-type="string">
            <text:p>MEDICINA II <text:s text:c="38"/></text:p>
          </table:table-cell>
          <table:table-cell office:value-type="string">
            <text:p>Rama : Revista em Agronegócio e Meio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672</text:p>
          </table:table-cell>
          <table:table-cell office:value-type="string">
            <text:p>MEDICINA II <text:s text:c="38"/></text:p>
          </table:table-cell>
          <table:table-cell office:value-type="string">
            <text:p>RAS. Revista de Administração em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MEDICINA II <text:s text:c="38"/></text:p>
          </table:table-cell>
          <table:table-cell office:value-type="string">
            <text:p>RB. Radiolog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99</text:p>
          </table:table-cell>
          <table:table-cell office:value-type="string">
            <text:p>MEDICINA II <text:s text:c="38"/></text:p>
          </table:table-cell>
          <table:table-cell office:value-type="string">
            <text:p>RB. Radiologia Brasileir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20</text:p>
          </table:table-cell>
          <table:table-cell office:value-type="string">
            <text:p>MEDICINA II <text:s text:c="38"/></text:p>
          </table:table-cell>
          <table:table-cell office:value-type="string">
            <text:p>RBB. Revista Brasileira de Bioé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45</text:p>
          </table:table-cell>
          <table:table-cell office:value-type="string">
            <text:p>MEDICINA II <text:s text:c="38"/></text:p>
          </table:table-cell>
          <table:table-cell office:value-type="string">
            <text:p>RBC. Revista Brasileira de Cirurgia e Periodontia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MEDICINA II <text:s text:c="38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44</text:p>
          </table:table-cell>
          <table:table-cell office:value-type="string">
            <text:p>MEDICINA II <text:s text:c="38"/></text:p>
          </table:table-cell>
          <table:table-cell office:value-type="string">
            <text:p>RBE. Revista Brasileira de Engenharia. Caderno de Engenharia Biomé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85</text:p>
          </table:table-cell>
          <table:table-cell office:value-type="string">
            <text:p>MEDICINA II <text:s text:c="38"/></text:p>
          </table:table-cell>
          <table:table-cell office:value-type="string">
            <text:p>RBE. Revista Brasileira de Estom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MEDICINA II <text:s text:c="38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29</text:p>
          </table:table-cell>
          <table:table-cell office:value-type="string">
            <text:p>MEDICINA II <text:s text:c="38"/></text:p>
          </table:table-cell>
          <table:table-cell office:value-type="string">
            <text:p>RBP. Revista Brasileira de Implantodontia &amp; Prótese sobre Impla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30</text:p>
          </table:table-cell>
          <table:table-cell office:value-type="string">
            <text:p>MEDICINA II <text:s text:c="38"/></text:p>
          </table:table-cell>
          <table:table-cell office:value-type="string">
            <text:p>RBPO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98</text:p>
          </table:table-cell>
          <table:table-cell office:value-type="string">
            <text:p>MEDICINA II <text:s text:c="38"/></text:p>
          </table:table-cell>
          <table:table-cell office:value-type="string">
            <text:p>RCM. Rapid Communications in Mass Spectr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08</text:p>
          </table:table-cell>
          <table:table-cell office:value-type="string">
            <text:p>MEDICINA II <text:s text:c="38"/></text:p>
          </table:table-cell>
          <table:table-cell office:value-type="string">
            <text:p>RCM. Revista de Ciências Méd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17</text:p>
          </table:table-cell>
          <table:table-cell office:value-type="string">
            <text:p>MEDICINA II <text:s text:c="38"/></text:p>
          </table:table-cell>
          <table:table-cell office:value-type="string">
            <text:p>REBLAMPA. Revista Brasileira e Latino-Americana de Marcapasso e Arritmia (Cessou em 2007. Cont. ISSN 1983-5558 RELAMPA. Revista Latino-Americana de Marcapasso e Arritm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828</text:p>
          </table:table-cell>
          <table:table-cell office:value-type="string">
            <text:p>MEDICINA II <text:s text:c="38"/></text:p>
          </table:table-cell>
          <table:table-cell office:value-type="string">
            <text:p>RECCS. Revista do Centro de Ciencias da Saude, Universidade de Fortalez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71</text:p>
          </table:table-cell>
          <table:table-cell office:value-type="string">
            <text:p>MEDICINA II <text:s text:c="38"/></text:p>
          </table:table-cell>
          <table:table-cell office:value-type="string">
            <text:p>RECENF. Revista Técnico-Científica de Enferm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91X</text:p>
          </table:table-cell>
          <table:table-cell office:value-type="string">
            <text:p>MEDICINA II <text:s text:c="38"/></text:p>
          </table:table-cell>
          <table:table-cell office:value-type="string">
            <text:p>Recent Patent Reviews on Anti-Infective Drug Discov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898</text:p>
          </table:table-cell>
          <table:table-cell office:value-type="string">
            <text:p>MEDICINA II <text:s text:c="38"/></text:p>
          </table:table-cell>
          <table:table-cell office:value-type="string">
            <text:p>Recent Patent Reviews on CNS Drug Discov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2156</text:p>
          </table:table-cell>
          <table:table-cell office:value-type="string">
            <text:p>MEDICINA II <text:s text:c="38"/></text:p>
          </table:table-cell>
          <table:table-cell office:value-type="string">
            <text:p>Recent Patents on DNA &amp; Gene Sequ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7-2964</text:p>
          </table:table-cell>
          <table:table-cell office:value-type="string">
            <text:p>MEDICINA II <text:s text:c="38"/></text:p>
          </table:table-cell>
          <table:table-cell office:value-type="string">
            <text:p>Recherche en Soins Infirmi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MEDICINA II <text:s text:c="38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451</text:p>
          </table:table-cell>
          <table:table-cell office:value-type="string">
            <text:p>MEDICINA II <text:s text:c="38"/></text:p>
          </table:table-cell>
          <table:table-cell office:value-type="string">
            <text:p>Rede de Cuidados em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MEDICINA II <text:s text:c="38"/></text:p>
          </table:table-cell>
          <table:table-cell office:value-type="string">
            <text:p>Regulatory Peptid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62</text:p>
          </table:table-cell>
          <table:table-cell office:value-type="string">
            <text:p>MEDICINA II <text:s text:c="38"/></text:p>
          </table:table-cell>
          <table:table-cell office:value-type="string">
            <text:p>REME. Revista Mineira de Enferm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022X</text:p>
          </table:table-cell>
          <table:table-cell office:value-type="string">
            <text:p>MEDICINA II <text:s text:c="38"/></text:p>
          </table:table-cell>
          <table:table-cell office:value-type="string">
            <text:p>Renal Failu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87</text:p>
          </table:table-cell>
          <table:table-cell office:value-type="string">
            <text:p>MEDICINA II <text:s text:c="38"/></text:p>
          </table:table-cell>
          <table:table-cell office:value-type="string">
            <text:p>Reprodução &amp; Climaté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6768</text:p>
          </table:table-cell>
          <table:table-cell office:value-type="string">
            <text:p>MEDICINA II <text:s text:c="38"/></text:p>
          </table:table-cell>
          <table:table-cell office:value-type="string">
            <text:p>Reproduction in Domestic Animals (199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5287</text:p>
          </table:table-cell>
          <table:table-cell office:value-type="string">
            <text:p>MEDICINA II <text:s text:c="38"/></text:p>
          </table:table-cell>
          <table:table-cell office:value-type="string">
            <text:p>Reproduction Nutrition Development (Cessou em 2006. Fundiu-se com ISSN 1627-3583 Animal Research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1-3613</text:p>
          </table:table-cell>
          <table:table-cell office:value-type="string">
            <text:p>MEDICINA II <text:s text:c="38"/></text:p>
          </table:table-cell>
          <table:table-cell office:value-type="string">
            <text:p>Reproduction, Fertility and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27</text:p>
          </table:table-cell>
          <table:table-cell office:value-type="string">
            <text:p>MEDICINA II <text:s text:c="38"/></text:p>
          </table:table-cell>
          <table:table-cell office:value-type="string">
            <text:p>Reproductive Biology and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491</text:p>
          </table:table-cell>
          <table:table-cell office:value-type="string">
            <text:p>MEDICINA II <text:s text:c="38"/></text:p>
          </table:table-cell>
          <table:table-cell office:value-type="string">
            <text:p>Reproductive Biomedicine Onl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483</text:p>
          </table:table-cell>
          <table:table-cell office:value-type="string">
            <text:p>MEDICINA II <text:s text:c="38"/></text:p>
          </table:table-cell>
          <table:table-cell office:value-type="string">
            <text:p>Reproductive BioMedicine Onl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8080</text:p>
          </table:table-cell>
          <table:table-cell office:value-type="string">
            <text:p>MEDICINA II <text:s text:c="38"/></text:p>
          </table:table-cell>
          <table:table-cell office:value-type="string">
            <text:p>Reproductive Health Ma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MEDICINA II <text:s text:c="38"/></text:p>
          </table:table-cell>
          <table:table-cell office:value-type="string">
            <text:p>Reproductive Toxicology (Elmsford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4222</text:p>
          </table:table-cell>
          <table:table-cell office:value-type="string">
            <text:p>MEDICINA II <text:s text:c="38"/></text:p>
          </table:table-cell>
          <table:table-cell office:value-type="string">
            <text:p>Research in Developmental Disabilit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MEDICINA II <text:s text:c="38"/></text:p>
          </table:table-cell>
          <table:table-cell office:value-type="string">
            <text:p>Research in Microbiolog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MEDICINA II <text:s text:c="38"/></text:p>
          </table:table-cell>
          <table:table-cell office:value-type="string">
            <text:p>Research in Veterina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931</text:p>
          </table:table-cell>
          <table:table-cell office:value-type="string">
            <text:p>MEDICINA II <text:s text:c="38"/></text:p>
          </table:table-cell>
          <table:table-cell office:value-type="string">
            <text:p>Respiration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687</text:p>
          </table:table-cell>
          <table:table-cell office:value-type="string">
            <text:p>MEDICINA II <text:s text:c="38"/></text:p>
          </table:table-cell>
          <table:table-cell office:value-type="string">
            <text:p>Respiration Physiology (Print) (Cessou em 2002. Cont. ISSN 1569-9048 Respiratory Physiology &amp; Neurobi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324</text:p>
          </table:table-cell>
          <table:table-cell office:value-type="string">
            <text:p>MEDICINA II <text:s text:c="38"/></text:p>
          </table:table-cell>
          <table:table-cell office:value-type="string">
            <text:p>Respiratory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111</text:p>
          </table:table-cell>
          <table:table-cell office:value-type="string">
            <text:p>MEDICINA II <text:s text:c="38"/></text:p>
          </table:table-cell>
          <table:table-cell office:value-type="string">
            <text:p>Respirato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MEDICINA II <text:s text:c="38"/></text:p>
          </table:table-cell>
          <table:table-cell office:value-type="string">
            <text:p>Respiratory Physiology &amp; Neu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9921</text:p>
          </table:table-cell>
          <table:table-cell office:value-type="string">
            <text:p>MEDICINA II <text:s text:c="38"/></text:p>
          </table:table-cell>
          <table:table-cell office:value-type="string">
            <text:p>Respiratory Research (Cessou em 2002. Cont. ISSN 1465-993X Respiratory Research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3-7799</text:p>
          </table:table-cell>
          <table:table-cell office:value-type="string">
            <text:p>MEDICINA II <text:s text:c="38"/></text:p>
          </table:table-cell>
          <table:table-cell office:value-type="string">
            <text:p>Respirology (Carlton South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572</text:p>
          </table:table-cell>
          <table:table-cell office:value-type="string">
            <text:p>MEDICINA II <text:s text:c="38"/></text:p>
          </table:table-cell>
          <table:table-cell office:value-type="string">
            <text:p>Resuscitation (London,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004X</text:p>
          </table:table-cell>
          <table:table-cell office:value-type="string">
            <text:p>MEDICINA II <text:s text:c="38"/></text:p>
          </table:table-cell>
          <table:table-cell office:value-type="string">
            <text:p>Retina (Philadelphia, P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8-1238</text:p>
          </table:table-cell>
          <table:table-cell office:value-type="string">
            <text:p>MEDICINA II <text:s text:c="38"/></text:p>
          </table:table-cell>
          <table:table-cell office:value-type="string">
            <text:p>Retrovirology: Research and Treat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276</text:p>
          </table:table-cell>
          <table:table-cell office:value-type="string">
            <text:p>MEDICINA II <text:s text:c="38"/></text:p>
          </table:table-cell>
          <table:table-cell office:value-type="string">
            <text:p>Reviews in Medical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1763</text:p>
          </table:table-cell>
          <table:table-cell office:value-type="string">
            <text:p>MEDICINA II <text:s text:c="38"/></text:p>
          </table:table-cell>
          <table:table-cell office:value-type="string">
            <text:p>Reviews in the Neuro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1443</text:p>
          </table:table-cell>
          <table:table-cell office:value-type="string">
            <text:p>MEDICINA II <text:s text:c="38"/></text:p>
          </table:table-cell>
          <table:table-cell office:value-type="string">
            <text:p>ReVista (Cambridge, Mass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72</text:p>
          </table:table-cell>
          <table:table-cell office:value-type="string">
            <text:p>MEDICINA II <text:s text:c="38"/></text:p>
          </table:table-cell>
          <table:table-cell office:value-type="string">
            <text:p>Revista ABO 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105</text:p>
          </table:table-cell>
          <table:table-cell office:value-type="string">
            <text:p>MEDICINA II <text:s text:c="38"/></text:p>
          </table:table-cell>
          <table:table-cell office:value-type="string">
            <text:p>Revista AMRI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5738</text:p>
          </table:table-cell>
          <table:table-cell office:value-type="string">
            <text:p>MEDICINA II <text:s text:c="38"/></text:p>
          </table:table-cell>
          <table:table-cell office:value-type="string">
            <text:p>Revista Argentina de Cirugía Cardiovascular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 <text:s text:c="38"/></text:p>
          </table:table-cell>
          <table:table-cell office:value-type="string">
            <text:p>Revista Argentina de Electrofisiolog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9151</text:p>
          </table:table-cell>
          <table:table-cell office:value-type="string">
            <text:p>MEDICINA II <text:s text:c="38"/></text:p>
          </table:table-cell>
          <table:table-cell office:value-type="string">
            <text:p>Revista Argentina de Neurociru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7619</text:p>
          </table:table-cell>
          <table:table-cell office:value-type="string">
            <text:p>MEDICINA II <text:s text:c="38"/></text:p>
          </table:table-cell>
          <table:table-cell office:value-type="string">
            <text:p>Revista Argentina de Radi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38</text:p>
          </table:table-cell>
          <table:table-cell office:value-type="string">
            <text:p>MEDICINA II <text:s text:c="38"/></text:p>
          </table:table-cell>
          <table:table-cell office:value-type="string">
            <text:p>Revista Baiana de Educação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85</text:p>
          </table:table-cell>
          <table:table-cell office:value-type="string">
            <text:p>MEDICINA II <text:s text:c="38"/></text:p>
          </table:table-cell>
          <table:table-cell office:value-type="string">
            <text:p>Revista Baiana de Ped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MEDICINA II <text:s text:c="38"/></text:p>
          </table:table-cell>
          <table:table-cell office:value-type="string">
            <text:p>Revista Baiana de Saúde Pub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77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Ciências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259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Alergia e Imuno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Analises Clin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094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Anestes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7X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Anestesi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59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Aplicações de Vácu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482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Atividade Física 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191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Biomecân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Botân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iência Avícola / Brazilian Journal of Poultry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iência e Mo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30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iência Veteriná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ineantropometria &amp; Desempenho Human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irurgia Cardiovascular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71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irurgia da Cabeça e Pescoç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443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irurgia e Traumatologia Buco-Maxilo-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880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oloproc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446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oloproct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82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Crescimento e Desenvolvimento Human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395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Ecocardiografia (Cessou em 2008. Cont. ISSN 1984-3038 Revista Brasileira de Ecocardiografia e Imagem Cardiovascul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Educ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38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Educação Espe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Educação Física e Esport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Enfermagem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3X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Ensino de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695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Extensão Universit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Farma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510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Fisiologia do Exercíc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064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Genitosco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892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Gestão de Negócios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Hiper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58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Mas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435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Medicina do Trabalh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Medicin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69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Neu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65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Neurologia e Psiqu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Nutrição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Odon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80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Oftal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Ortoped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698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Ortopedia Pediátr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6-641X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Psicanális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93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Psicodra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530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Psicotera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03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Reprodução Anim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Saúde e Produção Anim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Saúde Ocup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Tox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37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Videocirurgia (Impresso) (Cessou em 2007. Cont. ISSN 1983-9901 Brazilian Journal of Videoendoscopic Surger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Zoo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222</text:p>
          </table:table-cell>
          <table:table-cell office:value-type="string">
            <text:p>MEDICINA II <text:s text:c="38"/></text:p>
          </table:table-cell>
          <table:table-cell office:value-type="string">
            <text:p>Revista Brasileira em Promoção da Saúde (UNIF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97X</text:p>
          </table:table-cell>
          <table:table-cell office:value-type="string">
            <text:p>MEDICINA II <text:s text:c="38"/></text:p>
          </table:table-cell>
          <table:table-cell office:value-type="string">
            <text:p>Revista Catarinense de Ped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MEDICINA II <text:s text:c="38"/></text:p>
          </table:table-cell>
          <table:table-cell office:value-type="string">
            <text:p>Revista CEFAC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MEDICINA II <text:s text:c="38"/></text:p>
          </table:table-cell>
          <table:table-cell office:value-type="string">
            <text:p>Revista Ce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337</text:p>
          </table:table-cell>
          <table:table-cell office:value-type="string">
            <text:p>MEDICINA II <text:s text:c="38"/></text:p>
          </table:table-cell>
          <table:table-cell office:value-type="string">
            <text:p>Revista Chilena de Ciencias Médico-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4491</text:p>
          </table:table-cell>
          <table:table-cell office:value-type="string">
            <text:p>MEDICINA II <text:s text:c="38"/></text:p>
          </table:table-cell>
          <table:table-cell office:value-type="string">
            <text:p>Revista Chilena de Neurociru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549</text:p>
          </table:table-cell>
          <table:table-cell office:value-type="string">
            <text:p>MEDICINA II <text:s text:c="38"/></text:p>
          </table:table-cell>
          <table:table-cell office:value-type="string">
            <text:p>Revista Chilena de Nutrición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22</text:p>
          </table:table-cell>
          <table:table-cell office:value-type="string">
            <text:p>MEDICINA II <text:s text:c="38"/></text:p>
          </table:table-cell>
          <table:table-cell office:value-type="string">
            <text:p>Revista Ciência 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605</text:p>
          </table:table-cell>
          <table:table-cell office:value-type="string">
            <text:p>MEDICINA II <text:s text:c="38"/></text:p>
          </table:table-cell>
          <table:table-cell office:value-type="string">
            <text:p>Revista Ciência em Ex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46</text:p>
          </table:table-cell>
          <table:table-cell office:value-type="string">
            <text:p>MEDICINA II <text:s text:c="38"/></text:p>
          </table:table-cell>
          <table:table-cell office:value-type="string">
            <text:p>Revista Ciências da Saúde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MEDICINA II <text:s text:c="38"/></text:p>
          </table:table-cell>
          <table:table-cell office:value-type="string">
            <text:p>Revista Ciências Médicas e 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508</text:p>
          </table:table-cell>
          <table:table-cell office:value-type="string">
            <text:p>MEDICINA II <text:s text:c="38"/></text:p>
          </table:table-cell>
          <table:table-cell office:value-type="string">
            <text:p>Revista Científica JOPEF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49</text:p>
          </table:table-cell>
          <table:table-cell office:value-type="string">
            <text:p>MEDICINA II <text:s text:c="38"/></text:p>
          </table:table-cell>
          <table:table-cell office:value-type="string">
            <text:p>Revista Clínica de Ortodontia Dental Pres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565</text:p>
          </table:table-cell>
          <table:table-cell office:value-type="string">
            <text:p>MEDICINA II <text:s text:c="38"/></text:p>
          </table:table-cell>
          <table:table-cell office:value-type="string">
            <text:p>Revista Clínica Español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2650</text:p>
          </table:table-cell>
          <table:table-cell office:value-type="string">
            <text:p>MEDICINA II <text:s text:c="38"/></text:p>
          </table:table-cell>
          <table:table-cell office:value-type="string">
            <text:p>Revista Colombiana de Fi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434</text:p>
          </table:table-cell>
          <table:table-cell office:value-type="string">
            <text:p>MEDICINA II <text:s text:c="38"/></text:p>
          </table:table-cell>
          <table:table-cell office:value-type="string">
            <text:p>Revista Colombiana de Obstetricia y Ginec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0760</text:p>
          </table:table-cell>
          <table:table-cell office:value-type="string">
            <text:p>MEDICINA II <text:s text:c="38"/></text:p>
          </table:table-cell>
          <table:table-cell office:value-type="string">
            <text:p>Revista Cubana de Medicina Tropical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54</text:p>
          </table:table-cell>
          <table:table-cell office:value-type="string">
            <text:p>MEDICINA II <text:s text:c="38"/></text:p>
          </table:table-cell>
          <table:table-cell office:value-type="string">
            <text:p>Revista da ABE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19</text:p>
          </table:table-cell>
          <table:table-cell office:value-type="string">
            <text:p>MEDICINA II <text:s text:c="38"/></text:p>
          </table:table-cell>
          <table:table-cell office:value-type="string">
            <text:p>Revista da ABRO (Baurú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28</text:p>
          </table:table-cell>
          <table:table-cell office:value-type="string">
            <text:p>MEDICINA II <text:s text:c="38"/></text:p>
          </table:table-cell>
          <table:table-cell office:value-type="string">
            <text:p>Revista da Academia Fluminense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11</text:p>
          </table:table-cell>
          <table:table-cell office:value-type="string">
            <text:p>MEDICINA II <text:s text:c="38"/></text:p>
          </table:table-cell>
          <table:table-cell office:value-type="string">
            <text:p>Revista da Associação Brasileira de Psiquiatria (Cessou em 1985. Cont. ISSN 0102-7646 Revista ABP-AP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MEDICINA II <text:s text:c="38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MEDICINA II <text:s text:c="38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611</text:p>
          </table:table-cell>
          <table:table-cell office:value-type="string">
            <text:p>MEDICINA II <text:s text:c="38"/></text:p>
          </table:table-cell>
          <table:table-cell office:value-type="string">
            <text:p>Revista da EAP/APC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48</text:p>
          </table:table-cell>
          <table:table-cell office:value-type="string">
            <text:p>MEDICINA II <text:s text:c="38"/></text:p>
          </table:table-cell>
          <table:table-cell office:value-type="string">
            <text:p>Revista da Educação Física/UE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MEDICINA II <text:s text:c="38"/></text:p>
          </table:table-cell>
          <table:table-cell office:value-type="string">
            <text:p>Revista da Escola de Enfermagem da USP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242</text:p>
          </table:table-cell>
          <table:table-cell office:value-type="string">
            <text:p>MEDICINA II <text:s text:c="38"/></text:p>
          </table:table-cell>
          <table:table-cell office:value-type="string">
            <text:p>Revista da Faculdade de Ciências Médicas de Sorocab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6-1854</text:p>
          </table:table-cell>
          <table:table-cell office:value-type="string">
            <text:p>MEDICINA II <text:s text:c="38"/></text:p>
          </table:table-cell>
          <table:table-cell office:value-type="string">
            <text:p>Revista da Faculdade de Odontologia de Porto Aleg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658</text:p>
          </table:table-cell>
          <table:table-cell office:value-type="string">
            <text:p>MEDICINA II <text:s text:c="38"/></text:p>
          </table:table-cell>
          <table:table-cell office:value-type="string">
            <text:p>Revista da Faculdade de Odontologia do Instituto Amazônia de Ensino Super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12</text:p>
          </table:table-cell>
          <table:table-cell office:value-type="string">
            <text:p>MEDICINA II <text:s text:c="38"/></text:p>
          </table:table-cell>
          <table:table-cell office:value-type="string">
            <text:p>Revista da Faculdade de Odontologia. Universidade de Passo Fun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9699</text:p>
          </table:table-cell>
          <table:table-cell office:value-type="string">
            <text:p>MEDICINA II <text:s text:c="38"/></text:p>
          </table:table-cell>
          <table:table-cell office:value-type="string">
            <text:p>Revista da Image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52</text:p>
          </table:table-cell>
          <table:table-cell office:value-type="string">
            <text:p>MEDICINA II <text:s text:c="38"/></text:p>
          </table:table-cell>
          <table:table-cell office:value-type="string">
            <text:p>Revista da Rede de Enfermagem do Nordes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738</text:p>
          </table:table-cell>
          <table:table-cell office:value-type="string">
            <text:p>MEDICINA II <text:s text:c="38"/></text:p>
          </table:table-cell>
          <table:table-cell office:value-type="string">
            <text:p>Revista da SB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858</text:p>
          </table:table-cell>
          <table:table-cell office:value-type="string">
            <text:p>MEDICINA II <text:s text:c="38"/></text:p>
          </table:table-cell>
          <table:table-cell office:value-type="string">
            <text:p>Revista da SBPH (Belo Horizon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58</text:p>
          </table:table-cell>
          <table:table-cell office:value-type="string">
            <text:p>MEDICINA II <text:s text:c="38"/></text:p>
          </table:table-cell>
          <table:table-cell office:value-type="string">
            <text:p>Revista da SOC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725</text:p>
          </table:table-cell>
          <table:table-cell office:value-type="string">
            <text:p>MEDICINA II <text:s text:c="38"/></text:p>
          </table:table-cell>
          <table:table-cell office:value-type="string">
            <text:p>Revista da Sociedade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001</text:p>
          </table:table-cell>
          <table:table-cell office:value-type="string">
            <text:p>MEDICINA II <text:s text:c="38"/></text:p>
          </table:table-cell>
          <table:table-cell office:value-type="string">
            <text:p>Revista da Sociedade Brasileira de Cirurgia Plástica (Cessou em 2008. Cont. ISSN 1983-5175 Revista Brasileira de Cirurgia Plást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10</text:p>
          </table:table-cell>
          <table:table-cell office:value-type="string">
            <text:p>MEDICINA II <text:s text:c="38"/></text:p>
          </table:table-cell>
          <table:table-cell office:value-type="string">
            <text:p>Revista da Sociedade Brasileira de Clínica Mé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MEDICINA II <text:s text:c="38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MEDICINA II <text:s text:c="38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859</text:p>
          </table:table-cell>
          <table:table-cell office:value-type="string">
            <text:p>MEDICINA II <text:s text:c="38"/></text:p>
          </table:table-cell>
          <table:table-cell office:value-type="string">
            <text:p>Revista da Sociedade Brasileira de Zootecnia (Cessou em 1996. Cont. 1516-3598 Revista Brasileira de Zootec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MEDICINA II <text:s text:c="38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70</text:p>
          </table:table-cell>
          <table:table-cell office:value-type="string">
            <text:p>MEDICINA II <text:s text:c="38"/></text:p>
          </table:table-cell>
          <table:table-cell office:value-type="string">
            <text:p>Revista da SPAGE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MEDICINA II <text:s text:c="38"/></text:p>
          </table:table-cell>
          <table:table-cell office:value-type="string">
            <text:p>Revista de AP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9518</text:p>
          </table:table-cell>
          <table:table-cell office:value-type="string">
            <text:p>MEDICINA II <text:s text:c="38"/></text:p>
          </table:table-cell>
          <table:table-cell office:value-type="string">
            <text:p>Revista de Aracn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MEDICINA II <text:s text:c="38"/></text:p>
          </table:table-cell>
          <table:table-cell office:value-type="string">
            <text:p>Revista de Biologia e Ciências da Te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34</text:p>
          </table:table-cell>
          <table:table-cell office:value-type="string">
            <text:p>MEDICINA II <text:s text:c="38"/></text:p>
          </table:table-cell>
          <table:table-cell office:value-type="string">
            <text:p>Revista de Ciências da Saúde (São Lu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MEDICINA II <text:s text:c="38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796</text:p>
          </table:table-cell>
          <table:table-cell office:value-type="string">
            <text:p>MEDICINA II <text:s text:c="38"/></text:p>
          </table:table-cell>
          <table:table-cell office:value-type="string">
            <text:p>Revista de Ciências Médicas (PU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458</text:p>
          </table:table-cell>
          <table:table-cell office:value-type="string">
            <text:p>MEDICINA II <text:s text:c="38"/></text:p>
          </table:table-cell>
          <table:table-cell office:value-type="string">
            <text:p>Revista de Cirurgia e Traumatologia Buco-Maxilo-Faci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274</text:p>
          </table:table-cell>
          <table:table-cell office:value-type="string">
            <text:p>MEDICINA II <text:s text:c="38"/></text:p>
          </table:table-cell>
          <table:table-cell office:value-type="string">
            <text:p>Revista de Clínica e Pesquisa Odontológica (Impresso) / Journal of Dental Clinical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015</text:p>
          </table:table-cell>
          <table:table-cell office:value-type="string">
            <text:p>MEDICINA II <text:s text:c="38"/></text:p>
          </table:table-cell>
          <table:table-cell office:value-type="string">
            <text:p>Revista de Direito Públ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64</text:p>
          </table:table-cell>
          <table:table-cell office:value-type="string">
            <text:p>MEDICINA II <text:s text:c="38"/></text:p>
          </table:table-cell>
          <table:table-cell office:value-type="string">
            <text:p>Revista de Educação Física - Escola de Educação Física do Exérc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63</text:p>
          </table:table-cell>
          <table:table-cell office:value-type="string">
            <text:p>MEDICINA II <text:s text:c="38"/></text:p>
          </table:table-cell>
          <table:table-cell office:value-type="string">
            <text:p>Revista de Enfermagem UFPE On 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MEDICINA II <text:s text:c="38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79</text:p>
          </table:table-cell>
          <table:table-cell office:value-type="string">
            <text:p>MEDICINA II <text:s text:c="38"/></text:p>
          </table:table-cell>
          <table:table-cell office:value-type="string">
            <text:p>Revista de Fisioterapia da Universidade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14</text:p>
          </table:table-cell>
          <table:table-cell office:value-type="string">
            <text:p>MEDICINA II <text:s text:c="38"/></text:p>
          </table:table-cell>
          <table:table-cell office:value-type="string">
            <text:p>Revista de Ginecologia e Obstetrícia (USP. 199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527</text:p>
          </table:table-cell>
          <table:table-cell office:value-type="string">
            <text:p>MEDICINA II <text:s text:c="38"/></text:p>
          </table:table-cell>
          <table:table-cell office:value-type="string">
            <text:p>Revista de Iniciação Científica em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006</text:p>
          </table:table-cell>
          <table:table-cell office:value-type="string">
            <text:p>MEDICINA II <text:s text:c="38"/></text:p>
          </table:table-cell>
          <table:table-cell office:value-type="string">
            <text:p>Revista de Investigação Biomé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376</text:p>
          </table:table-cell>
          <table:table-cell office:value-type="string">
            <text:p>MEDICINA II <text:s text:c="38"/></text:p>
          </table:table-cell>
          <table:table-cell office:value-type="string">
            <text:p>Revista de Investigación Clín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1066</text:p>
          </table:table-cell>
          <table:table-cell office:value-type="string">
            <text:p>MEDICINA II <text:s text:c="38"/></text:p>
          </table:table-cell>
          <table:table-cell office:value-type="string">
            <text:p>Revista de la Facultad de Ciencias Médicas, Universidad Central del Ecua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4603</text:p>
          </table:table-cell>
          <table:table-cell office:value-type="string">
            <text:p>MEDICINA II <text:s text:c="38"/></text:p>
          </table:table-cell>
          <table:table-cell office:value-type="string">
            <text:p>Revista de Logopedia, Foniatría y Audiología (Ed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MEDICINA II <text:s text:c="38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36</text:p>
          </table:table-cell>
          <table:table-cell office:value-type="string">
            <text:p>MEDICINA II <text:s text:c="38"/></text:p>
          </table:table-cell>
          <table:table-cell office:value-type="string">
            <text:p>Revista de Medicina (São Paul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554</text:p>
          </table:table-cell>
          <table:table-cell office:value-type="string">
            <text:p>MEDICINA II <text:s text:c="38"/></text:p>
          </table:table-cell>
          <table:table-cell office:value-type="string">
            <text:p>Revista de Medicin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90</text:p>
          </table:table-cell>
          <table:table-cell office:value-type="string">
            <text:p>MEDICINA II <text:s text:c="38"/></text:p>
          </table:table-cell>
          <table:table-cell office:value-type="string">
            <text:p>Revista de Medicina da PUCRS (Cessou em 2003. Cont. ISSN 1806-5562 Scientia Medica (Porto Alegre. 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302</text:p>
          </table:table-cell>
          <table:table-cell office:value-type="string">
            <text:p>MEDICINA II <text:s text:c="38"/></text:p>
          </table:table-cell>
          <table:table-cell office:value-type="string">
            <text:p>Revista de Medicina da Universidade Federal do Ceará (Cessou em 198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37</text:p>
          </table:table-cell>
          <table:table-cell office:value-type="string">
            <text:p>MEDICINA II <text:s text:c="38"/></text:p>
          </table:table-cell>
          <table:table-cell office:value-type="string">
            <text:p>Revista de Medicina Legal, Direito Médico e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89</text:p>
          </table:table-cell>
          <table:table-cell office:value-type="string">
            <text:p>MEDICINA II <text:s text:c="38"/></text:p>
          </table:table-cell>
          <table:table-cell office:value-type="string">
            <text:p>Revista de Metabolismo e Nutri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MEDICINA II <text:s text:c="38"/></text:p>
          </table:table-cell>
          <table:table-cell office:value-type="string">
            <text:p>Revista de Neurociências (EP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10</text:p>
          </table:table-cell>
          <table:table-cell office:value-type="string">
            <text:p>MEDICINA II <text:s text:c="38"/></text:p>
          </table:table-cell>
          <table:table-cell office:value-type="string">
            <text:p>Revista de Neurologí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MEDICINA II <text:s text:c="38"/></text:p>
          </table:table-cell>
          <table:table-cell office:value-type="string">
            <text:p>Revista de Nutri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MEDICINA II <text:s text:c="38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74</text:p>
          </table:table-cell>
          <table:table-cell office:value-type="string">
            <text:p>MEDICINA II <text:s text:c="38"/></text:p>
          </table:table-cell>
          <table:table-cell office:value-type="string">
            <text:p>Revista de Odontologia da UNESP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63</text:p>
          </table:table-cell>
          <table:table-cell office:value-type="string">
            <text:p>MEDICINA II <text:s text:c="38"/></text:p>
          </table:table-cell>
          <table:table-cell office:value-type="string">
            <text:p>Revista de Odontologia da Universidade de São Paulo (Impresso) (Cessou em 1999. Cont. ISSN 1517-7491 Pesquisa Odontológica Brasileir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MEDICINA II <text:s text:c="38"/></text:p>
          </table:table-cell>
          <table:table-cell office:value-type="string">
            <text:p>Revista de Patolog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14</text:p>
          </table:table-cell>
          <table:table-cell office:value-type="string">
            <text:p>MEDICINA II <text:s text:c="38"/></text:p>
          </table:table-cell>
          <table:table-cell office:value-type="string">
            <text:p>Revista de Pediatria SOP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38</text:p>
          </table:table-cell>
          <table:table-cell office:value-type="string">
            <text:p>MEDICINA II <text:s text:c="38"/></text:p>
          </table:table-cell>
          <table:table-cell office:value-type="string">
            <text:p>Revista de Psicanálise da Sociedade Psicanalítica de Porto Aleg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22</text:p>
          </table:table-cell>
          <table:table-cell office:value-type="string">
            <text:p>MEDICINA II <text:s text:c="38"/></text:p>
          </table:table-cell>
          <table:table-cell office:value-type="string">
            <text:p>Revista de Psicologi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50</text:p>
          </table:table-cell>
          <table:table-cell office:value-type="string">
            <text:p>MEDICINA II <text:s text:c="38"/></text:p>
          </table:table-cell>
          <table:table-cell office:value-type="string">
            <text:p>Revista de Psicolog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239X</text:p>
          </table:table-cell>
          <table:table-cell office:value-type="string">
            <text:p>MEDICINA II <text:s text:c="38"/></text:p>
          </table:table-cell>
          <table:table-cell office:value-type="string">
            <text:p>Revista de Psicología del Depor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MEDICINA II <text:s text:c="38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08</text:p>
          </table:table-cell>
          <table:table-cell office:value-type="string">
            <text:p>MEDICINA II <text:s text:c="38"/></text:p>
          </table:table-cell>
          <table:table-cell office:value-type="string">
            <text:p>Revista de Psiquiatria do Rio Grande do Su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0064</text:p>
          </table:table-cell>
          <table:table-cell office:value-type="string">
            <text:p>MEDICINA II <text:s text:c="38"/></text:p>
          </table:table-cell>
          <table:table-cell office:value-type="string">
            <text:p>Revista de Salud Publ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480</text:p>
          </table:table-cell>
          <table:table-cell office:value-type="string">
            <text:p>MEDICINA II <text:s text:c="38"/></text:p>
          </table:table-cell>
          <table:table-cell office:value-type="string">
            <text:p>Revista de Saúde do Distrito Federal (Cessou em 2005. Cont. ISSN 1980-0584 Comunicação em Ciências da Saúde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MEDICINA II <text:s text:c="38"/></text:p>
          </table:table-cell>
          <table:table-cell office:value-type="string">
            <text:p>Revista de Saúde Públ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MEDICINA II <text:s text:c="38"/></text:p>
          </table:table-cell>
          <table:table-cell office:value-type="string">
            <text:p>Revista de Saúde Públic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04</text:p>
          </table:table-cell>
          <table:table-cell office:value-type="string">
            <text:p>MEDICINA II <text:s text:c="38"/></text:p>
          </table:table-cell>
          <table:table-cell office:value-type="string">
            <text:p>Revista de Terapia Ocupacional da Universidade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MEDICINA II <text:s text:c="38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89</text:p>
          </table:table-cell>
          <table:table-cell office:value-type="string">
            <text:p>MEDICINA II <text:s text:c="38"/></text:p>
          </table:table-cell>
          <table:table-cell office:value-type="string">
            <text:p>Revista Dentística On 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 <text:s text:c="38"/></text:p>
          </table:table-cell>
          <table:table-cell office:value-type="string">
            <text:p>Revista Digital Ciência On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34</text:p>
          </table:table-cell>
          <table:table-cell office:value-type="string">
            <text:p>MEDICINA II <text:s text:c="38"/></text:p>
          </table:table-cell>
          <table:table-cell office:value-type="string">
            <text:p>Revista do COGEIM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MEDICINA II <text:s text:c="38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23</text:p>
          </table:table-cell>
          <table:table-cell office:value-type="string">
            <text:p>MEDICINA II <text:s text:c="38"/></text:p>
          </table:table-cell>
          <table:table-cell office:value-type="string">
            <text:p>Revista do Departamento de Psicologia da UFF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781</text:p>
          </table:table-cell>
          <table:table-cell office:value-type="string">
            <text:p>MEDICINA II <text:s text:c="38"/></text:p>
          </table:table-cell>
          <table:table-cell office:value-type="string">
            <text:p>Revista do Hospital das Clínicas (USP. Impresso) (Cessou em 2004. Cont. ISSN 1807-5932 Clinics (São Paulo. 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647</text:p>
          </table:table-cell>
          <table:table-cell office:value-type="string">
            <text:p>MEDICINA II <text:s text:c="38"/></text:p>
          </table:table-cell>
          <table:table-cell office:value-type="string">
            <text:p>Revista do Hospital Universitário/UF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47</text:p>
          </table:table-cell>
          <table:table-cell office:value-type="string">
            <text:p>MEDICINA II <text:s text:c="38"/></text:p>
          </table:table-cell>
          <table:table-cell office:value-type="string">
            <text:p>Revista do IMI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MEDICINA II <text:s text:c="38"/></text:p>
          </table:table-cell>
          <table:table-cell office:value-type="string">
            <text:p>Revista do Instituto Adolfo Lutz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94</text:p>
          </table:table-cell>
          <table:table-cell office:value-type="string">
            <text:p>MEDICINA II <text:s text:c="38"/></text:p>
          </table:table-cell>
          <table:table-cell office:value-type="string">
            <text:p>Revista do Instituto de Ciencias da Saude (UNI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MEDICINA II <text:s text:c="38"/></text:p>
          </table:table-cell>
          <table:table-cell office:value-type="string">
            <text:p>Revista do Instituto de Latícinios Cândido Tos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MEDICINA II <text:s text:c="38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09</text:p>
          </table:table-cell>
          <table:table-cell office:value-type="string">
            <text:p>MEDICINA II <text:s text:c="38"/></text:p>
          </table:table-cell>
          <table:table-cell office:value-type="string">
            <text:p>Revista do Médico Residente (HUE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MEDICINA II <text:s text:c="38"/></text:p>
          </table:table-cell>
          <table:table-cell office:value-type="string">
            <text:p>Revista 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7969</text:p>
          </table:table-cell>
          <table:table-cell office:value-type="string">
            <text:p>MEDICINA II <text:s text:c="38"/></text:p>
          </table:table-cell>
          <table:table-cell office:value-type="string">
            <text:p>Revista e-Salu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MEDICINA II <text:s text:c="38"/></text:p>
          </table:table-cell>
          <table:table-cell office:value-type="string">
            <text:p>Revista Eletrônica de Enferm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04</text:p>
          </table:table-cell>
          <table:table-cell office:value-type="string">
            <text:p>MEDICINA II <text:s text:c="38"/></text:p>
          </table:table-cell>
          <table:table-cell office:value-type="string">
            <text:p>Revista Eletrônica de Farmá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19</text:p>
          </table:table-cell>
          <table:table-cell office:value-type="string">
            <text:p>MEDICINA II <text:s text:c="38"/></text:p>
          </table:table-cell>
          <table:table-cell office:value-type="string">
            <text:p>Revista Eletrônica de Iniciação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52</text:p>
          </table:table-cell>
          <table:table-cell office:value-type="string">
            <text:p>MEDICINA II <text:s text:c="38"/></text:p>
          </table:table-cell>
          <table:table-cell office:value-type="string">
            <text:p>Revista Enfermagem U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932</text:p>
          </table:table-cell>
          <table:table-cell office:value-type="string">
            <text:p>MEDICINA II <text:s text:c="38"/></text:p>
          </table:table-cell>
          <table:table-cell office:value-type="string">
            <text:p>Revista Española de Cardiología (Ed. 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139X</text:p>
          </table:table-cell>
          <table:table-cell office:value-type="string">
            <text:p>MEDICINA II <text:s text:c="38"/></text:p>
          </table:table-cell>
          <table:table-cell office:value-type="string">
            <text:p>Revista Española de Geriatría y Gerontología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3074</text:p>
          </table:table-cell>
          <table:table-cell office:value-type="string">
            <text:p>MEDICINA II <text:s text:c="38"/></text:p>
          </table:table-cell>
          <table:table-cell office:value-type="string">
            <text:p>Revista Española de Nutrición Comunit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6436</text:p>
          </table:table-cell>
          <table:table-cell office:value-type="string">
            <text:p>MEDICINA II <text:s text:c="38"/></text:p>
          </table:table-cell>
          <table:table-cell office:value-type="string">
            <text:p>Revista Española de Obstetricia y Ginecología (Valencia. 200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MEDICINA II <text:s text:c="38"/></text:p>
          </table:table-cell>
          <table:table-cell office:value-type="string">
            <text:p>Revista Estudos Feministas (UFS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4059</text:p>
          </table:table-cell>
          <table:table-cell office:value-type="string">
            <text:p>MEDICINA II <text:s text:c="38"/></text:p>
          </table:table-cell>
          <table:table-cell office:value-type="string">
            <text:p>Revista Faculdade Medicina Lisbo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817</text:p>
          </table:table-cell>
          <table:table-cell office:value-type="string">
            <text:p>MEDICINA II <text:s text:c="38"/></text:p>
          </table:table-cell>
          <table:table-cell office:value-type="string">
            <text:p>Revista Fisio&amp;tera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66</text:p>
          </table:table-cell>
          <table:table-cell office:value-type="string">
            <text:p>MEDICINA II <text:s text:c="38"/></text:p>
          </table:table-cell>
          <table:table-cell office:value-type="string">
            <text:p>Revista Fluminense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33</text:p>
          </table:table-cell>
          <table:table-cell office:value-type="string">
            <text:p>MEDICINA II <text:s text:c="38"/></text:p>
          </table:table-cell>
          <table:table-cell office:value-type="string">
            <text:p>Revista Gaúcha de Enfermagem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9-519X</text:p>
          </table:table-cell>
          <table:table-cell office:value-type="string">
            <text:p>MEDICINA II <text:s text:c="38"/></text:p>
          </table:table-cell>
          <table:table-cell office:value-type="string">
            <text:p>Revista Habanera de Ciencias Méd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MEDICINA II <text:s text:c="38"/></text:p>
          </table:table-cell>
          <table:table-cell office:value-type="string">
            <text:p>Revista HCPA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31</text:p>
          </table:table-cell>
          <table:table-cell office:value-type="string">
            <text:p>MEDICINA II <text:s text:c="38"/></text:p>
          </table:table-cell>
          <table:table-cell office:value-type="string">
            <text:p>Revista Ibero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1406</text:p>
          </table:table-cell>
          <table:table-cell office:value-type="string">
            <text:p>MEDICINA II <text:s text:c="38"/></text:p>
          </table:table-cell>
          <table:table-cell office:value-type="string">
            <text:p>Revista Iberoamericana de Mic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6651</text:p>
          </table:table-cell>
          <table:table-cell office:value-type="string">
            <text:p>MEDICINA II <text:s text:c="38"/></text:p>
          </table:table-cell>
          <table:table-cell office:value-type="string">
            <text:p>Revista Iberoamericana de Polimer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0204</text:p>
          </table:table-cell>
          <table:table-cell office:value-type="string">
            <text:p>MEDICINA II <text:s text:c="38"/></text:p>
          </table:table-cell>
          <table:table-cell office:value-type="string">
            <text:p>Revista Iberoamericana de Tecnologia Postcosec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32</text:p>
          </table:table-cell>
          <table:table-cell office:value-type="string">
            <text:p>MEDICINA II <text:s text:c="38"/></text:p>
          </table:table-cell>
          <table:table-cell office:value-type="string">
            <text:p>Revista Infecto At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MEDICINA II <text:s text:c="38"/></text:p>
          </table:table-cell>
          <table:table-cell office:value-type="string">
            <text:p>Revista Kairó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45</text:p>
          </table:table-cell>
          <table:table-cell office:value-type="string">
            <text:p>MEDICINA II <text:s text:c="38"/></text:p>
          </table:table-cell>
          <table:table-cell office:value-type="string">
            <text:p>Revista Latino-Americana de Enfermagem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MEDICINA II <text:s text:c="38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2564</text:p>
          </table:table-cell>
          <table:table-cell office:value-type="string">
            <text:p>MEDICINA II <text:s text:c="38"/></text:p>
          </table:table-cell>
          <table:table-cell office:value-type="string">
            <text:p>Revista Latinoamericana de Mast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534</text:p>
          </table:table-cell>
          <table:table-cell office:value-type="string">
            <text:p>MEDICINA II <text:s text:c="38"/></text:p>
          </table:table-cell>
          <table:table-cell office:value-type="string">
            <text:p>Revista Latinoamericana de Psic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14</text:p>
          </table:table-cell>
          <table:table-cell office:value-type="string">
            <text:p>MEDICINA II <text:s text:c="38"/></text:p>
          </table:table-cell>
          <table:table-cell office:value-type="string">
            <text:p>Revista Latinoamericana de Psicopatologia Fundam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77</text:p>
          </table:table-cell>
          <table:table-cell office:value-type="string">
            <text:p>MEDICINA II <text:s text:c="38"/></text:p>
          </table:table-cell>
          <table:table-cell office:value-type="string">
            <text:p>Revista Mackenzie de Educação Física e Espor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70</text:p>
          </table:table-cell>
          <table:table-cell office:value-type="string">
            <text:p>MEDICINA II <text:s text:c="38"/></text:p>
          </table:table-cell>
          <table:table-cell office:value-type="string">
            <text:p>Revista Marra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887</text:p>
          </table:table-cell>
          <table:table-cell office:value-type="string">
            <text:p>MEDICINA II <text:s text:c="38"/></text:p>
          </table:table-cell>
          <table:table-cell office:value-type="string">
            <text:p>Revista Médica de Chile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MEDICINA II <text:s text:c="38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3-5117</text:p>
          </table:table-cell>
          <table:table-cell office:value-type="string">
            <text:p>MEDICINA II <text:s text:c="38"/></text:p>
          </table:table-cell>
          <table:table-cell office:value-type="string">
            <text:p>Revista Medica del Instituto Mexicano del Seguro Soc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3295</text:p>
          </table:table-cell>
          <table:table-cell office:value-type="string">
            <text:p>MEDICINA II <text:s text:c="38"/></text:p>
          </table:table-cell>
          <table:table-cell office:value-type="string">
            <text:p>Revista Médica del Uruguay (Montevideo. 1974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73X</text:p>
          </table:table-cell>
          <table:table-cell office:value-type="string">
            <text:p>MEDICINA II <text:s text:c="38"/></text:p>
          </table:table-cell>
          <table:table-cell office:value-type="string">
            <text:p>Revista Médica do Paraná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8991</text:p>
          </table:table-cell>
          <table:table-cell office:value-type="string">
            <text:p>MEDICINA II <text:s text:c="38"/></text:p>
          </table:table-cell>
          <table:table-cell office:value-type="string">
            <text:p>Revista Médica Universit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 <text:s text:c="38"/></text:p>
          </table:table-cell>
          <table:table-cell office:value-type="string">
            <text:p>Revista Minas Faz Ci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31</text:p>
          </table:table-cell>
          <table:table-cell office:value-type="string">
            <text:p>MEDICINA II <text:s text:c="38"/></text:p>
          </table:table-cell>
          <table:table-cell office:value-type="string">
            <text:p>Revista Mineira de Educacao Fisica (UF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130</text:p>
          </table:table-cell>
          <table:table-cell office:value-type="string">
            <text:p>MEDICINA II <text:s text:c="38"/></text:p>
          </table:table-cell>
          <table:table-cell office:value-type="string">
            <text:p>Revista Mineira de Estom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92</text:p>
          </table:table-cell>
          <table:table-cell office:value-type="string">
            <text:p>MEDICINA II <text:s text:c="38"/></text:p>
          </table:table-cell>
          <table:table-cell office:value-type="string">
            <text:p>Revista Miner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37</text:p>
          </table:table-cell>
          <table:table-cell office:value-type="string">
            <text:p>MEDICINA II <text:s text:c="38"/></text:p>
          </table:table-cell>
          <table:table-cell office:value-type="string">
            <text:p>Revista Nacional da Car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MEDICINA II <text:s text:c="38"/></text:p>
          </table:table-cell>
          <table:table-cell office:value-type="string">
            <text:p>Revista Odonto Ciência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704</text:p>
          </table:table-cell>
          <table:table-cell office:value-type="string">
            <text:p>MEDICINA II <text:s text:c="38"/></text:p>
          </table:table-cell>
          <table:table-cell office:value-type="string">
            <text:p>Revista Odontológica de Araçatub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485</text:p>
          </table:table-cell>
          <table:table-cell office:value-type="string">
            <text:p>MEDICINA II <text:s text:c="38"/></text:p>
          </table:table-cell>
          <table:table-cell office:value-type="string">
            <text:p>Revista Panamericana de Enfermer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140</text:p>
          </table:table-cell>
          <table:table-cell office:value-type="string">
            <text:p>MEDICINA II <text:s text:c="38"/></text:p>
          </table:table-cell>
          <table:table-cell office:value-type="string">
            <text:p>Revista Panamericana de Infectologí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352</text:p>
          </table:table-cell>
          <table:table-cell office:value-type="string">
            <text:p>MEDICINA II <text:s text:c="38"/></text:p>
          </table:table-cell>
          <table:table-cell office:value-type="string">
            <text:p>Revista Panamericana de Infectologí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MEDICINA II <text:s text:c="38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907</text:p>
          </table:table-cell>
          <table:table-cell office:value-type="string">
            <text:p>MEDICINA II <text:s text:c="38"/></text:p>
          </table:table-cell>
          <table:table-cell office:value-type="string">
            <text:p>Revista Paraense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549</text:p>
          </table:table-cell>
          <table:table-cell office:value-type="string">
            <text:p>MEDICINA II <text:s text:c="38"/></text:p>
          </table:table-cell>
          <table:table-cell office:value-type="string">
            <text:p>Revista Paulista de Educação Física (Cessou em 2003. Cont. ISSN 1807-5509 Revista Brasileira de Educação Física e Esporte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362</text:p>
          </table:table-cell>
          <table:table-cell office:value-type="string">
            <text:p>MEDICINA II <text:s text:c="38"/></text:p>
          </table:table-cell>
          <table:table-cell office:value-type="string">
            <text:p>Revista Paulista de Medicina (Cessou em 1993. Cont. ISSN 1516-3180 São Paulo Medical Journal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05X</text:p>
          </table:table-cell>
          <table:table-cell office:value-type="string">
            <text:p>MEDICINA II <text:s text:c="38"/></text:p>
          </table:table-cell>
          <table:table-cell office:value-type="string">
            <text:p>Revista Paulista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MEDICINA II <text:s text:c="38"/></text:p>
          </table:table-cell>
          <table:table-cell office:value-type="string">
            <text:p>Revista Paulista de Ped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35</text:p>
          </table:table-cell>
          <table:table-cell office:value-type="string">
            <text:p>MEDICINA II <text:s text:c="38"/></text:p>
          </table:table-cell>
          <table:table-cell office:value-type="string">
            <text:p>Revista Paulista de Reum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889</text:p>
          </table:table-cell>
          <table:table-cell office:value-type="string">
            <text:p>MEDICINA II <text:s text:c="38"/></text:p>
          </table:table-cell>
          <table:table-cell office:value-type="string">
            <text:p>Revista Pediatrica de Pernambuco (Cessou em 2003. Cont. ISSN 1808-7981 Arquivos de Pediat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 <text:s text:c="38"/></text:p>
          </table:table-cell>
          <table:table-cell office:value-type="string">
            <text:p>Revista Peruana de Neurociru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3-6826</text:p>
          </table:table-cell>
          <table:table-cell office:value-type="string">
            <text:p>MEDICINA II <text:s text:c="38"/></text:p>
          </table:table-cell>
          <table:table-cell office:value-type="string">
            <text:p>Revista Peruana de Pediatrí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2551</text:p>
          </table:table-cell>
          <table:table-cell office:value-type="string">
            <text:p>MEDICINA II <text:s text:c="38"/></text:p>
          </table:table-cell>
          <table:table-cell office:value-type="string">
            <text:p>Revista Portuguesa de Cardi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523</text:p>
          </table:table-cell>
          <table:table-cell office:value-type="string">
            <text:p>MEDICINA II <text:s text:c="38"/></text:p>
          </table:table-cell>
          <table:table-cell office:value-type="string">
            <text:p>Revista Portuguesa de Ciências do Despor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389</text:p>
          </table:table-cell>
          <table:table-cell office:value-type="string">
            <text:p>MEDICINA II <text:s text:c="38"/></text:p>
          </table:table-cell>
          <table:table-cell office:value-type="string">
            <text:p>Revista Portuguesa de Ciências Veterinár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7103</text:p>
          </table:table-cell>
          <table:table-cell office:value-type="string">
            <text:p>MEDICINA II <text:s text:c="38"/></text:p>
          </table:table-cell>
          <table:table-cell office:value-type="string">
            <text:p>Revista Portuguesa de Clínica Ge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9721</text:p>
          </table:table-cell>
          <table:table-cell office:value-type="string">
            <text:p>MEDICINA II <text:s text:c="38"/></text:p>
          </table:table-cell>
          <table:table-cell office:value-type="string">
            <text:p>Revista Portuguesa de Imunoalerg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2159</text:p>
          </table:table-cell>
          <table:table-cell office:value-type="string">
            <text:p>MEDICINA II <text:s text:c="38"/></text:p>
          </table:table-cell>
          <table:table-cell office:value-type="string">
            <text:p>Revista Portuguesa de Pneum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6X</text:p>
          </table:table-cell>
          <table:table-cell office:value-type="string">
            <text:p>MEDICINA II <text:s text:c="38"/></text:p>
          </table:table-cell>
          <table:table-cell office:value-type="string">
            <text:p>Revista Racin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910</text:p>
          </table:table-cell>
          <table:table-cell office:value-type="string">
            <text:p>MEDICINA II <text:s text:c="38"/></text:p>
          </table:table-cell>
          <table:table-cell office:value-type="string">
            <text:p>Revista Salusvita (USC. Impresso)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425</text:p>
          </table:table-cell>
          <table:table-cell office:value-type="string">
            <text:p>MEDICINA II <text:s text:c="38"/></text:p>
          </table:table-cell>
          <table:table-cell office:value-type="string">
            <text:p>Revista SOBECC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892</text:p>
          </table:table-cell>
          <table:table-cell office:value-type="string">
            <text:p>MEDICINA II <text:s text:c="38"/></text:p>
          </table:table-cell>
          <table:table-cell office:value-type="string">
            <text:p>Revista UNIC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MEDICINA II <text:s text:c="38"/></text:p>
          </table:table-cell>
          <table:table-cell office:value-type="string">
            <text:p>Revista UNIV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MEDICINA II <text:s text:c="38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9-8330</text:p>
          </table:table-cell>
          <table:table-cell office:value-type="string">
            <text:p>MEDICINA II <text:s text:c="38"/></text:p>
          </table:table-cell>
          <table:table-cell office:value-type="string">
            <text:p>Revue du Rhumatisme (Ed. Français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2942</text:p>
          </table:table-cell>
          <table:table-cell office:value-type="string">
            <text:p>MEDICINA II <text:s text:c="38"/></text:p>
          </table:table-cell>
          <table:table-cell office:value-type="string">
            <text:p>Revue Française de Psychanalyse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 <text:s text:c="38"/></text:p>
          </table:table-cell>
          <table:table-cell office:value-type="string">
            <text:p>REVUE INTERNACIONALE DE PSYCHOPATHOLOGIE ET DE PSYCHODYNAMIQUE DU TRAVAI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71</text:p>
          </table:table-cell>
          <table:table-cell office:value-type="string">
            <text:p>MEDICINA II <text:s text:c="38"/></text:p>
          </table:table-cell>
          <table:table-cell office:value-type="string">
            <text:p>RGO. Revista Gaúcha de Odon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324</text:p>
          </table:table-cell>
          <table:table-cell office:value-type="string">
            <text:p>MEDICINA II <text:s text:c="38"/></text:p>
          </table:table-cell>
          <table:table-cell office:value-type="string">
            <text:p>Rheumat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8172</text:p>
          </table:table-cell>
          <table:table-cell office:value-type="string">
            <text:p>MEDICINA II <text:s text:c="38"/></text:p>
          </table:table-cell>
          <table:table-cell office:value-type="string">
            <text:p>Rheumatology International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729</text:p>
          </table:table-cell>
          <table:table-cell office:value-type="string">
            <text:p>MEDICINA II <text:s text:c="38"/></text:p>
          </table:table-cell>
          <table:table-cell office:value-type="string">
            <text:p>Rhinology (Leide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6484</text:p>
          </table:table-cell>
          <table:table-cell office:value-type="string">
            <text:p>MEDICINA II <text:s text:c="38"/></text:p>
          </table:table-cell>
          <table:table-cell office:value-type="string">
            <text:p>Rivista di Psich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6492</text:p>
          </table:table-cell>
          <table:table-cell office:value-type="string">
            <text:p>MEDICINA II <text:s text:c="38"/></text:p>
          </table:table-cell>
          <table:table-cell office:value-type="string">
            <text:p>Rivista di Psicoanalisi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14</text:p>
          </table:table-cell>
          <table:table-cell office:value-type="string">
            <text:p>MEDICINA II <text:s text:c="38"/></text:p>
          </table:table-cell>
          <table:table-cell office:value-type="string">
            <text:p>ROBRAC (Goiân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1-4167</text:p>
          </table:table-cell>
          <table:table-cell office:value-type="string">
            <text:p>MEDICINA II <text:s text:c="38"/></text:p>
          </table:table-cell>
          <table:table-cell office:value-type="string">
            <text:p>Romanian Journal of Gastroenterology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2-5604</text:p>
          </table:table-cell>
          <table:table-cell office:value-type="string">
            <text:p>MEDICINA II <text:s text:c="38"/></text:p>
          </table:table-cell>
          <table:table-cell office:value-type="string">
            <text:p>Rorschachiana (Be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69</text:p>
          </table:table-cell>
          <table:table-cell office:value-type="string">
            <text:p>MEDICINA II <text:s text:c="38"/></text:p>
          </table:table-cell>
          <table:table-cell office:value-type="string">
            <text:p>RPE. Revista Internacional de Periodontia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95</text:p>
          </table:table-cell>
          <table:table-cell office:value-type="string">
            <text:p>MEDICINA II <text:s text:c="38"/></text:p>
          </table:table-cell>
          <table:table-cell office:value-type="string">
            <text:p>RPG. Revista de Pos-Graduacao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01</text:p>
          </table:table-cell>
          <table:table-cell office:value-type="string">
            <text:p>MEDICINA II <text:s text:c="38"/></text:p>
          </table:table-cell>
          <table:table-cell office:value-type="string">
            <text:p>RSBC. Revista-Sociedades Brasileiras de Cânce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1810</text:p>
          </table:table-cell>
          <table:table-cell office:value-type="string">
            <text:p>MEDICINA II <text:s text:c="38"/></text:p>
          </table:table-cell>
          <table:table-cell office:value-type="string">
            <text:p>S.V.Sound and Vibration (Cessou em 1991. Cont. ISSN 1541-0161 Sound &amp; Vibrati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02</text:p>
          </table:table-cell>
          <table:table-cell office:value-type="string">
            <text:p>MEDICINA II <text:s text:c="38"/></text:p>
          </table:table-cell>
          <table:table-cell office:value-type="string">
            <text:p>SaBios (Faculdade Integrado de Campo Mourã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3325</text:p>
          </table:table-cell>
          <table:table-cell office:value-type="string">
            <text:p>MEDICINA II <text:s text:c="38"/></text:p>
          </table:table-cell>
          <table:table-cell office:value-type="string">
            <text:p>Salud Mental (Méxic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6-8845</text:p>
          </table:table-cell>
          <table:table-cell office:value-type="string">
            <text:p>MEDICINA II <text:s text:c="38"/></text:p>
          </table:table-cell>
          <table:table-cell office:value-type="string">
            <text:p>Salud y Cie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8982</text:p>
          </table:table-cell>
          <table:table-cell office:value-type="string">
            <text:p>MEDICINA II <text:s text:c="38"/></text:p>
          </table:table-cell>
          <table:table-cell office:value-type="string">
            <text:p>Salud(i)Cienci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MEDICINA II <text:s text:c="38"/></text:p>
          </table:table-cell>
          <table:table-cell office:value-type="string">
            <text:p>São Paulo Medical Jour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65</text:p>
          </table:table-cell>
          <table:table-cell office:value-type="string">
            <text:p>MEDICINA II <text:s text:c="38"/></text:p>
          </table:table-cell>
          <table:table-cell office:value-type="string">
            <text:p>Saúde Coletiva (Barue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MEDICINA II <text:s text:c="38"/></text:p>
          </table:table-cell>
          <table:table-cell office:value-type="string">
            <text:p>Saúde e Sociedade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MEDICINA II <text:s text:c="38"/></text:p>
          </table:table-cell>
          <table:table-cell office:value-type="string">
            <text:p>Saúde em Deba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MEDICINA II <text:s text:c="38"/></text:p>
          </table:table-cell>
          <table:table-cell office:value-type="string">
            <text:p>Saúde em Revista (UNIME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12</text:p>
          </table:table-cell>
          <table:table-cell office:value-type="string">
            <text:p>MEDICINA II <text:s text:c="38"/></text:p>
          </table:table-cell>
          <table:table-cell office:value-type="string">
            <text:p>SBP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13</text:p>
          </table:table-cell>
          <table:table-cell office:value-type="string">
            <text:p>MEDICINA II <text:s text:c="38"/></text:p>
          </table:table-cell>
          <table:table-cell office:value-type="string">
            <text:p>Scandinavian Journal of Clinical &amp; Laboratory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21</text:p>
          </table:table-cell>
          <table:table-cell office:value-type="string">
            <text:p>MEDICINA II <text:s text:c="38"/></text:p>
          </table:table-cell>
          <table:table-cell office:value-type="string">
            <text:p>Scandinavian Journal of Gastroenterology (Trykt utg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3083</text:p>
          </table:table-cell>
          <table:table-cell office:value-type="string">
            <text:p>MEDICINA II <text:s text:c="38"/></text:p>
          </table:table-cell>
          <table:table-cell office:value-type="string">
            <text:p>Scandinavian Journal of Immu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75</text:p>
          </table:table-cell>
          <table:table-cell office:value-type="string">
            <text:p>MEDICINA II <text:s text:c="38"/></text:p>
          </table:table-cell>
          <table:table-cell office:value-type="string">
            <text:p>Scandinavian Journal of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48</text:p>
          </table:table-cell>
          <table:table-cell office:value-type="string">
            <text:p>MEDICINA II <text:s text:c="38"/></text:p>
          </table:table-cell>
          <table:table-cell office:value-type="string">
            <text:p>Scandinavian Journal of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3393</text:p>
          </table:table-cell>
          <table:table-cell office:value-type="string">
            <text:p>MEDICINA II <text:s text:c="38"/></text:p>
          </table:table-cell>
          <table:table-cell office:value-type="string">
            <text:p>Scandinavian Journal of Laboratory Anim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64</text:p>
          </table:table-cell>
          <table:table-cell office:value-type="string">
            <text:p>MEDICINA II <text:s text:c="38"/></text:p>
          </table:table-cell>
          <table:table-cell office:value-type="string">
            <text:p>Scandinavian Journal of Psyc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742</text:p>
          </table:table-cell>
          <table:table-cell office:value-type="string">
            <text:p>MEDICINA II <text:s text:c="38"/></text:p>
          </table:table-cell>
          <table:table-cell office:value-type="string">
            <text:p>Scandinavian Journal of Rheumatology (Trykt utg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6-7614</text:p>
          </table:table-cell>
          <table:table-cell office:value-type="string">
            <text:p>MEDICINA II <text:s text:c="38"/></text:p>
          </table:table-cell>
          <table:table-cell office:value-type="string">
            <text:p>Schizophrenia Bulleti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MEDICINA II <text:s text:c="38"/></text:p>
          </table:table-cell>
          <table:table-cell office:value-type="string">
            <text:p>Schizophrenia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0306</text:p>
          </table:table-cell>
          <table:table-cell office:value-type="string">
            <text:p>MEDICINA II <text:s text:c="38"/></text:p>
          </table:table-cell>
          <table:table-cell office:value-type="string">
            <text:p>Science &amp; Jus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MEDICINA II <text:s text:c="38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MEDICINA II <text:s text:c="38"/></text:p>
          </table:table-cell>
          <table:table-cell office:value-type="string">
            <text:p>Science of the Total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MEDICINA II <text:s text:c="38"/></text:p>
          </table:table-cell>
          <table:table-cell office:value-type="string">
            <text:p>Scientia Horticultura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MEDICINA II <text:s text:c="38"/></text:p>
          </table:table-cell>
          <table:table-cell office:value-type="string">
            <text:p>Scientia Medica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MEDICINA II <text:s text:c="38"/></text:p>
          </table:table-cell>
          <table:table-cell office:value-type="string">
            <text:p>Scientific American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9130</text:p>
          </table:table-cell>
          <table:table-cell office:value-type="string">
            <text:p>MEDICINA II <text:s text:c="38"/></text:p>
          </table:table-cell>
          <table:table-cell office:value-type="string">
            <text:p>Scientomet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1311</text:p>
          </table:table-cell>
          <table:table-cell office:value-type="string">
            <text:p>MEDICINA II <text:s text:c="38"/></text:p>
          </table:table-cell>
          <table:table-cell office:value-type="string">
            <text:p>Seizure (London, Englan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859X</text:p>
          </table:table-cell>
          <table:table-cell office:value-type="string">
            <text:p>MEDICINA II <text:s text:c="38"/></text:p>
          </table:table-cell>
          <table:table-cell office:value-type="string">
            <text:p>Selecciones Veterinar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MEDICINA II <text:s text:c="38"/></text:p>
          </table:table-cell>
          <table:table-cell office:value-type="string">
            <text:p>Semina. Ciências Agrár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67</text:p>
          </table:table-cell>
          <table:table-cell office:value-type="string">
            <text:p>MEDICINA II <text:s text:c="38"/></text:p>
          </table:table-cell>
          <table:table-cell office:value-type="string">
            <text:p>Semina. Ciências Biológicas e da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2570</text:p>
          </table:table-cell>
          <table:table-cell office:value-type="string">
            <text:p>MEDICINA II <text:s text:c="38"/></text:p>
          </table:table-cell>
          <table:table-cell office:value-type="string">
            <text:p>Seminars in Diagnostic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963</text:p>
          </table:table-cell>
          <table:table-cell office:value-type="string">
            <text:p>MEDICINA II <text:s text:c="38"/></text:p>
          </table:table-cell>
          <table:table-cell office:value-type="string">
            <text:p>Seminars in Hema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9295</text:p>
          </table:table-cell>
          <table:table-cell office:value-type="string">
            <text:p>MEDICINA II <text:s text:c="38"/></text:p>
          </table:table-cell>
          <table:table-cell office:value-type="string">
            <text:p>Seminars in Neph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7754</text:p>
          </table:table-cell>
          <table:table-cell office:value-type="string">
            <text:p>MEDICINA II <text:s text:c="38"/></text:p>
          </table:table-cell>
          <table:table-cell office:value-type="string">
            <text:p>Seminars in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2081</text:p>
          </table:table-cell>
          <table:table-cell office:value-type="string">
            <text:p>MEDICINA II <text:s text:c="38"/></text:p>
          </table:table-cell>
          <table:table-cell office:value-type="string">
            <text:p>Seminars in Oncology Nur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3424</text:p>
          </table:table-cell>
          <table:table-cell office:value-type="string">
            <text:p>MEDICINA II <text:s text:c="38"/></text:p>
          </table:table-cell>
          <table:table-cell office:value-type="string">
            <text:p>Seminars in Respiratory and Critical Care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MEDICINA II <text:s text:c="38"/></text:p>
          </table:table-cell>
          <table:table-cell office:value-type="string">
            <text:p>Sensors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3065</text:p>
          </table:table-cell>
          <table:table-cell office:value-type="string">
            <text:p>MEDICINA II <text:s text:c="38"/></text:p>
          </table:table-cell>
          <table:table-cell office:value-type="string">
            <text:p>Ser Méd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229</text:p>
          </table:table-cell>
          <table:table-cell office:value-type="string">
            <text:p>MEDICINA II <text:s text:c="38"/></text:p>
          </table:table-cell>
          <table:table-cell office:value-type="string">
            <text:p>Ser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233</text:p>
          </table:table-cell>
          <table:table-cell office:value-type="string">
            <text:p>MEDICINA II <text:s text:c="38"/></text:p>
          </table:table-cell>
          <table:table-cell office:value-type="string">
            <text:p>Serviço Social &amp; Re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06</text:p>
          </table:table-cell>
          <table:table-cell office:value-type="string">
            <text:p>MEDICINA II <text:s text:c="38"/></text:p>
          </table:table-cell>
          <table:table-cell office:value-type="string">
            <text:p>Serviço Social &amp; Saúde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5717</text:p>
          </table:table-cell>
          <table:table-cell office:value-type="string">
            <text:p>MEDICINA II <text:s text:c="38"/></text:p>
          </table:table-cell>
          <table:table-cell office:value-type="string">
            <text:p>Sexually Transmitted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4973</text:p>
          </table:table-cell>
          <table:table-cell office:value-type="string">
            <text:p>MEDICINA II <text:s text:c="38"/></text:p>
          </table:table-cell>
          <table:table-cell office:value-type="string">
            <text:p>Sexually Transmitted Infec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MEDICINA II <text:s text:c="38"/></text:p>
          </table:table-cell>
          <table:table-cell office:value-type="string">
            <text:p>Shock (Augusta, G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8-1287</text:p>
          </table:table-cell>
          <table:table-cell office:value-type="string">
            <text:p>MEDICINA II <text:s text:c="38"/></text:p>
          </table:table-cell>
          <table:table-cell office:value-type="string">
            <text:p>Shock Wav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9008</text:p>
          </table:table-cell>
          <table:table-cell office:value-type="string">
            <text:p>MEDICINA II <text:s text:c="38"/></text:p>
          </table:table-cell>
          <table:table-cell office:value-type="string">
            <text:p>SIICsalud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428</text:p>
          </table:table-cell>
          <table:table-cell office:value-type="string">
            <text:p>MEDICINA II <text:s text:c="38"/></text:p>
          </table:table-cell>
          <table:table-cell office:value-type="string">
            <text:p>Sinopse de Reum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225</text:p>
          </table:table-cell>
          <table:table-cell office:value-type="string">
            <text:p>MEDICINA II <text:s text:c="38"/></text:p>
          </table:table-cell>
          <table:table-cell office:value-type="string">
            <text:p>Sinopses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348</text:p>
          </table:table-cell>
          <table:table-cell office:value-type="string">
            <text:p>MEDICINA II <text:s text:c="38"/></text:p>
          </table:table-cell>
          <table:table-cell office:value-type="string">
            <text:p>Skeletal Ra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752X</text:p>
          </table:table-cell>
          <table:table-cell office:value-type="string">
            <text:p>MEDICINA II <text:s text:c="38"/></text:p>
          </table:table-cell>
          <table:table-cell office:value-type="string">
            <text:p>Skin Research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9740</text:p>
          </table:table-cell>
          <table:table-cell office:value-type="string">
            <text:p>MEDICINA II <text:s text:c="38"/></text:p>
          </table:table-cell>
          <table:table-cell office:value-type="string">
            <text:p>Skinme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5010</text:p>
          </table:table-cell>
          <table:table-cell office:value-type="string">
            <text:p>MEDICINA II <text:s text:c="38"/></text:p>
          </table:table-cell>
          <table:table-cell office:value-type="string">
            <text:p>Skull Base (New Yor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512</text:p>
          </table:table-cell>
          <table:table-cell office:value-type="string">
            <text:p>MEDICINA II <text:s text:c="38"/></text:p>
          </table:table-cell>
          <table:table-cell office:value-type="string">
            <text:p>Sleep &amp; Breath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105</text:p>
          </table:table-cell>
          <table:table-cell office:value-type="string">
            <text:p>MEDICINA II <text:s text:c="38"/></text:p>
          </table:table-cell>
          <table:table-cell office:value-type="string">
            <text:p>Sleep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457</text:p>
          </table:table-cell>
          <table:table-cell office:value-type="string">
            <text:p>MEDICINA II <text:s text:c="38"/></text:p>
          </table:table-cell>
          <table:table-cell office:value-type="string">
            <text:p>Sleep Medicine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0792</text:p>
          </table:table-cell>
          <table:table-cell office:value-type="string">
            <text:p>MEDICINA II <text:s text:c="38"/></text:p>
          </table:table-cell>
          <table:table-cell office:value-type="string">
            <text:p>Sleep Medicine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063</text:p>
          </table:table-cell>
          <table:table-cell office:value-type="string">
            <text:p>MEDICINA II <text:s text:c="38"/></text:p>
          </table:table-cell>
          <table:table-cell office:value-type="string">
            <text:p>Sleep 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954</text:p>
          </table:table-cell>
          <table:table-cell office:value-type="string">
            <text:p>MEDICINA II <text:s text:c="38"/></text:p>
          </table:table-cell>
          <table:table-cell office:value-type="string">
            <text:p>Social Psychiatry and Psychiatric Epidem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9536</text:p>
          </table:table-cell>
          <table:table-cell office:value-type="string">
            <text:p>MEDICINA II <text:s text:c="38"/></text:p>
          </table:table-cell>
          <table:table-cell office:value-type="string">
            <text:p>Social Science &amp; Medicine (198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1389</text:p>
          </table:table-cell>
          <table:table-cell office:value-type="string">
            <text:p>MEDICINA II <text:s text:c="38"/></text:p>
          </table:table-cell>
          <table:table-cell office:value-type="string">
            <text:p>Social Work in Health C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5-1562</text:p>
          </table:table-cell>
          <table:table-cell office:value-type="string">
            <text:p>MEDICINA II <text:s text:c="38"/></text:p>
          </table:table-cell>
          <table:table-cell office:value-type="string">
            <text:p>Southeast Asian Journal of Tropical Medicine and Public Healt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8-9693</text:p>
          </table:table-cell>
          <table:table-cell office:value-type="string">
            <text:p>MEDICINA II <text:s text:c="38"/></text:p>
          </table:table-cell>
          <table:table-cell office:value-type="string">
            <text:p>Southern African Journal of HIV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4348</text:p>
          </table:table-cell>
          <table:table-cell office:value-type="string">
            <text:p>MEDICINA II <text:s text:c="38"/></text:p>
          </table:table-cell>
          <table:table-cell office:value-type="string">
            <text:p>Southern Medical Journal (Birmingham, Ala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971X</text:p>
          </table:table-cell>
          <table:table-cell office:value-type="string">
            <text:p>MEDICINA II <text:s text:c="38"/></text:p>
          </table:table-cell>
          <table:table-cell office:value-type="string">
            <text:p>Spanish Journal of Agricultur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1879</text:p>
          </table:table-cell>
          <table:table-cell office:value-type="string">
            <text:p>MEDICINA II <text:s text:c="38"/></text:p>
          </table:table-cell>
          <table:table-cell office:value-type="string">
            <text:p>Special Care in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MEDICINA II <text:s text:c="38"/></text:p>
          </table:table-cell>
          <table:table-cell office:value-type="string">
            <text:p>Spectrochimica Acta. Part A, Molecular and Biomolecular Spect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39</text:p>
          </table:table-cell>
          <table:table-cell office:value-type="string">
            <text:p>MEDICINA II <text:s text:c="38"/></text:p>
          </table:table-cell>
          <table:table-cell office:value-type="string">
            <text:p>Spectrochimica Acta. Part A, Molecular Spectrosco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2-4813</text:p>
          </table:table-cell>
          <table:table-cell office:value-type="string">
            <text:p>MEDICINA II <text:s text:c="38"/></text:p>
          </table:table-cell>
          <table:table-cell office:value-type="string">
            <text:p>Spectroscopy (Ottaw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4393</text:p>
          </table:table-cell>
          <table:table-cell office:value-type="string">
            <text:p>MEDICINA II <text:s text:c="38"/></text:p>
          </table:table-cell>
          <table:table-cell office:value-type="string">
            <text:p>Spinal 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1159</text:p>
          </table:table-cell>
          <table:table-cell office:value-type="string">
            <text:p>MEDICINA II <text:s text:c="38"/></text:p>
          </table:table-cell>
          <table:table-cell office:value-type="string">
            <text:p>Spine (Online. Philadelphia, Pa. 197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2436</text:p>
          </table:table-cell>
          <table:table-cell office:value-type="string">
            <text:p>MEDICINA II <text:s text:c="38"/></text:p>
          </table:table-cell>
          <table:table-cell office:value-type="string">
            <text:p>Spine (Philadelphia, Pa. 197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2-1642</text:p>
          </table:table-cell>
          <table:table-cell office:value-type="string">
            <text:p>MEDICINA II <text:s text:c="38"/></text:p>
          </table:table-cell>
          <table:table-cell office:value-type="string">
            <text:p>Sports Medicine (Auck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4325</text:p>
          </table:table-cell>
          <table:table-cell office:value-type="string">
            <text:p>MEDICINA II <text:s text:c="38"/></text:p>
          </table:table-cell>
          <table:table-cell office:value-type="string">
            <text:p>Springer Seminars in Immunopathology (Cessou em 2006. Cont. ISSN 1863-2297 Seminars in Immunopathology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2802</text:p>
          </table:table-cell>
          <table:table-cell office:value-type="string">
            <text:p>MEDICINA II <text:s text:c="38"/></text:p>
          </table:table-cell>
          <table:table-cell office:value-type="string">
            <text:p>Statistical Methods in Med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82X</text:p>
          </table:table-cell>
          <table:table-cell office:value-type="string">
            <text:p>MEDICINA II <text:s text:c="38"/></text:p>
          </table:table-cell>
          <table:table-cell office:value-type="string">
            <text:p>Statistical Model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6715</text:p>
          </table:table-cell>
          <table:table-cell office:value-type="string">
            <text:p>MEDICINA II <text:s text:c="38"/></text:p>
          </table:table-cell>
          <table:table-cell office:value-type="string">
            <text:p>Statistics in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099</text:p>
          </table:table-cell>
          <table:table-cell office:value-type="string">
            <text:p>MEDICINA II <text:s text:c="38"/></text:p>
          </table:table-cell>
          <table:table-cell office:value-type="string">
            <text:p>Stem Cells (Dayton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6125</text:p>
          </table:table-cell>
          <table:table-cell office:value-type="string">
            <text:p>MEDICINA II <text:s text:c="38"/></text:p>
          </table:table-cell>
          <table:table-cell office:value-type="string">
            <text:p>Stereotactic and Functional Neuro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287</text:p>
          </table:table-cell>
          <table:table-cell office:value-type="string">
            <text:p>MEDICINA II <text:s text:c="38"/></text:p>
          </table:table-cell>
          <table:table-cell office:value-type="string">
            <text:p>Stoma (Lisb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890</text:p>
          </table:table-cell>
          <table:table-cell office:value-type="string">
            <text:p>MEDICINA II <text:s text:c="38"/></text:p>
          </table:table-cell>
          <table:table-cell office:value-type="string">
            <text:p>Stress (Luxembourg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3005</text:p>
          </table:table-cell>
          <table:table-cell office:value-type="string">
            <text:p>MEDICINA II <text:s text:c="38"/></text:p>
          </table:table-cell>
          <table:table-cell office:value-type="string">
            <text:p>Stress and Heal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2499</text:p>
          </table:table-cell>
          <table:table-cell office:value-type="string">
            <text:p>MEDICINA II <text:s text:c="38"/></text:p>
          </table:table-cell>
          <table:table-cell office:value-type="string">
            <text:p>Stroke (Dallas. 197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1011</text:p>
          </table:table-cell>
          <table:table-cell office:value-type="string">
            <text:p>MEDICINA II <text:s text:c="38"/></text:p>
          </table:table-cell>
          <table:table-cell office:value-type="string">
            <text:p>Student (Neuchât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630</text:p>
          </table:table-cell>
          <table:table-cell office:value-type="string">
            <text:p>MEDICINA II <text:s text:c="38"/></text:p>
          </table:table-cell>
          <table:table-cell office:value-type="string">
            <text:p>Studies in Health Technology and Infor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7077</text:p>
          </table:table-cell>
          <table:table-cell office:value-type="string">
            <text:p>MEDICINA II <text:s text:c="38"/></text:p>
          </table:table-cell>
          <table:table-cell office:value-type="string">
            <text:p>Substance Abu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84</text:p>
          </table:table-cell>
          <table:table-cell office:value-type="string">
            <text:p>MEDICINA II <text:s text:c="38"/></text:p>
          </table:table-cell>
          <table:table-cell office:value-type="string">
            <text:p>Substance Use &amp; Misu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4355</text:p>
          </table:table-cell>
          <table:table-cell office:value-type="string">
            <text:p>MEDICINA II <text:s text:c="38"/></text:p>
          </table:table-cell>
          <table:table-cell office:value-type="string">
            <text:p>Supportive Care in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8972</text:p>
          </table:table-cell>
          <table:table-cell office:value-type="string">
            <text:p>MEDICINA II <text:s text:c="38"/></text:p>
          </table:table-cell>
          <table:table-cell office:value-type="string">
            <text:p>Surface &amp; Coatings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44</text:p>
          </table:table-cell>
          <table:table-cell office:value-type="string">
            <text:p>MEDICINA II <text:s text:c="38"/></text:p>
          </table:table-cell>
          <table:table-cell office:value-type="string">
            <text:p>Surface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28</text:p>
          </table:table-cell>
          <table:table-cell office:value-type="string">
            <text:p>MEDICINA II <text:s text:c="38"/></text:p>
          </table:table-cell>
          <table:table-cell office:value-type="string">
            <text:p>Surf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60</text:p>
          </table:table-cell>
          <table:table-cell office:value-type="string">
            <text:p>MEDICINA II <text:s text:c="38"/></text:p>
          </table:table-cell>
          <table:table-cell office:value-type="string">
            <text:p>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1038</text:p>
          </table:table-cell>
          <table:table-cell office:value-type="string">
            <text:p>MEDICINA II <text:s text:c="38"/></text:p>
          </table:table-cell>
          <table:table-cell office:value-type="string">
            <text:p>Surgical and Radiologic Anatom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2794</text:p>
          </table:table-cell>
          <table:table-cell office:value-type="string">
            <text:p>MEDICINA II <text:s text:c="38"/></text:p>
          </table:table-cell>
          <table:table-cell office:value-type="string">
            <text:p>Surgical Endoscopy (Cessou em 2001. Cont. ISSN 1866-6817 Surgical Endoscopy and Other Interventional Techniques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2964</text:p>
          </table:table-cell>
          <table:table-cell office:value-type="string">
            <text:p>MEDICINA II <text:s text:c="38"/></text:p>
          </table:table-cell>
          <table:table-cell office:value-type="string">
            <text:p>Surgical Infe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4515</text:p>
          </table:table-cell>
          <table:table-cell office:value-type="string">
            <text:p>MEDICINA II <text:s text:c="38"/></text:p>
          </table:table-cell>
          <table:table-cell office:value-type="string">
            <text:p>Surgical Laparoscopy, Endoscopy &amp; Percutaneous Techniqu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019</text:p>
          </table:table-cell>
          <table:table-cell office:value-type="string">
            <text:p>MEDICINA II <text:s text:c="38"/></text:p>
          </table:table-cell>
          <table:table-cell office:value-type="string">
            <text:p>Surgical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02</text:p>
          </table:table-cell>
          <table:table-cell office:value-type="string">
            <text:p>MEDICINA II <text:s text:c="38"/></text:p>
          </table:table-cell>
          <table:table-cell office:value-type="string">
            <text:p>Sustainable Development (Bra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7860</text:p>
          </table:table-cell>
          <table:table-cell office:value-type="string">
            <text:p>MEDICINA II <text:s text:c="38"/></text:p>
          </table:table-cell>
          <table:table-cell office:value-type="string">
            <text:p>Swiss Medical Weekl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4476</text:p>
          </table:table-cell>
          <table:table-cell office:value-type="string">
            <text:p>MEDICINA II <text:s text:c="38"/></text:p>
          </table:table-cell>
          <table:table-cell office:value-type="string">
            <text:p>Synapse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6779</text:p>
          </table:table-cell>
          <table:table-cell office:value-type="string">
            <text:p>MEDICINA II <text:s text:c="38"/></text:p>
          </table:table-cell>
          <table:table-cell office:value-type="string">
            <text:p>Synthetic Met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24</text:p>
          </table:table-cell>
          <table:table-cell office:value-type="string">
            <text:p>MEDICINA II <text:s text:c="38"/></text:p>
          </table:table-cell>
          <table:table-cell office:value-type="string">
            <text:p>T&amp;C Amazô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MEDICINA II <text:s text:c="38"/></text:p>
          </table:table-cell>
          <table:table-cell office:value-type="string">
            <text:p>Talant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MEDICINA II <text:s text:c="38"/></text:p>
          </table:table-cell>
          <table:table-cell office:value-type="string">
            <text:p>TD. Teoria e Deba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6337</text:p>
          </table:table-cell>
          <table:table-cell office:value-type="string">
            <text:p>MEDICINA II <text:s text:c="38"/></text:p>
          </table:table-cell>
          <table:table-cell office:value-type="string">
            <text:p>Techniques in Coloproctology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5627</text:p>
          </table:table-cell>
          <table:table-cell office:value-type="string">
            <text:p>MEDICINA II <text:s text:c="38"/></text:p>
          </table:table-cell>
          <table:table-cell office:value-type="string">
            <text:p>Telemedicine Journal and e-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06</text:p>
          </table:table-cell>
          <table:table-cell office:value-type="string">
            <text:p>MEDICINA II <text:s text:c="38"/></text:p>
          </table:table-cell>
          <table:table-cell office:value-type="string">
            <text:p>Tema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70</text:p>
          </table:table-cell>
          <table:table-cell office:value-type="string">
            <text:p>MEDICINA II <text:s text:c="38"/></text:p>
          </table:table-cell>
          <table:table-cell office:value-type="string">
            <text:p>Temas em Saúde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49</text:p>
          </table:table-cell>
          <table:table-cell office:value-type="string">
            <text:p>MEDICINA II <text:s text:c="38"/></text:p>
          </table:table-cell>
          <table:table-cell office:value-type="string">
            <text:p>Temas sobr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829</text:p>
          </table:table-cell>
          <table:table-cell office:value-type="string">
            <text:p>MEDICINA II <text:s text:c="38"/></text:p>
          </table:table-cell>
          <table:table-cell office:value-type="string">
            <text:p>Tempus: Actas de Saúde Cole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937</text:p>
          </table:table-cell>
          <table:table-cell office:value-type="string">
            <text:p>MEDICINA II <text:s text:c="38"/></text:p>
          </table:table-cell>
          <table:table-cell office:value-type="string">
            <text:p>Terapia Man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3211</text:p>
          </table:table-cell>
          <table:table-cell office:value-type="string">
            <text:p>MEDICINA II <text:s text:c="38"/></text:p>
          </table:table-cell>
          <table:table-cell office:value-type="string">
            <text:p>Teratogenesis, Carcinogenesis and Mutagenesis (Print) (Cessou em 2003. Cont. ISSN 1542-9733 Birth Defects Research. Part B. Developmental and Reproductive Toxic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20</text:p>
          </table:table-cell>
          <table:table-cell office:value-type="string">
            <text:p>MEDICINA II <text:s text:c="38"/></text:p>
          </table:table-cell>
          <table:table-cell office:value-type="string">
            <text:p>Tetrahedron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MEDICINA II <text:s text:c="38"/></text:p>
          </table:table-cell>
          <table:table-cell office:value-type="string">
            <text:p>Tetrahedron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MEDICINA II <text:s text:c="38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28</text:p>
          </table:table-cell>
          <table:table-cell office:value-type="string">
            <text:p>MEDICINA II <text:s text:c="38"/></text:p>
          </table:table-cell>
          <table:table-cell office:value-type="string">
            <text:p>Textos sobre Envelhecimento (UERJ) (Cessou em 2005. Cont. ISSN 1809-9823 Revista Brasileira de Geriatria e Gerontologia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703</text:p>
          </table:table-cell>
          <table:table-cell office:value-type="string">
            <text:p>MEDICINA II <text:s text:c="38"/></text:p>
          </table:table-cell>
          <table:table-cell office:value-type="string">
            <text:p>The American Heart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49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Car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415X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Chinese Medicine (1979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1091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Dermat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2990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Drug and Alcohol Abus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7910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Forensic Medicine and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7460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Geriatric Car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481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Geriatric Psychia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2766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Medicine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40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13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3X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56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Psyc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5185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Surgical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29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the Med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8745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f Urology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0496</text:p>
          </table:table-cell>
          <table:table-cell office:value-type="string">
            <text:p>MEDICINA II <text:s text:c="38"/></text:p>
          </table:table-cell>
          <table:table-cell office:value-type="string">
            <text:p>The American Journal on Addic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84</text:p>
          </table:table-cell>
          <table:table-cell office:value-type="string">
            <text:p>MEDICINA II <text:s text:c="38"/></text:p>
          </table:table-cell>
          <table:table-cell office:value-type="string">
            <text:p>The Anatomical Record. Part A, Discoveries in Molecular, Cellular, and Evolutionary Biology (Cessou em 2006. Fundiu-se com ISSN 1552-4906 The Anatomical Record. Part B, New Anatomist e ISSN 1932-8486 The Anatomical Record (Hoboken, N.J. : 2007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219</text:p>
          </table:table-cell>
          <table:table-cell office:value-type="string">
            <text:p>MEDICINA II <text:s text:c="38"/></text:p>
          </table:table-cell>
          <table:table-cell office:value-type="string">
            <text:p>The Angle Orthodont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94</text:p>
          </table:table-cell>
          <table:table-cell office:value-type="string">
            <text:p>MEDICINA II <text:s text:c="38"/></text:p>
          </table:table-cell>
          <table:table-cell office:value-type="string">
            <text:p>The Annals of Otology, Rhinology &amp; Laryng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75</text:p>
          </table:table-cell>
          <table:table-cell office:value-type="string">
            <text:p>MEDICINA II <text:s text:c="38"/></text:p>
          </table:table-cell>
          <table:table-cell office:value-type="string">
            <text:p>The Annals of Thoracic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038</text:p>
          </table:table-cell>
          <table:table-cell office:value-type="string">
            <text:p>MEDICINA II <text:s text:c="38"/></text:p>
          </table:table-cell>
          <table:table-cell office:value-type="string">
            <text:p>The Auk (Washington, D.C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MEDICINA II <text:s text:c="38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122X</text:p>
          </table:table-cell>
          <table:table-cell office:value-type="string">
            <text:p>MEDICINA II <text:s text:c="38"/></text:p>
          </table:table-cell>
          <table:table-cell office:value-type="string">
            <text:p>The Breast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656</text:p>
          </table:table-cell>
          <table:table-cell office:value-type="string">
            <text:p>MEDICINA II <text:s text:c="38"/></text:p>
          </table:table-cell>
          <table:table-cell office:value-type="string">
            <text:p>The Cleft Palate-Craniofacial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8047</text:p>
          </table:table-cell>
          <table:table-cell office:value-type="string">
            <text:p>MEDICINA II <text:s text:c="38"/></text:p>
          </table:table-cell>
          <table:table-cell office:value-type="string">
            <text:p>The Clinical Journal of Pa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6981</text:p>
          </table:table-cell>
          <table:table-cell office:value-type="string">
            <text:p>MEDICINA II <text:s text:c="38"/></text:p>
          </table:table-cell>
          <table:table-cell office:value-type="string">
            <text:p>The Clinical Respiratory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144</text:p>
          </table:table-cell>
          <table:table-cell office:value-type="string">
            <text:p>MEDICINA II <text:s text:c="38"/></text:p>
          </table:table-cell>
          <table:table-cell office:value-type="string">
            <text:p>The Endocrinologist (Baltimore, M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163</text:p>
          </table:table-cell>
          <table:table-cell office:value-type="string">
            <text:p>MEDICINA II <text:s text:c="38"/></text:p>
          </table:table-cell>
          <table:table-cell office:value-type="string">
            <text:p>The European Journal of Psychia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60</text:p>
          </table:table-cell>
          <table:table-cell office:value-type="string">
            <text:p>MEDICINA II <text:s text:c="38"/></text:p>
          </table:table-cell>
          <table:table-cell office:value-type="string">
            <text:p>The European Physical Journal. D, Atomic, Molecular and Optic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1936</text:p>
          </table:table-cell>
          <table:table-cell office:value-type="string">
            <text:p>MEDICINA II <text:s text:c="38"/></text:p>
          </table:table-cell>
          <table:table-cell office:value-type="string">
            <text:p>The European Respiratory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1850</text:p>
          </table:table-cell>
          <table:table-cell office:value-type="string">
            <text:p>MEDICINA II <text:s text:c="38"/></text:p>
          </table:table-cell>
          <table:table-cell office:value-type="string">
            <text:p>The European Respiratory Journal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MEDICINA II <text:s text:c="38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MEDICINA II <text:s text:c="38"/></text:p>
          </table:table-cell>
          <table:table-cell office:value-type="string">
            <text:p>The FIEP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9013</text:p>
          </table:table-cell>
          <table:table-cell office:value-type="string">
            <text:p>MEDICINA II <text:s text:c="38"/></text:p>
          </table:table-cell>
          <table:table-cell office:value-type="string">
            <text:p>The Gerontologist (Washington, D.C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1931</text:p>
          </table:table-cell>
          <table:table-cell office:value-type="string">
            <text:p>MEDICINA II <text:s text:c="38"/></text:p>
          </table:table-cell>
          <table:table-cell office:value-type="string">
            <text:p>The International Journal of Adult Orthodontics and Orthognathic Surgery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3988</text:p>
          </table:table-cell>
          <table:table-cell office:value-type="string">
            <text:p>MEDICINA II <text:s text:c="38"/></text:p>
          </table:table-cell>
          <table:table-cell office:value-type="string">
            <text:p>The International Journal of Artificial Organs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09</text:p>
          </table:table-cell>
          <table:table-cell office:value-type="string">
            <text:p>MEDICINA II <text:s text:c="38"/></text:p>
          </table:table-cell>
          <table:table-cell office:value-type="string">
            <text:p>The International Journal of Atherosclerosi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6155</text:p>
          </table:table-cell>
          <table:table-cell office:value-type="string">
            <text:p>MEDICINA II <text:s text:c="38"/></text:p>
          </table:table-cell>
          <table:table-cell office:value-type="string">
            <text:p>The International Journal of Biological Markers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5794</text:p>
          </table:table-cell>
          <table:table-cell office:value-type="string">
            <text:p>MEDICINA II <text:s text:c="38"/></text:p>
          </table:table-cell>
          <table:table-cell office:value-type="string">
            <text:p>The International Journal of Cardiovascular 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3478</text:p>
          </table:table-cell>
          <table:table-cell office:value-type="string">
            <text:p>MEDICINA II <text:s text:c="38"/></text:p>
          </table:table-cell>
          <table:table-cell office:value-type="string">
            <text:p>The International Journal of Eating Disord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2786</text:p>
          </table:table-cell>
          <table:table-cell office:value-type="string">
            <text:p>MEDICINA II <text:s text:c="38"/></text:p>
          </table:table-cell>
          <table:table-cell office:value-type="string">
            <text:p>The International Journal of Oral and Maxillofacial Impla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7569</text:p>
          </table:table-cell>
          <table:table-cell office:value-type="string">
            <text:p>MEDICINA II <text:s text:c="38"/></text:p>
          </table:table-cell>
          <table:table-cell office:value-type="string">
            <text:p>The International Journal of Periodontics &amp; Restorative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3719</text:p>
          </table:table-cell>
          <table:table-cell office:value-type="string">
            <text:p>MEDICINA II <text:s text:c="38"/></text:p>
          </table:table-cell>
          <table:table-cell office:value-type="string">
            <text:p>The International Journal of Tuberculosis and Lung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5448</text:p>
          </table:table-cell>
          <table:table-cell office:value-type="string">
            <text:p>MEDICINA II <text:s text:c="38"/></text:p>
          </table:table-cell>
          <table:table-cell office:value-type="string">
            <text:p>The International Tinnitus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8307</text:p>
          </table:table-cell>
          <table:table-cell office:value-type="string">
            <text:p>MEDICINA II <text:s text:c="38"/></text:p>
          </table:table-cell>
          <table:table-cell office:value-type="string">
            <text:p>The Internet Journal of Pa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5535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Alternative and Complementary Medicine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63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Applied Behavior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064X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Applie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202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Ara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0903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Asthm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Biolog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Chemical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2X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Clinical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7890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Clinical Et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6175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Clinical Hypertension (Greenwich, Conn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38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Clinical Investig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4628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Clinical Pediatric Dent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6689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Clinical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3711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Contemporary Dental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2275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Craniofacial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0680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EC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4679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Emergency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234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Eukaryotic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07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Experimental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5023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Hand Surgery (St. Louis, Mo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9-2369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Headache and Pain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2498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Heart and Lung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54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Histochemistry and Cyt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701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Hospital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Immunology (195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6606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Immunology (1950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453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18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Nervous and Mental Diseas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0172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Neuropsychiatry and Clinical Neuro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0395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Neuroscience Nur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505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Nuclear Medicine (1978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66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Nutr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9-7707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Nutrition, Health &amp; 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900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Pai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76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Pediatr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65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Pharmacology and Experimental Therapeu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6095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Sexual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4731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Speech and Language Pathology, Applied Behavior Analy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804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Sur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7-2871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the American Animal Hospital Associ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8770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the American Board of Family Practi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282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Traum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6061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Trauma. Injury, Infection, and Critical Ca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47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30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Venomous Animals and Toxin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Venomous Animals and Toxins Including Tropical Diseases (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MEDICINA II <text:s text:c="38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006</text:p>
          </table:table-cell>
          <table:table-cell office:value-type="string">
            <text:p>MEDICINA II <text:s text:c="38"/></text:p>
          </table:table-cell>
          <table:table-cell office:value-type="string">
            <text:p>The Journals of Gerontology. Series A, Biological Sciences and Medic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5355</text:p>
          </table:table-cell>
          <table:table-cell office:value-type="string">
            <text:p>MEDICINA II <text:s text:c="38"/></text:p>
          </table:table-cell>
          <table:table-cell office:value-type="string">
            <text:p>The Lancet (North American editi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52X</text:p>
          </table:table-cell>
          <table:table-cell office:value-type="string">
            <text:p>MEDICINA II <text:s text:c="38"/></text:p>
          </table:table-cell>
          <table:table-cell office:value-type="string">
            <text:p>The Laryngoscope (St. Lou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97</text:p>
          </table:table-cell>
          <table:table-cell office:value-type="string">
            <text:p>MEDICINA II <text:s text:c="38"/></text:p>
          </table:table-cell>
          <table:table-cell office:value-type="string">
            <text:p>The Latin American Journal of Aquatic Mamm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4793</text:p>
          </table:table-cell>
          <table:table-cell office:value-type="string">
            <text:p>MEDICINA II <text:s text:c="38"/></text:p>
          </table:table-cell>
          <table:table-cell office:value-type="string">
            <text:p>The New England Journal of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7138</text:p>
          </table:table-cell>
          <table:table-cell office:value-type="string">
            <text:p>MEDICINA II <text:s text:c="38"/></text:p>
          </table:table-cell>
          <table:table-cell office:value-type="string">
            <text:p>The New Microbi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0790</text:p>
          </table:table-cell>
          <table:table-cell office:value-type="string">
            <text:p>MEDICINA II <text:s text:c="38"/></text:p>
          </table:table-cell>
          <table:table-cell office:value-type="string">
            <text:p>The Open Cancer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3668</text:p>
          </table:table-cell>
          <table:table-cell office:value-type="string">
            <text:p>MEDICINA II <text:s text:c="38"/></text:p>
          </table:table-cell>
          <table:table-cell office:value-type="string">
            <text:p>The Pediatric Infectious Disease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3887</text:p>
          </table:table-cell>
          <table:table-cell office:value-type="string">
            <text:p>MEDICINA II <text:s text:c="38"/></text:p>
          </table:table-cell>
          <table:table-cell office:value-type="string">
            <text:p>The Protein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953X</text:p>
          </table:table-cell>
          <table:table-cell office:value-type="string">
            <text:p>MEDICINA II <text:s text:c="38"/></text:p>
          </table:table-cell>
          <table:table-cell office:value-type="string">
            <text:p>The Psychiatric Clinics of North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828</text:p>
          </table:table-cell>
          <table:table-cell office:value-type="string">
            <text:p>MEDICINA II <text:s text:c="38"/></text:p>
          </table:table-cell>
          <table:table-cell office:value-type="string">
            <text:p>The Psychoanalytic Quarterl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4785</text:p>
          </table:table-cell>
          <table:table-cell office:value-type="string">
            <text:p>MEDICINA II <text:s text:c="38"/></text:p>
          </table:table-cell>
          <table:table-cell office:value-type="string">
            <text:p>The Quarterly Journal of Nuclear Medicine and Molecular Imaging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6071</text:p>
          </table:table-cell>
          <table:table-cell office:value-type="string">
            <text:p>MEDICINA II <text:s text:c="38"/></text:p>
          </table:table-cell>
          <table:table-cell office:value-type="string">
            <text:p>The Review of Diabetic Studi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744X</text:p>
          </table:table-cell>
          <table:table-cell office:value-type="string">
            <text:p>MEDICINA II <text:s text:c="38"/></text:p>
          </table:table-cell>
          <table:table-cell office:value-type="string">
            <text:p>The Scientific World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416</text:p>
          </table:table-cell>
          <table:table-cell office:value-type="string">
            <text:p>MEDICINA II <text:s text:c="38"/></text:p>
          </table:table-cell>
          <table:table-cell office:value-type="string">
            <text:p>The Spanish Journal of Psyc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9430</text:p>
          </table:table-cell>
          <table:table-cell office:value-type="string">
            <text:p>MEDICINA II <text:s text:c="38"/></text:p>
          </table:table-cell>
          <table:table-cell office:value-type="string">
            <text:p>The Spin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MEDICINA II <text:s text:c="38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2975</text:p>
          </table:table-cell>
          <table:table-cell office:value-type="string">
            <text:p>MEDICINA II <text:s text:c="38"/></text:p>
          </table:table-cell>
          <table:table-cell office:value-type="string">
            <text:p>The World Journal of Biologic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809</text:p>
          </table:table-cell>
          <table:table-cell office:value-type="string">
            <text:p>MEDICINA II <text:s text:c="38"/></text:p>
          </table:table-cell>
          <table:table-cell office:value-type="string">
            <text:p>Theoretical Population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9447</text:p>
          </table:table-cell>
          <table:table-cell office:value-type="string">
            <text:p>MEDICINA II <text:s text:c="38"/></text:p>
          </table:table-cell>
          <table:table-cell office:value-type="string">
            <text:p>Therapeutic Advances in Cardiovascular Diseas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356</text:p>
          </table:table-cell>
          <table:table-cell office:value-type="string">
            <text:p>MEDICINA II <text:s text:c="38"/></text:p>
          </table:table-cell>
          <table:table-cell office:value-type="string">
            <text:p>Therapeutic Drug Monito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6336</text:p>
          </table:table-cell>
          <table:table-cell office:value-type="string">
            <text:p>MEDICINA II <text:s text:c="38"/></text:p>
          </table:table-cell>
          <table:table-cell office:value-type="string">
            <text:p>Therapeutics and Clinical Risk Management (Cessou em 2008. Cont. ISSN 1178-203X Therapeutics and Clinical Risk Management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MEDICINA II <text:s text:c="38"/></text:p>
          </table:table-cell>
          <table:table-cell office:value-type="string">
            <text:p>Thin Solid Fil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376</text:p>
          </table:table-cell>
          <table:table-cell office:value-type="string">
            <text:p>MEDICINA II <text:s text:c="38"/></text:p>
          </table:table-cell>
          <table:table-cell office:value-type="string">
            <text:p>Thorax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245</text:p>
          </table:table-cell>
          <table:table-cell office:value-type="string">
            <text:p>MEDICINA II <text:s text:c="38"/></text:p>
          </table:table-cell>
          <table:table-cell office:value-type="string">
            <text:p>Thrombosis and Haemosta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560</text:p>
          </table:table-cell>
          <table:table-cell office:value-type="string">
            <text:p>MEDICINA II <text:s text:c="38"/></text:p>
          </table:table-cell>
          <table:table-cell office:value-type="string">
            <text:p>Thrombosis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3848</text:p>
          </table:table-cell>
          <table:table-cell office:value-type="string">
            <text:p>MEDICINA II <text:s text:c="38"/></text:p>
          </table:table-cell>
          <table:table-cell office:value-type="string">
            <text:p>Thrombosi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7256</text:p>
          </table:table-cell>
          <table:table-cell office:value-type="string">
            <text:p>MEDICINA II <text:s text:c="38"/></text:p>
          </table:table-cell>
          <table:table-cell office:value-type="string">
            <text:p>Thyroid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MEDICINA II <text:s text:c="38"/></text:p>
          </table:table-cell>
          <table:table-cell office:value-type="string">
            <text:p>Tissue &amp; Cel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815</text:p>
          </table:table-cell>
          <table:table-cell office:value-type="string">
            <text:p>MEDICINA II <text:s text:c="38"/></text:p>
          </table:table-cell>
          <table:table-cell office:value-type="string">
            <text:p>Tissue Antige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2276</text:p>
          </table:table-cell>
          <table:table-cell office:value-type="string">
            <text:p>MEDICINA II <text:s text:c="38"/></text:p>
          </table:table-cell>
          <table:table-cell office:value-type="string">
            <text:p>TM &amp; IH. Tropical medicine and international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4563</text:p>
          </table:table-cell>
          <table:table-cell office:value-type="string">
            <text:p>MEDICINA II <text:s text:c="38"/></text:p>
          </table:table-cell>
          <table:table-cell office:value-type="string">
            <text:p>Tobacco Contro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5-527X</text:p>
          </table:table-cell>
          <table:table-cell office:value-type="string">
            <text:p>MEDICINA II <text:s text:c="38"/></text:p>
          </table:table-cell>
          <table:table-cell office:value-type="string">
            <text:p>Tog (A Coruñ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3459</text:p>
          </table:table-cell>
          <table:table-cell office:value-type="string">
            <text:p>MEDICINA II <text:s text:c="38"/></text:p>
          </table:table-cell>
          <table:table-cell office:value-type="string">
            <text:p>Topics in Magnetic Resonance Imag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6233</text:p>
          </table:table-cell>
          <table:table-cell office:value-type="string">
            <text:p>MEDICINA II <text:s text:c="38"/></text:p>
          </table:table-cell>
          <table:table-cell office:value-type="string">
            <text:p>Toxicologic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MEDICINA II <text:s text:c="38"/></text:p>
          </table:table-cell>
          <table:table-cell office:value-type="string">
            <text:p>Toxic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83X</text:p>
          </table:table-cell>
          <table:table-cell office:value-type="string">
            <text:p>MEDICINA II <text:s text:c="38"/></text:p>
          </table:table-cell>
          <table:table-cell office:value-type="string">
            <text:p>Toxicolo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08X</text:p>
          </table:table-cell>
          <table:table-cell office:value-type="string">
            <text:p>MEDICINA II <text:s text:c="38"/></text:p>
          </table:table-cell>
          <table:table-cell office:value-type="string">
            <text:p>Toxicology and Applie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MEDICINA II <text:s text:c="38"/></text:p>
          </table:table-cell>
          <table:table-cell office:value-type="string">
            <text:p>Toxicology in Vitr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MEDICINA II <text:s text:c="38"/></text:p>
          </table:table-cell>
          <table:table-cell office:value-type="string">
            <text:p>Toxic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6524</text:p>
          </table:table-cell>
          <table:table-cell office:value-type="string">
            <text:p>MEDICINA II <text:s text:c="38"/></text:p>
          </table:table-cell>
          <table:table-cell office:value-type="string">
            <text:p>Toxicology Mechanisms and Method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MEDICINA II <text:s text:c="38"/></text:p>
          </table:table-cell>
          <table:table-cell office:value-type="string">
            <text:p>Toxicon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746</text:p>
          </table:table-cell>
          <table:table-cell office:value-type="string">
            <text:p>MEDICINA II <text:s text:c="38"/></text:p>
          </table:table-cell>
          <table:table-cell office:value-type="string">
            <text:p>Trabalho, Educação e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104</text:p>
          </table:table-cell>
          <table:table-cell office:value-type="string">
            <text:p>MEDICINA II <text:s text:c="38"/></text:p>
          </table:table-cell>
          <table:table-cell office:value-type="string">
            <text:p>Trace Elements and Electroly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9533</text:p>
          </table:table-cell>
          <table:table-cell office:value-type="string">
            <text:p>MEDICINA II <text:s text:c="38"/></text:p>
          </table:table-cell>
          <table:table-cell office:value-type="string">
            <text:p>Transactions of the American Ophthalmological Society Annual Meet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MEDICINA II <text:s text:c="38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4615</text:p>
          </table:table-cell>
          <table:table-cell office:value-type="string">
            <text:p>MEDICINA II <text:s text:c="38"/></text:p>
          </table:table-cell>
          <table:table-cell office:value-type="string">
            <text:p>Transcultural Psychia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132</text:p>
          </table:table-cell>
          <table:table-cell office:value-type="string">
            <text:p>MEDICINA II <text:s text:c="38"/></text:p>
          </table:table-cell>
          <table:table-cell office:value-type="string">
            <text:p>Transfusion (Arlington, V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0502</text:p>
          </table:table-cell>
          <table:table-cell office:value-type="string">
            <text:p>MEDICINA II <text:s text:c="38"/></text:p>
          </table:table-cell>
          <table:table-cell office:value-type="string">
            <text:p>Transfusion and Apheresis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7578</text:p>
          </table:table-cell>
          <table:table-cell office:value-type="string">
            <text:p>MEDICINA II <text:s text:c="38"/></text:p>
          </table:table-cell>
          <table:table-cell office:value-type="string">
            <text:p>Transfusion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3274</text:p>
          </table:table-cell>
          <table:table-cell office:value-type="string">
            <text:p>MEDICINA II <text:s text:c="38"/></text:p>
          </table:table-cell>
          <table:table-cell office:value-type="string">
            <text:p>Transplant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8-2273</text:p>
          </table:table-cell>
          <table:table-cell office:value-type="string">
            <text:p>MEDICINA II <text:s text:c="38"/></text:p>
          </table:table-cell>
          <table:table-cell office:value-type="string">
            <text:p>Transplant Infectious Diseas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0874</text:p>
          </table:table-cell>
          <table:table-cell office:value-type="string">
            <text:p>MEDICINA II <text:s text:c="38"/></text:p>
          </table:table-cell>
          <table:table-cell office:value-type="string">
            <text:p>Transplant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37</text:p>
          </table:table-cell>
          <table:table-cell office:value-type="string">
            <text:p>MEDICINA II <text:s text:c="38"/></text:p>
          </table:table-cell>
          <table:table-cell office:value-type="string">
            <text:p>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MEDICINA II <text:s text:c="38"/></text:p>
          </table:table-cell>
          <table:table-cell office:value-type="string">
            <text:p>Transplantation Proceed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6613</text:p>
          </table:table-cell>
          <table:table-cell office:value-type="string">
            <text:p>MEDICINA II <text:s text:c="38"/></text:p>
          </table:table-cell>
          <table:table-cell office:value-type="string">
            <text:p>Trends in Cognitive Sciences (Regula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06</text:p>
          </table:table-cell>
          <table:table-cell office:value-type="string">
            <text:p>MEDICINA II <text:s text:c="38"/></text:p>
          </table:table-cell>
          <table:table-cell office:value-type="string">
            <text:p>Trends in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842X</text:p>
          </table:table-cell>
          <table:table-cell office:value-type="string">
            <text:p>MEDICINA II <text:s text:c="38"/></text:p>
          </table:table-cell>
          <table:table-cell office:value-type="string">
            <text:p>Trends in Microbiology (Regula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22</text:p>
          </table:table-cell>
          <table:table-cell office:value-type="string">
            <text:p>MEDICINA II <text:s text:c="38"/></text:p>
          </table:table-cell>
          <table:table-cell office:value-type="string">
            <text:p>Trends in Parasi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47</text:p>
          </table:table-cell>
          <table:table-cell office:value-type="string">
            <text:p>MEDICINA II <text:s text:c="38"/></text:p>
          </table:table-cell>
          <table:table-cell office:value-type="string">
            <text:p>Tropical Animal Health and Produ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55</text:p>
          </table:table-cell>
          <table:table-cell office:value-type="string">
            <text:p>MEDICINA II <text:s text:c="38"/></text:p>
          </table:table-cell>
          <table:table-cell office:value-type="string">
            <text:p>Tropical Docto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9792</text:p>
          </table:table-cell>
          <table:table-cell office:value-type="string">
            <text:p>MEDICINA II <text:s text:c="38"/></text:p>
          </table:table-cell>
          <table:table-cell office:value-type="string">
            <text:p>Tuberculosis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4283</text:p>
          </table:table-cell>
          <table:table-cell office:value-type="string">
            <text:p>MEDICINA II <text:s text:c="38"/></text:p>
          </table:table-cell>
          <table:table-cell office:value-type="string">
            <text:p>Tumo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916</text:p>
          </table:table-cell>
          <table:table-cell office:value-type="string">
            <text:p>MEDICINA II <text:s text:c="38"/></text:p>
          </table:table-cell>
          <table:table-cell office:value-type="string">
            <text:p>Tumori (Milan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4301</text:p>
          </table:table-cell>
          <table:table-cell office:value-type="string">
            <text:p>MEDICINA II <text:s text:c="38"/></text:p>
          </table:table-cell>
          <table:table-cell office:value-type="string">
            <text:p>Turkish Journal of P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28</text:p>
          </table:table-cell>
          <table:table-cell office:value-type="string">
            <text:p>MEDICINA II <text:s text:c="38"/></text:p>
          </table:table-cell>
          <table:table-cell office:value-type="string">
            <text:p>UFES. Revista de Odontologia (Cessou em 2008. Cont. ISSN 2175-3946 Revista Brasileira de Pesquisa em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624X</text:p>
          </table:table-cell>
          <table:table-cell office:value-type="string">
            <text:p>MEDICINA II <text:s text:c="38"/></text:p>
          </table:table-cell>
          <table:table-cell office:value-type="string">
            <text:p>Ultrasonics (Guild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29</text:p>
          </table:table-cell>
          <table:table-cell office:value-type="string">
            <text:p>MEDICINA II <text:s text:c="38"/></text:p>
          </table:table-cell>
          <table:table-cell office:value-type="string">
            <text:p>Ultrasound in Medicine &amp;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692</text:p>
          </table:table-cell>
          <table:table-cell office:value-type="string">
            <text:p>MEDICINA II <text:s text:c="38"/></text:p>
          </table:table-cell>
          <table:table-cell office:value-type="string">
            <text:p>Ultrasound in Obstetrics &amp; Gyn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3123</text:p>
          </table:table-cell>
          <table:table-cell office:value-type="string">
            <text:p>MEDICINA II <text:s text:c="38"/></text:p>
          </table:table-cell>
          <table:table-cell office:value-type="string">
            <text:p>Ultrastructural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36</text:p>
          </table:table-cell>
          <table:table-cell office:value-type="string">
            <text:p>MEDICINA II <text:s text:c="38"/></text:p>
          </table:table-cell>
          <table:table-cell office:value-type="string">
            <text:p>Unesciências (Campina Gran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64</text:p>
          </table:table-cell>
          <table:table-cell office:value-type="string">
            <text:p>MEDICINA II <text:s text:c="38"/></text:p>
          </table:table-cell>
          <table:table-cell office:value-type="string">
            <text:p>Universitas (Fernandi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9267</text:p>
          </table:table-cell>
          <table:table-cell office:value-type="string">
            <text:p>MEDICINA II <text:s text:c="38"/></text:p>
          </table:table-cell>
          <table:table-cell office:value-type="string">
            <text:p>Universitas Psycholo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398</text:p>
          </table:table-cell>
          <table:table-cell office:value-type="string">
            <text:p>MEDICINA II <text:s text:c="38"/></text:p>
          </table:table-cell>
          <table:table-cell office:value-type="string">
            <text:p>Universitas. Ciências da Saúde (UNICEUB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1311</text:p>
          </table:table-cell>
          <table:table-cell office:value-type="string">
            <text:p>MEDICINA II <text:s text:c="38"/></text:p>
          </table:table-cell>
          <table:table-cell office:value-type="string">
            <text:p>Universo Visual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623</text:p>
          </table:table-cell>
          <table:table-cell office:value-type="string">
            <text:p>MEDICINA II <text:s text:c="38"/></text:p>
          </table:table-cell>
          <table:table-cell office:value-type="string">
            <text:p>Urolog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295</text:p>
          </table:table-cell>
          <table:table-cell office:value-type="string">
            <text:p>MEDICINA II <text:s text:c="38"/></text:p>
          </table:table-cell>
          <table:table-cell office:value-type="string">
            <text:p>Urology (Ridgewood, N.J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9544</text:p>
          </table:table-cell>
          <table:table-cell office:value-type="string">
            <text:p>MEDICINA II <text:s text:c="38"/></text:p>
          </table:table-cell>
          <table:table-cell office:value-type="string">
            <text:p>Urology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MEDICINA II <text:s text:c="38"/></text:p>
          </table:table-cell>
          <table:table-cell office:value-type="string">
            <text:p>Vaccine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6887</text:p>
          </table:table-cell>
          <table:table-cell office:value-type="string">
            <text:p>MEDICINA II <text:s text:c="38"/></text:p>
          </table:table-cell>
          <table:table-cell office:value-type="string">
            <text:p>Vaccines, Children &amp; Practice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3015</text:p>
          </table:table-cell>
          <table:table-cell office:value-type="string">
            <text:p>MEDICINA II <text:s text:c="38"/></text:p>
          </table:table-cell>
          <table:table-cell office:value-type="string">
            <text:p>Value in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26</text:p>
          </table:table-cell>
          <table:table-cell office:value-type="string">
            <text:p>MEDICINA II <text:s text:c="38"/></text:p>
          </table:table-cell>
          <table:table-cell office:value-type="string">
            <text:p>VASA (Ber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6344</text:p>
          </table:table-cell>
          <table:table-cell office:value-type="string">
            <text:p>MEDICINA II <text:s text:c="38"/></text:p>
          </table:table-cell>
          <table:table-cell office:value-type="string">
            <text:p>Vascular Health and Risk Management (Cessou em 2008. Cont. ISSN 1178-2048 Vascular Health and Risk Management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1891</text:p>
          </table:table-cell>
          <table:table-cell office:value-type="string">
            <text:p>MEDICINA II <text:s text:c="38"/></text:p>
          </table:table-cell>
          <table:table-cell office:value-type="string">
            <text:p>Vascular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3667</text:p>
          </table:table-cell>
          <table:table-cell office:value-type="string">
            <text:p>MEDICINA II <text:s text:c="38"/></text:p>
          </table:table-cell>
          <table:table-cell office:value-type="string">
            <text:p>Vector Borne and Zoonotic Diseases (Larchmont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MEDICINA II <text:s text:c="38"/></text:p>
          </table:table-cell>
          <table:table-cell office:value-type="string">
            <text:p>Verita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16</text:p>
          </table:table-cell>
          <table:table-cell office:value-type="string">
            <text:p>MEDICINA II <text:s text:c="38"/></text:p>
          </table:table-cell>
          <table:table-cell office:value-type="string">
            <text:p>Veterinária e Zootecnia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814</text:p>
          </table:table-cell>
          <table:table-cell office:value-type="string">
            <text:p>MEDICINA II <text:s text:c="38"/></text:p>
          </table:table-cell>
          <table:table-cell office:value-type="string">
            <text:p>Veterinary and Comparative Orthopaedics and Trau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493</text:p>
          </table:table-cell>
          <table:table-cell office:value-type="string">
            <text:p>MEDICINA II <text:s text:c="38"/></text:p>
          </table:table-cell>
          <table:table-cell office:value-type="string">
            <text:p>Veterinary Der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MEDICINA II <text:s text:c="38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MEDICINA II <text:s text:c="38"/></text:p>
          </table:table-cell>
          <table:table-cell office:value-type="string">
            <text:p>Veterinary Microbiology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5216</text:p>
          </table:table-cell>
          <table:table-cell office:value-type="string">
            <text:p>MEDICINA II <text:s text:c="38"/></text:p>
          </table:table-cell>
          <table:table-cell office:value-type="string">
            <text:p>Veterinary Ophthal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MEDICINA II <text:s text:c="38"/></text:p>
          </table:table-cell>
          <table:table-cell office:value-type="string">
            <text:p>Veterinary Parasi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58</text:p>
          </table:table-cell>
          <table:table-cell office:value-type="string">
            <text:p>MEDICINA II <text:s text:c="38"/></text:p>
          </table:table-cell>
          <table:table-cell office:value-type="string">
            <text:p>Veterinary Pathology (Cessou em uuuu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249</text:p>
          </table:table-cell>
          <table:table-cell office:value-type="string">
            <text:p>MEDICINA II <text:s text:c="38"/></text:p>
          </table:table-cell>
          <table:table-cell office:value-type="string">
            <text:p>Veterinar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380</text:p>
          </table:table-cell>
          <table:table-cell office:value-type="string">
            <text:p>MEDICINA II <text:s text:c="38"/></text:p>
          </table:table-cell>
          <table:table-cell office:value-type="string">
            <text:p>Veterinary Research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3499</text:p>
          </table:table-cell>
          <table:table-cell office:value-type="string">
            <text:p>MEDICINA II <text:s text:c="38"/></text:p>
          </table:table-cell>
          <table:table-cell office:value-type="string">
            <text:p>Veterinary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6317</text:p>
          </table:table-cell>
          <table:table-cell office:value-type="string">
            <text:p>MEDICINA II <text:s text:c="38"/></text:p>
          </table:table-cell>
          <table:table-cell office:value-type="string">
            <text:p>Virchows Archiv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822</text:p>
          </table:table-cell>
          <table:table-cell office:value-type="string">
            <text:p>MEDICINA II <text:s text:c="38"/></text:p>
          </table:table-cell>
          <table:table-cell office:value-type="string">
            <text:p>Virology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9628</text:p>
          </table:table-cell>
          <table:table-cell office:value-type="string">
            <text:p>MEDICINA II <text:s text:c="38"/></text:p>
          </table:table-cell>
          <table:table-cell office:value-type="string">
            <text:p>Virtual Journal of Biological Physic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69</text:p>
          </table:table-cell>
          <table:table-cell office:value-type="string">
            <text:p>MEDICINA II <text:s text:c="38"/></text:p>
          </table:table-cell>
          <table:table-cell office:value-type="string">
            <text:p>Virus Ge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MEDICINA II <text:s text:c="38"/></text:p>
          </table:table-cell>
          <table:table-cell office:value-type="string">
            <text:p>Virus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63</text:p>
          </table:table-cell>
          <table:table-cell office:value-type="string">
            <text:p>MEDICINA II <text:s text:c="38"/></text:p>
          </table:table-cell>
          <table:table-cell office:value-type="string">
            <text:p>Virus Reviews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02</text:p>
          </table:table-cell>
          <table:table-cell office:value-type="string">
            <text:p>MEDICINA II <text:s text:c="38"/></text:p>
          </table:table-cell>
          <table:table-cell office:value-type="string">
            <text:p>Visão Agrícola (USP / ESALQ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5238</text:p>
          </table:table-cell>
          <table:table-cell office:value-type="string">
            <text:p>MEDICINA II <text:s text:c="38"/></text:p>
          </table:table-cell>
          <table:table-cell office:value-type="string">
            <text:p>Visual Neuro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63</text:p>
          </table:table-cell>
          <table:table-cell office:value-type="string">
            <text:p>MEDICINA II <text:s text:c="38"/></text:p>
          </table:table-cell>
          <table:table-cell office:value-type="string">
            <text:p>Vittale (FU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562</text:p>
          </table:table-cell>
          <table:table-cell office:value-type="string">
            <text:p>MEDICINA II <text:s text:c="38"/></text:p>
          </table:table-cell>
          <table:table-cell office:value-type="string">
            <text:p>Viver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007</text:p>
          </table:table-cell>
          <table:table-cell office:value-type="string">
            <text:p>MEDICINA II <text:s text:c="38"/></text:p>
          </table:table-cell>
          <table:table-cell office:value-type="string">
            <text:p>Vox Sanguinis (Basel. 195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MEDICINA II <text:s text:c="38"/></text:p>
          </table:table-cell>
          <table:table-cell office:value-type="string">
            <text:p>Water Research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9-160X</text:p>
          </table:table-cell>
          <table:table-cell office:value-type="string">
            <text:p>MEDICINA II <text:s text:c="38"/></text:p>
          </table:table-cell>
          <table:table-cell office:value-type="string">
            <text:p>West African Journal of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242</text:p>
          </table:table-cell>
          <table:table-cell office:value-type="string">
            <text:p>MEDICINA II <text:s text:c="38"/></text:p>
          </table:table-cell>
          <table:table-cell office:value-type="string">
            <text:p>Women &amp; Heal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7922</text:p>
          </table:table-cell>
          <table:table-cell office:value-type="string">
            <text:p>MEDICINA II <text:s text:c="38"/></text:p>
          </table:table-cell>
          <table:table-cell office:value-type="string">
            <text:p>World Journal of Emergency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MEDICINA II <text:s text:c="38"/></text:p>
          </table:table-cell>
          <table:table-cell office:value-type="string">
            <text:p>World Journal of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MEDICINA II <text:s text:c="38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1147</text:p>
          </table:table-cell>
          <table:table-cell office:value-type="string">
            <text:p>MEDICINA II <text:s text:c="38"/></text:p>
          </table:table-cell>
          <table:table-cell office:value-type="string">
            <text:p>World Journal of Nuclear Medicin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313</text:p>
          </table:table-cell>
          <table:table-cell office:value-type="string">
            <text:p>MEDICINA II <text:s text:c="38"/></text:p>
          </table:table-cell>
          <table:table-cell office:value-type="string">
            <text:p>World Journal of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19</text:p>
          </table:table-cell>
          <table:table-cell office:value-type="string">
            <text:p>MEDICINA II <text:s text:c="38"/></text:p>
          </table:table-cell>
          <table:table-cell office:value-type="string">
            <text:p>World Journal of Surgical On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4-4983</text:p>
          </table:table-cell>
          <table:table-cell office:value-type="string">
            <text:p>MEDICINA II <text:s text:c="38"/></text:p>
          </table:table-cell>
          <table:table-cell office:value-type="string">
            <text:p>World Journal of 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0710</text:p>
          </table:table-cell>
          <table:table-cell office:value-type="string">
            <text:p>MEDICINA II <text:s text:c="38"/></text:p>
          </table:table-cell>
          <table:table-cell office:value-type="string">
            <text:p>World Mycotoxin Journal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3-8617</text:p>
          </table:table-cell>
          <table:table-cell office:value-type="string">
            <text:p>MEDICINA II <text:s text:c="38"/></text:p>
          </table:table-cell>
          <table:table-cell office:value-type="string">
            <text:p>World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1927</text:p>
          </table:table-cell>
          <table:table-cell office:value-type="string">
            <text:p>MEDICINA II <text:s text:c="38"/></text:p>
          </table:table-cell>
          <table:table-cell office:value-type="string">
            <text:p>Wound Repair and Regene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7946</text:p>
          </table:table-cell>
          <table:table-cell office:value-type="string">
            <text:p>MEDICINA II <text:s text:c="38"/></text:p>
          </table:table-cell>
          <table:table-cell office:value-type="string">
            <text:p>Wounds (King of Prussia, Pa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MEDICINA II <text:s text:c="38"/></text:p>
          </table:table-cell>
          <table:table-cell office:value-type="string">
            <text:p>X-Ray Spectr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503X</text:p>
          </table:table-cell>
          <table:table-cell office:value-type="string">
            <text:p>MEDICINA II <text:s text:c="38"/></text:p>
          </table:table-cell>
          <table:table-cell office:value-type="string">
            <text:p>Yeast (Chichester, Englan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8-6118</text:p>
          </table:table-cell>
          <table:table-cell office:value-type="string">
            <text:p>MEDICINA II <text:s text:c="38"/></text:p>
          </table:table-cell>
          <table:table-cell office:value-type="string">
            <text:p>Yhteiskuntapolitiikka (Verkkoleht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968</text:p>
          </table:table-cell>
          <table:table-cell office:value-type="string">
            <text:p>MEDICINA II <text:s text:c="38"/></text:p>
          </table:table-cell>
          <table:table-cell office:value-type="string">
            <text:p>Zeitschrift für Kristallograph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266</text:p>
          </table:table-cell>
          <table:table-cell office:value-type="string">
            <text:p>MEDICINA II <text:s text:c="38"/></text:p>
          </table:table-cell>
          <table:table-cell office:value-type="string">
            <text:p>Zeitschrift für Kristallographie. New Crystal Structu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1671</text:p>
          </table:table-cell>
          <table:table-cell office:value-type="string">
            <text:p>MEDICINA II <text:s text:c="38"/></text:p>
          </table:table-cell>
          <table:table-cell office:value-type="string">
            <text:p>Zhonghuá Mínguó Shènzàng Yixuéhuì Zázhì / Jounal of Nephrology RO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2378</text:p>
          </table:table-cell>
          <table:table-cell office:value-type="string">
            <text:p>MEDICINA II <text:s text:c="38"/></text:p>
          </table:table-cell>
          <table:table-cell office:value-type="string">
            <text:p>Zoonoses and Public Health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MEDICINA II <text:s text:c="38"/></text:p>
          </table:table-cell>
          <table:table-cell office:value-type="string">
            <text:p>Zootaxa (Aucklan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MEDICINA II <text:s text:c="38"/></text:p>
          </table:table-cell>
          <table:table-cell office:value-type="string">
            <text:p>Zootax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0:48</dc:date>
    <dc:creator>Marco Silva</dc:creator>
    <meta:document-statistic meta:table-count="1" meta:cell-count="15180" meta:object-count="0"/>
    <meta:generator>OpenOffice.org/3.2$Unix OpenOffice.org_project/320m12$Build-9483</meta:generator>
  </office:meta>
</office:document-meta>
</file>